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 (Neigh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NN – KR</text:p>
          </table:table-cell>
          <table:table-cell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N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0.00043996" calcext:value-type="float">
            <text:p>0.00043996</text:p>
          </table:table-cell>
          <table:table-cell table:formula="of:=[.B2]-[.C2]" office:value-type="float" office:value="-29464" calcext:value-type="float">
            <text:p>-2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-29464" calcext:value-type="float">
            <text:p>-294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table:style-name="ce1" office:value-type="float" office:value="0.000029826" calcext:value-type="float">
            <text:p>2.98E-05</text:p>
          </table:table-cell>
          <table:table-cell table:formula="of:=[.B3]-[.C3]" office:value-type="float" office:value="-21010" calcext:value-type="float">
            <text:p>-21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-21010" calcext:value-type="float">
            <text:p>-210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0.000137137" calcext:value-type="float">
            <text:p>0.000137137</text:p>
          </table:table-cell>
          <table:table-cell table:formula="of:=[.B4]-[.C4]" office:value-type="float" office:value="-474515" calcext:value-type="float">
            <text:p>-474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-474515" calcext:value-type="float">
            <text:p>-4745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0.00010543" calcext:value-type="float">
            <text:p>0.00010543</text:p>
          </table:table-cell>
          <table:table-cell table:formula="of:=[.B5]-[.C5]" office:value-type="float" office:value="-39615" calcext:value-type="float">
            <text:p>-396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-39615" calcext:value-type="float">
            <text:p>-39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0.000159253" calcext:value-type="float">
            <text:p>0.000159253</text:p>
          </table:table-cell>
          <table:table-cell table:formula="of:=[.B6]-[.C6]" office:value-type="float" office:value="-45354" calcext:value-type="float">
            <text:p>-45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-45354" calcext:value-type="float">
            <text:p>-453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table:style-name="ce1" office:value-type="float" office:value="0.000063847" calcext:value-type="float">
            <text:p>6.38E-05</text:p>
          </table:table-cell>
          <table:table-cell table:formula="of:=[.B7]-[.C7]" office:value-type="float" office:value="-2706" calcext:value-type="float">
            <text:p>-27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-2706" calcext:value-type="float">
            <text:p>-27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table:style-name="ce1" office:value-type="float" office:value="0.000021612" calcext:value-type="float">
            <text:p>2.16E-05</text:p>
          </table:table-cell>
          <table:table-cell table:formula="of:=[.B8]-[.C8]" office:value-type="float" office:value="-1075" calcext:value-type="float">
            <text:p>-1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-1075" calcext:value-type="float">
            <text:p>-1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table:style-name="ce1" office:value-type="float" office:value="0.000065201" calcext:value-type="float">
            <text:p>6.52E-05</text:p>
          </table:table-cell>
          <table:table-cell table:formula="of:=[.B9]-[.C9]" office:value-type="float" office:value="-1964" calcext:value-type="float">
            <text:p>-19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table:style-name="ce1" office:value-type="float" office:value="0.000065669" calcext:value-type="float">
            <text:p>6.57E-05</text:p>
          </table:table-cell>
          <table:table-cell table:formula="of:=[.B10]-[.C10]" office:value-type="float" office:value="-140694" calcext:value-type="float">
            <text:p>-140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-140694" calcext:value-type="float">
            <text:p>-140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0.000138106" calcext:value-type="float">
            <text:p>0.000138106</text:p>
          </table:table-cell>
          <table:table-cell table:formula="of:=[.B11]-[.C11]" office:value-type="float" office:value="-236711" calcext:value-type="float">
            <text:p>-236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-236711" calcext:value-type="float">
            <text:p>-236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0.000245678" calcext:value-type="float">
            <text:p>0.000245678</text:p>
          </table:table-cell>
          <table:table-cell table:formula="of:=[.B12]-[.C12]" office:value-type="float" office:value="-296029" calcext:value-type="float">
            <text:p>-296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-296029" calcext:value-type="float">
            <text:p>-296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table:style-name="ce1" office:value-type="float" office:value="0.000065187" calcext:value-type="float">
            <text:p>6.52E-05</text:p>
          </table:table-cell>
          <table:table-cell table:formula="of:=[.B13]-[.C13]" office:value-type="float" office:value="-124866" calcext:value-type="float">
            <text:p>-1248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-124866" calcext:value-type="float">
            <text:p>-124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0.000136322" calcext:value-type="float">
            <text:p>0.000136322</text:p>
          </table:table-cell>
          <table:table-cell table:formula="of:=[.B14]-[.C14]" office:value-type="float" office:value="-221978" calcext:value-type="float">
            <text:p>-221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-221978" calcext:value-type="float">
            <text:p>-221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0.000240904" calcext:value-type="float">
            <text:p>0.000240904</text:p>
          </table:table-cell>
          <table:table-cell table:formula="of:=[.B15]-[.C15]" office:value-type="float" office:value="-301441" calcext:value-type="float">
            <text:p>-301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-301441" calcext:value-type="float">
            <text:p>-301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table:style-name="ce1" office:value-type="float" office:value="0.00006823" calcext:value-type="float">
            <text:p>6.82E-05</text:p>
          </table:table-cell>
          <table:table-cell table:formula="of:=[.B16]-[.C16]" office:value-type="float" office:value="-148051" calcext:value-type="float">
            <text:p>-1480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-148051" calcext:value-type="float">
            <text:p>-148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table:style-name="ce1" office:value-type="float" office:value="0.000064169" calcext:value-type="float">
            <text:p>6.42E-05</text:p>
          </table:table-cell>
          <table:table-cell table:formula="of:=[.B17]-[.C17]" office:value-type="float" office:value="-146419" calcext:value-type="float">
            <text:p>-146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-146419" calcext:value-type="float">
            <text:p>-146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table:style-name="ce1" office:value-type="float" office:value="0.00007012" calcext:value-type="float">
            <text:p>7.01E-05</text:p>
          </table:table-cell>
          <table:table-cell table:formula="of:=[.B18]-[.C18]" office:value-type="float" office:value="-143505" calcext:value-type="float">
            <text:p>-1435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-143505" calcext:value-type="float">
            <text:p>-1435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table:style-name="ce1" office:value-type="float" office:value="0.000053999" calcext:value-type="float">
            <text:p>5.40E-05</text:p>
          </table:table-cell>
          <table:table-cell table:formula="of:=[.B19]-[.C19]" office:value-type="float" office:value="-106256" calcext:value-type="float">
            <text:p>-1062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-106256" calcext:value-type="float">
            <text:p>-1062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0.000426062" calcext:value-type="float">
            <text:p>0.000426062</text:p>
          </table:table-cell>
          <table:table-cell table:formula="of:=[.B20]-[.C20]" office:value-type="float" office:value="-539678" calcext:value-type="float">
            <text:p>-5396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-539678" calcext:value-type="float">
            <text:p>-5396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0.000429255" calcext:value-type="float">
            <text:p>0.000429255</text:p>
          </table:table-cell>
          <table:table-cell table:formula="of:=[.B21]-[.C21]" office:value-type="float" office:value="-528930" calcext:value-type="float">
            <text:p>-5289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-528930" calcext:value-type="float">
            <text:p>-5289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0.0113298" calcext:value-type="float">
            <text:p>0.0113298</text:p>
          </table:table-cell>
          <table:table-cell table:formula="of:=[.B22]-[.C22]" office:value-type="float" office:value="-1336341" calcext:value-type="float">
            <text:p>-13363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-1336341" calcext:value-type="float">
            <text:p>-133634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0.00494062" calcext:value-type="float">
            <text:p>0.00494062</text:p>
          </table:table-cell>
          <table:table-cell table:formula="of:=[.B23]-[.C23]" office:value-type="float" office:value="-6103278" calcext:value-type="float">
            <text:p>-61032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-6103278" calcext:value-type="float">
            <text:p>-61032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0.000129606" calcext:value-type="float">
            <text:p>0.000129606</text:p>
          </table:table-cell>
          <table:table-cell table:formula="of:=[.B24]-[.C24]" office:value-type="float" office:value="-550815" calcext:value-type="float">
            <text:p>-5508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-550815" calcext:value-type="float">
            <text:p>-5508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table:style-name="ce1" office:value-type="float" office:value="0.000072614" calcext:value-type="float">
            <text:p>7.26E-05</text:p>
          </table:table-cell>
          <table:table-cell table:formula="of:=[.B25]-[.C25]" office:value-type="float" office:value="-666055" calcext:value-type="float">
            <text:p>-6660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-666055" calcext:value-type="float">
            <text:p>-6660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table:style-name="ce1" office:value-type="float" office:value="0.000088289" calcext:value-type="float">
            <text:p>8.83E-05</text:p>
          </table:table-cell>
          <table:table-cell table:formula="of:=[.B26]-[.C26]" office:value-type="float" office:value="-721881" calcext:value-type="float">
            <text:p>-7218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-721881" calcext:value-type="float">
            <text:p>-7218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table:style-name="ce1" office:value-type="float" office:value="0.000089216" calcext:value-type="float">
            <text:p>8.92E-05</text:p>
          </table:table-cell>
          <table:table-cell table:formula="of:=[.B27]-[.C27]" office:value-type="float" office:value="-760208" calcext:value-type="float">
            <text:p>-760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-760208" calcext:value-type="float">
            <text:p>-760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0.000102683" calcext:value-type="float">
            <text:p>0.000102683</text:p>
          </table:table-cell>
          <table:table-cell table:formula="of:=[.B28]-[.C28]" office:value-type="float" office:value="-903187" calcext:value-type="float">
            <text:p>-9031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-903187" calcext:value-type="float">
            <text:p>-9031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0.000455182" calcext:value-type="float">
            <text:p>0.000455182</text:p>
          </table:table-cell>
          <table:table-cell table:formula="of:=[.B29]-[.C29]" office:value-type="float" office:value="-1544234" calcext:value-type="float">
            <text:p>-15442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-1544234" calcext:value-type="float">
            <text:p>-15442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0.000306787" calcext:value-type="float">
            <text:p>0.000306787</text:p>
          </table:table-cell>
          <table:table-cell table:formula="of:=[.B30]-[.C30]" office:value-type="float" office:value="-1079710" calcext:value-type="float">
            <text:p>-10797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-1079710" calcext:value-type="float">
            <text:p>-10797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0.000411557" calcext:value-type="float">
            <text:p>0.000411557</text:p>
          </table:table-cell>
          <table:table-cell table:formula="of:=[.B31]-[.C31]" office:value-type="float" office:value="-706246" calcext:value-type="float">
            <text:p>-706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-706246" calcext:value-type="float">
            <text:p>-7062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0.000918631" calcext:value-type="float">
            <text:p>0.000918631</text:p>
          </table:table-cell>
          <table:table-cell table:formula="of:=[.B32]-[.C32]" office:value-type="float" office:value="-1808772" calcext:value-type="float">
            <text:p>-18087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-1808772" calcext:value-type="float">
            <text:p>-18087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table:style-name="ce1" office:value-type="float" office:value="0.000033051" calcext:value-type="float">
            <text:p>3.31E-05</text:p>
          </table:table-cell>
          <table:table-cell table:formula="of:=[.B33]-[.C33]" office:value-type="float" office:value="-432916" calcext:value-type="float">
            <text:p>-432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-432916" calcext:value-type="float">
            <text:p>-4329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0.000155331" calcext:value-type="float">
            <text:p>0.000155331</text:p>
          </table:table-cell>
          <table:table-cell table:formula="of:=[.B34]-[.C34]" office:value-type="float" office:value="-19831" calcext:value-type="float">
            <text:p>-198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-19831" calcext:value-type="float">
            <text:p>-198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0.00161015" calcext:value-type="float">
            <text:p>0.00161015</text:p>
          </table:table-cell>
          <table:table-cell table:formula="of:=[.B35]-[.C35]" office:value-type="float" office:value="-101680" calcext:value-type="float">
            <text:p>-10168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-101680" calcext:value-type="float">
            <text:p>-1016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0.00352354" calcext:value-type="float">
            <text:p>0.00352354</text:p>
          </table:table-cell>
          <table:table-cell table:formula="of:=[.B36]-[.C36]" office:value-type="float" office:value="-172150" calcext:value-type="float">
            <text:p>-1721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-172150" calcext:value-type="float">
            <text:p>-172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0.000108521" calcext:value-type="float">
            <text:p>0.000108521</text:p>
          </table:table-cell>
          <table:table-cell table:formula="of:=[.B37]-[.C37]" office:value-type="float" office:value="-7201" calcext:value-type="float">
            <text:p>-72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-7201" calcext:value-type="float">
            <text:p>-7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table:style-name="ce1" office:value-type="float" office:value="0.000034481" calcext:value-type="float">
            <text:p>3.45E-05</text:p>
          </table:table-cell>
          <table:table-cell table:formula="of:=[.B38]-[.C38]" office:value-type="float" office:value="-2755" calcext:value-type="float">
            <text:p>-27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-2755" calcext:value-type="float">
            <text:p>-27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0.000208001" calcext:value-type="float">
            <text:p>0.000208001</text:p>
          </table:table-cell>
          <table:table-cell table:formula="of:=[.B39]-[.C39]" office:value-type="float" office:value="-1476580" calcext:value-type="float">
            <text:p>-147658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-1476580" calcext:value-type="float">
            <text:p>-14765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0.000232403" calcext:value-type="float">
            <text:p>0.000232403</text:p>
          </table:table-cell>
          <table:table-cell table:formula="of:=[.B40]-[.C40]" office:value-type="float" office:value="-36023" calcext:value-type="float">
            <text:p>-36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-36023" calcext:value-type="float">
            <text:p>-36023</text:p>
          </table:table-cell>
        </table:table-row>
      </table:table>
      <table:table table:name="02 (2-Opt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2-Opt(Rand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2O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office:value-type="float" office:value="2.87629" calcext:value-type="float">
            <text:p>2.87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table:formula="of:=[.H2]-[.I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office:value-type="float" office:value="0.00896361" calcext:value-type="float">
            <text:p>0.008963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table:formula="of:=[.H3]-[.I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office:value-type="float" office:value="0.145805" calcext:value-type="float">
            <text:p>0.1458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table:formula="of:=[.H4]-[.I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office:value-type="float" office:value="0.267262" calcext:value-type="float">
            <text:p>0.2672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table:formula="of:=[.H5]-[.I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office:value-type="float" office:value="0.234053" calcext:value-type="float">
            <text:p>0.234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table:formula="of:=[.H6]-[.I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office:value-type="float" office:value="0.0523687" calcext:value-type="float">
            <text:p>0.05236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table:formula="of:=[.H7]-[.I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office:value-type="float" office:value="0.00815279" calcext:value-type="float">
            <text:p>0.00815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table:formula="of:=[.H8]-[.I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office:value-type="float" office:value="0.0263987" calcext:value-type="float">
            <text:p>0.02639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table:formula="of:=[.H9]-[.I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office:value-type="float" office:value="0.0804314" calcext:value-type="float">
            <text:p>0.08043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table:formula="of:=[.H10]-[.I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office:value-type="float" office:value="0.379922" calcext:value-type="float">
            <text:p>0.3799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table:formula="of:=[.H11]-[.I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office:value-type="float" office:value="1.19106" calcext:value-type="float">
            <text:p>1.191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table:formula="of:=[.H12]-[.I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office:value-type="float" office:value="0.0751979" calcext:value-type="float">
            <text:p>0.075197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table:formula="of:=[.H13]-[.I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office:value-type="float" office:value="0.444455" calcext:value-type="float">
            <text:p>0.4444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table:formula="of:=[.H14]-[.I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office:value-type="float" office:value="1.3888" calcext:value-type="float">
            <text:p>1.388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table:formula="of:=[.H15]-[.I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office:value-type="float" office:value="0.137932" calcext:value-type="float">
            <text:p>0.1379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table:formula="of:=[.H16]-[.I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office:value-type="float" office:value="0.112603" calcext:value-type="float">
            <text:p>0.1126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table:formula="of:=[.H17]-[.I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office:value-type="float" office:value="0.101575" calcext:value-type="float">
            <text:p>0.1015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table:formula="of:=[.H18]-[.I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office:value-type="float" office:value="0.133205" calcext:value-type="float">
            <text:p>0.1332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table:formula="of:=[.H19]-[.I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office:value-type="float" office:value="2.62788" calcext:value-type="float">
            <text:p>2.627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table:formula="of:=[.H20]-[.I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office:value-type="float" office:value="5.55905" calcext:value-type="float">
            <text:p>5.559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table:formula="of:=[.H21]-[.I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50.988" calcext:value-type="float">
            <text:p>450.9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table:formula="of:=[.H22]-[.I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office:value-type="float" office:value="175.372" calcext:value-type="float">
            <text:p>175.37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table:formula="of:=[.H23]-[.I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office:value-type="float" office:value="0.105187" calcext:value-type="float">
            <text:p>0.10518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table:formula="of:=[.H24]-[.I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office:value-type="float" office:value="0.213005" calcext:value-type="float">
            <text:p>0.2130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table:formula="of:=[.H25]-[.I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office:value-type="float" office:value="0.283885" calcext:value-type="float">
            <text:p>0.2838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table:formula="of:=[.H26]-[.I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office:value-type="float" office:value="0.342097" calcext:value-type="float">
            <text:p>0.34209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table:formula="of:=[.H27]-[.I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office:value-type="float" office:value="0.359227" calcext:value-type="float">
            <text:p>0.3592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table:formula="of:=[.H28]-[.I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office:value-type="float" office:value="1.54279" calcext:value-type="float">
            <text:p>1.542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table:formula="of:=[.H29]-[.I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office:value-type="float" office:value="1.85139" calcext:value-type="float">
            <text:p>1.8513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table:formula="of:=[.H30]-[.I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office:value-type="float" office:value="3.08385" calcext:value-type="float">
            <text:p>3.08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table:formula="of:=[.H31]-[.I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office:value-type="float" office:value="11.9756" calcext:value-type="float">
            <text:p>11.97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table:formula="of:=[.H32]-[.I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office:value-type="float" office:value="0.0412521" calcext:value-type="float">
            <text:p>0.04125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table:formula="of:=[.H33]-[.I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office:value-type="float" office:value="0.968285" calcext:value-type="float">
            <text:p>0.96828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table:formula="of:=[.H34]-[.I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office:value-type="float" office:value="32.9195" calcext:value-type="float">
            <text:p>32.91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table:formula="of:=[.H35]-[.I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office:value-type="float" office:value="84.6584" calcext:value-type="float">
            <text:p>84.6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table:formula="of:=[.H36]-[.I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office:value-type="float" office:value="0.0921924" calcext:value-type="float">
            <text:p>0.09219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table:formula="of:=[.H37]-[.I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office:value-type="float" office:value="0.0279513" calcext:value-type="float">
            <text:p>0.027951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table:formula="of:=[.H38]-[.I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office:value-type="float" office:value="1.12085" calcext:value-type="float">
            <text:p>1.1208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table:formula="of:=[.H39]-[.I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office:value-type="float" office:value="0.93358" calcext:value-type="float">
            <text:p>0.933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table:formula="of:=[.H40]-[.I40]" office:value-type="float" office:value="-38097" calcext:value-type="float">
            <text:p>-38097</text:p>
          </table:table-cell>
        </table:table-row>
      </table:table>
      <table:table table:name="12 (Neigh -&gt; 2-Opt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NN</text:p>
          </table:table-cell>
          <table:table-cell office:value-type="string" calcext:value-type="string">
            <text:p>Czas dla NN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zas dla 2-Opt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NN-2Op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334519" calcext:value-type="float">
            <text:p>0.000334519</text:p>
          </table:table-cell>
          <table:table-cell office:value-type="float" office:value="2846" calcext:value-type="float">
            <text:p>2846</text:p>
          </table:table-cell>
          <table:table-cell office:value-type="float" office:value="0.112268" calcext:value-type="float">
            <text:p>0.112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table:formula="of:=[.B2]-[.D2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2847" calcext:value-type="float">
            <text:p>2.28E-05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6307" calcext:value-type="float">
            <text:p>0.00126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table:formula="of:=[.B3]-[.D3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table:style-name="ce1" office:value-type="float" office:value="0.00008981" calcext:value-type="float">
            <text:p>8.98E-05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74091" calcext:value-type="float">
            <text:p>0.01740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table:formula="of:=[.B4]-[.D4]"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70347" calcext:value-type="float">
            <text:p>0.000170347</text:p>
          </table:table-cell>
          <table:table-cell office:value-type="float" office:value="7098" calcext:value-type="float">
            <text:p>7098</text:p>
          </table:table-cell>
          <table:table-cell office:value-type="float" office:value="0.015634" calcext:value-type="float">
            <text:p>0.015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table:formula="of:=[.B5]-[.D5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9778" calcext:value-type="float">
            <text:p>0.000139778</text:p>
          </table:table-cell>
          <table:table-cell office:value-type="float" office:value="7157" calcext:value-type="float">
            <text:p>7157</text:p>
          </table:table-cell>
          <table:table-cell office:value-type="float" office:value="0.038636" calcext:value-type="float">
            <text:p>0.0386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table:formula="of:=[.B6]-[.D6]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523" calcext:value-type="float">
            <text:p>6.52E-05</text:p>
          </table:table-cell>
          <table:table-cell office:value-type="float" office:value="714" calcext:value-type="float">
            <text:p>714</text:p>
          </table:table-cell>
          <table:table-cell office:value-type="float" office:value="0.00912449" calcext:value-type="float">
            <text:p>0.00912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table:formula="of:=[.B7]-[.D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34479" calcext:value-type="float">
            <text:p>3.45E-05</text:p>
          </table:table-cell>
          <table:table-cell office:value-type="float" office:value="454" calcext:value-type="float">
            <text:p>454</text:p>
          </table:table-cell>
          <table:table-cell office:value-type="float" office:value="0.00120675" calcext:value-type="float">
            <text:p>0.001206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table:formula="of:=[.B8]-[.D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57086" calcext:value-type="float">
            <text:p>5.71E-05</text:p>
          </table:table-cell>
          <table:table-cell office:value-type="float" office:value="561" calcext:value-type="float">
            <text:p>561</text:p>
          </table:table-cell>
          <table:table-cell office:value-type="float" office:value="0.00596819" calcext:value-type="float">
            <text:p>0.005968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table:formula="of:=[.B9]-[.D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79094" calcext:value-type="float">
            <text:p>7.91E-05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33148" calcext:value-type="float">
            <text:p>0.01331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table:formula="of:=[.B10]-[.D10]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138481" calcext:value-type="float">
            <text:p>0.000138481</text:p>
          </table:table-cell>
          <table:table-cell office:value-type="float" office:value="28612" calcext:value-type="float">
            <text:p>28612</text:p>
          </table:table-cell>
          <table:table-cell office:value-type="float" office:value="0.0462046" calcext:value-type="float">
            <text:p>0.04620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table:formula="of:=[.B11]-[.D11]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42495" calcext:value-type="float">
            <text:p>0.000242495</text:p>
          </table:table-cell>
          <table:table-cell office:value-type="float" office:value="31749" calcext:value-type="float">
            <text:p>31749</text:p>
          </table:table-cell>
          <table:table-cell office:value-type="float" office:value="0.12859" calcext:value-type="float">
            <text:p>0.128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table:formula="of:=[.B12]-[.D1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64613" calcext:value-type="float">
            <text:p>6.46E-05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22422" calcext:value-type="float">
            <text:p>0.01224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table:formula="of:=[.B13]-[.D13]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5716" calcext:value-type="float">
            <text:p>0.000135716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42744" calcext:value-type="float">
            <text:p>0.03427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table:formula="of:=[.B14]-[.D14]"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40972" calcext:value-type="float">
            <text:p>0.000240972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1524" calcext:value-type="float">
            <text:p>0.1015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table:formula="of:=[.B15]-[.D15]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8052" calcext:value-type="float">
            <text:p>6.81E-05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7037" calcext:value-type="float">
            <text:p>0.01170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table:formula="of:=[.B16]-[.D16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table:style-name="ce1" office:value-type="float" office:value="0.00007963" calcext:value-type="float">
            <text:p>7.96E-05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31" calcext:value-type="float">
            <text:p>0.0108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table:formula="of:=[.B17]-[.D17]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83211" calcext:value-type="float">
            <text:p>8.32E-05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10453" calcext:value-type="float">
            <text:p>0.01104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table:formula="of:=[.B18]-[.D18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3755" calcext:value-type="float">
            <text:p>5.38E-05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45774" calcext:value-type="float">
            <text:p>0.01457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table:formula="of:=[.B19]-[.D19]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0647" calcext:value-type="float">
            <text:p>0.000430647</text:p>
          </table:table-cell>
          <table:table-cell office:value-type="float" office:value="49141" calcext:value-type="float">
            <text:p>49141</text:p>
          </table:table-cell>
          <table:table-cell office:value-type="float" office:value="0.310469" calcext:value-type="float">
            <text:p>0.3104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0]-[.D20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7792" calcext:value-type="float">
            <text:p>0.000437792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0955" calcext:value-type="float">
            <text:p>0.3209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1]-[.D21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8827" calcext:value-type="float">
            <text:p>0.0108827</text:p>
          </table:table-cell>
          <table:table-cell office:value-type="float" office:value="60930" calcext:value-type="float">
            <text:p>60930</text:p>
          </table:table-cell>
          <table:table-cell office:value-type="float" office:value="27.9679" calcext:value-type="float">
            <text:p>27.967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table:formula="of:=[.B22]-[.D22]"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19433" calcext:value-type="float">
            <text:p>0.0041943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3698" calcext:value-type="float">
            <text:p>11.36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table:formula="of:=[.B23]-[.D23]" office:value-type="float" office:value="48345" calcext:value-type="float">
            <text:p>48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8463" calcext:value-type="float">
            <text:p>5.85E-05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707097" calcext:value-type="float">
            <text:p>0.007070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table:formula="of:=[.B24]-[.D24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76568" calcext:value-type="float">
            <text:p>7.66E-05</text:p>
          </table:table-cell>
          <table:table-cell office:value-type="float" office:value="61910" calcext:value-type="float">
            <text:p>61910</text:p>
          </table:table-cell>
          <table:table-cell office:value-type="float" office:value="0.00939119" calcext:value-type="float">
            <text:p>0.00939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table:formula="of:=[.B25]-[.D25]"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34" calcext:value-type="float">
            <text:p>8.83E-05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173" calcext:value-type="float">
            <text:p>0.01551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table:formula="of:=[.B26]-[.D26]" office:value-type="float" office:value="10666" calcext:value-type="float">
            <text:p>106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89907" calcext:value-type="float">
            <text:p>8.99E-05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30525" calcext:value-type="float">
            <text:p>0.006305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table:formula="of:=[.B27]-[.D27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629" calcext:value-type="float">
            <text:p>0.00010262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5647" calcext:value-type="float">
            <text:p>0.01856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table:formula="of:=[.B28]-[.D28]"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763" calcext:value-type="float">
            <text:p>0.00020476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08213" calcext:value-type="float">
            <text:p>0.06082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table:formula="of:=[.B29]-[.D29]"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7567" calcext:value-type="float">
            <text:p>0.000287567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8452" calcext:value-type="float">
            <text:p>0.08584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table:formula="of:=[.B30]-[.D30]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10381" calcext:value-type="float">
            <text:p>0.000410381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783" calcext:value-type="float">
            <text:p>0.22178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table:formula="of:=[.B31]-[.D31]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837143" calcext:value-type="float">
            <text:p>0.000837143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1739" calcext:value-type="float">
            <text:p>0.6717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table:formula="of:=[.B32]-[.D32]"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91" calcext:value-type="float">
            <text:p>6.91E-05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5148" calcext:value-type="float">
            <text:p>0.00651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table:formula="of:=[.B33]-[.D33]" office:value-type="float" office:value="32147" calcext:value-type="float">
            <text:p>321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92824" calcext:value-type="float">
            <text:p>0.000192824</text:p>
          </table:table-cell>
          <table:table-cell office:value-type="float" office:value="2497" calcext:value-type="float">
            <text:p>2497</text:p>
          </table:table-cell>
          <table:table-cell office:value-type="float" office:value="0.0467419" calcext:value-type="float">
            <text:p>0.04674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table:formula="of:=[.B34]-[.D34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6955" calcext:value-type="float">
            <text:p>0.00136955</text:p>
          </table:table-cell>
          <table:table-cell office:value-type="float" office:value="7566" calcext:value-type="float">
            <text:p>7566</text:p>
          </table:table-cell>
          <table:table-cell office:value-type="float" office:value="2.0116" calcext:value-type="float">
            <text:p>2.01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table:formula="of:=[.B35]-[.D35]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83928" calcext:value-type="float">
            <text:p>0.00283928</text:p>
          </table:table-cell>
          <table:table-cell office:value-type="float" office:value="9415" calcext:value-type="float">
            <text:p>9415</text:p>
          </table:table-cell>
          <table:table-cell office:value-type="float" office:value="4.5808" calcext:value-type="float">
            <text:p>4.580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table:formula="of:=[.B36]-[.D36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8963" calcext:value-type="float">
            <text:p>4.90E-05</text:p>
          </table:table-cell>
          <table:table-cell office:value-type="float" office:value="1418" calcext:value-type="float">
            <text:p>1418</text:p>
          </table:table-cell>
          <table:table-cell office:value-type="float" office:value="0.0111268" calcext:value-type="float">
            <text:p>0.011126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table:formula="of:=[.B37]-[.D37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34524" calcext:value-type="float">
            <text:p>3.45E-05</text:p>
          </table:table-cell>
          <table:table-cell office:value-type="float" office:value="770" calcext:value-type="float">
            <text:p>770</text:p>
          </table:table-cell>
          <table:table-cell office:value-type="float" office:value="0.00320478" calcext:value-type="float">
            <text:p>0.0032047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table:formula="of:=[.B38]-[.D3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7798" calcext:value-type="float">
            <text:p>0.000207798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681" calcext:value-type="float">
            <text:p>0.0768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table:formula="of:=[.B39]-[.D39]"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229016" calcext:value-type="float">
            <text:p>0.000229016</text:p>
          </table:table-cell>
          <table:table-cell office:value-type="float" office:value="4418" calcext:value-type="float">
            <text:p>4418</text:p>
          </table:table-cell>
          <table:table-cell office:value-type="float" office:value="0.0931719" calcext:value-type="float">
            <text:p>0.09317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table:formula="of:=[.B40]-[.D40]" office:value-type="float" office:value="612" calcext:value-type="float">
            <text:p>612</text:p>
          </table:table-cell>
        </table:table-row>
      </table:table>
      <table:table table:name="2Opt Starts" table:style-name="ta1">
        <table:table-column table:style-name="co1" table:number-columns-repeated="8" table:default-cell-style-name="Default"/>
        <table:table-column table:style-name="co2" table:number-columns-repeated="6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tartowy NN</text:p>
          </table:table-cell>
          <table:table-cell office:value-type="string" calcext:value-type="string">
            <text:p>Poprawa 2-Opt(N)</text:p>
          </table:table-cell>
          <table:table-cell office:value-type="string" calcext:value-type="string">
            <text:p>Czas dla 2NN</text:p>
          </table:table-cell>
          <table:table-cell office:value-type="string" calcext:value-type="string">
            <text:p>Startowy K-R</text:p>
          </table:table-cell>
          <table:table-cell office:value-type="string" calcext:value-type="string">
            <text:p>Poprawa 2-Opt(K)</text:p>
          </table:table-cell>
          <table:table-cell office:value-type="string" calcext:value-type="string">
            <text:p>Czas dla 2KR</text:p>
          </table:table-cell>
          <table:table-cell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  <table:table-cell table:number-columns-repeated="4"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3126" calcext:value-type="float">
            <text:p>33126</text:p>
          </table:table-cell>
          <table:table-cell office:value-type="float" office:value="2992" calcext:value-type="float">
            <text:p>2992</text:p>
          </table:table-cell>
          <table:table-cell office:value-type="float" office:value="3.10199" calcext:value-type="float">
            <text:p>3.10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2992" calcext:value-type="float">
            <text:p>2992</text:p>
          </table:table-cell>
          <table:table-cell table:formula="of:=[.J2]-[.K2]" office:value-type="float" office:value="-146" calcext:value-type="float">
            <text:p>-146</text:p>
          </table:table-cell>
          <table:table-cell table:formula="of:=ABS([.L2])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L2]&gt;=0;[.N2];0)" office:value-type="float" office:value="0" calcext:value-type="float">
            <text:p>0</text:p>
          </table:table-cell>
          <table:table-cell table:formula="of:=IF([.L2]&lt;=0;[.N2];0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.10199" calcext:value-type="float">
            <text:p>3.10199</text:p>
          </table:table-cell>
          <table:table-cell table:formula="of:=[.T2]-[.U2]" office:value-type="float" office:value="-2.986262" calcext:value-type="float">
            <text:p>-2.9862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32099" calcext:value-type="float">
            <text:p>32099</text:p>
          </table:table-cell>
          <table:table-cell office:value-type="float" office:value="7967" calcext:value-type="float">
            <text:p>7967</text:p>
          </table:table-cell>
          <table:table-cell office:value-type="float" office:value="0.00922684" calcext:value-type="float">
            <text:p>0.00922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5" calcext:value-type="float">
            <text:p>8385</text:p>
          </table:table-cell>
          <table:table-cell office:value-type="float" office:value="7967" calcext:value-type="float">
            <text:p>7967</text:p>
          </table:table-cell>
          <table:table-cell table:formula="of:=[.J3]-[.K3]" office:value-type="float" office:value="418" calcext:value-type="float">
            <text:p>418</text:p>
          </table:table-cell>
          <table:table-cell table:formula="of:=ABS([.L3])"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L3]&gt;=0;[.N3];0)" office:value-type="float" office:value="16" calcext:value-type="float">
            <text:p>16</text:p>
          </table:table-cell>
          <table:table-cell table:formula="of:=IF([.L3]&lt;=0;[.N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0.00922684" calcext:value-type="float">
            <text:p>0.00922684</text:p>
          </table:table-cell>
          <table:table-cell table:formula="of:=[.T3]-[.U3]" office:value-type="float" office:value="-0.00801912" calcext:value-type="float">
            <text:p>-0.0080191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626530" calcext:value-type="float">
            <text:p>626530</text:p>
          </table:table-cell>
          <table:table-cell office:value-type="float" office:value="124006" calcext:value-type="float">
            <text:p>124006</text:p>
          </table:table-cell>
          <table:table-cell office:value-type="float" office:value="0.145382" calcext:value-type="float">
            <text:p>0.145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4006" calcext:value-type="float">
            <text:p>124006</text:p>
          </table:table-cell>
          <table:table-cell table:formula="of:=[.J4]-[.K4]" office:value-type="float" office:value="2886" calcext:value-type="float">
            <text:p>2886</text:p>
          </table:table-cell>
          <table:table-cell table:formula="of:=ABS([.L4])" office:value-type="float" office:value="2886" calcext:value-type="float">
            <text:p>288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L4]&gt;=0;[.N4];0)" office:value-type="float" office:value="29" calcext:value-type="float">
            <text:p>29</text:p>
          </table:table-cell>
          <table:table-cell table:formula="of:=IF([.L4]&lt;=0;[.N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0.145382" calcext:value-type="float">
            <text:p>0.145382</text:p>
          </table:table-cell>
          <table:table-cell table:formula="of:=[.T4]-[.U4]" office:value-type="float" office:value="-0.1266627" calcext:value-type="float">
            <text:p>-0.126662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49887" calcext:value-type="float">
            <text:p>49887</text:p>
          </table:table-cell>
          <table:table-cell office:value-type="float" office:value="6988" calcext:value-type="float">
            <text:p>6988</text:p>
          </table:table-cell>
          <table:table-cell office:value-type="float" office:value="0.184798" calcext:value-type="float">
            <text:p>0.1847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98" calcext:value-type="float">
            <text:p>7098</text:p>
          </table:table-cell>
          <table:table-cell office:value-type="float" office:value="6988" calcext:value-type="float">
            <text:p>6988</text:p>
          </table:table-cell>
          <table:table-cell table:formula="of:=[.J5]-[.K5]" office:value-type="float" office:value="110" calcext:value-type="float">
            <text:p>110</text:p>
          </table:table-cell>
          <table:table-cell table:formula="of:=ABS([.L5])"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L5]&gt;=0;[.N5];0)" office:value-type="float" office:value="8" calcext:value-type="float">
            <text:p>8</text:p>
          </table:table-cell>
          <table:table-cell table:formula="of:=IF([.L5]&lt;=0;[.N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184798" calcext:value-type="float">
            <text:p>0.184798</text:p>
          </table:table-cell>
          <table:table-cell table:formula="of:=[.T5]-[.U5]" office:value-type="float" office:value="-0.1709681" calcext:value-type="float">
            <text:p>-0.17096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51458" calcext:value-type="float">
            <text:p>51458</text:p>
          </table:table-cell>
          <table:table-cell office:value-type="float" office:value="7080" calcext:value-type="float">
            <text:p>7080</text:p>
          </table:table-cell>
          <table:table-cell office:value-type="float" office:value="0.338091" calcext:value-type="float">
            <text:p>0.338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57" calcext:value-type="float">
            <text:p>7157</text:p>
          </table:table-cell>
          <table:table-cell office:value-type="float" office:value="7080" calcext:value-type="float">
            <text:p>7080</text:p>
          </table:table-cell>
          <table:table-cell table:formula="of:=[.J6]-[.K6]" office:value-type="float" office:value="77" calcext:value-type="float">
            <text:p>77</text:p>
          </table:table-cell>
          <table:table-cell table:formula="of:=ABS([.L6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6]&gt;=0;[.N6];0)" office:value-type="float" office:value="6.5" calcext:value-type="float">
            <text:p>6.5</text:p>
          </table:table-cell>
          <table:table-cell table:formula="of:=IF([.L6]&lt;=0;[.N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0.338091" calcext:value-type="float">
            <text:p>0.338091</text:p>
          </table:table-cell>
          <table:table-cell table:formula="of:=[.T6]-[.U6]" office:value-type="float" office:value="-0.2987907" calcext:value-type="float">
            <text:p>-0.298790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3412" calcext:value-type="float">
            <text:p>3412</text:p>
          </table:table-cell>
          <table:table-cell office:value-type="float" office:value="689" calcext:value-type="float">
            <text:p>689</text:p>
          </table:table-cell>
          <table:table-cell office:value-type="float" office:value="0.0552343" calcext:value-type="float">
            <text:p>0.0552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</text:p>
          </table:table-cell>
          <table:table-cell office:value-type="float" office:value="689" calcext:value-type="float">
            <text:p>689</text:p>
          </table:table-cell>
          <table:table-cell table:formula="of:=[.J7]-[.K7]" office:value-type="float" office:value="25" calcext:value-type="float">
            <text:p>25</text:p>
          </table:table-cell>
          <table:table-cell table:formula="of:=ABS([.L7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L7]&gt;=0;[.N7];0)" office:value-type="float" office:value="4" calcext:value-type="float">
            <text:p>4</text:p>
          </table:table-cell>
          <table:table-cell table:formula="of:=IF([.L7]&lt;=0;[.N7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0.0552343" calcext:value-type="float">
            <text:p>0.0552343</text:p>
          </table:table-cell>
          <table:table-cell table:formula="of:=[.T7]-[.U7]" office:value-type="float" office:value="-0.04535476" calcext:value-type="float">
            <text:p>-0.045354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1735" calcext:value-type="float">
            <text:p>1735</text:p>
          </table:table-cell>
          <table:table-cell office:value-type="float" office:value="461" calcext:value-type="float">
            <text:p>461</text:p>
          </table:table-cell>
          <table:table-cell office:value-type="float" office:value="0.0103625" calcext:value-type="float">
            <text:p>0.0103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formula="of:=[.J8]-[.K8]" office:value-type="float" office:value="-7" calcext:value-type="float">
            <text:p>-7</text:p>
          </table:table-cell>
          <table:table-cell table:formula="of:=ABS([.L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L8]&gt;=0;[.N8];0)" office:value-type="float" office:value="0" calcext:value-type="float">
            <text:p>0</text:p>
          </table:table-cell>
          <table:table-cell table:formula="of:=IF([.L8]&lt;=0;[.N8];0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0.0103625" calcext:value-type="float">
            <text:p>0.0103625</text:p>
          </table:table-cell>
          <table:table-cell table:formula="of:=[.T8]-[.U8]" office:value-type="float" office:value="-0.00916551" calcext:value-type="float">
            <text:p>-0.009165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2604" calcext:value-type="float">
            <text:p>2604</text:p>
          </table:table-cell>
          <table:table-cell office:value-type="float" office:value="567" calcext:value-type="float">
            <text:p>567</text:p>
          </table:table-cell>
          <table:table-cell office:value-type="float" office:value="0.0333502" calcext:value-type="float">
            <text:p>0.0333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table:formula="of:=[.J9]-[.K9]" office:value-type="float" office:value="-6" calcext:value-type="float">
            <text:p>-6</text:p>
          </table:table-cell>
          <table:table-cell table:formula="of:=ABS([.L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9]&gt;=0;[.N9];0)" office:value-type="float" office:value="0" calcext:value-type="float">
            <text:p>0</text:p>
          </table:table-cell>
          <table:table-cell table:formula="of:=IF([.L9]&lt;=0;[.N9];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0.0333502" calcext:value-type="float">
            <text:p>0.0333502</text:p>
          </table:table-cell>
          <table:table-cell table:formula="of:=[.T9]-[.U9]" office:value-type="float" office:value="-0.02970727" calcext:value-type="float">
            <text:p>-0.029707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176248" calcext:value-type="float">
            <text:p>176248</text:p>
          </table:table-cell>
          <table:table-cell office:value-type="float" office:value="24667" calcext:value-type="float">
            <text:p>24667</text:p>
          </table:table-cell>
          <table:table-cell office:value-type="float" office:value="0.137051" calcext:value-type="float">
            <text:p>0.137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737" calcext:value-type="float">
            <text:p>23737</text:p>
          </table:table-cell>
          <table:table-cell office:value-type="float" office:value="24667" calcext:value-type="float">
            <text:p>24667</text:p>
          </table:table-cell>
          <table:table-cell table:formula="of:=[.J10]-[.K10]" office:value-type="float" office:value="-930" calcext:value-type="float">
            <text:p>-930</text:p>
          </table:table-cell>
          <table:table-cell table:formula="of:=ABS([.L10])"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L10]&gt;=0;[.N10];0)" office:value-type="float" office:value="0" calcext:value-type="float">
            <text:p>0</text:p>
          </table:table-cell>
          <table:table-cell table:formula="of:=IF([.L10]&lt;=0;[.N10];0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137051" calcext:value-type="float">
            <text:p>0.137051</text:p>
          </table:table-cell>
          <table:table-cell table:formula="of:=[.T10]-[.U10]" office:value-type="float" office:value="-0.1215575" calcext:value-type="float">
            <text:p>-0.12155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265203" calcext:value-type="float">
            <text:p>265203</text:p>
          </table:table-cell>
          <table:table-cell office:value-type="float" office:value="29780" calcext:value-type="float">
            <text:p>29780</text:p>
          </table:table-cell>
          <table:table-cell office:value-type="float" office:value="0.313875" calcext:value-type="float">
            <text:p>0.313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612" calcext:value-type="float">
            <text:p>28612</text:p>
          </table:table-cell>
          <table:table-cell office:value-type="float" office:value="29780" calcext:value-type="float">
            <text:p>29780</text:p>
          </table:table-cell>
          <table:table-cell table:formula="of:=[.J11]-[.K11]" office:value-type="float" office:value="-1168" calcext:value-type="float">
            <text:p>-1168</text:p>
          </table:table-cell>
          <table:table-cell table:formula="of:=ABS([.L11])" office:value-type="float" office:value="1168" calcext:value-type="float">
            <text:p>11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L11]&gt;=0;[.N11];0)" office:value-type="float" office:value="0" calcext:value-type="float">
            <text:p>0</text:p>
          </table:table-cell>
          <table:table-cell table:formula="of:=IF([.L11]&lt;=0;[.N11];0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0.313875" calcext:value-type="float">
            <text:p>0.313875</text:p>
          </table:table-cell>
          <table:table-cell table:formula="of:=[.T11]-[.U11]" office:value-type="float" office:value="-0.260482" calcext:value-type="float">
            <text:p>-0.2604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343261" calcext:value-type="float">
            <text:p>343261</text:p>
          </table:table-cell>
          <table:table-cell office:value-type="float" office:value="32634" calcext:value-type="float">
            <text:p>32634</text:p>
          </table:table-cell>
          <table:table-cell office:value-type="float" office:value="0.836886" calcext:value-type="float">
            <text:p>0.8368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749" calcext:value-type="float">
            <text:p>31749</text:p>
          </table:table-cell>
          <table:table-cell office:value-type="float" office:value="32634" calcext:value-type="float">
            <text:p>32634</text:p>
          </table:table-cell>
          <table:table-cell table:formula="of:=[.J12]-[.K12]" office:value-type="float" office:value="-885" calcext:value-type="float">
            <text:p>-885</text:p>
          </table:table-cell>
          <table:table-cell table:formula="of:=ABS([.L12])" office:value-type="float" office:value="885" calcext:value-type="float">
            <text:p>88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L12]&gt;=0;[.N12];0)" office:value-type="float" office:value="0" calcext:value-type="float">
            <text:p>0</text:p>
          </table:table-cell>
          <table:table-cell table:formula="of:=IF([.L12]&lt;=0;[.N12];0)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0.836886" calcext:value-type="float">
            <text:p>0.836886</text:p>
          </table:table-cell>
          <table:table-cell table:formula="of:=[.T12]-[.U12]" office:value-type="float" office:value="-0.692219" calcext:value-type="float">
            <text:p>-0.6922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172833" calcext:value-type="float">
            <text:p>172833</text:p>
          </table:table-cell>
          <table:table-cell office:value-type="float" office:value="24066" calcext:value-type="float">
            <text:p>24066</text:p>
          </table:table-cell>
          <table:table-cell office:value-type="float" office:value="0.0914137" calcext:value-type="float">
            <text:p>0.09141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393" calcext:value-type="float">
            <text:p>25393</text:p>
          </table:table-cell>
          <table:table-cell office:value-type="float" office:value="24066" calcext:value-type="float">
            <text:p>24066</text:p>
          </table:table-cell>
          <table:table-cell table:formula="of:=[.J13]-[.K13]" office:value-type="float" office:value="1327" calcext:value-type="float">
            <text:p>1327</text:p>
          </table:table-cell>
          <table:table-cell table:formula="of:=ABS([.L13])"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L13]&gt;=0;[.N13];0)" office:value-type="float" office:value="22" calcext:value-type="float">
            <text:p>22</text:p>
          </table:table-cell>
          <table:table-cell table:formula="of:=IF([.L13]&lt;=0;[.N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0.0914137" calcext:value-type="float">
            <text:p>0.0914137</text:p>
          </table:table-cell>
          <table:table-cell table:formula="of:=[.T13]-[.U13]" office:value-type="float" office:value="-0.0775823" calcext:value-type="float">
            <text:p>-0.077582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257775" calcext:value-type="float">
            <text:p>257775</text:p>
          </table:table-cell>
          <table:table-cell office:value-type="float" office:value="29226" calcext:value-type="float">
            <text:p>29226</text:p>
          </table:table-cell>
          <table:table-cell office:value-type="float" office:value="0.41158" calcext:value-type="float">
            <text:p>0.41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435" calcext:value-type="float">
            <text:p>28435</text:p>
          </table:table-cell>
          <table:table-cell office:value-type="float" office:value="29226" calcext:value-type="float">
            <text:p>29226</text:p>
          </table:table-cell>
          <table:table-cell table:formula="of:=[.J14]-[.K14]" office:value-type="float" office:value="-791" calcext:value-type="float">
            <text:p>-791</text:p>
          </table:table-cell>
          <table:table-cell table:formula="of:=ABS([.L14])"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L14]&gt;=0;[.N14];0)" office:value-type="float" office:value="0" calcext:value-type="float">
            <text:p>0</text:p>
          </table:table-cell>
          <table:table-cell table:formula="of:=IF([.L14]&lt;=0;[.N14];0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0.41158" calcext:value-type="float">
            <text:p>0.41158</text:p>
          </table:table-cell>
          <table:table-cell table:formula="of:=[.T14]-[.U14]" office:value-type="float" office:value="-0.374264" calcext:value-type="float">
            <text:p>-0.3742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341184" calcext:value-type="float">
            <text:p>341184</text:p>
          </table:table-cell>
          <table:table-cell office:value-type="float" office:value="33294" calcext:value-type="float">
            <text:p>33294</text:p>
          </table:table-cell>
          <table:table-cell office:value-type="float" office:value="0.997454" calcext:value-type="float">
            <text:p>0.9974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375" calcext:value-type="float">
            <text:p>33375</text:p>
          </table:table-cell>
          <table:table-cell office:value-type="float" office:value="33294" calcext:value-type="float">
            <text:p>33294</text:p>
          </table:table-cell>
          <table:table-cell table:formula="of:=[.J15]-[.K15]" office:value-type="float" office:value="81" calcext:value-type="float">
            <text:p>81</text:p>
          </table:table-cell>
          <table:table-cell table:formula="of:=ABS([.L15])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L15]&gt;=0;[.N15];0)" office:value-type="float" office:value="7" calcext:value-type="float">
            <text:p>7</text:p>
          </table:table-cell>
          <table:table-cell table:formula="of:=IF([.L15]&lt;=0;[.N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0.997454" calcext:value-type="float">
            <text:p>0.997454</text:p>
          </table:table-cell>
          <table:table-cell table:formula="of:=[.T15]-[.U15]" office:value-type="float" office:value="-0.888226" calcext:value-type="float">
            <text:p>-0.8882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158312" calcext:value-type="float">
            <text:p>158312</text:p>
          </table:table-cell>
          <table:table-cell office:value-type="float" office:value="22870" calcext:value-type="float">
            <text:p>22870</text:p>
          </table:table-cell>
          <table:table-cell office:value-type="float" office:value="0.102974" calcext:value-type="float">
            <text:p>0.102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107" calcext:value-type="float">
            <text:p>23107</text:p>
          </table:table-cell>
          <table:table-cell office:value-type="float" office:value="22870" calcext:value-type="float">
            <text:p>22870</text:p>
          </table:table-cell>
          <table:table-cell table:formula="of:=[.J16]-[.K16]" office:value-type="float" office:value="237" calcext:value-type="float">
            <text:p>237</text:p>
          </table:table-cell>
          <table:table-cell table:formula="of:=ABS([.L16])"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L16]&gt;=0;[.N16];0)" office:value-type="float" office:value="13" calcext:value-type="float">
            <text:p>13</text:p>
          </table:table-cell>
          <table:table-cell table:formula="of:=IF([.L16]&lt;=0;[.N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0.102974" calcext:value-type="float">
            <text:p>0.102974</text:p>
          </table:table-cell>
          <table:table-cell table:formula="of:=[.T16]-[.U16]" office:value-type="float" office:value="-0.0910694" calcext:value-type="float">
            <text:p>-0.09106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161995" calcext:value-type="float">
            <text:p>161995</text:p>
          </table:table-cell>
          <table:table-cell office:value-type="float" office:value="23678" calcext:value-type="float">
            <text:p>23678</text:p>
          </table:table-cell>
          <table:table-cell office:value-type="float" office:value="0.0888192" calcext:value-type="float">
            <text:p>0.08881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721" calcext:value-type="float">
            <text:p>24721</text:p>
          </table:table-cell>
          <table:table-cell office:value-type="float" office:value="23678" calcext:value-type="float">
            <text:p>23678</text:p>
          </table:table-cell>
          <table:table-cell table:formula="of:=[.J17]-[.K17]" office:value-type="float" office:value="1043" calcext:value-type="float">
            <text:p>1043</text:p>
          </table:table-cell>
          <table:table-cell table:formula="of:=ABS([.L17])"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L17]&gt;=0;[.N17];0)" office:value-type="float" office:value="20" calcext:value-type="float">
            <text:p>20</text:p>
          </table:table-cell>
          <table:table-cell table:formula="of:=IF([.L17]&lt;=0;[.N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888192" calcext:value-type="float">
            <text:p>0.0888192</text:p>
          </table:table-cell>
          <table:table-cell table:formula="of:=[.T17]-[.U17]" office:value-type="float" office:value="-0.0779792" calcext:value-type="float">
            <text:p>-0.0779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171952" calcext:value-type="float">
            <text:p>171952</text:p>
          </table:table-cell>
          <table:table-cell office:value-type="float" office:value="24275" calcext:value-type="float">
            <text:p>24275</text:p>
          </table:table-cell>
          <table:table-cell office:value-type="float" office:value="0.114743" calcext:value-type="float">
            <text:p>0.1147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459" calcext:value-type="float">
            <text:p>24459</text:p>
          </table:table-cell>
          <table:table-cell office:value-type="float" office:value="24275" calcext:value-type="float">
            <text:p>24275</text:p>
          </table:table-cell>
          <table:table-cell table:formula="of:=[.J18]-[.K18]" office:value-type="float" office:value="184" calcext:value-type="float">
            <text:p>184</text:p>
          </table:table-cell>
          <table:table-cell table:formula="of:=ABS([.L18])"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L18]&gt;=0;[.N18];0)" office:value-type="float" office:value="12" calcext:value-type="float">
            <text:p>12</text:p>
          </table:table-cell>
          <table:table-cell table:formula="of:=IF([.L18]&lt;=0;[.N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0.114743" calcext:value-type="float">
            <text:p>0.114743</text:p>
          </table:table-cell>
          <table:table-cell table:formula="of:=[.T18]-[.U18]" office:value-type="float" office:value="-0.1024588" calcext:value-type="float">
            <text:p>-0.10245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108867" calcext:value-type="float">
            <text:p>108867</text:p>
          </table:table-cell>
          <table:table-cell office:value-type="float" office:value="15962" calcext:value-type="float">
            <text:p>15962</text:p>
          </table:table-cell>
          <table:table-cell office:value-type="float" office:value="0.0705111" calcext:value-type="float">
            <text:p>0.07051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281" calcext:value-type="float">
            <text:p>18281</text:p>
          </table:table-cell>
          <table:table-cell office:value-type="float" office:value="15962" calcext:value-type="float">
            <text:p>15962</text:p>
          </table:table-cell>
          <table:table-cell table:formula="of:=[.J19]-[.K19]" office:value-type="float" office:value="2319" calcext:value-type="float">
            <text:p>2319</text:p>
          </table:table-cell>
          <table:table-cell table:formula="of:=ABS([.L19])"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L19]&gt;=0;[.N19];0)" office:value-type="float" office:value="26" calcext:value-type="float">
            <text:p>26</text:p>
          </table:table-cell>
          <table:table-cell table:formula="of:=IF([.L19]&lt;=0;[.N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0.0705111" calcext:value-type="float">
            <text:p>0.0705111</text:p>
          </table:table-cell>
          <table:table-cell table:formula="of:=[.T19]-[.U19]" office:value-type="float" office:value="-0.0539189" calcext:value-type="float">
            <text:p>-0.053918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610256" calcext:value-type="float">
            <text:p>610256</text:p>
          </table:table-cell>
          <table:table-cell office:value-type="float" office:value="46422" calcext:value-type="float">
            <text:p>46422</text:p>
          </table:table-cell>
          <table:table-cell office:value-type="float" office:value="4.21766" calcext:value-type="float">
            <text:p>4.21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141" calcext:value-type="float">
            <text:p>49141</text:p>
          </table:table-cell>
          <table:table-cell office:value-type="float" office:value="46422" calcext:value-type="float">
            <text:p>46422</text:p>
          </table:table-cell>
          <table:table-cell table:formula="of:=[.J20]-[.K20]" office:value-type="float" office:value="2719" calcext:value-type="float">
            <text:p>2719</text:p>
          </table:table-cell>
          <table:table-cell table:formula="of:=ABS([.L20])" office:value-type="float" office:value="2719" calcext:value-type="float">
            <text:p>271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L20]&gt;=0;[.N20];0)" office:value-type="float" office:value="28" calcext:value-type="float">
            <text:p>28</text:p>
          </table:table-cell>
          <table:table-cell table:formula="of:=IF([.L20]&lt;=0;[.N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4.21766" calcext:value-type="float">
            <text:p>4.21766</text:p>
          </table:table-cell>
          <table:table-cell table:formula="of:=[.T20]-[.U20]" office:value-type="float" office:value="-3.895424" calcext:value-type="float">
            <text:p>-3.89542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579191" calcext:value-type="float">
            <text:p>579191</text:p>
          </table:table-cell>
          <table:table-cell office:value-type="float" office:value="45633" calcext:value-type="float">
            <text:p>45633</text:p>
          </table:table-cell>
          <table:table-cell office:value-type="float" office:value="2.56742" calcext:value-type="float">
            <text:p>2.567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141" calcext:value-type="float">
            <text:p>49141</text:p>
          </table:table-cell>
          <table:table-cell office:value-type="float" office:value="45633" calcext:value-type="float">
            <text:p>45633</text:p>
          </table:table-cell>
          <table:table-cell table:formula="of:=[.J21]-[.K21]" office:value-type="float" office:value="3508" calcext:value-type="float">
            <text:p>3508</text:p>
          </table:table-cell>
          <table:table-cell table:formula="of:=ABS([.L21])" office:value-type="float" office:value="3508" calcext:value-type="float">
            <text:p>350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L21]&gt;=0;[.N21];0)" office:value-type="float" office:value="32" calcext:value-type="float">
            <text:p>32</text:p>
          </table:table-cell>
          <table:table-cell table:formula="of:=IF([.L21]&lt;=0;[.N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2.56742" calcext:value-type="float">
            <text:p>2.56742</text:p>
          </table:table-cell>
          <table:table-cell table:formula="of:=[.T21]-[.U21]" office:value-type="float" office:value="-2.223623" calcext:value-type="float">
            <text:p>-2.223623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1389432" calcext:value-type="float">
            <text:p>1389432</text:p>
          </table:table-cell>
          <table:table-cell office:value-type="float" office:value="61190" calcext:value-type="float">
            <text:p>61190</text:p>
          </table:table-cell>
          <table:table-cell office:value-type="float" office:value="656.948" calcext:value-type="float">
            <text:p>656.9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930" calcext:value-type="float">
            <text:p>60930</text:p>
          </table:table-cell>
          <table:table-cell office:value-type="float" office:value="61190" calcext:value-type="float">
            <text:p>61190</text:p>
          </table:table-cell>
          <table:table-cell table:formula="of:=[.J22]-[.K22]" office:value-type="float" office:value="-260" calcext:value-type="float">
            <text:p>-260</text:p>
          </table:table-cell>
          <table:table-cell table:formula="of:=ABS([.L22])"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L22]&gt;=0;[.N22];0)" office:value-type="float" office:value="0" calcext:value-type="float">
            <text:p>0</text:p>
          </table:table-cell>
          <table:table-cell table:formula="of:=IF([.L22]&lt;=0;[.N22];0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656.948" calcext:value-type="float">
            <text:p>656.948</text:p>
          </table:table-cell>
          <table:table-cell table:formula="of:=[.T22]-[.U22]" office:value-type="float" office:value="-629.4465" calcext:value-type="float">
            <text:p>-629.446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6587576" calcext:value-type="float">
            <text:p>6587576</text:p>
          </table:table-cell>
          <table:table-cell office:value-type="float" office:value="287980" calcext:value-type="float">
            <text:p>287980</text:p>
          </table:table-cell>
          <table:table-cell office:value-type="float" office:value="179.428" calcext:value-type="float">
            <text:p>179.4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2758" calcext:value-type="float">
            <text:p>282758</text:p>
          </table:table-cell>
          <table:table-cell office:value-type="float" office:value="287980" calcext:value-type="float">
            <text:p>287980</text:p>
          </table:table-cell>
          <table:table-cell table:formula="of:=[.J23]-[.K23]" office:value-type="float" office:value="-5222" calcext:value-type="float">
            <text:p>-5222</text:p>
          </table:table-cell>
          <table:table-cell table:formula="of:=ABS([.L23])" office:value-type="float" office:value="5222" calcext:value-type="float">
            <text:p>522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L23]&gt;=0;[.N23];0)" office:value-type="float" office:value="0" calcext:value-type="float">
            <text:p>0</text:p>
          </table:table-cell>
          <table:table-cell table:formula="of:=IF([.L23]&lt;=0;[.N23];0)"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179.428" calcext:value-type="float">
            <text:p>179.428</text:p>
          </table:table-cell>
          <table:table-cell table:formula="of:=[.T23]-[.U23]" office:value-type="float" office:value="-168.3117" calcext:value-type="float">
            <text:p>-168.3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569090" calcext:value-type="float">
            <text:p>569090</text:p>
          </table:table-cell>
          <table:table-cell office:value-type="float" office:value="52126" calcext:value-type="float">
            <text:p>52126</text:p>
          </table:table-cell>
          <table:table-cell office:value-type="float" office:value="0.110337" calcext:value-type="float">
            <text:p>0.1103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340" calcext:value-type="float">
            <text:p>45340</text:p>
          </table:table-cell>
          <table:table-cell office:value-type="float" office:value="52126" calcext:value-type="float">
            <text:p>52126</text:p>
          </table:table-cell>
          <table:table-cell table:formula="of:=[.J24]-[.K24]" office:value-type="float" office:value="-6786" calcext:value-type="float">
            <text:p>-6786</text:p>
          </table:table-cell>
          <table:table-cell table:formula="of:=ABS([.L24])" office:value-type="float" office:value="6786" calcext:value-type="float">
            <text:p>678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L24]&gt;=0;[.N24];0)" office:value-type="float" office:value="0" calcext:value-type="float">
            <text:p>0</text:p>
          </table:table-cell>
          <table:table-cell table:formula="of:=IF([.L24]&lt;=0;[.N24];0)"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0.110337" calcext:value-type="float">
            <text:p>0.110337</text:p>
          </table:table-cell>
          <table:table-cell table:formula="of:=[.T24]-[.U24]" office:value-type="float" office:value="-0.1037561" calcext:value-type="float">
            <text:p>-0.10375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747608" calcext:value-type="float">
            <text:p>747608</text:p>
          </table:table-cell>
          <table:table-cell office:value-type="float" office:value="67957" calcext:value-type="float">
            <text:p>67957</text:p>
          </table:table-cell>
          <table:table-cell office:value-type="float" office:value="0.196237" calcext:value-type="float">
            <text:p>0.1962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910" calcext:value-type="float">
            <text:p>61910</text:p>
          </table:table-cell>
          <table:table-cell office:value-type="float" office:value="67957" calcext:value-type="float">
            <text:p>67957</text:p>
          </table:table-cell>
          <table:table-cell table:formula="of:=[.J25]-[.K25]" office:value-type="float" office:value="-6047" calcext:value-type="float">
            <text:p>-6047</text:p>
          </table:table-cell>
          <table:table-cell table:formula="of:=ABS([.L25])" office:value-type="float" office:value="6047" calcext:value-type="float">
            <text:p>604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L25]&gt;=0;[.N25];0)" office:value-type="float" office:value="0" calcext:value-type="float">
            <text:p>0</text:p>
          </table:table-cell>
          <table:table-cell table:formula="of:=IF([.L25]&lt;=0;[.N25];0)"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0.196237" calcext:value-type="float">
            <text:p>0.196237</text:p>
          </table:table-cell>
          <table:table-cell table:formula="of:=[.T25]-[.U25]" office:value-type="float" office:value="-0.1817683" calcext:value-type="float">
            <text:p>-0.181768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813257" calcext:value-type="float">
            <text:p>813257</text:p>
          </table:table-cell>
          <table:table-cell office:value-type="float" office:value="103341" calcext:value-type="float">
            <text:p>103341</text:p>
          </table:table-cell>
          <table:table-cell office:value-type="float" office:value="0.195165" calcext:value-type="float">
            <text:p>0.1951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3341" calcext:value-type="float">
            <text:p>103341</text:p>
          </table:table-cell>
          <table:table-cell table:formula="of:=[.J26]-[.K26]" office:value-type="float" office:value="6762" calcext:value-type="float">
            <text:p>6762</text:p>
          </table:table-cell>
          <table:table-cell table:formula="of:=ABS([.L26])" office:value-type="float" office:value="6762" calcext:value-type="float">
            <text:p>676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L26]&gt;=0;[.N26];0)" office:value-type="float" office:value="37" calcext:value-type="float">
            <text:p>37</text:p>
          </table:table-cell>
          <table:table-cell table:formula="of:=IF([.L26]&lt;=0;[.N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0.195165" calcext:value-type="float">
            <text:p>0.195165</text:p>
          </table:table-cell>
          <table:table-cell table:formula="of:=[.T26]-[.U26]" office:value-type="float" office:value="-0.1795692" calcext:value-type="float">
            <text:p>-0.17956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770755" calcext:value-type="float">
            <text:p>770755</text:p>
          </table:table-cell>
          <table:table-cell office:value-type="float" office:value="66836" calcext:value-type="float">
            <text:p>66836</text:p>
          </table:table-cell>
          <table:table-cell office:value-type="float" office:value="0.246059" calcext:value-type="float">
            <text:p>0.2460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400" calcext:value-type="float">
            <text:p>61400</text:p>
          </table:table-cell>
          <table:table-cell office:value-type="float" office:value="66836" calcext:value-type="float">
            <text:p>66836</text:p>
          </table:table-cell>
          <table:table-cell table:formula="of:=[.J27]-[.K27]" office:value-type="float" office:value="-5436" calcext:value-type="float">
            <text:p>-5436</text:p>
          </table:table-cell>
          <table:table-cell table:formula="of:=ABS([.L27])" office:value-type="float" office:value="5436" calcext:value-type="float">
            <text:p>54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L27]&gt;=0;[.N27];0)" office:value-type="float" office:value="0" calcext:value-type="float">
            <text:p>0</text:p>
          </table:table-cell>
          <table:table-cell table:formula="of:=IF([.L27]&lt;=0;[.N27];0)"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0.246059" calcext:value-type="float">
            <text:p>0.246059</text:p>
          </table:table-cell>
          <table:table-cell table:formula="of:=[.T27]-[.U27]" office:value-type="float" office:value="-0.23965455" calcext:value-type="float">
            <text:p>-0.239654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1016290" calcext:value-type="float">
            <text:p>1016290</text:p>
          </table:table-cell>
          <table:table-cell office:value-type="float" office:value="82941" calcext:value-type="float">
            <text:p>82941</text:p>
          </table:table-cell>
          <table:table-cell office:value-type="float" office:value="0.358017" calcext:value-type="float">
            <text:p>0.3580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996" calcext:value-type="float">
            <text:p>79996</text:p>
          </table:table-cell>
          <table:table-cell office:value-type="float" office:value="82941" calcext:value-type="float">
            <text:p>82941</text:p>
          </table:table-cell>
          <table:table-cell table:formula="of:=[.J28]-[.K28]" office:value-type="float" office:value="-2945" calcext:value-type="float">
            <text:p>-2945</text:p>
          </table:table-cell>
          <table:table-cell table:formula="of:=ABS([.L28])" office:value-type="float" office:value="2945" calcext:value-type="float">
            <text:p>29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L28]&gt;=0;[.N28];0)" office:value-type="float" office:value="0" calcext:value-type="float">
            <text:p>0</text:p>
          </table:table-cell>
          <table:table-cell table:formula="of:=IF([.L28]&lt;=0;[.N28];0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0.358017" calcext:value-type="float">
            <text:p>0.358017</text:p>
          </table:table-cell>
          <table:table-cell table:formula="of:=[.T28]-[.U28]" office:value-type="float" office:value="-0.3393774" calcext:value-type="float">
            <text:p>-0.339377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1740423" calcext:value-type="float">
            <text:p>1740423</text:p>
          </table:table-cell>
          <table:table-cell office:value-type="float" office:value="90788" calcext:value-type="float">
            <text:p>90788</text:p>
          </table:table-cell>
          <table:table-cell office:value-type="float" office:value="0.966489" calcext:value-type="float">
            <text:p>0.9664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542" calcext:value-type="float">
            <text:p>87542</text:p>
          </table:table-cell>
          <table:table-cell office:value-type="float" office:value="90788" calcext:value-type="float">
            <text:p>90788</text:p>
          </table:table-cell>
          <table:table-cell table:formula="of:=[.J29]-[.K29]" office:value-type="float" office:value="-3246" calcext:value-type="float">
            <text:p>-3246</text:p>
          </table:table-cell>
          <table:table-cell table:formula="of:=ABS([.L29])" office:value-type="float" office:value="3246" calcext:value-type="float">
            <text:p>324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L29]&gt;=0;[.N29];0)" office:value-type="float" office:value="0" calcext:value-type="float">
            <text:p>0</text:p>
          </table:table-cell>
          <table:table-cell table:formula="of:=IF([.L29]&lt;=0;[.N29];0)"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966489" calcext:value-type="float">
            <text:p>0.966489</text:p>
          </table:table-cell>
          <table:table-cell table:formula="of:=[.T29]-[.U29]" office:value-type="float" office:value="-0.904153" calcext:value-type="float">
            <text:p>-0.90415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1102475" calcext:value-type="float">
            <text:p>1102475</text:p>
          </table:table-cell>
          <table:table-cell office:value-type="float" office:value="58313" calcext:value-type="float">
            <text:p>58313</text:p>
          </table:table-cell>
          <table:table-cell office:value-type="float" office:value="2.09062" calcext:value-type="float">
            <text:p>2.090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65" calcext:value-type="float">
            <text:p>56765</text:p>
          </table:table-cell>
          <table:table-cell office:value-type="float" office:value="58313" calcext:value-type="float">
            <text:p>58313</text:p>
          </table:table-cell>
          <table:table-cell table:formula="of:=[.J30]-[.K30]" office:value-type="float" office:value="-1548" calcext:value-type="float">
            <text:p>-1548</text:p>
          </table:table-cell>
          <table:table-cell table:formula="of:=ABS([.L30])"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L30]&gt;=0;[.N30];0)" office:value-type="float" office:value="0" calcext:value-type="float">
            <text:p>0</text:p>
          </table:table-cell>
          <table:table-cell table:formula="of:=IF([.L30]&lt;=0;[.N30];0)"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2.09062" calcext:value-type="float">
            <text:p>2.09062</text:p>
          </table:table-cell>
          <table:table-cell table:formula="of:=[.T30]-[.U30]" office:value-type="float" office:value="-2.0048343" calcext:value-type="float">
            <text:p>-2.004834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759409" calcext:value-type="float">
            <text:p>759409</text:p>
          </table:table-cell>
          <table:table-cell office:value-type="float" office:value="56508" calcext:value-type="float">
            <text:p>56508</text:p>
          </table:table-cell>
          <table:table-cell office:value-type="float" office:value="4.1955" calcext:value-type="float">
            <text:p>4.19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403" calcext:value-type="float">
            <text:p>52403</text:p>
          </table:table-cell>
          <table:table-cell office:value-type="float" office:value="56508" calcext:value-type="float">
            <text:p>56508</text:p>
          </table:table-cell>
          <table:table-cell table:formula="of:=[.J31]-[.K31]" office:value-type="float" office:value="-4105" calcext:value-type="float">
            <text:p>-4105</text:p>
          </table:table-cell>
          <table:table-cell table:formula="of:=ABS([.L31])" office:value-type="float" office:value="4105" calcext:value-type="float">
            <text:p>41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L31]&gt;=0;[.N31];0)" office:value-type="float" office:value="0" calcext:value-type="float">
            <text:p>0</text:p>
          </table:table-cell>
          <table:table-cell table:formula="of:=IF([.L31]&lt;=0;[.N31];0)"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4.1955" calcext:value-type="float">
            <text:p>4.1955</text:p>
          </table:table-cell>
          <table:table-cell table:formula="of:=[.T31]-[.U31]" office:value-type="float" office:value="-3.974222" calcext:value-type="float">
            <text:p>-3.97422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941429" calcext:value-type="float">
            <text:p>1941429</text:p>
          </table:table-cell>
          <table:table-cell office:value-type="float" office:value="119808" calcext:value-type="float">
            <text:p>119808</text:p>
          </table:table-cell>
          <table:table-cell office:value-type="float" office:value="13.1858" calcext:value-type="float">
            <text:p>13.18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808" calcext:value-type="float">
            <text:p>119808</text:p>
          </table:table-cell>
          <table:table-cell table:formula="of:=[.J32]-[.K32]" office:value-type="float" office:value="-1340" calcext:value-type="float">
            <text:p>-1340</text:p>
          </table:table-cell>
          <table:table-cell table:formula="of:=ABS([.L32])"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L32]&gt;=0;[.N32];0)" office:value-type="float" office:value="0" calcext:value-type="float">
            <text:p>0</text:p>
          </table:table-cell>
          <table:table-cell table:formula="of:=IF([.L32]&lt;=0;[.N32];0)"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3.1858" calcext:value-type="float">
            <text:p>13.1858</text:p>
          </table:table-cell>
          <table:table-cell table:formula="of:=[.T32]-[.U32]" office:value-type="float" office:value="-12.511935" calcext:value-type="float">
            <text:p>-12.511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608823" calcext:value-type="float">
            <text:p>608823</text:p>
          </table:table-cell>
          <table:table-cell office:value-type="float" office:value="118891" calcext:value-type="float">
            <text:p>118891</text:p>
          </table:table-cell>
          <table:table-cell office:value-type="float" office:value="0.0256009" calcext:value-type="float">
            <text:p>0.02560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1315" calcext:value-type="float">
            <text:p>121315</text:p>
          </table:table-cell>
          <table:table-cell office:value-type="float" office:value="118891" calcext:value-type="float">
            <text:p>118891</text:p>
          </table:table-cell>
          <table:table-cell table:formula="of:=[.J33]-[.K33]" office:value-type="float" office:value="2424" calcext:value-type="float">
            <text:p>2424</text:p>
          </table:table-cell>
          <table:table-cell table:formula="of:=ABS([.L33])" office:value-type="float" office:value="2424" calcext:value-type="float">
            <text:p>24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L33]&gt;=0;[.N33];0)" office:value-type="float" office:value="27" calcext:value-type="float">
            <text:p>27</text:p>
          </table:table-cell>
          <table:table-cell table:formula="of:=IF([.L33]&lt;=0;[.N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0.0256009" calcext:value-type="float">
            <text:p>0.0256009</text:p>
          </table:table-cell>
          <table:table-cell table:formula="of:=[.T33]-[.U33]" office:value-type="float" office:value="-0.01942707" calcext:value-type="float">
            <text:p>-0.019427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21866" calcext:value-type="float">
            <text:p>21866</text:p>
          </table:table-cell>
          <table:table-cell office:value-type="float" office:value="2624" calcext:value-type="float">
            <text:p>2624</text:p>
          </table:table-cell>
          <table:table-cell office:value-type="float" office:value="0.83168" calcext:value-type="float">
            <text:p>0.831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97" calcext:value-type="float">
            <text:p>2497</text:p>
          </table:table-cell>
          <table:table-cell office:value-type="float" office:value="2624" calcext:value-type="float">
            <text:p>2624</text:p>
          </table:table-cell>
          <table:table-cell table:formula="of:=[.J34]-[.K34]" office:value-type="float" office:value="-127" calcext:value-type="float">
            <text:p>-127</text:p>
          </table:table-cell>
          <table:table-cell table:formula="of:=ABS([.L34]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L34]&gt;=0;[.N34];0)" office:value-type="float" office:value="0" calcext:value-type="float">
            <text:p>0</text:p>
          </table:table-cell>
          <table:table-cell table:formula="of:=IF([.L34]&lt;=0;[.N34];0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83168" calcext:value-type="float">
            <text:p>0.83168</text:p>
          </table:table-cell>
          <table:table-cell table:formula="of:=[.T34]-[.U34]" office:value-type="float" office:value="-0.785235" calcext:value-type="float">
            <text:p>-0.78523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113859" calcext:value-type="float">
            <text:p>113859</text:p>
          </table:table-cell>
          <table:table-cell office:value-type="float" office:value="7643" calcext:value-type="float">
            <text:p>7643</text:p>
          </table:table-cell>
          <table:table-cell office:value-type="float" office:value="32.5976" calcext:value-type="float">
            <text:p>32.59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66" calcext:value-type="float">
            <text:p>7566</text:p>
          </table:table-cell>
          <table:table-cell office:value-type="float" office:value="7643" calcext:value-type="float">
            <text:p>7643</text:p>
          </table:table-cell>
          <table:table-cell table:formula="of:=[.J35]-[.K35]" office:value-type="float" office:value="-77" calcext:value-type="float">
            <text:p>-77</text:p>
          </table:table-cell>
          <table:table-cell table:formula="of:=ABS([.L35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35]&gt;=0;[.N35];0)" office:value-type="float" office:value="0" calcext:value-type="float">
            <text:p>0</text:p>
          </table:table-cell>
          <table:table-cell table:formula="of:=IF([.L35]&lt;=0;[.N35];0)" office:value-type="float" office:value="6.5" calcext:value-type="float">
            <text:p>6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32.5976" calcext:value-type="float">
            <text:p>32.5976</text:p>
          </table:table-cell>
          <table:table-cell table:formula="of:=[.T35]-[.U35]" office:value-type="float" office:value="-30.64547" calcext:value-type="float">
            <text:p>-30.6454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177601" calcext:value-type="float">
            <text:p>177601</text:p>
          </table:table-cell>
          <table:table-cell office:value-type="float" office:value="9687" calcext:value-type="float">
            <text:p>9687</text:p>
          </table:table-cell>
          <table:table-cell office:value-type="float" office:value="81.1747" calcext:value-type="float">
            <text:p>81.17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415" calcext:value-type="float">
            <text:p>9415</text:p>
          </table:table-cell>
          <table:table-cell office:value-type="float" office:value="9687" calcext:value-type="float">
            <text:p>9687</text:p>
          </table:table-cell>
          <table:table-cell table:formula="of:=[.J36]-[.K36]" office:value-type="float" office:value="-272" calcext:value-type="float">
            <text:p>-272</text:p>
          </table:table-cell>
          <table:table-cell table:formula="of:=ABS([.L36])"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L36]&gt;=0;[.N36];0)" office:value-type="float" office:value="0" calcext:value-type="float">
            <text:p>0</text:p>
          </table:table-cell>
          <table:table-cell table:formula="of:=IF([.L36]&lt;=0;[.N36];0)"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81.1747" calcext:value-type="float">
            <text:p>81.1747</text:p>
          </table:table-cell>
          <table:table-cell table:formula="of:=[.T36]-[.U36]" office:value-type="float" office:value="-76.60978" calcext:value-type="float">
            <text:p>-76.609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8825" calcext:value-type="float">
            <text:p>8825</text:p>
          </table:table-cell>
          <table:table-cell office:value-type="float" office:value="1399" calcext:value-type="float">
            <text:p>1399</text:p>
          </table:table-cell>
          <table:table-cell office:value-type="float" office:value="0.103982" calcext:value-type="float">
            <text:p>0.1039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18" calcext:value-type="float">
            <text:p>1418</text:p>
          </table:table-cell>
          <table:table-cell office:value-type="float" office:value="1399" calcext:value-type="float">
            <text:p>1399</text:p>
          </table:table-cell>
          <table:table-cell table:formula="of:=[.J37]-[.K37]" office:value-type="float" office:value="19" calcext:value-type="float">
            <text:p>19</text:p>
          </table:table-cell>
          <table:table-cell table:formula="of:=ABS([.L37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L37]&gt;=0;[.N37];0)" office:value-type="float" office:value="3" calcext:value-type="float">
            <text:p>3</text:p>
          </table:table-cell>
          <table:table-cell table:formula="of:=IF([.L37]&lt;=0;[.N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0.103982" calcext:value-type="float">
            <text:p>0.103982</text:p>
          </table:table-cell>
          <table:table-cell table:formula="of:=[.T37]-[.U37]" office:value-type="float" office:value="-0.0920558" calcext:value-type="float">
            <text:p>-0.092055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3685" calcext:value-type="float">
            <text:p>3685</text:p>
          </table:table-cell>
          <table:table-cell office:value-type="float" office:value="799" calcext:value-type="float">
            <text:p>799</text:p>
          </table:table-cell>
          <table:table-cell office:value-type="float" office:value="0.0298058" calcext:value-type="float">
            <text:p>0.02980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0" calcext:value-type="float">
            <text:p>770</text:p>
          </table:table-cell>
          <table:table-cell office:value-type="float" office:value="799" calcext:value-type="float">
            <text:p>799</text:p>
          </table:table-cell>
          <table:table-cell table:formula="of:=[.J38]-[.K38]" office:value-type="float" office:value="-29" calcext:value-type="float">
            <text:p>-29</text:p>
          </table:table-cell>
          <table:table-cell table:formula="of:=ABS([.L38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L38]&gt;=0;[.N38];0)" office:value-type="float" office:value="0" calcext:value-type="float">
            <text:p>0</text:p>
          </table:table-cell>
          <table:table-cell table:formula="of:=IF([.L38]&lt;=0;[.N38];0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0.0298058" calcext:value-type="float">
            <text:p>0.0298058</text:p>
          </table:table-cell>
          <table:table-cell table:formula="of:=[.T38]-[.U38]" office:value-type="float" office:value="-0.02656735" calcext:value-type="float">
            <text:p>-0.0265673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1566435" calcext:value-type="float">
            <text:p>1566435</text:p>
          </table:table-cell>
          <table:table-cell office:value-type="float" office:value="137507" calcext:value-type="float">
            <text:p>137507</text:p>
          </table:table-cell>
          <table:table-cell office:value-type="float" office:value="0.723296" calcext:value-type="float">
            <text:p>0.7232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697" calcext:value-type="float">
            <text:p>139697</text:p>
          </table:table-cell>
          <table:table-cell office:value-type="float" office:value="137507" calcext:value-type="float">
            <text:p>137507</text:p>
          </table:table-cell>
          <table:table-cell table:formula="of:=[.J39]-[.K39]" office:value-type="float" office:value="2190" calcext:value-type="float">
            <text:p>2190</text:p>
          </table:table-cell>
          <table:table-cell table:formula="of:=ABS([.L39])"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L39]&gt;=0;[.N39];0)" office:value-type="float" office:value="25" calcext:value-type="float">
            <text:p>25</text:p>
          </table:table-cell>
          <table:table-cell table:formula="of:=IF([.L39]&lt;=0;[.N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0.723296" calcext:value-type="float">
            <text:p>0.723296</text:p>
          </table:table-cell>
          <table:table-cell table:formula="of:=[.T39]-[.U39]" office:value-type="float" office:value="-0.6446642" calcext:value-type="float">
            <text:p>-0.644664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42557" calcext:value-type="float">
            <text:p>42557</text:p>
          </table:table-cell>
          <table:table-cell office:value-type="float" office:value="4531" calcext:value-type="float">
            <text:p>4531</text:p>
          </table:table-cell>
          <table:table-cell office:value-type="float" office:value="1.57451" calcext:value-type="float">
            <text:p>1.5745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531" calcext:value-type="float">
            <text:p>4531</text:p>
          </table:table-cell>
          <table:table-cell table:style-name="ce4" table:formula="of:=[.J40]-[.K40]" office:value-type="float" office:value="-113" calcext:value-type="float">
            <text:p>-113</text:p>
          </table:table-cell>
          <table:table-cell table:style-name="ce4" table:formula="of:=ABS([.L40])" office:value-type="float" office:value="113" calcext:value-type="float">
            <text:p>11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IF([.L40]&gt;=0;[.N40];0)" office:value-type="float" office:value="0" calcext:value-type="float">
            <text:p>0</text:p>
          </table:table-cell>
          <table:table-cell table:formula="of:=IF([.L40]&lt;=0;[.N40];0)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1.57451" calcext:value-type="float">
            <text:p>1.57451</text:p>
          </table:table-cell>
          <table:table-cell table:formula="of:=[.T40]-[.U40]" office:value-type="float" office:value="-1.4809263" calcext:value-type="float">
            <text:p>-1.480926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formula="of:=SUM([.P2:.P40])" office:value-type="float" office:value="315.5" calcext:value-type="float">
            <text:p>315.5</text:p>
          </table:table-cell>
          <table:table-cell table:formula="of:=SUM([.Q2:.Q40])" office:value-type="float" office:value="432.5" calcext:value-type="float">
            <text:p>432.5</text:p>
          </table:table-cell>
          <table:table-cell/>
          <table:table-cell table:style-name="Default"/>
          <table:table-cell table:number-columns-repeated="5"/>
        </table:table-row>
      </table:table>
      <table:table table:name="NNs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1NN</text:p>
          </table:table-cell>
          <table:table-cell office:value-type="string" calcext:value-type="string">
            <text:p>Czas 1NN</text:p>
          </table:table-cell>
          <table:table-cell office:value-type="string" calcext:value-type="string">
            <text:p>Celu FullNN</text:p>
          </table:table-cell>
          <table:table-cell office:value-type="string" calcext:value-type="string">
            <text:p>Czas FullNN</text:p>
          </table:table-cell>
          <table:table-cell office:value-type="string" calcext:value-type="string">
            <text:p>Celu 1BN(2)</text:p>
          </table:table-cell>
          <table:table-cell office:value-type="string" calcext:value-type="string">
            <text:p>Czas 1BN(2)</text:p>
          </table:table-cell>
          <table:table-cell office:value-type="string" calcext:value-type="string">
            <text:p>Celu FullBN(2)</text:p>
          </table:table-cell>
          <table:table-cell office:value-type="string" calcext:value-type="string">
            <text:p>Czas FullBN(2)</text:p>
          </table:table-cell>
          <table:table-cell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1N-FN</text:p>
          </table:table-cell>
          <table:table-cell office:value-type="string" calcext:value-type="string">
            <text:p>1B-FB</text:p>
          </table:table-cell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 table:number-columns-repeated="5"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 table:number-columns-repeated="6"/>
          <table:table-cell office:value-type="string" calcext:value-type="string">
            <text:p>1N</text:p>
          </table:table-cell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2975" calcext:value-type="float">
            <text:p>2975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3452" calcext:value-type="float">
            <text:p>3452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2998" calcext:value-type="float">
            <text:p>2998</text:p>
          </table:table-cell>
          <table:table-cell office:value-type="float" office:value="1.01056" calcext:value-type="float">
            <text:p>1.01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L2]-[.M2]" office:value-type="float" office:value="182" calcext:value-type="float">
            <text:p>182</text:p>
          </table:table-cell>
          <table:table-cell table:formula="of:=[.N2]-[.O2]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[.L2]-[.N2]" office:value-type="float" office:value="-295" calcext:value-type="float">
            <text:p>-295</text:p>
          </table:table-cell>
          <table:table-cell table:formula="of:=ABS([.T2])"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95" calcext:value-type="float">
            <text:p>-295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X2]&gt;=0;[.Z2];0)" office:value-type="float" office:value="0" calcext:value-type="float">
            <text:p>0</text:p>
          </table:table-cell>
          <table:table-cell table:formula="of:=IF([.X2]&lt;=0;[.Z2];0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]-[.O2]" office:value-type="float" office:value="-23" calcext:value-type="float">
            <text:p>-23</text:p>
          </table:table-cell>
          <table:table-cell table:formula="of:=ABS([.AF2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J2]&gt;=0;[.AL2];0)" office:value-type="float" office:value="0" calcext:value-type="float">
            <text:p>0</text:p>
          </table:table-cell>
          <table:table-cell table:formula="of:=IF([.AJ2]&lt;=0;[.AL2];0)" office:value-type="float" office:value="6" calcext:value-type="float">
            <text:p>6</text:p>
          </table:table-cell>
          <table:table-cell table:number-columns-repeated="2"/>
          <table:table-cell office:value-type="float" office:value="3157" calcext:value-type="float">
            <text:p>3157</text:p>
          </table:table-cell>
          <table:table-cell office:value-type="float" office:value="2998" calcext:value-type="float">
            <text:p>2998</text:p>
          </table:table-cell>
          <table:table-cell table:formula="of:=[.AR2]-[.AS2]" office:value-type="float" office:value="159" calcext:value-type="float">
            <text:p>159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table:formula="of:=[.AV2]-[.AW2]" office:value-type="float" office:value="-477" calcext:value-type="float">
            <text:p>-477</text:p>
          </table:table-cell>
          <table:table-cell table:formula="of:=ABS([.AX2])" office:value-type="float" office:value="477" calcext:value-type="float">
            <text:p>4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103294" calcext:value-type="float">
            <text:p>0.00103294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205635" calcext:value-type="float">
            <text:p>0.002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/>
          <table:table-cell table:formula="of:=[.L3]-[.M3]" office:value-type="float" office:value="799" calcext:value-type="float">
            <text:p>799</text:p>
          </table:table-cell>
          <table:table-cell table:formula="of:=[.N3]-[.O3]"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table:formula="of:=[.L3]-[.N3]" office:value-type="float" office:value="0" calcext:value-type="float">
            <text:p>0</text:p>
          </table:table-cell>
          <table:table-cell table:formula="of:=ABS([.T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]&gt;=0;[.Z3];0)" office:value-type="float" office:value="0" calcext:value-type="float">
            <text:p>0</text:p>
          </table:table-cell>
          <table:table-cell table:formula="of:=IF([.X3]&lt;=0;[.Z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]-[.O3]" office:value-type="float" office:value="0" calcext:value-type="float">
            <text:p>0</text:p>
          </table:table-cell>
          <table:table-cell table:formula="of:=ABS([.AF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]&gt;=0;[.AL3];0)" office:value-type="float" office:value="0" calcext:value-type="float">
            <text:p>0</text:p>
          </table:table-cell>
          <table:table-cell table:formula="of:=IF([.AJ3]&lt;=0;[.AL3];0)" office:value-type="float" office:value="0" calcext:value-type="float">
            <text:p>0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table:formula="of:=[.AR3]-[.AS3]" office:value-type="float" office:value="799" calcext:value-type="float">
            <text:p>799</text:p>
          </table:table-cell>
          <table:table-cell/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table:formula="of:=[.AV3]-[.AW3]" office:value-type="float" office:value="-799" calcext:value-type="float">
            <text:p>-799</text:p>
          </table:table-cell>
          <table:table-cell table:formula="of:=ABS([.AX3])" office:value-type="float" office:value="799" calcext:value-type="float">
            <text:p>7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133953" calcext:value-type="float">
            <text:p>133953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129421" calcext:value-type="float">
            <text:p>129421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128279" calcext:value-type="float">
            <text:p>128279</text:p>
          </table:table-cell>
          <table:table-cell office:value-type="float" office:value="0.0361393" calcext:value-type="float">
            <text:p>0.03613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office:value-type="float" office:value="128279" calcext:value-type="float">
            <text:p>128279</text:p>
          </table:table-cell>
          <table:table-cell/>
          <table:table-cell table:formula="of:=[.L4]-[.M4]" office:value-type="float" office:value="1784" calcext:value-type="float">
            <text:p>1784</text:p>
          </table:table-cell>
          <table:table-cell table:formula="of:=[.N4]-[.O4]"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table:formula="of:=[.L4]-[.N4]" office:value-type="float" office:value="6316" calcext:value-type="float">
            <text:p>6316</text:p>
          </table:table-cell>
          <table:table-cell table:formula="of:=ABS([.T4])" office:value-type="float" office:value="6316" calcext:value-type="float">
            <text:p>63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316" calcext:value-type="float">
            <text:p>63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X4]&gt;=0;[.Z4];0)" office:value-type="float" office:value="22" calcext:value-type="float">
            <text:p>22</text:p>
          </table:table-cell>
          <table:table-cell table:formula="of:=IF([.X4]&lt;=0;[.Z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4]-[.O4]" office:value-type="float" office:value="5674" calcext:value-type="float">
            <text:p>5674</text:p>
          </table:table-cell>
          <table:table-cell table:formula="of:=ABS([.AF4])" office:value-type="float" office:value="5674" calcext:value-type="float">
            <text:p>567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674" calcext:value-type="float">
            <text:p>567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J4]&gt;=0;[.AL4];0)" office:value-type="float" office:value="22" calcext:value-type="float">
            <text:p>22</text:p>
          </table:table-cell>
          <table:table-cell table:formula="of:=IF([.AJ4]&lt;=0;[.AL4];0)" office:value-type="float" office:value="0" calcext:value-type="float">
            <text:p>0</text:p>
          </table:table-cell>
          <table:table-cell table:number-columns-repeated="2"/>
          <table:table-cell office:value-type="float" office:value="135737" calcext:value-type="float">
            <text:p>135737</text:p>
          </table:table-cell>
          <table:table-cell office:value-type="float" office:value="128279" calcext:value-type="float">
            <text:p>128279</text:p>
          </table:table-cell>
          <table:table-cell table:formula="of:=[.AR4]-[.AS4]" office:value-type="float" office:value="7458" calcext:value-type="float">
            <text:p>7458</text:p>
          </table:table-cell>
          <table:table-cell/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table:formula="of:=[.AV4]-[.AW4]" office:value-type="float" office:value="4532" calcext:value-type="float">
            <text:p>4532</text:p>
          </table:table-cell>
          <table:table-cell table:formula="of:=ABS([.AX4])" office:value-type="float" office:value="4532" calcext:value-type="float">
            <text:p>45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7129" calcext:value-type="float">
            <text:p>712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7198" calcext:value-type="float">
            <text:p>7198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6908" calcext:value-type="float">
            <text:p>6908</text:p>
          </table:table-cell>
          <table:table-cell office:value-type="float" office:value="0.0310817" calcext:value-type="float">
            <text:p>0.0310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office:value-type="float" office:value="6908" calcext:value-type="float">
            <text:p>6908</text:p>
          </table:table-cell>
          <table:table-cell/>
          <table:table-cell table:formula="of:=[.L5]-[.M5]" office:value-type="float" office:value="450" calcext:value-type="float">
            <text:p>450</text:p>
          </table:table-cell>
          <table:table-cell table:formula="of:=[.N5]-[.O5]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[.L5]-[.N5]" office:value-type="float" office:value="381" calcext:value-type="float">
            <text:p>381</text:p>
          </table:table-cell>
          <table:table-cell table:formula="of:=ABS([.T5])" office:value-type="float" office:value="381" calcext:value-type="float">
            <text:p>3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X5]&gt;=0;[.Z5];0)" office:value-type="float" office:value="14" calcext:value-type="float">
            <text:p>14</text:p>
          </table:table-cell>
          <table:table-cell table:formula="of:=IF([.X5]&lt;=0;[.Z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]-[.O5]" office:value-type="float" office:value="221" calcext:value-type="float">
            <text:p>221</text:p>
          </table:table-cell>
          <table:table-cell table:formula="of:=ABS([.AF5])" office:value-type="float" office:value="221" calcext:value-type="float">
            <text:p>2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J5]&gt;=0;[.AL5];0)" office:value-type="float" office:value="15" calcext:value-type="float">
            <text:p>15</text:p>
          </table:table-cell>
          <table:table-cell table:formula="of:=IF([.AJ5]&lt;=0;[.AL5];0)" office:value-type="float" office:value="0" calcext:value-type="float">
            <text:p>0</text:p>
          </table:table-cell>
          <table:table-cell table:number-columns-repeated="2"/>
          <table:table-cell office:value-type="float" office:value="7579" calcext:value-type="float">
            <text:p>7579</text:p>
          </table:table-cell>
          <table:table-cell office:value-type="float" office:value="6908" calcext:value-type="float">
            <text:p>6908</text:p>
          </table:table-cell>
          <table:table-cell table:formula="of:=[.AR5]-[.AS5]" office:value-type="float" office:value="671" calcext:value-type="float">
            <text:p>67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table:formula="of:=[.AV5]-[.AW5]" office:value-type="float" office:value="-69" calcext:value-type="float">
            <text:p>-69</text:p>
          </table:table-cell>
          <table:table-cell table:formula="of:=ABS([.AX5])"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7113" calcext:value-type="float">
            <text:p>7113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8191" calcext:value-type="float">
            <text:p>819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7113" calcext:value-type="float">
            <text:p>7113</text:p>
          </table:table-cell>
          <table:table-cell office:value-type="float" office:value="0.0382092" calcext:value-type="float">
            <text:p>0.03820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/>
          <table:table-cell table:formula="of:=[.L6]-[.M6]" office:value-type="float" office:value="1078" calcext:value-type="float">
            <text:p>1078</text:p>
          </table:table-cell>
          <table:table-cell table:formula="of:=[.N6]-[.O6]"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table:formula="of:=[.L6]-[.N6]" office:value-type="float" office:value="0" calcext:value-type="float">
            <text:p>0</text:p>
          </table:table-cell>
          <table:table-cell table:formula="of:=ABS([.T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6]&gt;=0;[.Z6];0)" office:value-type="float" office:value="0" calcext:value-type="float">
            <text:p>0</text:p>
          </table:table-cell>
          <table:table-cell table:formula="of:=IF([.X6]&lt;=0;[.Z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6]-[.O6]" office:value-type="float" office:value="0" calcext:value-type="float">
            <text:p>0</text:p>
          </table:table-cell>
          <table:table-cell table:formula="of:=ABS([.AF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6]&gt;=0;[.AL6];0)" office:value-type="float" office:value="0" calcext:value-type="float">
            <text:p>0</text:p>
          </table:table-cell>
          <table:table-cell table:formula="of:=IF([.AJ6]&lt;=0;[.AL6];0)" office:value-type="float" office:value="0" calcext:value-type="float">
            <text:p>0</text:p>
          </table:table-cell>
          <table:table-cell table:number-columns-repeated="2"/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table:formula="of:=[.AR6]-[.AS6]" office:value-type="float" office:value="1078" calcext:value-type="float">
            <text:p>1078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table:formula="of:=[.AV6]-[.AW6]" office:value-type="float" office:value="-1078" calcext:value-type="float">
            <text:p>-1078</text:p>
          </table:table-cell>
          <table:table-cell table:formula="of:=ABS([.AX6])" office:value-type="float" office:value="1078" calcext:value-type="float">
            <text:p>10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3" calcext:value-type="float">
            <text:p>-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746" calcext:value-type="float">
            <text:p>746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804" calcext:value-type="float">
            <text:p>804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748" calcext:value-type="float">
            <text:p>748</text:p>
          </table:table-cell>
          <table:table-cell office:value-type="float" office:value="0.0460773" calcext:value-type="float">
            <text:p>0.0460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L7]-[.M7]" office:value-type="float" office:value="57" calcext:value-type="float">
            <text:p>57</text:p>
          </table:table-cell>
          <table:table-cell table:formula="of:=[.N7]-[.O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L7]-[.N7]" office:value-type="float" office:value="-1" calcext:value-type="float">
            <text:p>-1</text:p>
          </table:table-cell>
          <table:table-cell table:formula="of:=ABS([.T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X7]&gt;=0;[.Z7];0)" office:value-type="float" office:value="0" calcext:value-type="float">
            <text:p>0</text:p>
          </table:table-cell>
          <table:table-cell table:formula="of:=IF([.X7]&lt;=0;[.Z7];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7]-[.O7]" office:value-type="float" office:value="-2" calcext:value-type="float">
            <text:p>-2</text:p>
          </table:table-cell>
          <table:table-cell table:formula="of:=ABS([.AF7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J7]&gt;=0;[.AL7];0)" office:value-type="float" office:value="0" calcext:value-type="float">
            <text:p>0</text:p>
          </table:table-cell>
          <table:table-cell table:formula="of:=IF([.AJ7]&lt;=0;[.AL7];0)" office:value-type="float" office:value="1" calcext:value-type="float">
            <text:p>1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748" calcext:value-type="float">
            <text:p>748</text:p>
          </table:table-cell>
          <table:table-cell table:formula="of:=[.AR7]-[.AS7]" office:value-type="float" office:value="55" calcext:value-type="float">
            <text:p>55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table:formula="of:=[.AV7]-[.AW7]" office:value-type="float" office:value="-58" calcext:value-type="float">
            <text:p>-58</text:p>
          </table:table-cell>
          <table:table-cell table:formula="of:=ABS([.AX7])"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482" calcext:value-type="float">
            <text:p>482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545" calcext:value-type="float">
            <text:p>545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499" calcext:value-type="float">
            <text:p>499</text:p>
          </table:table-cell>
          <table:table-cell office:value-type="float" office:value="0.00747459" calcext:value-type="float">
            <text:p>0.00747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L8]-[.M8]" office:value-type="float" office:value="29" calcext:value-type="float">
            <text:p>29</text:p>
          </table:table-cell>
          <table:table-cell table:formula="of:=[.N8]-[.O8]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L8]-[.N8]" office:value-type="float" office:value="-34" calcext:value-type="float">
            <text:p>-34</text:p>
          </table:table-cell>
          <table:table-cell table:formula="of:=ABS([.T8])"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X8]&gt;=0;[.Z8];0)" office:value-type="float" office:value="0" calcext:value-type="float">
            <text:p>0</text:p>
          </table:table-cell>
          <table:table-cell table:formula="of:=IF([.X8]&lt;=0;[.Z8];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8]-[.O8]" office:value-type="float" office:value="-17" calcext:value-type="float">
            <text:p>-17</text:p>
          </table:table-cell>
          <table:table-cell table:formula="of:=ABS([.AF8])"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J8]&gt;=0;[.AL8];0)" office:value-type="float" office:value="0" calcext:value-type="float">
            <text:p>0</text:p>
          </table:table-cell>
          <table:table-cell table:formula="of:=IF([.AJ8]&lt;=0;[.AL8];0)" office:value-type="float" office:value="5" calcext:value-type="float">
            <text:p>5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table:formula="of:=[.AR8]-[.AS8]" office:value-type="float" office:value="12" calcext:value-type="float">
            <text:p>1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table:formula="of:=[.AV8]-[.AW8]" office:value-type="float" office:value="-63" calcext:value-type="float">
            <text:p>-63</text:p>
          </table:table-cell>
          <table:table-cell table:formula="of:=ABS([.AX8])"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7" calcext:value-type="float">
            <text:p>-1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608" calcext:value-type="float">
            <text:p>608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621" calcext:value-type="float">
            <text:p>621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599" calcext:value-type="float">
            <text:p>599</text:p>
          </table:table-cell>
          <table:table-cell office:value-type="float" office:value="0.0173178" calcext:value-type="float">
            <text:p>0.0173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L9]-[.M9]" office:value-type="float" office:value="34" calcext:value-type="float">
            <text:p>34</text:p>
          </table:table-cell>
          <table:table-cell table:formula="of:=[.N9]-[.O9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L9]-[.N9]" office:value-type="float" office:value="21" calcext:value-type="float">
            <text:p>21</text:p>
          </table:table-cell>
          <table:table-cell table:formula="of:=ABS([.T9])"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9]&gt;=0;[.Z9];0)" office:value-type="float" office:value="3.5" calcext:value-type="float">
            <text:p>3.5</text:p>
          </table:table-cell>
          <table:table-cell table:formula="of:=IF([.X9]&lt;=0;[.Z9]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9]-[.O9]" office:value-type="float" office:value="9" calcext:value-type="float">
            <text:p>9</text:p>
          </table:table-cell>
          <table:table-cell table:formula="of:=ABS([.AF9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J9]&gt;=0;[.AL9];0)" office:value-type="float" office:value="4" calcext:value-type="float">
            <text:p>4</text:p>
          </table:table-cell>
          <table:table-cell table:formula="of:=IF([.AJ9]&lt;=0;[.AL9];0)" office:value-type="float" office:value="0" calcext:value-type="float">
            <text:p>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599" calcext:value-type="float">
            <text:p>599</text:p>
          </table:table-cell>
          <table:table-cell table:formula="of:=[.AR9]-[.AS9]" office:value-type="float" office:value="43" calcext:value-type="float">
            <text:p>43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table:formula="of:=[.AV9]-[.AW9]" office:value-type="float" office:value="-13" calcext:value-type="float">
            <text:p>-13</text:p>
          </table:table-cell>
          <table:table-cell table:formula="of:=ABS([.AX9])"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24698" calcext:value-type="float">
            <text:p>24698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26854" calcext:value-type="float">
            <text:p>26854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24815" calcext:value-type="float">
            <text:p>24815</text:p>
          </table:table-cell>
          <table:table-cell office:value-type="float" office:value="0.0131532" calcext:value-type="float">
            <text:p>0.0131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L10]-[.M10]" office:value-type="float" office:value="3109" calcext:value-type="float">
            <text:p>3109</text:p>
          </table:table-cell>
          <table:table-cell table:formula="of:=[.N10]-[.O10]" office:value-type="float" office:value="2039" calcext:value-type="float">
            <text:p>2039</text:p>
          </table:table-cell>
          <table:table-cell office:value-type="float" office:value="9" calcext:value-type="float">
            <text:p>9</text:p>
          </table:table-cell>
          <table:table-cell table:formula="of:=[.L10]-[.N10]" office:value-type="float" office:value="953" calcext:value-type="float">
            <text:p>953</text:p>
          </table:table-cell>
          <table:table-cell table:formula="of:=ABS([.T10])" office:value-type="float" office:value="953" calcext:value-type="float">
            <text:p>95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X10]&gt;=0;[.Z10];0)" office:value-type="float" office:value="16" calcext:value-type="float">
            <text:p>16</text:p>
          </table:table-cell>
          <table:table-cell table:formula="of:=IF([.X10]&lt;=0;[.Z10]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0]-[.O10]" office:value-type="float" office:value="-117" calcext:value-type="float">
            <text:p>-117</text:p>
          </table:table-cell>
          <table:table-cell table:formula="of:=ABS([.AF10])" office:value-type="float" office:value="117" calcext:value-type="float">
            <text:p>1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10]&gt;=0;[.AL10];0)" office:value-type="float" office:value="0" calcext:value-type="float">
            <text:p>0</text:p>
          </table:table-cell>
          <table:table-cell table:formula="of:=IF([.AJ10]&lt;=0;[.AL10];0)" office:value-type="float" office:value="12.5" calcext:value-type="float">
            <text:p>12.5</text:p>
          </table:table-cell>
          <table:table-cell table:number-columns-repeated="2"/>
          <table:table-cell office:value-type="float" office:value="27807" calcext:value-type="float">
            <text:p>27807</text:p>
          </table:table-cell>
          <table:table-cell office:value-type="float" office:value="24815" calcext:value-type="float">
            <text:p>24815</text:p>
          </table:table-cell>
          <table:table-cell table:formula="of:=[.AR10]-[.AS10]" office:value-type="float" office:value="2992" calcext:value-type="float">
            <text:p>2992</text:p>
          </table:table-cell>
          <table:table-cell/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table:formula="of:=[.AV10]-[.AW10]" office:value-type="float" office:value="-2156" calcext:value-type="float">
            <text:p>-2156</text:p>
          </table:table-cell>
          <table:table-cell table:formula="of:=ABS([.AX10])" office:value-type="float" office:value="2156" calcext:value-type="float">
            <text:p>21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23" calcext:value-type="float">
            <text:p>-2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31479" calcext:value-type="float">
            <text:p>31479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33612" calcext:value-type="float">
            <text:p>3361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31479" calcext:value-type="float">
            <text:p>31479</text:p>
          </table:table-cell>
          <table:table-cell office:value-type="float" office:value="0.0365781" calcext:value-type="float">
            <text:p>0.03657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79" calcext:value-type="float">
            <text:p>31479</text:p>
          </table:table-cell>
          <table:table-cell/>
          <table:table-cell table:formula="of:=[.L11]-[.M11]" office:value-type="float" office:value="2154" calcext:value-type="float">
            <text:p>2154</text:p>
          </table:table-cell>
          <table:table-cell table:formula="of:=[.N11]-[.O11]"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table:formula="of:=[.L11]-[.N11]" office:value-type="float" office:value="21" calcext:value-type="float">
            <text:p>21</text:p>
          </table:table-cell>
          <table:table-cell table:formula="of:=ABS([.T11]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11]&gt;=0;[.Z11];0)" office:value-type="float" office:value="3.5" calcext:value-type="float">
            <text:p>3.5</text:p>
          </table:table-cell>
          <table:table-cell table:formula="of:=IF([.X11]&lt;=0;[.Z11];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1]-[.O11]" office:value-type="float" office:value="0" calcext:value-type="float">
            <text:p>0</text:p>
          </table:table-cell>
          <table:table-cell table:formula="of:=ABS([.AF11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1]&gt;=0;[.AL11];0)" office:value-type="float" office:value="0" calcext:value-type="float">
            <text:p>0</text:p>
          </table:table-cell>
          <table:table-cell table:formula="of:=IF([.AJ11]&lt;=0;[.AL11];0)" office:value-type="float" office:value="0" calcext:value-type="float">
            <text:p>0</text:p>
          </table:table-cell>
          <table:table-cell table:number-columns-repeated="2"/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table:formula="of:=[.AR11]-[.AS11]" office:value-type="float" office:value="2154" calcext:value-type="float">
            <text:p>2154</text:p>
          </table:table-cell>
          <table:table-cell/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table:formula="of:=[.AV11]-[.AW11]" office:value-type="float" office:value="-2133" calcext:value-type="float">
            <text:p>-2133</text:p>
          </table:table-cell>
          <table:table-cell table:formula="of:=ABS([.AX11])" office:value-type="float" office:value="2133" calcext:value-type="float">
            <text:p>21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363" calcext:value-type="float">
            <text:p>-36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34543" calcext:value-type="float">
            <text:p>34543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35794" calcext:value-type="float">
            <text:p>35794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34543" calcext:value-type="float">
            <text:p>34543</text:p>
          </table:table-cell>
          <table:table-cell office:value-type="float" office:value="0.0790306" calcext:value-type="float">
            <text:p>0.07903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office:value-type="float" office:value="34543" calcext:value-type="float">
            <text:p>34543</text:p>
          </table:table-cell>
          <table:table-cell/>
          <table:table-cell table:formula="of:=[.L12]-[.M12]" office:value-type="float" office:value="1316" calcext:value-type="float">
            <text:p>1316</text:p>
          </table:table-cell>
          <table:table-cell table:formula="of:=[.N12]-[.O12]" office:value-type="float" office:value="1251" calcext:value-type="float">
            <text:p>1251</text:p>
          </table:table-cell>
          <table:table-cell office:value-type="float" office:value="11" calcext:value-type="float">
            <text:p>11</text:p>
          </table:table-cell>
          <table:table-cell table:formula="of:=[.L12]-[.N12]" office:value-type="float" office:value="65" calcext:value-type="float">
            <text:p>65</text:p>
          </table:table-cell>
          <table:table-cell table:formula="of:=ABS([.T12])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X12]&gt;=0;[.Z12];0)" office:value-type="float" office:value="7" calcext:value-type="float">
            <text:p>7</text:p>
          </table:table-cell>
          <table:table-cell table:formula="of:=IF([.X12]&lt;=0;[.Z12]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12]-[.O12]" office:value-type="float" office:value="0" calcext:value-type="float">
            <text:p>0</text:p>
          </table:table-cell>
          <table:table-cell table:formula="of:=ABS([.AF12]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2]&gt;=0;[.AL12];0)" office:value-type="float" office:value="0" calcext:value-type="float">
            <text:p>0</text:p>
          </table:table-cell>
          <table:table-cell table:formula="of:=IF([.AJ12]&lt;=0;[.AL12];0)" office:value-type="float" office:value="0" calcext:value-type="float">
            <text:p>0</text:p>
          </table:table-cell>
          <table:table-cell table:number-columns-repeated="2"/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table:formula="of:=[.AR12]-[.AS12]" office:value-type="float" office:value="1316" calcext:value-type="float">
            <text:p>1316</text:p>
          </table:table-cell>
          <table:table-cell/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table:formula="of:=[.AV12]-[.AW12]" office:value-type="float" office:value="-1251" calcext:value-type="float">
            <text:p>-1251</text:p>
          </table:table-cell>
          <table:table-cell table:formula="of:=ABS([.AX12])"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77" calcext:value-type="float">
            <text:p>-47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25884" calcext:value-type="float">
            <text:p>25884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29158" calcext:value-type="float">
            <text:p>29158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25884" calcext:value-type="float">
            <text:p>25884</text:p>
          </table:table-cell>
          <table:table-cell office:value-type="float" office:value="0.0112842" calcext:value-type="float">
            <text:p>0.01128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/>
          <table:table-cell table:formula="of:=[.L13]-[.M13]" office:value-type="float" office:value="3274" calcext:value-type="float">
            <text:p>3274</text:p>
          </table:table-cell>
          <table:table-cell table:formula="of:=[.N13]-[.O13]"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formula="of:=[.L13]-[.N13]" office:value-type="float" office:value="0" calcext:value-type="float">
            <text:p>0</text:p>
          </table:table-cell>
          <table:table-cell table:formula="of:=ABS([.T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3]&gt;=0;[.Z13];0)" office:value-type="float" office:value="0" calcext:value-type="float">
            <text:p>0</text:p>
          </table:table-cell>
          <table:table-cell table:formula="of:=IF([.X13]&lt;=0;[.Z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13]-[.O13]" office:value-type="float" office:value="0" calcext:value-type="float">
            <text:p>0</text:p>
          </table:table-cell>
          <table:table-cell table:formula="of:=ABS([.AF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3]&gt;=0;[.AL13];0)" office:value-type="float" office:value="0" calcext:value-type="float">
            <text:p>0</text:p>
          </table:table-cell>
          <table:table-cell table:formula="of:=IF([.AJ13]&lt;=0;[.AL13];0)" office:value-type="float" office:value="0" calcext:value-type="float">
            <text:p>0</text:p>
          </table:table-cell>
          <table:table-cell table:number-columns-repeated="2"/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table:formula="of:=[.AR13]-[.AS13]" office:value-type="float" office:value="3274" calcext:value-type="float">
            <text:p>3274</text:p>
          </table:table-cell>
          <table:table-cell/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table:formula="of:=[.AV13]-[.AW13]" office:value-type="float" office:value="-3274" calcext:value-type="float">
            <text:p>-3274</text:p>
          </table:table-cell>
          <table:table-cell table:formula="of:=ABS([.AX13])" office:value-type="float" office:value="3274" calcext:value-type="float">
            <text:p>32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31611" calcext:value-type="float">
            <text:p>31611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32825" calcext:value-type="float">
            <text:p>32825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31611" calcext:value-type="float">
            <text:p>31611</text:p>
          </table:table-cell>
          <table:table-cell office:value-type="float" office:value="0.0373115" calcext:value-type="float">
            <text:p>0.03731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office:value-type="float" office:value="31611" calcext:value-type="float">
            <text:p>31611</text:p>
          </table:table-cell>
          <table:table-cell/>
          <table:table-cell table:formula="of:=[.L14]-[.M14]" office:value-type="float" office:value="2888" calcext:value-type="float">
            <text:p>2888</text:p>
          </table:table-cell>
          <table:table-cell table:formula="of:=[.N14]-[.O14]" office:value-type="float" office:value="1214" calcext:value-type="float">
            <text:p>1214</text:p>
          </table:table-cell>
          <table:table-cell office:value-type="float" office:value="13" calcext:value-type="float">
            <text:p>13</text:p>
          </table:table-cell>
          <table:table-cell table:formula="of:=[.L14]-[.N14]" office:value-type="float" office:value="1674" calcext:value-type="float">
            <text:p>1674</text:p>
          </table:table-cell>
          <table:table-cell table:formula="of:=ABS([.T14])" office:value-type="float" office:value="1674" calcext:value-type="float">
            <text:p>167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X14]&gt;=0;[.Z14];0)" office:value-type="float" office:value="18" calcext:value-type="float">
            <text:p>18</text:p>
          </table:table-cell>
          <table:table-cell table:formula="of:=IF([.X14]&lt;=0;[.Z14]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14]-[.O14]" office:value-type="float" office:value="0" calcext:value-type="float">
            <text:p>0</text:p>
          </table:table-cell>
          <table:table-cell table:formula="of:=ABS([.AF14]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4]&gt;=0;[.AL14];0)" office:value-type="float" office:value="0" calcext:value-type="float">
            <text:p>0</text:p>
          </table:table-cell>
          <table:table-cell table:formula="of:=IF([.AJ14]&lt;=0;[.AL14];0)" office:value-type="float" office:value="0" calcext:value-type="float">
            <text:p>0</text:p>
          </table:table-cell>
          <table:table-cell table:number-columns-repeated="2"/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table:formula="of:=[.AR14]-[.AS14]" office:value-type="float" office:value="2888" calcext:value-type="float">
            <text:p>2888</text:p>
          </table:table-cell>
          <table:table-cell/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table:formula="of:=[.AV14]-[.AW14]" office:value-type="float" office:value="-1214" calcext:value-type="float">
            <text:p>-1214</text:p>
          </table:table-cell>
          <table:table-cell table:formula="of:=ABS([.AX14])" office:value-type="float" office:value="1214" calcext:value-type="float">
            <text:p>12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707" calcext:value-type="float">
            <text:p>-70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35389" calcext:value-type="float">
            <text:p>35389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35389" calcext:value-type="float">
            <text:p>35389</text:p>
          </table:table-cell>
          <table:table-cell office:value-type="float" office:value="0.0778277" calcext:value-type="float">
            <text:p>0.0778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/>
          <table:table-cell table:formula="of:=[.L15]-[.M15]" office:value-type="float" office:value="1591" calcext:value-type="float">
            <text:p>1591</text:p>
          </table:table-cell>
          <table:table-cell table:formula="of:=[.N15]-[.O15]" office:value-type="float" office:value="1591" calcext:value-type="float">
            <text:p>1591</text:p>
          </table:table-cell>
          <table:table-cell office:value-type="float" office:value="14" calcext:value-type="float">
            <text:p>14</text:p>
          </table:table-cell>
          <table:table-cell table:formula="of:=[.L15]-[.N15]" office:value-type="float" office:value="0" calcext:value-type="float">
            <text:p>0</text:p>
          </table:table-cell>
          <table:table-cell table:formula="of:=ABS([.T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5]&gt;=0;[.Z15];0)" office:value-type="float" office:value="0" calcext:value-type="float">
            <text:p>0</text:p>
          </table:table-cell>
          <table:table-cell table:formula="of:=IF([.X15]&lt;=0;[.Z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15]-[.O15]" office:value-type="float" office:value="0" calcext:value-type="float">
            <text:p>0</text:p>
          </table:table-cell>
          <table:table-cell table:formula="of:=ABS([.AF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5]&gt;=0;[.AL15];0)" office:value-type="float" office:value="0" calcext:value-type="float">
            <text:p>0</text:p>
          </table:table-cell>
          <table:table-cell table:formula="of:=IF([.AJ15]&lt;=0;[.AL15];0)" office:value-type="float" office:value="0" calcext:value-type="float">
            <text:p>0</text:p>
          </table:table-cell>
          <table:table-cell table:number-columns-repeated="2"/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table:formula="of:=[.AR15]-[.AS15]" office:value-type="float" office:value="1591" calcext:value-type="float">
            <text:p>1591</text:p>
          </table:table-cell>
          <table:table-cell/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table:formula="of:=[.AV15]-[.AW15]" office:value-type="float" office:value="-1591" calcext:value-type="float">
            <text:p>-1591</text:p>
          </table:table-cell>
          <table:table-cell table:formula="of:=ABS([.AX15])" office:value-type="float" office:value="1591" calcext:value-type="float">
            <text:p>15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99" calcext:value-type="float">
            <text:p>-79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23660" calcext:value-type="float">
            <text:p>23660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26227" calcext:value-type="float">
            <text:p>26227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23564" calcext:value-type="float">
            <text:p>23564</text:p>
          </table:table-cell>
          <table:table-cell office:value-type="float" office:value="0.0138976" calcext:value-type="float">
            <text:p>0.01389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/>
          <table:table-cell table:formula="of:=[.L16]-[.M16]" office:value-type="float" office:value="2567" calcext:value-type="float">
            <text:p>2567</text:p>
          </table:table-cell>
          <table:table-cell table:formula="of:=[.N16]-[.O16]" office:value-type="float" office:value="2663" calcext:value-type="float">
            <text:p>2663</text:p>
          </table:table-cell>
          <table:table-cell office:value-type="float" office:value="15" calcext:value-type="float">
            <text:p>15</text:p>
          </table:table-cell>
          <table:table-cell table:formula="of:=[.L16]-[.N16]" office:value-type="float" office:value="0" calcext:value-type="float">
            <text:p>0</text:p>
          </table:table-cell>
          <table:table-cell table:formula="of:=ABS([.T16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6]&gt;=0;[.Z16];0)" office:value-type="float" office:value="0" calcext:value-type="float">
            <text:p>0</text:p>
          </table:table-cell>
          <table:table-cell table:formula="of:=IF([.X16]&lt;=0;[.Z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16]-[.O16]" office:value-type="float" office:value="96" calcext:value-type="float">
            <text:p>96</text:p>
          </table:table-cell>
          <table:table-cell table:formula="of:=ABS([.AF16])"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J16]&gt;=0;[.AL16];0)" office:value-type="float" office:value="9" calcext:value-type="float">
            <text:p>9</text:p>
          </table:table-cell>
          <table:table-cell table:formula="of:=IF([.AJ16]&lt;=0;[.AL16];0)" office:value-type="float" office:value="0" calcext:value-type="float">
            <text:p>0</text:p>
          </table:table-cell>
          <table:table-cell table:number-columns-repeated="2"/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 table:formula="of:=[.AR16]-[.AS16]" office:value-type="float" office:value="2663" calcext:value-type="float">
            <text:p>2663</text:p>
          </table:table-cell>
          <table:table-cell/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table:formula="of:=[.AV16]-[.AW16]" office:value-type="float" office:value="-2567" calcext:value-type="float">
            <text:p>-2567</text:p>
          </table:table-cell>
          <table:table-cell table:formula="of:=ABS([.AX16])" office:value-type="float" office:value="2567" calcext:value-type="float">
            <text:p>25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078" calcext:value-type="float">
            <text:p>-107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115013" calcext:value-type="float">
            <text:p>0.0115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/>
          <table:table-cell table:formula="of:=[.L17]-[.M17]" office:value-type="float" office:value="2095" calcext:value-type="float">
            <text:p>2095</text:p>
          </table:table-cell>
          <table:table-cell table:formula="of:=[.N17]-[.O17]" office:value-type="float" office:value="2095" calcext:value-type="float">
            <text:p>2095</text:p>
          </table:table-cell>
          <table:table-cell office:value-type="float" office:value="16" calcext:value-type="float">
            <text:p>16</text:p>
          </table:table-cell>
          <table:table-cell table:formula="of:=[.L17]-[.N17]" office:value-type="float" office:value="0" calcext:value-type="float">
            <text:p>0</text:p>
          </table:table-cell>
          <table:table-cell table:formula="of:=ABS([.T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7]&gt;=0;[.Z17];0)" office:value-type="float" office:value="0" calcext:value-type="float">
            <text:p>0</text:p>
          </table:table-cell>
          <table:table-cell table:formula="of:=IF([.X17]&lt;=0;[.Z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17]-[.O17]" office:value-type="float" office:value="0" calcext:value-type="float">
            <text:p>0</text:p>
          </table:table-cell>
          <table:table-cell table:formula="of:=ABS([.AF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7]&gt;=0;[.AL17];0)" office:value-type="float" office:value="0" calcext:value-type="float">
            <text:p>0</text:p>
          </table:table-cell>
          <table:table-cell table:formula="of:=IF([.AJ17]&lt;=0;[.AL17];0)" office:value-type="float" office:value="0" calcext:value-type="float">
            <text:p>0</text:p>
          </table:table-cell>
          <table:table-cell table:number-columns-repeated="2"/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table:formula="of:=[.AR17]-[.AS17]" office:value-type="float" office:value="2095" calcext:value-type="float">
            <text:p>2095</text:p>
          </table:table-cell>
          <table:table-cell/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table:formula="of:=[.AV17]-[.AW17]" office:value-type="float" office:value="-2095" calcext:value-type="float">
            <text:p>-2095</text:p>
          </table:table-cell>
          <table:table-cell table:formula="of:=ABS([.AX17])" office:value-type="float" office:value="2095" calcext:value-type="float">
            <text:p>20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214" calcext:value-type="float">
            <text:p>-121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24782" calcext:value-type="float">
            <text:p>24782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27460" calcext:value-type="float">
            <text:p>27460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24782" calcext:value-type="float">
            <text:p>24782</text:p>
          </table:table-cell>
          <table:table-cell office:value-type="float" office:value="0.0129614" calcext:value-type="float">
            <text:p>0.01296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/>
          <table:table-cell table:formula="of:=[.L18]-[.M18]" office:value-type="float" office:value="2678" calcext:value-type="float">
            <text:p>2678</text:p>
          </table:table-cell>
          <table:table-cell table:formula="of:=[.N18]-[.O18]" office:value-type="float" office:value="2678" calcext:value-type="float">
            <text:p>2678</text:p>
          </table:table-cell>
          <table:table-cell office:value-type="float" office:value="17" calcext:value-type="float">
            <text:p>17</text:p>
          </table:table-cell>
          <table:table-cell table:formula="of:=[.L18]-[.N18]" office:value-type="float" office:value="0" calcext:value-type="float">
            <text:p>0</text:p>
          </table:table-cell>
          <table:table-cell table:formula="of:=ABS([.T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8]&gt;=0;[.Z18];0)" office:value-type="float" office:value="0" calcext:value-type="float">
            <text:p>0</text:p>
          </table:table-cell>
          <table:table-cell table:formula="of:=IF([.X18]&lt;=0;[.Z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M18]-[.O18]" office:value-type="float" office:value="0" calcext:value-type="float">
            <text:p>0</text:p>
          </table:table-cell>
          <table:table-cell table:formula="of:=ABS([.AF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8]&gt;=0;[.AL18];0)" office:value-type="float" office:value="0" calcext:value-type="float">
            <text:p>0</text:p>
          </table:table-cell>
          <table:table-cell table:formula="of:=IF([.AJ18]&lt;=0;[.AL18];0)" office:value-type="float" office:value="0" calcext:value-type="float">
            <text:p>0</text:p>
          </table:table-cell>
          <table:table-cell table:number-columns-repeated="2"/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table:formula="of:=[.AR18]-[.AS18]" office:value-type="float" office:value="2678" calcext:value-type="float">
            <text:p>2678</text:p>
          </table:table-cell>
          <table:table-cell/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table:formula="of:=[.AV18]-[.AW18]" office:value-type="float" office:value="-2678" calcext:value-type="float">
            <text:p>-2678</text:p>
          </table:table-cell>
          <table:table-cell table:formula="of:=ABS([.AX18])" office:value-type="float" office:value="2678" calcext:value-type="float">
            <text:p>26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251" calcext:value-type="float">
            <text:p>-125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16935" calcext:value-type="float">
            <text:p>1693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20356" calcext:value-type="float">
            <text:p>20356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16935" calcext:value-type="float">
            <text:p>16935</text:p>
          </table:table-cell>
          <table:table-cell office:value-type="float" office:value="0.0166362" calcext:value-type="float">
            <text:p>0.01663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/>
          <table:table-cell table:formula="of:=[.L19]-[.M19]" office:value-type="float" office:value="3421" calcext:value-type="float">
            <text:p>3421</text:p>
          </table:table-cell>
          <table:table-cell table:formula="of:=[.N19]-[.O19]" office:value-type="float" office:value="3421" calcext:value-type="float">
            <text:p>3421</text:p>
          </table:table-cell>
          <table:table-cell office:value-type="float" office:value="18" calcext:value-type="float">
            <text:p>18</text:p>
          </table:table-cell>
          <table:table-cell table:formula="of:=[.L19]-[.N19]" office:value-type="float" office:value="0" calcext:value-type="float">
            <text:p>0</text:p>
          </table:table-cell>
          <table:table-cell table:formula="of:=ABS([.T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9]&gt;=0;[.Z19];0)" office:value-type="float" office:value="0" calcext:value-type="float">
            <text:p>0</text:p>
          </table:table-cell>
          <table:table-cell table:formula="of:=IF([.X19]&lt;=0;[.Z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19]-[.O19]" office:value-type="float" office:value="0" calcext:value-type="float">
            <text:p>0</text:p>
          </table:table-cell>
          <table:table-cell table:formula="of:=ABS([.AF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9]&gt;=0;[.AL19];0)" office:value-type="float" office:value="0" calcext:value-type="float">
            <text:p>0</text:p>
          </table:table-cell>
          <table:table-cell table:formula="of:=IF([.AJ19]&lt;=0;[.AL19];0)" office:value-type="float" office:value="0" calcext:value-type="float">
            <text:p>0</text:p>
          </table:table-cell>
          <table:table-cell table:number-columns-repeated="2"/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table:formula="of:=[.AR19]-[.AS19]" office:value-type="float" office:value="3421" calcext:value-type="float">
            <text:p>3421</text:p>
          </table:table-cell>
          <table:table-cell/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table:formula="of:=[.AV19]-[.AW19]" office:value-type="float" office:value="-3421" calcext:value-type="float">
            <text:p>-3421</text:p>
          </table:table-cell>
          <table:table-cell table:formula="of:=ABS([.AX19])" office:value-type="float" office:value="3421" calcext:value-type="float">
            <text:p>34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591" calcext:value-type="float">
            <text:p>-159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49201" calcext:value-type="float">
            <text:p>49201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49201" calcext:value-type="float">
            <text:p>49201</text:p>
          </table:table-cell>
          <table:table-cell office:value-type="float" office:value="0.260951" calcext:value-type="float">
            <text:p>0.260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0]-[.M20]" office:value-type="float" office:value="4818" calcext:value-type="float">
            <text:p>4818</text:p>
          </table:table-cell>
          <table:table-cell table:formula="of:=[.N20]-[.O20]" office:value-type="float" office:value="4818" calcext:value-type="float">
            <text:p>4818</text:p>
          </table:table-cell>
          <table:table-cell office:value-type="float" office:value="19" calcext:value-type="float">
            <text:p>19</text:p>
          </table:table-cell>
          <table:table-cell table:formula="of:=[.L20]-[.N20]" office:value-type="float" office:value="0" calcext:value-type="float">
            <text:p>0</text:p>
          </table:table-cell>
          <table:table-cell table:formula="of:=ABS([.T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0]&gt;=0;[.Z20];0)" office:value-type="float" office:value="0" calcext:value-type="float">
            <text:p>0</text:p>
          </table:table-cell>
          <table:table-cell table:formula="of:=IF([.X20]&lt;=0;[.Z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20]-[.O20]" office:value-type="float" office:value="0" calcext:value-type="float">
            <text:p>0</text:p>
          </table:table-cell>
          <table:table-cell table:formula="of:=ABS([.AF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0]&gt;=0;[.AL20];0)" office:value-type="float" office:value="0" calcext:value-type="float">
            <text:p>0</text:p>
          </table:table-cell>
          <table:table-cell table:formula="of:=IF([.AJ20]&lt;=0;[.AL20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0]-[.AS20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0]-[.AW20]" office:value-type="float" office:value="-4818" calcext:value-type="float">
            <text:p>-4818</text:p>
          </table:table-cell>
          <table:table-cell table:formula="of:=ABS([.AX20])" office:value-type="float" office:value="4818" calcext:value-type="float">
            <text:p>4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784" calcext:value-type="float">
            <text:p>-178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49201" calcext:value-type="float">
            <text:p>49201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49201" calcext:value-type="float">
            <text:p>49201</text:p>
          </table:table-cell>
          <table:table-cell office:value-type="float" office:value="0.240323" calcext:value-type="float">
            <text:p>0.240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1]-[.M21]" office:value-type="float" office:value="4818" calcext:value-type="float">
            <text:p>4818</text:p>
          </table:table-cell>
          <table:table-cell table:formula="of:=[.N21]-[.O21]" office:value-type="float" office:value="4818" calcext:value-type="float">
            <text:p>4818</text:p>
          </table:table-cell>
          <table:table-cell office:value-type="float" office:value="20" calcext:value-type="float">
            <text:p>20</text:p>
          </table:table-cell>
          <table:table-cell table:formula="of:=[.L21]-[.N21]" office:value-type="float" office:value="0" calcext:value-type="float">
            <text:p>0</text:p>
          </table:table-cell>
          <table:table-cell table:formula="of:=ABS([.T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1]&gt;=0;[.Z21];0)" office:value-type="float" office:value="0" calcext:value-type="float">
            <text:p>0</text:p>
          </table:table-cell>
          <table:table-cell table:formula="of:=IF([.X21]&lt;=0;[.Z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21]-[.O21]" office:value-type="float" office:value="0" calcext:value-type="float">
            <text:p>0</text:p>
          </table:table-cell>
          <table:table-cell table:formula="of:=ABS([.AF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1]&gt;=0;[.AL21];0)" office:value-type="float" office:value="0" calcext:value-type="float">
            <text:p>0</text:p>
          </table:table-cell>
          <table:table-cell table:formula="of:=IF([.AJ21]&lt;=0;[.AL21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1]-[.AS21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1]-[.AW21]" office:value-type="float" office:value="-4818" calcext:value-type="float">
            <text:p>-4818</text:p>
          </table:table-cell>
          <table:table-cell table:formula="of:=ABS([.AX21])" office:value-type="float" office:value="4818" calcext:value-type="float">
            <text:p>48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095" calcext:value-type="float">
            <text:p>-209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68531" calcext:value-type="float">
            <text:p>6853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70315" calcext:value-type="float">
            <text:p>70315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67864" calcext:value-type="float">
            <text:p>67864</text:p>
          </table:table-cell>
          <table:table-cell office:value-type="float" office:value="24.5947" calcext:value-type="float">
            <text:p>24.59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office:value-type="float" office:value="67864" calcext:value-type="float">
            <text:p>67864</text:p>
          </table:table-cell>
          <table:table-cell/>
          <table:table-cell table:formula="of:=[.L22]-[.M22]" office:value-type="float" office:value="433" calcext:value-type="float">
            <text:p>433</text:p>
          </table:table-cell>
          <table:table-cell table:formula="of:=[.N22]-[.O22]" office:value-type="float" office:value="2451" calcext:value-type="float">
            <text:p>2451</text:p>
          </table:table-cell>
          <table:table-cell office:value-type="float" office:value="21" calcext:value-type="float">
            <text:p>21</text:p>
          </table:table-cell>
          <table:table-cell table:formula="of:=[.L22]-[.N22]" office:value-type="float" office:value="-1351" calcext:value-type="float">
            <text:p>-1351</text:p>
          </table:table-cell>
          <table:table-cell table:formula="of:=ABS([.T22])" office:value-type="float" office:value="1351" calcext:value-type="float">
            <text:p>13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51" calcext:value-type="float">
            <text:p>-1351</text:p>
          </table:table-cell>
          <table:table-cell office:value-type="float" office:value="1351" calcext:value-type="float">
            <text:p>1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X22]&gt;=0;[.Z22];0)" office:value-type="float" office:value="0" calcext:value-type="float">
            <text:p>0</text:p>
          </table:table-cell>
          <table:table-cell table:formula="of:=IF([.X22]&lt;=0;[.Z22];0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22]-[.O22]" office:value-type="float" office:value="667" calcext:value-type="float">
            <text:p>667</text:p>
          </table:table-cell>
          <table:table-cell table:formula="of:=ABS([.AF22])" office:value-type="float" office:value="667" calcext:value-type="float">
            <text:p>6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J22]&gt;=0;[.AL22];0)" office:value-type="float" office:value="18" calcext:value-type="float">
            <text:p>18</text:p>
          </table:table-cell>
          <table:table-cell table:formula="of:=IF([.AJ22]&lt;=0;[.AL22];0)" office:value-type="float" office:value="0" calcext:value-type="float">
            <text:p>0</text:p>
          </table:table-cell>
          <table:table-cell table:number-columns-repeated="2"/>
          <table:table-cell office:value-type="float" office:value="68964" calcext:value-type="float">
            <text:p>68964</text:p>
          </table:table-cell>
          <table:table-cell office:value-type="float" office:value="67864" calcext:value-type="float">
            <text:p>67864</text:p>
          </table:table-cell>
          <table:table-cell table:formula="of:=[.AR22]-[.AS22]" office:value-type="float" office:value="1100" calcext:value-type="float">
            <text:p>1100</text:p>
          </table:table-cell>
          <table:table-cell/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table:formula="of:=[.AV22]-[.AW22]" office:value-type="float" office:value="-1784" calcext:value-type="float">
            <text:p>-1784</text:p>
          </table:table-cell>
          <table:table-cell table:formula="of:=ABS([.AX22])" office:value-type="float" office:value="1784" calcext:value-type="float">
            <text:p>17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131" calcext:value-type="float">
            <text:p>-2131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313745" calcext:value-type="float">
            <text:p>31374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322807" calcext:value-type="float">
            <text:p>322807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310967" calcext:value-type="float">
            <text:p>310967</text:p>
          </table:table-cell>
          <table:table-cell office:value-type="float" office:value="11.6176" calcext:value-type="float">
            <text:p>11.61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office:value-type="float" office:value="310967" calcext:value-type="float">
            <text:p>310967</text:p>
          </table:table-cell>
          <table:table-cell/>
          <table:table-cell table:formula="of:=[.L23]-[.M23]" office:value-type="float" office:value="17358" calcext:value-type="float">
            <text:p>17358</text:p>
          </table:table-cell>
          <table:table-cell table:formula="of:=[.N23]-[.O23]" office:value-type="float" office:value="11840" calcext:value-type="float">
            <text:p>11840</text:p>
          </table:table-cell>
          <table:table-cell office:value-type="float" office:value="22" calcext:value-type="float">
            <text:p>22</text:p>
          </table:table-cell>
          <table:table-cell table:formula="of:=[.L23]-[.N23]" office:value-type="float" office:value="8296" calcext:value-type="float">
            <text:p>8296</text:p>
          </table:table-cell>
          <table:table-cell table:formula="of:=ABS([.T23])" office:value-type="float" office:value="8296" calcext:value-type="float">
            <text:p>82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8296" calcext:value-type="float">
            <text:p>829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X23]&gt;=0;[.Z23];0)" office:value-type="float" office:value="23" calcext:value-type="float">
            <text:p>23</text:p>
          </table:table-cell>
          <table:table-cell table:formula="of:=IF([.X23]&lt;=0;[.Z23];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M23]-[.O23]" office:value-type="float" office:value="2778" calcext:value-type="float">
            <text:p>2778</text:p>
          </table:table-cell>
          <table:table-cell table:formula="of:=ABS([.AF23])" office:value-type="float" office:value="2778" calcext:value-type="float">
            <text:p>277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J23]&gt;=0;[.AL23];0)" office:value-type="float" office:value="21" calcext:value-type="float">
            <text:p>21</text:p>
          </table:table-cell>
          <table:table-cell table:formula="of:=IF([.AJ23]&lt;=0;[.AL23];0)" office:value-type="float" office:value="0" calcext:value-type="float">
            <text:p>0</text:p>
          </table:table-cell>
          <table:table-cell table:number-columns-repeated="2"/>
          <table:table-cell office:value-type="float" office:value="331103" calcext:value-type="float">
            <text:p>331103</text:p>
          </table:table-cell>
          <table:table-cell office:value-type="float" office:value="310967" calcext:value-type="float">
            <text:p>310967</text:p>
          </table:table-cell>
          <table:table-cell table:formula="of:=[.AR23]-[.AS23]" office:value-type="float" office:value="20136" calcext:value-type="float">
            <text:p>20136</text:p>
          </table:table-cell>
          <table:table-cell/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table:formula="of:=[.AV23]-[.AW23]" office:value-type="float" office:value="-9062" calcext:value-type="float">
            <text:p>-9062</text:p>
          </table:table-cell>
          <table:table-cell table:formula="of:=ABS([.AX23])" office:value-type="float" office:value="9062" calcext:value-type="float">
            <text:p>9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133" calcext:value-type="float">
            <text:p>-2133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46680" calcext:value-type="float">
            <text:p>46680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49166" calcext:value-type="float">
            <text:p>49166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47899" calcext:value-type="float">
            <text:p>47899</text:p>
          </table:table-cell>
          <table:table-cell office:value-type="float" office:value="0.0663509" calcext:value-type="float">
            <text:p>0.066350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office:value-type="float" office:value="47899" calcext:value-type="float">
            <text:p>47899</text:p>
          </table:table-cell>
          <table:table-cell/>
          <table:table-cell table:formula="of:=[.L24]-[.M24]" office:value-type="float" office:value="0" calcext:value-type="float">
            <text:p>0</text:p>
          </table:table-cell>
          <table:table-cell table:formula="of:=[.N24]-[.O24]" office:value-type="float" office:value="1267" calcext:value-type="float">
            <text:p>1267</text:p>
          </table:table-cell>
          <table:table-cell office:value-type="float" office:value="23" calcext:value-type="float">
            <text:p>23</text:p>
          </table:table-cell>
          <table:table-cell table:formula="of:=[.L24]-[.N24]" office:value-type="float" office:value="-2486" calcext:value-type="float">
            <text:p>-2486</text:p>
          </table:table-cell>
          <table:table-cell table:formula="of:=ABS([.T24])" office:value-type="float" office:value="2486" calcext:value-type="float">
            <text:p>24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X24]&gt;=0;[.Z24];0)" office:value-type="float" office:value="0" calcext:value-type="float">
            <text:p>0</text:p>
          </table:table-cell>
          <table:table-cell table:formula="of:=IF([.X24]&lt;=0;[.Z24];0)"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M24]-[.O24]" office:value-type="float" office:value="-1219" calcext:value-type="float">
            <text:p>-1219</text:p>
          </table:table-cell>
          <table:table-cell table:formula="of:=ABS([.AF24])" office:value-type="float" office:value="1219" calcext:value-type="float">
            <text:p>12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219" calcext:value-type="float">
            <text:p>-1219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J24]&gt;=0;[.AL24];0)" office:value-type="float" office:value="0" calcext:value-type="float">
            <text:p>0</text:p>
          </table:table-cell>
          <table:table-cell table:formula="of:=IF([.AJ24]&lt;=0;[.AL24];0)" office:value-type="float" office:value="20" calcext:value-type="float">
            <text:p>20</text:p>
          </table:table-cell>
          <table:table-cell table:number-columns-repeated="2"/>
          <table:table-cell office:value-type="float" office:value="46680" calcext:value-type="float">
            <text:p>46680</text:p>
          </table:table-cell>
          <table:table-cell office:value-type="float" office:value="47899" calcext:value-type="float">
            <text:p>47899</text:p>
          </table:table-cell>
          <table:table-cell table:formula="of:=[.AR24]-[.AS24]" office:value-type="float" office:value="-1219" calcext:value-type="float">
            <text:p>-1219</text:p>
          </table:table-cell>
          <table:table-cell/>
          <table:table-cell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table:formula="of:=[.AV24]-[.AW24]" office:value-type="float" office:value="-2486" calcext:value-type="float">
            <text:p>-2486</text:p>
          </table:table-cell>
          <table:table-cell table:formula="of:=ABS([.AX24])" office:value-type="float" office:value="2486" calcext:value-type="float">
            <text:p>24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156" calcext:value-type="float">
            <text:p>-215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67055" calcext:value-type="float">
            <text:p>6705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71550" calcext:value-type="float">
            <text:p>71550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67323" calcext:value-type="float">
            <text:p>67323</text:p>
          </table:table-cell>
          <table:table-cell office:value-type="float" office:value="0.0226451" calcext:value-type="float">
            <text:p>0.02264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office:value-type="float" office:value="67323" calcext:value-type="float">
            <text:p>67323</text:p>
          </table:table-cell>
          <table:table-cell/>
          <table:table-cell table:formula="of:=[.L25]-[.M25]" office:value-type="float" office:value="2242" calcext:value-type="float">
            <text:p>2242</text:p>
          </table:table-cell>
          <table:table-cell table:formula="of:=[.N25]-[.O25]" office:value-type="float" office:value="4227" calcext:value-type="float">
            <text:p>4227</text:p>
          </table:table-cell>
          <table:table-cell office:value-type="float" office:value="24" calcext:value-type="float">
            <text:p>24</text:p>
          </table:table-cell>
          <table:table-cell table:formula="of:=[.L25]-[.N25]" office:value-type="float" office:value="-2253" calcext:value-type="float">
            <text:p>-2253</text:p>
          </table:table-cell>
          <table:table-cell table:formula="of:=ABS([.T25])" office:value-type="float" office:value="2253" calcext:value-type="float">
            <text:p>2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253" calcext:value-type="float">
            <text:p>-2253</text:p>
          </table:table-cell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X25]&gt;=0;[.Z25];0)" office:value-type="float" office:value="0" calcext:value-type="float">
            <text:p>0</text:p>
          </table:table-cell>
          <table:table-cell table:formula="of:=IF([.X25]&lt;=0;[.Z25];0)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M25]-[.O25]" office:value-type="float" office:value="-268" calcext:value-type="float">
            <text:p>-268</text:p>
          </table:table-cell>
          <table:table-cell table:formula="of:=ABS([.AF25])" office:value-type="float" office:value="268" calcext:value-type="float">
            <text:p>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J25]&gt;=0;[.AL25];0)" office:value-type="float" office:value="0" calcext:value-type="float">
            <text:p>0</text:p>
          </table:table-cell>
          <table:table-cell table:formula="of:=IF([.AJ25]&lt;=0;[.AL25];0)" office:value-type="float" office:value="16" calcext:value-type="float">
            <text:p>16</text:p>
          </table:table-cell>
          <table:table-cell table:number-columns-repeated="2"/>
          <table:table-cell office:value-type="float" office:value="69297" calcext:value-type="float">
            <text:p>69297</text:p>
          </table:table-cell>
          <table:table-cell office:value-type="float" office:value="67323" calcext:value-type="float">
            <text:p>67323</text:p>
          </table:table-cell>
          <table:table-cell table:formula="of:=[.AR25]-[.AS25]" office:value-type="float" office:value="1974" calcext:value-type="float">
            <text:p>1974</text:p>
          </table:table-cell>
          <table:table-cell/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table:formula="of:=[.AV25]-[.AW25]" office:value-type="float" office:value="-4495" calcext:value-type="float">
            <text:p>-4495</text:p>
          </table:table-cell>
          <table:table-cell table:formula="of:=ABS([.AX25])" office:value-type="float" office:value="4495" calcext:value-type="float">
            <text:p>44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20769" calcext:value-type="float">
            <text:p>120769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303293" calcext:value-type="float">
            <text:p>0.03032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/>
          <table:table-cell table:formula="of:=[.L26]-[.M26]" office:value-type="float" office:value="6216" calcext:value-type="float">
            <text:p>6216</text:p>
          </table:table-cell>
          <table:table-cell table:formula="of:=[.N26]-[.O26]" office:value-type="float" office:value="6216" calcext:value-type="float">
            <text:p>6216</text:p>
          </table:table-cell>
          <table:table-cell office:value-type="float" office:value="25" calcext:value-type="float">
            <text:p>25</text:p>
          </table:table-cell>
          <table:table-cell table:formula="of:=[.L26]-[.N26]" office:value-type="float" office:value="0" calcext:value-type="float">
            <text:p>0</text:p>
          </table:table-cell>
          <table:table-cell table:formula="of:=ABS([.T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6]&gt;=0;[.Z26];0)" office:value-type="float" office:value="0" calcext:value-type="float">
            <text:p>0</text:p>
          </table:table-cell>
          <table:table-cell table:formula="of:=IF([.X26]&lt;=0;[.Z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26]-[.O26]" office:value-type="float" office:value="0" calcext:value-type="float">
            <text:p>0</text:p>
          </table:table-cell>
          <table:table-cell table:formula="of:=ABS([.AF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6]&gt;=0;[.AL26];0)" office:value-type="float" office:value="0" calcext:value-type="float">
            <text:p>0</text:p>
          </table:table-cell>
          <table:table-cell table:formula="of:=IF([.AJ26]&lt;=0;[.AL26];0)" office:value-type="float" office:value="0" calcext:value-type="float">
            <text:p>0</text:p>
          </table:table-cell>
          <table:table-cell table:number-columns-repeated="2"/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table:formula="of:=[.AR26]-[.AS26]" office:value-type="float" office:value="6216" calcext:value-type="float">
            <text:p>6216</text:p>
          </table:table-cell>
          <table:table-cell/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table:formula="of:=[.AV26]-[.AW26]" office:value-type="float" office:value="-6216" calcext:value-type="float">
            <text:p>-6216</text:p>
          </table:table-cell>
          <table:table-cell table:formula="of:=ABS([.AX26])" office:value-type="float" office:value="6216" calcext:value-type="float">
            <text:p>62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2567" calcext:value-type="float">
            <text:p>-256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60964" calcext:value-type="float">
            <text:p>60964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61652" calcext:value-type="float">
            <text:p>61652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60964" calcext:value-type="float">
            <text:p>60964</text:p>
          </table:table-cell>
          <table:table-cell office:value-type="float" office:value="0.0304266" calcext:value-type="float">
            <text:p>0.03042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/>
          <table:table-cell table:formula="of:=[.L27]-[.M27]" office:value-type="float" office:value="688" calcext:value-type="float">
            <text:p>688</text:p>
          </table:table-cell>
          <table:table-cell table:formula="of:=[.N27]-[.O27]" office:value-type="float" office:value="688" calcext:value-type="float">
            <text:p>688</text:p>
          </table:table-cell>
          <table:table-cell office:value-type="float" office:value="26" calcext:value-type="float">
            <text:p>26</text:p>
          </table:table-cell>
          <table:table-cell table:formula="of:=[.L27]-[.N27]" office:value-type="float" office:value="0" calcext:value-type="float">
            <text:p>0</text:p>
          </table:table-cell>
          <table:table-cell table:formula="of:=ABS([.T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7]&gt;=0;[.Z27];0)" office:value-type="float" office:value="0" calcext:value-type="float">
            <text:p>0</text:p>
          </table:table-cell>
          <table:table-cell table:formula="of:=IF([.X27]&lt;=0;[.Z27];0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27]-[.O27]" office:value-type="float" office:value="0" calcext:value-type="float">
            <text:p>0</text:p>
          </table:table-cell>
          <table:table-cell table:formula="of:=ABS([.AF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7]&gt;=0;[.AL27];0)" office:value-type="float" office:value="0" calcext:value-type="float">
            <text:p>0</text:p>
          </table:table-cell>
          <table:table-cell table:formula="of:=IF([.AJ27]&lt;=0;[.AL27];0)" office:value-type="float" office:value="0" calcext:value-type="float">
            <text:p>0</text:p>
          </table:table-cell>
          <table:table-cell table:number-columns-repeated="2"/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table:formula="of:=[.AR27]-[.AS27]" office:value-type="float" office:value="688" calcext:value-type="float">
            <text:p>688</text:p>
          </table:table-cell>
          <table:table-cell/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table:formula="of:=[.AV27]-[.AW27]" office:value-type="float" office:value="-688" calcext:value-type="float">
            <text:p>-688</text:p>
          </table:table-cell>
          <table:table-cell table:formula="of:=ABS([.AX27])" office:value-type="float" office:value="688" calcext:value-type="float">
            <text:p>6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678" calcext:value-type="float">
            <text:p>-2678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79564" calcext:value-type="float">
            <text:p>79564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79564" calcext:value-type="float">
            <text:p>79564</text:p>
          </table:table-cell>
          <table:table-cell office:value-type="float" office:value="0.0335902" calcext:value-type="float">
            <text:p>0.0335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/>
          <table:table-cell table:formula="of:=[.L28]-[.M28]" office:value-type="float" office:value="6135" calcext:value-type="float">
            <text:p>6135</text:p>
          </table:table-cell>
          <table:table-cell table:formula="of:=[.N28]-[.O28]" office:value-type="float" office:value="6135" calcext:value-type="float">
            <text:p>6135</text:p>
          </table:table-cell>
          <table:table-cell office:value-type="float" office:value="27" calcext:value-type="float">
            <text:p>27</text:p>
          </table:table-cell>
          <table:table-cell table:formula="of:=[.L28]-[.N28]" office:value-type="float" office:value="0" calcext:value-type="float">
            <text:p>0</text:p>
          </table:table-cell>
          <table:table-cell table:formula="of:=ABS([.T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8]&gt;=0;[.Z28];0)" office:value-type="float" office:value="0" calcext:value-type="float">
            <text:p>0</text:p>
          </table:table-cell>
          <table:table-cell table:formula="of:=IF([.X28]&lt;=0;[.Z28];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28]-[.O28]" office:value-type="float" office:value="0" calcext:value-type="float">
            <text:p>0</text:p>
          </table:table-cell>
          <table:table-cell table:formula="of:=ABS([.AF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8]&gt;=0;[.AL28];0)" office:value-type="float" office:value="0" calcext:value-type="float">
            <text:p>0</text:p>
          </table:table-cell>
          <table:table-cell table:formula="of:=IF([.AJ28]&lt;=0;[.AL28];0)" office:value-type="float" office:value="0" calcext:value-type="float">
            <text:p>0</text:p>
          </table:table-cell>
          <table:table-cell table:number-columns-repeated="2"/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table:formula="of:=[.AR28]-[.AS28]" office:value-type="float" office:value="6135" calcext:value-type="float">
            <text:p>6135</text:p>
          </table:table-cell>
          <table:table-cell/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table:formula="of:=[.AV28]-[.AW28]" office:value-type="float" office:value="-6135" calcext:value-type="float">
            <text:p>-6135</text:p>
          </table:table-cell>
          <table:table-cell table:formula="of:=ABS([.AX28])" office:value-type="float" office:value="6135" calcext:value-type="float">
            <text:p>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274" calcext:value-type="float">
            <text:p>-3274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92552" calcext:value-type="float">
            <text:p>92552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92903" calcext:value-type="float">
            <text:p>92903</text:p>
          </table:table-cell>
          <table:table-cell office:value-type="float" office:value="0.352259" calcext:value-type="float">
            <text:p>0.3522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/>
          <table:table-cell table:formula="of:=[.L29]-[.M29]" office:value-type="float" office:value="2131" calcext:value-type="float">
            <text:p>2131</text:p>
          </table:table-cell>
          <table:table-cell table:formula="of:=[.N29]-[.O29]" office:value-type="float" office:value="1780" calcext:value-type="float">
            <text:p>1780</text:p>
          </table:table-cell>
          <table:table-cell office:value-type="float" office:value="28" calcext:value-type="float">
            <text:p>28</text:p>
          </table:table-cell>
          <table:table-cell table:formula="of:=[.L29]-[.N29]" office:value-type="float" office:value="0" calcext:value-type="float">
            <text:p>0</text:p>
          </table:table-cell>
          <table:table-cell table:formula="of:=ABS([.T29]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9]&gt;=0;[.Z29];0)" office:value-type="float" office:value="0" calcext:value-type="float">
            <text:p>0</text:p>
          </table:table-cell>
          <table:table-cell table:formula="of:=IF([.X29]&lt;=0;[.Z29];0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29]-[.O29]" office:value-type="float" office:value="-351" calcext:value-type="float">
            <text:p>-351</text:p>
          </table:table-cell>
          <table:table-cell table:formula="of:=ABS([.AF29])" office:value-type="float" office:value="351" calcext:value-type="float">
            <text:p>3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351" calcext:value-type="float">
            <text:p>-351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J29]&gt;=0;[.AL29];0)" office:value-type="float" office:value="0" calcext:value-type="float">
            <text:p>0</text:p>
          </table:table-cell>
          <table:table-cell table:formula="of:=IF([.AJ29]&lt;=0;[.AL29];0)" office:value-type="float" office:value="17" calcext:value-type="float">
            <text:p>17</text:p>
          </table:table-cell>
          <table:table-cell table:number-columns-repeated="2"/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 table:formula="of:=[.AR29]-[.AS29]" office:value-type="float" office:value="1780" calcext:value-type="float">
            <text:p>1780</text:p>
          </table:table-cell>
          <table:table-cell/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table:formula="of:=[.AV29]-[.AW29]" office:value-type="float" office:value="-2131" calcext:value-type="float">
            <text:p>-2131</text:p>
          </table:table-cell>
          <table:table-cell table:formula="of:=ABS([.AX29])" office:value-type="float" office:value="2131" calcext:value-type="float">
            <text:p>21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3421" calcext:value-type="float">
            <text:p>-342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54491" calcext:value-type="float">
            <text:p>54491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58635" calcext:value-type="float">
            <text:p>58635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54604" calcext:value-type="float">
            <text:p>54604</text:p>
          </table:table-cell>
          <table:table-cell office:value-type="float" office:value="0.193229" calcext:value-type="float">
            <text:p>0.1932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office:value-type="float" office:value="54604" calcext:value-type="float">
            <text:p>54604</text:p>
          </table:table-cell>
          <table:table-cell/>
          <table:table-cell table:formula="of:=[.L30]-[.M30]" office:value-type="float" office:value="3532" calcext:value-type="float">
            <text:p>3532</text:p>
          </table:table-cell>
          <table:table-cell table:formula="of:=[.N30]-[.O30]" office:value-type="float" office:value="4031" calcext:value-type="float">
            <text:p>4031</text:p>
          </table:table-cell>
          <table:table-cell office:value-type="float" office:value="29" calcext:value-type="float">
            <text:p>29</text:p>
          </table:table-cell>
          <table:table-cell table:formula="of:=[.L30]-[.N30]" office:value-type="float" office:value="-612" calcext:value-type="float">
            <text:p>-612</text:p>
          </table:table-cell>
          <table:table-cell table:formula="of:=ABS([.T30])" office:value-type="float" office:value="612" calcext:value-type="float">
            <text:p>6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612" calcext:value-type="float">
            <text:p>-612</text:p>
          </table:table-cell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X30]&gt;=0;[.Z30];0)" office:value-type="float" office:value="0" calcext:value-type="float">
            <text:p>0</text:p>
          </table:table-cell>
          <table:table-cell table:formula="of:=IF([.X30]&lt;=0;[.Z30];0)"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M30]-[.O30]" office:value-type="float" office:value="-113" calcext:value-type="float">
            <text:p>-113</text:p>
          </table:table-cell>
          <table:table-cell table:formula="of:=ABS([.AF30])" office:value-type="float" office:value="113" calcext:value-type="float">
            <text:p>1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30]&gt;=0;[.AL30];0)" office:value-type="float" office:value="0" calcext:value-type="float">
            <text:p>0</text:p>
          </table:table-cell>
          <table:table-cell table:formula="of:=IF([.AJ30]&lt;=0;[.AL30];0)" office:value-type="float" office:value="10.5" calcext:value-type="float">
            <text:p>10.5</text:p>
          </table:table-cell>
          <table:table-cell table:number-columns-repeated="2"/>
          <table:table-cell office:value-type="float" office:value="58023" calcext:value-type="float">
            <text:p>58023</text:p>
          </table:table-cell>
          <table:table-cell office:value-type="float" office:value="54604" calcext:value-type="float">
            <text:p>54604</text:p>
          </table:table-cell>
          <table:table-cell table:formula="of:=[.AR30]-[.AS30]" office:value-type="float" office:value="3419" calcext:value-type="float">
            <text:p>3419</text:p>
          </table:table-cell>
          <table:table-cell/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table:formula="of:=[.AV30]-[.AW30]" office:value-type="float" office:value="-4144" calcext:value-type="float">
            <text:p>-4144</text:p>
          </table:table-cell>
          <table:table-cell table:formula="of:=ABS([.AX30])" office:value-type="float" office:value="4144" calcext:value-type="float">
            <text:p>41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4144" calcext:value-type="float">
            <text:p>-4144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58279" calcext:value-type="float">
            <text:p>58279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58151" calcext:value-type="float">
            <text:p>58151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58151" calcext:value-type="float">
            <text:p>58151</text:p>
          </table:table-cell>
          <table:table-cell office:value-type="float" office:value="0.380743" calcext:value-type="float">
            <text:p>0.380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8279" calcext:value-type="float">
            <text:p>58279</text:p>
          </table:table-cell>
          <table:table-cell table:number-columns-repeated="2" office:value-type="float" office:value="58151" calcext:value-type="float">
            <text:p>58151</text:p>
          </table:table-cell>
          <table:table-cell/>
          <table:table-cell table:formula="of:=[.L31]-[.M31]" office:value-type="float" office:value="1611" calcext:value-type="float">
            <text:p>1611</text:p>
          </table:table-cell>
          <table:table-cell table:formula="of:=[.N31]-[.O31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L31]-[.N31]" office:value-type="float" office:value="1739" calcext:value-type="float">
            <text:p>1739</text:p>
          </table:table-cell>
          <table:table-cell table:formula="of:=ABS([.T31])" office:value-type="float" office:value="1739" calcext:value-type="float">
            <text:p>173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739" calcext:value-type="float">
            <text:p>173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X31]&gt;=0;[.Z31];0)" office:value-type="float" office:value="19" calcext:value-type="float">
            <text:p>19</text:p>
          </table:table-cell>
          <table:table-cell table:formula="of:=IF([.X31]&lt;=0;[.Z31];0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31]-[.O31]" office:value-type="float" office:value="128" calcext:value-type="float">
            <text:p>128</text:p>
          </table:table-cell>
          <table:table-cell table:formula="of:=ABS([.AF31])"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J31]&gt;=0;[.AL31];0)" office:value-type="float" office:value="14" calcext:value-type="float">
            <text:p>14</text:p>
          </table:table-cell>
          <table:table-cell table:formula="of:=IF([.AJ31]&lt;=0;[.AL31];0)" office:value-type="float" office:value="0" calcext:value-type="float">
            <text:p>0</text:p>
          </table:table-cell>
          <table:table-cell table:number-columns-repeated="2"/>
          <table:table-cell office:value-type="float" office:value="59890" calcext:value-type="float">
            <text:p>59890</text:p>
          </table:table-cell>
          <table:table-cell office:value-type="float" office:value="58151" calcext:value-type="float">
            <text:p>58151</text:p>
          </table:table-cell>
          <table:table-cell table:formula="of:=[.AR31]-[.AS31]" office:value-type="float" office:value="1739" calcext:value-type="float">
            <text:p>1739</text:p>
          </table:table-cell>
          <table:table-cell/>
          <table:table-cell office:value-type="float" office:value="58279" calcext:value-type="float">
            <text:p>58279</text:p>
          </table:table-cell>
          <table:table-cell office:value-type="float" office:value="58151" calcext:value-type="float">
            <text:p>58151</text:p>
          </table:table-cell>
          <table:table-cell table:formula="of:=[.AV31]-[.AW31]" office:value-type="float" office:value="128" calcext:value-type="float">
            <text:p>128</text:p>
          </table:table-cell>
          <table:table-cell table:formula="of:=ABS([.AX31])" office:value-type="float" office:value="128" calcext:value-type="float">
            <text:p>1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4215" calcext:value-type="float">
            <text:p>-4215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127230" calcext:value-type="float">
            <text:p>127230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131445" calcext:value-type="float">
            <text:p>131445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126062" calcext:value-type="float">
            <text:p>126062</text:p>
          </table:table-cell>
          <table:table-cell office:value-type="float" office:value="0.873932" calcext:value-type="float">
            <text:p>0.8739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office:value-type="float" office:value="126062" calcext:value-type="float">
            <text:p>126062</text:p>
          </table:table-cell>
          <table:table-cell/>
          <table:table-cell table:formula="of:=[.L32]-[.M32]" office:value-type="float" office:value="4051" calcext:value-type="float">
            <text:p>4051</text:p>
          </table:table-cell>
          <table:table-cell table:formula="of:=[.N32]-[.O32]" office:value-type="float" office:value="5383" calcext:value-type="float">
            <text:p>5383</text:p>
          </table:table-cell>
          <table:table-cell office:value-type="float" office:value="31" calcext:value-type="float">
            <text:p>31</text:p>
          </table:table-cell>
          <table:table-cell table:formula="of:=[.L32]-[.N32]" office:value-type="float" office:value="-164" calcext:value-type="float">
            <text:p>-164</text:p>
          </table:table-cell>
          <table:table-cell table:formula="of:=ABS([.T32])" office:value-type="float" office:value="164" calcext:value-type="float">
            <text:p>1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64" calcext:value-type="float">
            <text:p>-164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X32]&gt;=0;[.Z32];0)" office:value-type="float" office:value="0" calcext:value-type="float">
            <text:p>0</text:p>
          </table:table-cell>
          <table:table-cell table:formula="of:=IF([.X32]&lt;=0;[.Z32];0)"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M32]-[.O32]" office:value-type="float" office:value="1168" calcext:value-type="float">
            <text:p>1168</text:p>
          </table:table-cell>
          <table:table-cell table:formula="of:=ABS([.AF32])" office:value-type="float" office:value="1168" calcext:value-type="float">
            <text:p>116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J32]&gt;=0;[.AL32];0)" office:value-type="float" office:value="19" calcext:value-type="float">
            <text:p>19</text:p>
          </table:table-cell>
          <table:table-cell table:formula="of:=IF([.AJ32]&lt;=0;[.AL32];0)" office:value-type="float" office:value="0" calcext:value-type="float">
            <text:p>0</text:p>
          </table:table-cell>
          <table:table-cell table:number-columns-repeated="2"/>
          <table:table-cell office:value-type="float" office:value="131281" calcext:value-type="float">
            <text:p>131281</text:p>
          </table:table-cell>
          <table:table-cell office:value-type="float" office:value="126062" calcext:value-type="float">
            <text:p>126062</text:p>
          </table:table-cell>
          <table:table-cell table:formula="of:=[.AR32]-[.AS32]" office:value-type="float" office:value="5219" calcext:value-type="float">
            <text:p>5219</text:p>
          </table:table-cell>
          <table:table-cell/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table:formula="of:=[.AV32]-[.AW32]" office:value-type="float" office:value="-4215" calcext:value-type="float">
            <text:p>-4215</text:p>
          </table:table-cell>
          <table:table-cell table:formula="of:=ABS([.AX32])" office:value-type="float" office:value="4215" calcext:value-type="float">
            <text:p>42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4495" calcext:value-type="float">
            <text:p>-4495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248934" calcext:value-type="float">
            <text:p>0.00248934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508362" calcext:value-type="float">
            <text:p>0.005083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/>
          <table:table-cell table:formula="of:=[.L33]-[.M33]" office:value-type="float" office:value="22541" calcext:value-type="float">
            <text:p>22541</text:p>
          </table:table-cell>
          <table:table-cell table:formula="of:=[.N33]-[.O33]" office:value-type="float" office:value="22541" calcext:value-type="float">
            <text:p>22541</text:p>
          </table:table-cell>
          <table:table-cell office:value-type="float" office:value="32" calcext:value-type="float">
            <text:p>32</text:p>
          </table:table-cell>
          <table:table-cell table:formula="of:=[.L33]-[.N33]" office:value-type="float" office:value="0" calcext:value-type="float">
            <text:p>0</text:p>
          </table:table-cell>
          <table:table-cell table:formula="of:=ABS([.T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3]&gt;=0;[.Z33];0)" office:value-type="float" office:value="0" calcext:value-type="float">
            <text:p>0</text:p>
          </table:table-cell>
          <table:table-cell table:formula="of:=IF([.X33]&lt;=0;[.Z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M33]-[.O33]" office:value-type="float" office:value="0" calcext:value-type="float">
            <text:p>0</text:p>
          </table:table-cell>
          <table:table-cell table:formula="of:=ABS([.AF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3]&gt;=0;[.AL33];0)" office:value-type="float" office:value="0" calcext:value-type="float">
            <text:p>0</text:p>
          </table:table-cell>
          <table:table-cell table:formula="of:=IF([.AJ33]&lt;=0;[.AL33];0)" office:value-type="float" office:value="0" calcext:value-type="float">
            <text:p>0</text:p>
          </table:table-cell>
          <table:table-cell table:number-columns-repeated="2"/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table:formula="of:=[.AR33]-[.AS33]" office:value-type="float" office:value="22541" calcext:value-type="float">
            <text:p>22541</text:p>
          </table:table-cell>
          <table:table-cell/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table:formula="of:=[.AV33]-[.AW33]" office:value-type="float" office:value="-22541" calcext:value-type="float">
            <text:p>-22541</text:p>
          </table:table-cell>
          <table:table-cell table:formula="of:=ABS([.AX33])" office:value-type="float" office:value="22541" calcext:value-type="float">
            <text:p>225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2612" calcext:value-type="float">
            <text:p>2612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2632" calcext:value-type="float">
            <text:p>2632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2606" calcext:value-type="float">
            <text:p>2606</text:p>
          </table:table-cell>
          <table:table-cell office:value-type="float" office:value="0.113054" calcext:value-type="float">
            <text:p>0.1130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[.L34]-[.M34]" office:value-type="float" office:value="140" calcext:value-type="float">
            <text:p>140</text:p>
          </table:table-cell>
          <table:table-cell table:formula="of:=[.N34]-[.O34]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L34]-[.N34]" office:value-type="float" office:value="120" calcext:value-type="float">
            <text:p>120</text:p>
          </table:table-cell>
          <table:table-cell table:formula="of:=ABS([.T34])"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X34]&gt;=0;[.Z34];0)" office:value-type="float" office:value="10" calcext:value-type="float">
            <text:p>10</text:p>
          </table:table-cell>
          <table:table-cell table:formula="of:=IF([.X34]&lt;=0;[.Z34];0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M34]-[.O34]" office:value-type="float" office:value="6" calcext:value-type="float">
            <text:p>6</text:p>
          </table:table-cell>
          <table:table-cell table:formula="of:=ABS([.AF34])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J34]&gt;=0;[.AL34];0)" office:value-type="float" office:value="3" calcext:value-type="float">
            <text:p>3</text:p>
          </table:table-cell>
          <table:table-cell table:formula="of:=IF([.AJ34]&lt;=0;[.AL34];0)" office:value-type="float" office:value="0" calcext:value-type="float">
            <text:p>0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2606" calcext:value-type="float">
            <text:p>2606</text:p>
          </table:table-cell>
          <table:table-cell table:formula="of:=[.AR34]-[.AS34]" office:value-type="float" office:value="146" calcext:value-type="float">
            <text:p>146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table:formula="of:=[.AV34]-[.AW34]" office:value-type="float" office:value="-20" calcext:value-type="float">
            <text:p>-20</text:p>
          </table:table-cell>
          <table:table-cell table:formula="of:=ABS([.AX34])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7993" calcext:value-type="float">
            <text:p>7993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8700" calcext:value-type="float">
            <text:p>8700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7934" calcext:value-type="float">
            <text:p>7934</text:p>
          </table:table-cell>
          <table:table-cell office:value-type="float" office:value="2.48614" calcext:value-type="float">
            <text:p>2.486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office:value-type="float" office:value="7934" calcext:value-type="float">
            <text:p>7934</text:p>
          </table:table-cell>
          <table:table-cell/>
          <table:table-cell table:formula="of:=[.L35]-[.M35]" office:value-type="float" office:value="612" calcext:value-type="float">
            <text:p>612</text:p>
          </table:table-cell>
          <table:table-cell table:formula="of:=[.N35]-[.O35]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[.L35]-[.N35]" office:value-type="float" office:value="-95" calcext:value-type="float">
            <text:p>-95</text:p>
          </table:table-cell>
          <table:table-cell table:formula="of:=ABS([.T35])" office:value-type="float" office:value="95" calcext:value-type="float">
            <text:p>9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X35]&gt;=0;[.Z35];0)" office:value-type="float" office:value="0" calcext:value-type="float">
            <text:p>0</text:p>
          </table:table-cell>
          <table:table-cell table:formula="of:=IF([.X35]&lt;=0;[.Z35];0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M35]-[.O35]" office:value-type="float" office:value="59" calcext:value-type="float">
            <text:p>59</text:p>
          </table:table-cell>
          <table:table-cell table:formula="of:=ABS([.AF35])" office:value-type="float" office:value="59" calcext:value-type="float">
            <text:p>5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J35]&gt;=0;[.AL35];0)" office:value-type="float" office:value="8" calcext:value-type="float">
            <text:p>8</text:p>
          </table:table-cell>
          <table:table-cell table:formula="of:=IF([.AJ35]&lt;=0;[.AL35];0)" office:value-type="float" office:value="0" calcext:value-type="float">
            <text:p>0</text:p>
          </table:table-cell>
          <table:table-cell table:number-columns-repeated="2"/>
          <table:table-cell office:value-type="float" office:value="8605" calcext:value-type="float">
            <text:p>8605</text:p>
          </table:table-cell>
          <table:table-cell office:value-type="float" office:value="7934" calcext:value-type="float">
            <text:p>7934</text:p>
          </table:table-cell>
          <table:table-cell table:formula="of:=[.AR35]-[.AS35]" office:value-type="float" office:value="671" calcext:value-type="float">
            <text:p>671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table:formula="of:=[.AV35]-[.AW35]" office:value-type="float" office:value="-707" calcext:value-type="float">
            <text:p>-707</text:p>
          </table:table-cell>
          <table:table-cell table:formula="of:=ABS([.AX35])" office:value-type="float" office:value="707" calcext:value-type="float">
            <text:p>7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10540" calcext:value-type="float">
            <text:p>10540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10763" calcext:value-type="float">
            <text:p>1076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10657" calcext:value-type="float">
            <text:p>10657</text:p>
          </table:table-cell>
          <table:table-cell office:value-type="float" office:value="7.70218" calcext:value-type="float">
            <text:p>7.702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office:value-type="float" office:value="10657" calcext:value-type="float">
            <text:p>10657</text:p>
          </table:table-cell>
          <table:table-cell/>
          <table:table-cell table:formula="of:=[.L36]-[.M36]" office:value-type="float" office:value="514" calcext:value-type="float">
            <text:p>514</text:p>
          </table:table-cell>
          <table:table-cell table:formula="of:=[.N36]-[.O36]"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table:formula="of:=[.L36]-[.N36]" office:value-type="float" office:value="291" calcext:value-type="float">
            <text:p>291</text:p>
          </table:table-cell>
          <table:table-cell table:formula="of:=ABS([.T36])" office:value-type="float" office:value="291" calcext:value-type="float">
            <text:p>29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X36]&gt;=0;[.Z36];0)" office:value-type="float" office:value="12" calcext:value-type="float">
            <text:p>12</text:p>
          </table:table-cell>
          <table:table-cell table:formula="of:=IF([.X36]&lt;=0;[.Z36];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M36]-[.O36]" office:value-type="float" office:value="-117" calcext:value-type="float">
            <text:p>-117</text:p>
          </table:table-cell>
          <table:table-cell table:formula="of:=ABS([.AF36])"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36]&gt;=0;[.AL36];0)" office:value-type="float" office:value="0" calcext:value-type="float">
            <text:p>0</text:p>
          </table:table-cell>
          <table:table-cell table:formula="of:=IF([.AJ36]&lt;=0;[.AL36];0)" office:value-type="float" office:value="12.5" calcext:value-type="float">
            <text:p>12.5</text:p>
          </table:table-cell>
          <table:table-cell table:number-columns-repeated="2"/>
          <table:table-cell office:value-type="float" office:value="11054" calcext:value-type="float">
            <text:p>11054</text:p>
          </table:table-cell>
          <table:table-cell office:value-type="float" office:value="10657" calcext:value-type="float">
            <text:p>10657</text:p>
          </table:table-cell>
          <table:table-cell table:formula="of:=[.AR36]-[.AS36]" office:value-type="float" office:value="397" calcext:value-type="float">
            <text:p>397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table:formula="of:=[.AV36]-[.AW36]" office:value-type="float" office:value="-223" calcext:value-type="float">
            <text:p>-223</text:p>
          </table:table-cell>
          <table:table-cell table:formula="of:=ABS([.AX36])" office:value-type="float" office:value="223" calcext:value-type="float">
            <text:p>2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6135" calcext:value-type="float">
            <text:p>-6135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1437" calcext:value-type="float">
            <text:p>1437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1544" calcext:value-type="float">
            <text:p>154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1432" calcext:value-type="float">
            <text:p>1432</text:p>
          </table:table-cell>
          <table:table-cell office:value-type="float" office:value="0.022591" calcext:value-type="float">
            <text:p>0.0225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L37]-[.M37]" office:value-type="float" office:value="117" calcext:value-type="float">
            <text:p>117</text:p>
          </table:table-cell>
          <table:table-cell table:formula="of:=[.N37]-[.O37]"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table:formula="of:=[.L37]-[.N37]" office:value-type="float" office:value="10" calcext:value-type="float">
            <text:p>10</text:p>
          </table:table-cell>
          <table:table-cell table:formula="of:=ABS([.T37])"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X37]&gt;=0;[.Z37];0)" office:value-type="float" office:value="2" calcext:value-type="float">
            <text:p>2</text:p>
          </table:table-cell>
          <table:table-cell table:formula="of:=IF([.X37]&lt;=0;[.Z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37]-[.O37]" office:value-type="float" office:value="5" calcext:value-type="float">
            <text:p>5</text:p>
          </table:table-cell>
          <table:table-cell table:formula="of:=ABS([.AF37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J37]&gt;=0;[.AL37];0)" office:value-type="float" office:value="2" calcext:value-type="float">
            <text:p>2</text:p>
          </table:table-cell>
          <table:table-cell table:formula="of:=IF([.AJ37]&lt;=0;[.AL37];0)" office:value-type="float" office:value="0" calcext:value-type="float">
            <text:p>0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1432" calcext:value-type="float">
            <text:p>1432</text:p>
          </table:table-cell>
          <table:table-cell table:formula="of:=[.AR37]-[.AS37]" office:value-type="float" office:value="122" calcext:value-type="float">
            <text:p>122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table:formula="of:=[.AV37]-[.AW37]" office:value-type="float" office:value="-107" calcext:value-type="float">
            <text:p>-107</text:p>
          </table:table-cell>
          <table:table-cell table:formula="of:=ABS([.AX37])" office:value-type="float" office:value="107" calcext:value-type="float">
            <text:p>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6216" calcext:value-type="float">
            <text:p>-621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796" calcext:value-type="float">
            <text:p>796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801" calcext:value-type="float">
            <text:p>801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751" calcext:value-type="float">
            <text:p>751</text:p>
          </table:table-cell>
          <table:table-cell office:value-type="float" office:value="0.0108239" calcext:value-type="float">
            <text:p>0.01082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L38]-[.M38]" office:value-type="float" office:value="34" calcext:value-type="float">
            <text:p>34</text:p>
          </table:table-cell>
          <table:table-cell table:formula="of:=[.N38]-[.O38]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L38]-[.N38]" office:value-type="float" office:value="29" calcext:value-type="float">
            <text:p>29</text:p>
          </table:table-cell>
          <table:table-cell table:formula="of:=ABS([.T38])" office:value-type="float" office:value="29" calcext:value-type="float">
            <text:p>2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X38]&gt;=0;[.Z38];0)" office:value-type="float" office:value="5" calcext:value-type="float">
            <text:p>5</text:p>
          </table:table-cell>
          <table:table-cell table:formula="of:=IF([.X38]&lt;=0;[.Z38];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M38]-[.O38]" office:value-type="float" office:value="45" calcext:value-type="float">
            <text:p>45</text:p>
          </table:table-cell>
          <table:table-cell table:formula="of:=ABS([.AF38])" office:value-type="float" office:value="45" calcext:value-type="float">
            <text:p>4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J38]&gt;=0;[.AL38];0)" office:value-type="float" office:value="7" calcext:value-type="float">
            <text:p>7</text:p>
          </table:table-cell>
          <table:table-cell table:formula="of:=IF([.AJ38]&lt;=0;[.AL38];0)" office:value-type="float" office:value="0" calcext:value-type="float">
            <text:p>0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751" calcext:value-type="float">
            <text:p>751</text:p>
          </table:table-cell>
          <table:table-cell table:formula="of:=[.AR38]-[.AS38]" office:value-type="float" office:value="79" calcext:value-type="float">
            <text:p>79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table:formula="of:=[.AV38]-[.AW38]" office:value-type="float" office:value="-5" calcext:value-type="float">
            <text:p>-5</text:p>
          </table:table-cell>
          <table:table-cell table:formula="of:=ABS([.AX38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9062" calcext:value-type="float">
            <text:p>-9062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239691" calcext:value-type="float">
            <text:p>0.2396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/>
          <table:table-cell table:formula="of:=[.L39]-[.M39]" office:value-type="float" office:value="12007" calcext:value-type="float">
            <text:p>12007</text:p>
          </table:table-cell>
          <table:table-cell table:formula="of:=[.N39]-[.O39]" office:value-type="float" office:value="12007" calcext:value-type="float">
            <text:p>12007</text:p>
          </table:table-cell>
          <table:table-cell office:value-type="float" office:value="38" calcext:value-type="float">
            <text:p>38</text:p>
          </table:table-cell>
          <table:table-cell table:formula="of:=[.L39]-[.N39]" office:value-type="float" office:value="0" calcext:value-type="float">
            <text:p>0</text:p>
          </table:table-cell>
          <table:table-cell table:formula="of:=ABS([.T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9]&gt;=0;[.Z39];0)" office:value-type="float" office:value="0" calcext:value-type="float">
            <text:p>0</text:p>
          </table:table-cell>
          <table:table-cell table:formula="of:=IF([.X39]&lt;=0;[.Z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M39]-[.O39]" office:value-type="float" office:value="0" calcext:value-type="float">
            <text:p>0</text:p>
          </table:table-cell>
          <table:table-cell table:formula="of:=ABS([.AF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9]&gt;=0;[.AL39];0)" office:value-type="float" office:value="0" calcext:value-type="float">
            <text:p>0</text:p>
          </table:table-cell>
          <table:table-cell table:formula="of:=IF([.AJ39]&lt;=0;[.AL39];0)" office:value-type="float" office:value="0" calcext:value-type="float">
            <text:p>0</text:p>
          </table:table-cell>
          <table:table-cell table:number-columns-repeated="2"/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table:formula="of:=[.AR39]-[.AS39]" office:value-type="float" office:value="12007" calcext:value-type="float">
            <text:p>12007</text:p>
          </table:table-cell>
          <table:table-cell/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table:formula="of:=[.AV39]-[.AW39]" office:value-type="float" office:value="-12007" calcext:value-type="float">
            <text:p>-12007</text:p>
          </table:table-cell>
          <table:table-cell table:formula="of:=ABS([.AX39])" office:value-type="float" office:value="12007" calcext:value-type="float">
            <text:p>120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2007" calcext:value-type="float">
            <text:p>-12007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4578" calcext:value-type="float">
            <text:p>4578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4941" calcext:value-type="float">
            <text:p>4941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4691" calcext:value-type="float">
            <text:p>4691</text:p>
          </table:table-cell>
          <table:table-cell office:value-type="float" office:value="0.163452" calcext:value-type="float">
            <text:p>0.16345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office:value-type="float" office:value="4691" calcext:value-type="float">
            <text:p>4691</text:p>
          </table:table-cell>
          <table:table-cell/>
          <table:table-cell table:formula="of:=[.L40]-[.M40]" office:value-type="float" office:value="452" calcext:value-type="float">
            <text:p>452</text:p>
          </table:table-cell>
          <table:table-cell table:formula="of:=[.N40]-[.O40]"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table:formula="of:=[.L40]-[.N40]" office:value-type="float" office:value="89" calcext:value-type="float">
            <text:p>89</text:p>
          </table:table-cell>
          <table:table-cell table:formula="of:=ABS([.T40])" office:value-type="float" office:value="89" calcext:value-type="float">
            <text:p>8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X40]&gt;=0;[.Z40];0)" office:value-type="float" office:value="8" calcext:value-type="float">
            <text:p>8</text:p>
          </table:table-cell>
          <table:table-cell table:formula="of:=IF([.X40]&lt;=0;[.Z40];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M40]-[.O40]" office:value-type="float" office:value="-113" calcext:value-type="float">
            <text:p>-113</text:p>
          </table:table-cell>
          <table:table-cell table:formula="of:=ABS([.AF40])" office:value-type="float" office:value="113" calcext:value-type="float">
            <text:p>1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40]&gt;=0;[.AL40];0)" office:value-type="float" office:value="0" calcext:value-type="float">
            <text:p>0</text:p>
          </table:table-cell>
          <table:table-cell table:formula="of:=IF([.AJ40]&lt;=0;[.AL40];0)" office:value-type="float" office:value="10.5" calcext:value-type="float">
            <text:p>10.5</text:p>
          </table:table-cell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4691" calcext:value-type="float">
            <text:p>4691</text:p>
          </table:table-cell>
          <table:table-cell table:formula="of:=[.AR40]-[.AS40]" office:value-type="float" office:value="339" calcext:value-type="float">
            <text:p>339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table:formula="of:=[.AV40]-[.AW40]" office:value-type="float" office:value="-363" calcext:value-type="float">
            <text:p>-363</text:p>
          </table:table-cell>
          <table:table-cell table:formula="of:=ABS([.AX40])" office:value-type="float" office:value="363" calcext:value-type="float">
            <text:p>3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2541" calcext:value-type="float">
            <text:p>-22541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4"/>
        </table:table-row>
        <table:table-row table:style-name="ro1">
          <table:table-cell table:number-columns-repeated="10"/>
          <table:table-cell table:style-name="Default"/>
          <table:table-cell table:number-columns-repeated="16"/>
          <table:table-cell table:formula="of:=SUM([.AB2:.AB40])" office:value-type="float" office:value="163" calcext:value-type="float">
            <text:p>163</text:p>
          </table:table-cell>
          <table:table-cell table:formula="of:=SUM([.AC2:.AC40])" office:value-type="float" office:value="113" calcext:value-type="float">
            <text:p>113</text:p>
          </table:table-cell>
          <table:table-cell table:number-columns-repeated="10"/>
          <table:table-cell table:formula="of:=SUM([.AN2:.AN40])" office:value-type="float" office:value="142" calcext:value-type="float">
            <text:p>142</text:p>
          </table:table-cell>
          <table:table-cell table:formula="of:=SUM([.AO2:.AO40])"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table:number-columns-repeated="4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1.01056" calcext:value-type="float">
            <text:p>1.01056</text:p>
          </table:table-cell>
          <table:table-cell/>
          <table:table-cell table:formula="of:=[.L44]-[.M44]" office:value-type="float" office:value="-0.097667432" calcext:value-type="float">
            <text:p>-0.097667432</text:p>
          </table:table-cell>
          <table:table-cell table:formula="of:=[.N44]-[.O44]" office:value-type="float" office:value="-1.0056715" calcext:value-type="float">
            <text:p>-1.0056715</text:p>
          </table:table-cell>
          <table:table-cell/>
          <table:table-cell table:formula="of:=[.L44]-[.N44]" office:value-type="float" office:value="-0.004244032" calcext:value-type="float">
            <text:p>-0.004244032</text:p>
          </table:table-cell>
          <table:table-cell table:number-columns-repeated="11"/>
          <table:table-cell table:formula="of:=[.M44]-[.O44]" office:value-type="float" office:value="-0.9122481" calcext:value-type="float">
            <text:p>-0.9122481</text:p>
          </table:table-cell>
          <table:table-cell table:number-columns-repeated="13"/>
          <table:table-cell table:formula="of:=[.L44]-[.O44]" office:value-type="float" office:value="-1.009915532" calcext:value-type="float">
            <text:p>-1.009915532</text:p>
          </table:table-cell>
          <table:table-cell table:number-columns-repeated="3"/>
          <table:table-cell table:formula="of:=[.M44]-[.N44]" office:value-type="float" office:value="0.0934234" calcext:value-type="float">
            <text:p>0.09342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0.00103294" calcext:value-type="float">
            <text:p>0.00103294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0.00205635" calcext:value-type="float">
            <text:p>0.00205635</text:p>
          </table:table-cell>
          <table:table-cell/>
          <table:table-cell table:formula="of:=[.L45]-[.M45]" office:value-type="float" office:value="-0.001012216" calcext:value-type="float">
            <text:p>-0.001012216</text:p>
          </table:table-cell>
          <table:table-cell table:formula="of:=[.N45]-[.O45]" office:value-type="float" office:value="-0.002018752" calcext:value-type="float">
            <text:p>-0.002018752</text:p>
          </table:table-cell>
          <table:table-cell/>
          <table:table-cell table:formula="of:=[.L45]-[.N45]" office:value-type="float" office:value="-0.000016874" calcext:value-type="float">
            <text:p>-1.6874E-05</text:p>
          </table:table-cell>
          <table:table-cell table:number-columns-repeated="11"/>
          <table:table-cell table:formula="of:=[.M45]-[.O45]" office:value-type="float" office:value="-0.00102341" calcext:value-type="float">
            <text:p>-0.00102341</text:p>
          </table:table-cell>
          <table:table-cell table:number-columns-repeated="13"/>
          <table:table-cell table:formula="of:=[.L45]-[.O45]" office:value-type="float" office:value="-0.002035626" calcext:value-type="float">
            <text:p>-0.002035626</text:p>
          </table:table-cell>
          <table:table-cell table:number-columns-repeated="3"/>
          <table:table-cell table:formula="of:=[.M45]-[.N45]" office:value-type="float" office:value="0.000995342" calcext:value-type="float">
            <text:p>0.00099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0.0361393" calcext:value-type="float">
            <text:p>0.0361393</text:p>
          </table:table-cell>
          <table:table-cell/>
          <table:table-cell table:formula="of:=[.L46]-[.M46]" office:value-type="float" office:value="-0.012006011" calcext:value-type="float">
            <text:p>-0.012006011</text:p>
          </table:table-cell>
          <table:table-cell table:formula="of:=[.N46]-[.O46]" office:value-type="float" office:value="-0.035856436" calcext:value-type="float">
            <text:p>-0.035856436</text:p>
          </table:table-cell>
          <table:table-cell/>
          <table:table-cell table:formula="of:=[.L46]-[.N46]" office:value-type="float" office:value="-0.000135975" calcext:value-type="float">
            <text:p>-0.000135975</text:p>
          </table:table-cell>
          <table:table-cell table:number-columns-repeated="11"/>
          <table:table-cell table:formula="of:=[.M46]-[.O46]" office:value-type="float" office:value="-0.0239864" calcext:value-type="float">
            <text:p>-0.0239864</text:p>
          </table:table-cell>
          <table:table-cell table:number-columns-repeated="13"/>
          <table:table-cell table:formula="of:=[.L46]-[.O46]" office:value-type="float" office:value="-0.035992411" calcext:value-type="float">
            <text:p>-0.035992411</text:p>
          </table:table-cell>
          <table:table-cell table:number-columns-repeated="3"/>
          <table:table-cell table:formula="of:=[.M46]-[.N46]" office:value-type="float" office:value="0.011870036" calcext:value-type="float">
            <text:p>0.0118700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0.0310817" calcext:value-type="float">
            <text:p>0.0310817</text:p>
          </table:table-cell>
          <table:table-cell/>
          <table:table-cell table:formula="of:=[.L47]-[.M47]" office:value-type="float" office:value="-0.013850301" calcext:value-type="float">
            <text:p>-0.013850301</text:p>
          </table:table-cell>
          <table:table-cell table:formula="of:=[.N47]-[.O47]" office:value-type="float" office:value="-0.030840534" calcext:value-type="float">
            <text:p>-0.030840534</text:p>
          </table:table-cell>
          <table:table-cell/>
          <table:table-cell table:formula="of:=[.L47]-[.N47]" office:value-type="float" office:value="-0.000136867" calcext:value-type="float">
            <text:p>-0.000136867</text:p>
          </table:table-cell>
          <table:table-cell table:number-columns-repeated="11"/>
          <table:table-cell table:formula="of:=[.M47]-[.O47]" office:value-type="float" office:value="-0.0171271" calcext:value-type="float">
            <text:p>-0.0171271</text:p>
          </table:table-cell>
          <table:table-cell table:number-columns-repeated="13"/>
          <table:table-cell table:formula="of:=[.L47]-[.O47]" office:value-type="float" office:value="-0.030977401" calcext:value-type="float">
            <text:p>-0.030977401</text:p>
          </table:table-cell>
          <table:table-cell table:number-columns-repeated="3"/>
          <table:table-cell table:formula="of:=[.M47]-[.N47]" office:value-type="float" office:value="0.013713434" calcext:value-type="float">
            <text:p>0.0137134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0.0382092" calcext:value-type="float">
            <text:p>0.0382092</text:p>
          </table:table-cell>
          <table:table-cell/>
          <table:table-cell table:formula="of:=[.L48]-[.M48]" office:value-type="float" office:value="-0.022312348" calcext:value-type="float">
            <text:p>-0.022312348</text:p>
          </table:table-cell>
          <table:table-cell table:formula="of:=[.N48]-[.O48]" office:value-type="float" office:value="-0.037969767" calcext:value-type="float">
            <text:p>-0.037969767</text:p>
          </table:table-cell>
          <table:table-cell/>
          <table:table-cell table:formula="of:=[.L48]-[.N48]" office:value-type="float" office:value="-0.000104681" calcext:value-type="float">
            <text:p>-0.000104681</text:p>
          </table:table-cell>
          <table:table-cell table:number-columns-repeated="11"/>
          <table:table-cell table:formula="of:=[.M48]-[.O48]" office:value-type="float" office:value="-0.0157621" calcext:value-type="float">
            <text:p>-0.0157621</text:p>
          </table:table-cell>
          <table:table-cell table:number-columns-repeated="13"/>
          <table:table-cell table:formula="of:=[.L48]-[.O48]" office:value-type="float" office:value="-0.038074448" calcext:value-type="float">
            <text:p>-0.038074448</text:p>
          </table:table-cell>
          <table:table-cell table:number-columns-repeated="3"/>
          <table:table-cell table:formula="of:=[.M48]-[.N48]" office:value-type="float" office:value="0.022207667" calcext:value-type="float">
            <text:p>0.0222076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0.0460773" calcext:value-type="float">
            <text:p>0.0460773</text:p>
          </table:table-cell>
          <table:table-cell/>
          <table:table-cell table:formula="of:=[.L49]-[.M49]" office:value-type="float" office:value="-0.007166367" calcext:value-type="float">
            <text:p>-0.007166367</text:p>
          </table:table-cell>
          <table:table-cell table:formula="of:=[.N49]-[.O49]" office:value-type="float" office:value="-0.045622664" calcext:value-type="float">
            <text:p>-0.045622664</text:p>
          </table:table-cell>
          <table:table-cell/>
          <table:table-cell table:formula="of:=[.L49]-[.N49]" office:value-type="float" office:value="-0.000387173" calcext:value-type="float">
            <text:p>-0.000387173</text:p>
          </table:table-cell>
          <table:table-cell table:number-columns-repeated="11"/>
          <table:table-cell table:formula="of:=[.M49]-[.O49]" office:value-type="float" office:value="-0.03884347" calcext:value-type="float">
            <text:p>-0.03884347</text:p>
          </table:table-cell>
          <table:table-cell table:number-columns-repeated="13"/>
          <table:table-cell table:formula="of:=[.L49]-[.O49]" office:value-type="float" office:value="-0.046009837" calcext:value-type="float">
            <text:p>-0.046009837</text:p>
          </table:table-cell>
          <table:table-cell table:number-columns-repeated="3"/>
          <table:table-cell table:formula="of:=[.M49]-[.N49]" office:value-type="float" office:value="0.006779194" calcext:value-type="float">
            <text:p>0.00677919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0.00747459" calcext:value-type="float">
            <text:p>0.00747459</text:p>
          </table:table-cell>
          <table:table-cell/>
          <table:table-cell table:formula="of:=[.L50]-[.M50]" office:value-type="float" office:value="-0.001083083" calcext:value-type="float">
            <text:p>-0.001083083</text:p>
          </table:table-cell>
          <table:table-cell table:formula="of:=[.N50]-[.O50]" office:value-type="float" office:value="-0.007321272" calcext:value-type="float">
            <text:p>-0.007321272</text:p>
          </table:table-cell>
          <table:table-cell/>
          <table:table-cell table:formula="of:=[.L50]-[.N50]" office:value-type="float" office:value="-0.000132691" calcext:value-type="float">
            <text:p>-0.000132691</text:p>
          </table:table-cell>
          <table:table-cell table:number-columns-repeated="11"/>
          <table:table-cell table:formula="of:=[.M50]-[.O50]" office:value-type="float" office:value="-0.00637088" calcext:value-type="float">
            <text:p>-0.00637088</text:p>
          </table:table-cell>
          <table:table-cell table:number-columns-repeated="13"/>
          <table:table-cell table:formula="of:=[.L50]-[.O50]" office:value-type="float" office:value="-0.007453963" calcext:value-type="float">
            <text:p>-0.007453963</text:p>
          </table:table-cell>
          <table:table-cell table:number-columns-repeated="3"/>
          <table:table-cell table:formula="of:=[.M50]-[.N50]" office:value-type="float" office:value="0.000950392" calcext:value-type="float">
            <text:p>0.0009503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0.0173178" calcext:value-type="float">
            <text:p>0.0173178</text:p>
          </table:table-cell>
          <table:table-cell/>
          <table:table-cell table:formula="of:=[.L51]-[.M51]" office:value-type="float" office:value="-0.003386623" calcext:value-type="float">
            <text:p>-0.003386623</text:p>
          </table:table-cell>
          <table:table-cell table:formula="of:=[.N51]-[.O51]" office:value-type="float" office:value="-0.017085922" calcext:value-type="float">
            <text:p>-0.017085922</text:p>
          </table:table-cell>
          <table:table-cell/>
          <table:table-cell table:formula="of:=[.L51]-[.N51]" office:value-type="float" office:value="-0.000167101" calcext:value-type="float">
            <text:p>-0.000167101</text:p>
          </table:table-cell>
          <table:table-cell table:number-columns-repeated="11"/>
          <table:table-cell table:formula="of:=[.M51]-[.O51]" office:value-type="float" office:value="-0.0138664" calcext:value-type="float">
            <text:p>-0.0138664</text:p>
          </table:table-cell>
          <table:table-cell table:number-columns-repeated="13"/>
          <table:table-cell table:formula="of:=[.L51]-[.O51]" office:value-type="float" office:value="-0.017253023" calcext:value-type="float">
            <text:p>-0.017253023</text:p>
          </table:table-cell>
          <table:table-cell table:number-columns-repeated="3"/>
          <table:table-cell table:formula="of:=[.M51]-[.N51]" office:value-type="float" office:value="0.003219522" calcext:value-type="float">
            <text:p>0.00321952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0.0131532" calcext:value-type="float">
            <text:p>0.0131532</text:p>
          </table:table-cell>
          <table:table-cell/>
          <table:table-cell table:formula="of:=[.L52]-[.M52]" office:value-type="float" office:value="-0.007293919" calcext:value-type="float">
            <text:p>-0.007293919</text:p>
          </table:table-cell>
          <table:table-cell table:formula="of:=[.N52]-[.O52]" office:value-type="float" office:value="-0.01302624" calcext:value-type="float">
            <text:p>-0.01302624</text:p>
          </table:table-cell>
          <table:table-cell/>
          <table:table-cell table:formula="of:=[.L52]-[.N52]" office:value-type="float" office:value="-0.000057019" calcext:value-type="float">
            <text:p>-5.7019E-05</text:p>
          </table:table-cell>
          <table:table-cell table:number-columns-repeated="11"/>
          <table:table-cell table:formula="of:=[.M52]-[.O52]" office:value-type="float" office:value="-0.00578934" calcext:value-type="float">
            <text:p>-0.00578934</text:p>
          </table:table-cell>
          <table:table-cell table:number-columns-repeated="13"/>
          <table:table-cell table:formula="of:=[.L52]-[.O52]" office:value-type="float" office:value="-0.013083259" calcext:value-type="float">
            <text:p>-0.013083259</text:p>
          </table:table-cell>
          <table:table-cell table:number-columns-repeated="3"/>
          <table:table-cell table:formula="of:=[.M52]-[.N52]" office:value-type="float" office:value="0.0072369" calcext:value-type="float">
            <text:p>0.007236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0.0365781" calcext:value-type="float">
            <text:p>0.0365781</text:p>
          </table:table-cell>
          <table:table-cell/>
          <table:table-cell table:formula="of:=[.L53]-[.M53]" office:value-type="float" office:value="-0.023853249" calcext:value-type="float">
            <text:p>-0.023853249</text:p>
          </table:table-cell>
          <table:table-cell table:formula="of:=[.N53]-[.O53]" office:value-type="float" office:value="-0.03636405" calcext:value-type="float">
            <text:p>-0.03636405</text:p>
          </table:table-cell>
          <table:table-cell/>
          <table:table-cell table:formula="of:=[.L53]-[.N53]" office:value-type="float" office:value="0.00000890100000000002" calcext:value-type="float">
            <text:p>8.90100000000002E-06</text:p>
          </table:table-cell>
          <table:table-cell table:number-columns-repeated="11"/>
          <table:table-cell table:formula="of:=[.M53]-[.O53]" office:value-type="float" office:value="-0.0125019" calcext:value-type="float">
            <text:p>-0.0125019</text:p>
          </table:table-cell>
          <table:table-cell table:number-columns-repeated="13"/>
          <table:table-cell table:formula="of:=[.L53]-[.O53]" office:value-type="float" office:value="-0.036355149" calcext:value-type="float">
            <text:p>-0.036355149</text:p>
          </table:table-cell>
          <table:table-cell table:number-columns-repeated="3"/>
          <table:table-cell table:formula="of:=[.M53]-[.N53]" office:value-type="float" office:value="0.02386215" calcext:value-type="float">
            <text:p>0.023862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0.0790306" calcext:value-type="float">
            <text:p>0.0790306</text:p>
          </table:table-cell>
          <table:table-cell/>
          <table:table-cell table:formula="of:=[.L54]-[.M54]" office:value-type="float" office:value="-0.055267956" calcext:value-type="float">
            <text:p>-0.055267956</text:p>
          </table:table-cell>
          <table:table-cell table:formula="of:=[.N54]-[.O54]" office:value-type="float" office:value="-0.078675842" calcext:value-type="float">
            <text:p>-0.078675842</text:p>
          </table:table-cell>
          <table:table-cell/>
          <table:table-cell table:formula="of:=[.L54]-[.N54]" office:value-type="float" office:value="-0.000102614" calcext:value-type="float">
            <text:p>-0.000102614</text:p>
          </table:table-cell>
          <table:table-cell table:number-columns-repeated="11"/>
          <table:table-cell table:formula="of:=[.M54]-[.O54]" office:value-type="float" office:value="-0.0235105" calcext:value-type="float">
            <text:p>-0.0235105</text:p>
          </table:table-cell>
          <table:table-cell table:number-columns-repeated="13"/>
          <table:table-cell table:formula="of:=[.L54]-[.O54]" office:value-type="float" office:value="-0.078778456" calcext:value-type="float">
            <text:p>-0.078778456</text:p>
          </table:table-cell>
          <table:table-cell table:number-columns-repeated="3"/>
          <table:table-cell table:formula="of:=[.M54]-[.N54]" office:value-type="float" office:value="0.055165342" calcext:value-type="float">
            <text:p>0.05516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0.0112842" calcext:value-type="float">
            <text:p>0.0112842</text:p>
          </table:table-cell>
          <table:table-cell/>
          <table:table-cell table:formula="of:=[.L55]-[.M55]" office:value-type="float" office:value="-0.008445639" calcext:value-type="float">
            <text:p>-0.008445639</text:p>
          </table:table-cell>
          <table:table-cell table:formula="of:=[.N55]-[.O55]" office:value-type="float" office:value="-0.011174544" calcext:value-type="float">
            <text:p>-0.011174544</text:p>
          </table:table-cell>
          <table:table-cell/>
          <table:table-cell table:formula="of:=[.L55]-[.N55]" office:value-type="float" office:value="-0.000015765" calcext:value-type="float">
            <text:p>-1.5765E-05</text:p>
          </table:table-cell>
          <table:table-cell table:number-columns-repeated="11"/>
          <table:table-cell table:formula="of:=[.M55]-[.O55]" office:value-type="float" office:value="-0.00274467" calcext:value-type="float">
            <text:p>-0.00274467</text:p>
          </table:table-cell>
          <table:table-cell table:number-columns-repeated="13"/>
          <table:table-cell table:formula="of:=[.L55]-[.O55]" office:value-type="float" office:value="-0.011190309" calcext:value-type="float">
            <text:p>-0.011190309</text:p>
          </table:table-cell>
          <table:table-cell table:number-columns-repeated="3"/>
          <table:table-cell table:formula="of:=[.M55]-[.N55]" office:value-type="float" office:value="0.008429874" calcext:value-type="float">
            <text:p>0.0084298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0.0373115" calcext:value-type="float">
            <text:p>0.0373115</text:p>
          </table:table-cell>
          <table:table-cell/>
          <table:table-cell table:formula="of:=[.L56]-[.M56]" office:value-type="float" office:value="-0.022130567" calcext:value-type="float">
            <text:p>-0.022130567</text:p>
          </table:table-cell>
          <table:table-cell table:formula="of:=[.N56]-[.O56]" office:value-type="float" office:value="-0.037057603" calcext:value-type="float">
            <text:p>-0.037057603</text:p>
          </table:table-cell>
          <table:table-cell/>
          <table:table-cell table:formula="of:=[.L56]-[.N56]" office:value-type="float" office:value="-0.000122564" calcext:value-type="float">
            <text:p>-0.000122564</text:p>
          </table:table-cell>
          <table:table-cell table:number-columns-repeated="11"/>
          <table:table-cell table:formula="of:=[.M56]-[.O56]" office:value-type="float" office:value="-0.0150496" calcext:value-type="float">
            <text:p>-0.0150496</text:p>
          </table:table-cell>
          <table:table-cell table:number-columns-repeated="13"/>
          <table:table-cell table:formula="of:=[.L56]-[.O56]" office:value-type="float" office:value="-0.037180167" calcext:value-type="float">
            <text:p>-0.037180167</text:p>
          </table:table-cell>
          <table:table-cell table:number-columns-repeated="3"/>
          <table:table-cell table:formula="of:=[.M56]-[.N56]" office:value-type="float" office:value="0.022008003" calcext:value-type="float">
            <text:p>0.02200800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0.0778277" calcext:value-type="float">
            <text:p>0.0778277</text:p>
          </table:table-cell>
          <table:table-cell/>
          <table:table-cell table:formula="of:=[.L57]-[.M57]" office:value-type="float" office:value="-0.050869652" calcext:value-type="float">
            <text:p>-0.050869652</text:p>
          </table:table-cell>
          <table:table-cell table:formula="of:=[.N57]-[.O57]" office:value-type="float" office:value="-0.077448553" calcext:value-type="float">
            <text:p>-0.077448553</text:p>
          </table:table-cell>
          <table:table-cell/>
          <table:table-cell table:formula="of:=[.L57]-[.N57]" office:value-type="float" office:value="-0.000142399" calcext:value-type="float">
            <text:p>-0.000142399</text:p>
          </table:table-cell>
          <table:table-cell table:number-columns-repeated="11"/>
          <table:table-cell table:formula="of:=[.M57]-[.O57]" office:value-type="float" office:value="-0.0267213" calcext:value-type="float">
            <text:p>-0.0267213</text:p>
          </table:table-cell>
          <table:table-cell table:number-columns-repeated="13"/>
          <table:table-cell table:formula="of:=[.L57]-[.O57]" office:value-type="float" office:value="-0.077590952" calcext:value-type="float">
            <text:p>-0.077590952</text:p>
          </table:table-cell>
          <table:table-cell table:number-columns-repeated="3"/>
          <table:table-cell table:formula="of:=[.M57]-[.N57]" office:value-type="float" office:value="0.050727253" calcext:value-type="float">
            <text:p>0.0507272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0.0138976" calcext:value-type="float">
            <text:p>0.0138976</text:p>
          </table:table-cell>
          <table:table-cell/>
          <table:table-cell table:formula="of:=[.L58]-[.M58]" office:value-type="float" office:value="-0.007069015" calcext:value-type="float">
            <text:p>-0.007069015</text:p>
          </table:table-cell>
          <table:table-cell table:formula="of:=[.N58]-[.O58]" office:value-type="float" office:value="-0.013766385" calcext:value-type="float">
            <text:p>-0.013766385</text:p>
          </table:table-cell>
          <table:table-cell/>
          <table:table-cell table:formula="of:=[.L58]-[.N58]" office:value-type="float" office:value="-0.00006352" calcext:value-type="float">
            <text:p>-6.352E-05</text:p>
          </table:table-cell>
          <table:table-cell table:number-columns-repeated="11"/>
          <table:table-cell table:formula="of:=[.M58]-[.O58]" office:value-type="float" office:value="-0.00676089" calcext:value-type="float">
            <text:p>-0.00676089</text:p>
          </table:table-cell>
          <table:table-cell table:number-columns-repeated="13"/>
          <table:table-cell table:formula="of:=[.L58]-[.O58]" office:value-type="float" office:value="-0.013829905" calcext:value-type="float">
            <text:p>-0.013829905</text:p>
          </table:table-cell>
          <table:table-cell table:number-columns-repeated="3"/>
          <table:table-cell table:formula="of:=[.M58]-[.N58]" office:value-type="float" office:value="0.007005495" calcext:value-type="float">
            <text:p>0.0070054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0.0115013" calcext:value-type="float">
            <text:p>0.0115013</text:p>
          </table:table-cell>
          <table:table-cell/>
          <table:table-cell table:formula="of:=[.L59]-[.M59]" office:value-type="float" office:value="-0.007758798" calcext:value-type="float">
            <text:p>-0.007758798</text:p>
          </table:table-cell>
          <table:table-cell table:formula="of:=[.N59]-[.O59]" office:value-type="float" office:value="-0.011278508" calcext:value-type="float">
            <text:p>-0.011278508</text:p>
          </table:table-cell>
          <table:table-cell/>
          <table:table-cell table:formula="of:=[.L59]-[.N59]" office:value-type="float" office:value="-0.00009756" calcext:value-type="float">
            <text:p>-9.756E-05</text:p>
          </table:table-cell>
          <table:table-cell table:number-columns-repeated="11"/>
          <table:table-cell table:formula="of:=[.M59]-[.O59]" office:value-type="float" office:value="-0.00361727" calcext:value-type="float">
            <text:p>-0.00361727</text:p>
          </table:table-cell>
          <table:table-cell table:number-columns-repeated="13"/>
          <table:table-cell table:formula="of:=[.L59]-[.O59]" office:value-type="float" office:value="-0.011376068" calcext:value-type="float">
            <text:p>-0.011376068</text:p>
          </table:table-cell>
          <table:table-cell table:number-columns-repeated="3"/>
          <table:table-cell table:formula="of:=[.M59]-[.N59]" office:value-type="float" office:value="0.007661238" calcext:value-type="float">
            <text:p>0.0076612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0.0129614" calcext:value-type="float">
            <text:p>0.0129614</text:p>
          </table:table-cell>
          <table:table-cell/>
          <table:table-cell table:formula="of:=[.L60]-[.M60]" office:value-type="float" office:value="-0.006876995" calcext:value-type="float">
            <text:p>-0.006876995</text:p>
          </table:table-cell>
          <table:table-cell table:formula="of:=[.N60]-[.O60]" office:value-type="float" office:value="-0.012759669" calcext:value-type="float">
            <text:p>-0.012759669</text:p>
          </table:table-cell>
          <table:table-cell/>
          <table:table-cell table:formula="of:=[.L60]-[.N60]" office:value-type="float" office:value="-0.000135416" calcext:value-type="float">
            <text:p>-0.000135416</text:p>
          </table:table-cell>
          <table:table-cell table:number-columns-repeated="11"/>
          <table:table-cell table:formula="of:=[.M60]-[.O60]" office:value-type="float" office:value="-0.00601809" calcext:value-type="float">
            <text:p>-0.00601809</text:p>
          </table:table-cell>
          <table:table-cell table:number-columns-repeated="13"/>
          <table:table-cell table:formula="of:=[.L60]-[.O60]" office:value-type="float" office:value="-0.012895085" calcext:value-type="float">
            <text:p>-0.012895085</text:p>
          </table:table-cell>
          <table:table-cell table:number-columns-repeated="3"/>
          <table:table-cell table:formula="of:=[.M60]-[.N60]" office:value-type="float" office:value="0.006741579" calcext:value-type="float">
            <text:p>0.006741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0.0166362" calcext:value-type="float">
            <text:p>0.0166362</text:p>
          </table:table-cell>
          <table:table-cell/>
          <table:table-cell table:formula="of:=[.L61]-[.M61]" office:value-type="float" office:value="-0.006962252" calcext:value-type="float">
            <text:p>-0.006962252</text:p>
          </table:table-cell>
          <table:table-cell table:formula="of:=[.N61]-[.O61]" office:value-type="float" office:value="-0.016523116" calcext:value-type="float">
            <text:p>-0.016523116</text:p>
          </table:table-cell>
          <table:table-cell/>
          <table:table-cell table:formula="of:=[.L61]-[.N61]" office:value-type="float" office:value="-0.000055396" calcext:value-type="float">
            <text:p>-5.5396E-05</text:p>
          </table:table-cell>
          <table:table-cell table:number-columns-repeated="11"/>
          <table:table-cell table:formula="of:=[.M61]-[.O61]" office:value-type="float" office:value="-0.00961626" calcext:value-type="float">
            <text:p>-0.00961626</text:p>
          </table:table-cell>
          <table:table-cell table:number-columns-repeated="13"/>
          <table:table-cell table:formula="of:=[.L61]-[.O61]" office:value-type="float" office:value="-0.016578512" calcext:value-type="float">
            <text:p>-0.016578512</text:p>
          </table:table-cell>
          <table:table-cell table:number-columns-repeated="3"/>
          <table:table-cell table:formula="of:=[.M61]-[.N61]" office:value-type="float" office:value="0.006906856" calcext:value-type="float">
            <text:p>0.00690685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0.260951" calcext:value-type="float">
            <text:p>0.260951</text:p>
          </table:table-cell>
          <table:table-cell/>
          <table:table-cell table:formula="of:=[.L62]-[.M62]" office:value-type="float" office:value="-0.165710997" calcext:value-type="float">
            <text:p>-0.165710997</text:p>
          </table:table-cell>
          <table:table-cell table:formula="of:=[.N62]-[.O62]" office:value-type="float" office:value="-0.260272366" calcext:value-type="float">
            <text:p>-0.260272366</text:p>
          </table:table-cell>
          <table:table-cell/>
          <table:table-cell table:formula="of:=[.L62]-[.N62]" office:value-type="float" office:value="-0.000257631" calcext:value-type="float">
            <text:p>-0.000257631</text:p>
          </table:table-cell>
          <table:table-cell table:number-columns-repeated="11"/>
          <table:table-cell table:formula="of:=[.M62]-[.O62]" office:value-type="float" office:value="-0.094819" calcext:value-type="float">
            <text:p>-0.094819</text:p>
          </table:table-cell>
          <table:table-cell table:number-columns-repeated="13"/>
          <table:table-cell table:formula="of:=[.L62]-[.O62]" office:value-type="float" office:value="-0.260529997" calcext:value-type="float">
            <text:p>-0.260529997</text:p>
          </table:table-cell>
          <table:table-cell table:number-columns-repeated="3"/>
          <table:table-cell table:formula="of:=[.M62]-[.N62]" office:value-type="float" office:value="0.165453366" calcext:value-type="float">
            <text:p>0.16545336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0.240323" calcext:value-type="float">
            <text:p>0.240323</text:p>
          </table:table-cell>
          <table:table-cell/>
          <table:table-cell table:formula="of:=[.L63]-[.M63]" office:value-type="float" office:value="-0.154666121" calcext:value-type="float">
            <text:p>-0.154666121</text:p>
          </table:table-cell>
          <table:table-cell table:formula="of:=[.N63]-[.O63]" office:value-type="float" office:value="-0.239684254" calcext:value-type="float">
            <text:p>-0.239684254</text:p>
          </table:table-cell>
          <table:table-cell/>
          <table:table-cell table:formula="of:=[.L63]-[.N63]" office:value-type="float" office:value="-0.000217867" calcext:value-type="float">
            <text:p>-0.000217867</text:p>
          </table:table-cell>
          <table:table-cell table:number-columns-repeated="11"/>
          <table:table-cell table:formula="of:=[.M63]-[.O63]" office:value-type="float" office:value="-0.085236" calcext:value-type="float">
            <text:p>-0.085236</text:p>
          </table:table-cell>
          <table:table-cell table:number-columns-repeated="13"/>
          <table:table-cell table:formula="of:=[.L63]-[.O63]" office:value-type="float" office:value="-0.239902121" calcext:value-type="float">
            <text:p>-0.239902121</text:p>
          </table:table-cell>
          <table:table-cell table:number-columns-repeated="3"/>
          <table:table-cell table:formula="of:=[.M63]-[.N63]" office:value-type="float" office:value="0.154448254" calcext:value-type="float">
            <text:p>0.15444825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24.5947" calcext:value-type="float">
            <text:p>24.5947</text:p>
          </table:table-cell>
          <table:table-cell/>
          <table:table-cell table:formula="of:=[.L64]-[.M64]" office:value-type="float" office:value="-14.3039409" calcext:value-type="float">
            <text:p>-14.3039409</text:p>
          </table:table-cell>
          <table:table-cell table:formula="of:=[.N64]-[.O64]" office:value-type="float" office:value="-24.5789919" calcext:value-type="float">
            <text:p>-24.5789919</text:p>
          </table:table-cell>
          <table:table-cell/>
          <table:table-cell table:formula="of:=[.L64]-[.N64]" office:value-type="float" office:value="-0.005449" calcext:value-type="float">
            <text:p>-0.005449</text:p>
          </table:table-cell>
          <table:table-cell table:number-columns-repeated="11"/>
          <table:table-cell table:formula="of:=[.M64]-[.O64]" office:value-type="float" office:value="-10.2805" calcext:value-type="float">
            <text:p>-10.2805</text:p>
          </table:table-cell>
          <table:table-cell table:number-columns-repeated="13"/>
          <table:table-cell table:formula="of:=[.L64]-[.O64]" office:value-type="float" office:value="-24.5844409" calcext:value-type="float">
            <text:p>-24.5844409</text:p>
          </table:table-cell>
          <table:table-cell table:number-columns-repeated="3"/>
          <table:table-cell table:formula="of:=[.M64]-[.N64]" office:value-type="float" office:value="14.2984919" calcext:value-type="float">
            <text:p>14.29849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11.6176" calcext:value-type="float">
            <text:p>11.6176</text:p>
          </table:table-cell>
          <table:table-cell/>
          <table:table-cell table:formula="of:=[.L65]-[.M65]" office:value-type="float" office:value="-4.4116925" calcext:value-type="float">
            <text:p>-4.4116925</text:p>
          </table:table-cell>
          <table:table-cell table:formula="of:=[.N65]-[.O65]" office:value-type="float" office:value="-11.6067438" calcext:value-type="float">
            <text:p>-11.6067438</text:p>
          </table:table-cell>
          <table:table-cell/>
          <table:table-cell table:formula="of:=[.L65]-[.N65]" office:value-type="float" office:value="-0.0066187" calcext:value-type="float">
            <text:p>-0.0066187</text:p>
          </table:table-cell>
          <table:table-cell table:number-columns-repeated="11"/>
          <table:table-cell table:formula="of:=[.M65]-[.O65]" office:value-type="float" office:value="-7.20167" calcext:value-type="float">
            <text:p>-7.20167</text:p>
          </table:table-cell>
          <table:table-cell table:number-columns-repeated="13"/>
          <table:table-cell table:formula="of:=[.L65]-[.O65]" office:value-type="float" office:value="-11.6133625" calcext:value-type="float">
            <text:p>-11.6133625</text:p>
          </table:table-cell>
          <table:table-cell table:number-columns-repeated="3"/>
          <table:table-cell table:formula="of:=[.M65]-[.N65]" office:value-type="float" office:value="4.4050738" calcext:value-type="float">
            <text:p>4.40507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0.0663509" calcext:value-type="float">
            <text:p>0.0663509</text:p>
          </table:table-cell>
          <table:table-cell/>
          <table:table-cell table:formula="of:=[.L66]-[.M66]" office:value-type="float" office:value="-0.006186615" calcext:value-type="float">
            <text:p>-0.006186615</text:p>
          </table:table-cell>
          <table:table-cell table:formula="of:=[.N66]-[.O66]" office:value-type="float" office:value="-0.065879421" calcext:value-type="float">
            <text:p>-0.065879421</text:p>
          </table:table-cell>
          <table:table-cell/>
          <table:table-cell table:formula="of:=[.L66]-[.N66]" office:value-type="float" office:value="-0.000415804" calcext:value-type="float">
            <text:p>-0.000415804</text:p>
          </table:table-cell>
          <table:table-cell table:number-columns-repeated="11"/>
          <table:table-cell table:formula="of:=[.M66]-[.O66]" office:value-type="float" office:value="-0.06010861" calcext:value-type="float">
            <text:p>-0.06010861</text:p>
          </table:table-cell>
          <table:table-cell table:number-columns-repeated="13"/>
          <table:table-cell table:formula="of:=[.L66]-[.O66]" office:value-type="float" office:value="-0.066295225" calcext:value-type="float">
            <text:p>-0.066295225</text:p>
          </table:table-cell>
          <table:table-cell table:number-columns-repeated="3"/>
          <table:table-cell table:formula="of:=[.M66]-[.N66]" office:value-type="float" office:value="0.005770811" calcext:value-type="float">
            <text:p>0.00577081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0.0226451" calcext:value-type="float">
            <text:p>0.0226451</text:p>
          </table:table-cell>
          <table:table-cell/>
          <table:table-cell table:formula="of:=[.L67]-[.M67]" office:value-type="float" office:value="-0.009070303" calcext:value-type="float">
            <text:p>-0.009070303</text:p>
          </table:table-cell>
          <table:table-cell table:formula="of:=[.N67]-[.O67]" office:value-type="float" office:value="-0.022467303" calcext:value-type="float">
            <text:p>-0.022467303</text:p>
          </table:table-cell>
          <table:table-cell/>
          <table:table-cell table:formula="of:=[.L67]-[.N67]" office:value-type="float" office:value="-0.00008855" calcext:value-type="float">
            <text:p>-8.855E-05</text:p>
          </table:table-cell>
          <table:table-cell table:number-columns-repeated="11"/>
          <table:table-cell table:formula="of:=[.M67]-[.O67]" office:value-type="float" office:value="-0.01348555" calcext:value-type="float">
            <text:p>-0.01348555</text:p>
          </table:table-cell>
          <table:table-cell table:number-columns-repeated="13"/>
          <table:table-cell table:formula="of:=[.L67]-[.O67]" office:value-type="float" office:value="-0.022555853" calcext:value-type="float">
            <text:p>-0.022555853</text:p>
          </table:table-cell>
          <table:table-cell table:number-columns-repeated="3"/>
          <table:table-cell table:formula="of:=[.M67]-[.N67]" office:value-type="float" office:value="0.008981753" calcext:value-type="float">
            <text:p>0.0089817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0.0303293" calcext:value-type="float">
            <text:p>0.0303293</text:p>
          </table:table-cell>
          <table:table-cell/>
          <table:table-cell table:formula="of:=[.L68]-[.M68]" office:value-type="float" office:value="-0.012832844" calcext:value-type="float">
            <text:p>-0.012832844</text:p>
          </table:table-cell>
          <table:table-cell table:formula="of:=[.N68]-[.O68]" office:value-type="float" office:value="-0.030121997" calcext:value-type="float">
            <text:p>-0.030121997</text:p>
          </table:table-cell>
          <table:table-cell/>
          <table:table-cell table:formula="of:=[.L68]-[.N68]" office:value-type="float" office:value="-0.000119147" calcext:value-type="float">
            <text:p>-0.000119147</text:p>
          </table:table-cell>
          <table:table-cell table:number-columns-repeated="11"/>
          <table:table-cell table:formula="of:=[.M68]-[.O68]" office:value-type="float" office:value="-0.0174083" calcext:value-type="float">
            <text:p>-0.0174083</text:p>
          </table:table-cell>
          <table:table-cell table:number-columns-repeated="13"/>
          <table:table-cell table:formula="of:=[.L68]-[.O68]" office:value-type="float" office:value="-0.030241144" calcext:value-type="float">
            <text:p>-0.030241144</text:p>
          </table:table-cell>
          <table:table-cell table:number-columns-repeated="3"/>
          <table:table-cell table:formula="of:=[.M68]-[.N68]" office:value-type="float" office:value="0.012713697" calcext:value-type="float">
            <text:p>0.0127136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0.0304266" calcext:value-type="float">
            <text:p>0.0304266</text:p>
          </table:table-cell>
          <table:table-cell/>
          <table:table-cell table:formula="of:=[.L69]-[.M69]" office:value-type="float" office:value="-0.013812882" calcext:value-type="float">
            <text:p>-0.013812882</text:p>
          </table:table-cell>
          <table:table-cell table:formula="of:=[.N69]-[.O69]" office:value-type="float" office:value="-0.030258596" calcext:value-type="float">
            <text:p>-0.030258596</text:p>
          </table:table-cell>
          <table:table-cell/>
          <table:table-cell table:formula="of:=[.L69]-[.N69]" office:value-type="float" office:value="-0.000077286" calcext:value-type="float">
            <text:p>-7.7286E-05</text:p>
          </table:table-cell>
          <table:table-cell table:number-columns-repeated="11"/>
          <table:table-cell table:formula="of:=[.M69]-[.O69]" office:value-type="float" office:value="-0.016523" calcext:value-type="float">
            <text:p>-0.016523</text:p>
          </table:table-cell>
          <table:table-cell table:number-columns-repeated="13"/>
          <table:table-cell table:formula="of:=[.L69]-[.O69]" office:value-type="float" office:value="-0.030335882" calcext:value-type="float">
            <text:p>-0.030335882</text:p>
          </table:table-cell>
          <table:table-cell table:number-columns-repeated="3"/>
          <table:table-cell table:formula="of:=[.M69]-[.N69]" office:value-type="float" office:value="0.013735596" calcext:value-type="float">
            <text:p>0.0137355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0.0335902" calcext:value-type="float">
            <text:p>0.0335902</text:p>
          </table:table-cell>
          <table:table-cell/>
          <table:table-cell table:formula="of:=[.L70]-[.M70]" office:value-type="float" office:value="-0.017243304" calcext:value-type="float">
            <text:p>-0.017243304</text:p>
          </table:table-cell>
          <table:table-cell table:formula="of:=[.N70]-[.O70]" office:value-type="float" office:value="-0.033421979" calcext:value-type="float">
            <text:p>-0.033421979</text:p>
          </table:table-cell>
          <table:table-cell/>
          <table:table-cell table:formula="of:=[.L70]-[.N70]" office:value-type="float" office:value="-0.000065725" calcext:value-type="float">
            <text:p>-6.5725E-05</text:p>
          </table:table-cell>
          <table:table-cell table:number-columns-repeated="11"/>
          <table:table-cell table:formula="of:=[.M70]-[.O70]" office:value-type="float" office:value="-0.0162444" calcext:value-type="float">
            <text:p>-0.0162444</text:p>
          </table:table-cell>
          <table:table-cell table:number-columns-repeated="13"/>
          <table:table-cell table:formula="of:=[.L70]-[.O70]" office:value-type="float" office:value="-0.033487704" calcext:value-type="float">
            <text:p>-0.033487704</text:p>
          </table:table-cell>
          <table:table-cell table:number-columns-repeated="3"/>
          <table:table-cell table:formula="of:=[.M70]-[.N70]" office:value-type="float" office:value="0.017177579" calcext:value-type="float">
            <text:p>0.017177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0.352259" calcext:value-type="float">
            <text:p>0.352259</text:p>
          </table:table-cell>
          <table:table-cell/>
          <table:table-cell table:formula="of:=[.L71]-[.M71]" office:value-type="float" office:value="-0.049609477" calcext:value-type="float">
            <text:p>-0.049609477</text:p>
          </table:table-cell>
          <table:table-cell table:formula="of:=[.N71]-[.O71]" office:value-type="float" office:value="-0.35062821" calcext:value-type="float">
            <text:p>-0.35062821</text:p>
          </table:table-cell>
          <table:table-cell/>
          <table:table-cell table:formula="of:=[.L71]-[.N71]" office:value-type="float" office:value="-0.001425867" calcext:value-type="float">
            <text:p>-0.001425867</text:p>
          </table:table-cell>
          <table:table-cell table:number-columns-repeated="11"/>
          <table:table-cell table:formula="of:=[.M71]-[.O71]" office:value-type="float" office:value="-0.3024446" calcext:value-type="float">
            <text:p>-0.3024446</text:p>
          </table:table-cell>
          <table:table-cell table:number-columns-repeated="13"/>
          <table:table-cell table:formula="of:=[.L71]-[.O71]" office:value-type="float" office:value="-0.352054077" calcext:value-type="float">
            <text:p>-0.352054077</text:p>
          </table:table-cell>
          <table:table-cell table:number-columns-repeated="3"/>
          <table:table-cell table:formula="of:=[.M71]-[.N71]" office:value-type="float" office:value="0.04818361" calcext:value-type="float">
            <text:p>0.048183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0.193229" calcext:value-type="float">
            <text:p>0.193229</text:p>
          </table:table-cell>
          <table:table-cell/>
          <table:table-cell table:formula="of:=[.L72]-[.M72]" office:value-type="float" office:value="-0.080022568" calcext:value-type="float">
            <text:p>-0.080022568</text:p>
          </table:table-cell>
          <table:table-cell table:formula="of:=[.N72]-[.O72]" office:value-type="float" office:value="-0.192596705" calcext:value-type="float">
            <text:p>-0.192596705</text:p>
          </table:table-cell>
          <table:table-cell/>
          <table:table-cell table:formula="of:=[.L72]-[.N72]" office:value-type="float" office:value="-0.000348263" calcext:value-type="float">
            <text:p>-0.000348263</text:p>
          </table:table-cell>
          <table:table-cell table:number-columns-repeated="11"/>
          <table:table-cell table:formula="of:=[.M72]-[.O72]" office:value-type="float" office:value="-0.1129224" calcext:value-type="float">
            <text:p>-0.1129224</text:p>
          </table:table-cell>
          <table:table-cell table:number-columns-repeated="13"/>
          <table:table-cell table:formula="of:=[.L72]-[.O72]" office:value-type="float" office:value="-0.192944968" calcext:value-type="float">
            <text:p>-0.192944968</text:p>
          </table:table-cell>
          <table:table-cell table:number-columns-repeated="3"/>
          <table:table-cell table:formula="of:=[.M72]-[.N72]" office:value-type="float" office:value="0.079674305" calcext:value-type="float">
            <text:p>0.0796743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0.380743" calcext:value-type="float">
            <text:p>0.380743</text:p>
          </table:table-cell>
          <table:table-cell/>
          <table:table-cell table:formula="of:=[.L73]-[.M73]" office:value-type="float" office:value="-0.124697592" calcext:value-type="float">
            <text:p>-0.124697592</text:p>
          </table:table-cell>
          <table:table-cell table:formula="of:=[.N73]-[.O73]" office:value-type="float" office:value="-0.37960542" calcext:value-type="float">
            <text:p>-0.37960542</text:p>
          </table:table-cell>
          <table:table-cell/>
          <table:table-cell table:formula="of:=[.L73]-[.N73]" office:value-type="float" office:value="-0.000736172" calcext:value-type="float">
            <text:p>-0.000736172</text:p>
          </table:table-cell>
          <table:table-cell table:number-columns-repeated="11"/>
          <table:table-cell table:formula="of:=[.M73]-[.O73]" office:value-type="float" office:value="-0.255644" calcext:value-type="float">
            <text:p>-0.255644</text:p>
          </table:table-cell>
          <table:table-cell table:number-columns-repeated="13"/>
          <table:table-cell table:formula="of:=[.L73]-[.O73]" office:value-type="float" office:value="-0.380341592" calcext:value-type="float">
            <text:p>-0.380341592</text:p>
          </table:table-cell>
          <table:table-cell table:number-columns-repeated="3"/>
          <table:table-cell table:formula="of:=[.M73]-[.N73]" office:value-type="float" office:value="0.12396142" calcext:value-type="float">
            <text:p>0.123961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0.873932" calcext:value-type="float">
            <text:p>0.873932</text:p>
          </table:table-cell>
          <table:table-cell/>
          <table:table-cell table:formula="of:=[.L74]-[.M74]" office:value-type="float" office:value="-0.382334899" calcext:value-type="float">
            <text:p>-0.382334899</text:p>
          </table:table-cell>
          <table:table-cell table:formula="of:=[.N74]-[.O74]" office:value-type="float" office:value="-0.8723117" calcext:value-type="float">
            <text:p>-0.8723117</text:p>
          </table:table-cell>
          <table:table-cell/>
          <table:table-cell table:formula="of:=[.L74]-[.N74]" office:value-type="float" office:value="-0.000829199" calcext:value-type="float">
            <text:p>-0.000829199</text:p>
          </table:table-cell>
          <table:table-cell table:number-columns-repeated="11"/>
          <table:table-cell table:formula="of:=[.M74]-[.O74]" office:value-type="float" office:value="-0.490806" calcext:value-type="float">
            <text:p>-0.490806</text:p>
          </table:table-cell>
          <table:table-cell table:number-columns-repeated="13"/>
          <table:table-cell table:formula="of:=[.L74]-[.O74]" office:value-type="float" office:value="-0.873140899" calcext:value-type="float">
            <text:p>-0.873140899</text:p>
          </table:table-cell>
          <table:table-cell table:number-columns-repeated="3"/>
          <table:table-cell table:formula="of:=[.M74]-[.N74]" office:value-type="float" office:value="0.3815057" calcext:value-type="float">
            <text:p>0.38150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0.00248934" calcext:value-type="float">
            <text:p>0.00248934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0.00508362" calcext:value-type="float">
            <text:p>0.00508362</text:p>
          </table:table-cell>
          <table:table-cell/>
          <table:table-cell table:formula="of:=[.L75]-[.M75]" office:value-type="float" office:value="-0.00245625" calcext:value-type="float">
            <text:p>-0.00245625</text:p>
          </table:table-cell>
          <table:table-cell table:formula="of:=[.N75]-[.O75]" office:value-type="float" office:value="-0.005021889" calcext:value-type="float">
            <text:p>-0.005021889</text:p>
          </table:table-cell>
          <table:table-cell/>
          <table:table-cell table:formula="of:=[.L75]-[.N75]" office:value-type="float" office:value="-0.000028641" calcext:value-type="float">
            <text:p>-2.8641E-05</text:p>
          </table:table-cell>
          <table:table-cell table:number-columns-repeated="11"/>
          <table:table-cell table:formula="of:=[.M75]-[.O75]" office:value-type="float" office:value="-0.00259428" calcext:value-type="float">
            <text:p>-0.00259428</text:p>
          </table:table-cell>
          <table:table-cell table:number-columns-repeated="13"/>
          <table:table-cell table:formula="of:=[.L75]-[.O75]" office:value-type="float" office:value="-0.00505053" calcext:value-type="float">
            <text:p>-0.00505053</text:p>
          </table:table-cell>
          <table:table-cell table:number-columns-repeated="3"/>
          <table:table-cell table:formula="of:=[.M75]-[.N75]" office:value-type="float" office:value="0.002427609" calcext:value-type="float">
            <text:p>0.0024276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0.113054" calcext:value-type="float">
            <text:p>0.113054</text:p>
          </table:table-cell>
          <table:table-cell/>
          <table:table-cell table:formula="of:=[.L76]-[.M76]" office:value-type="float" office:value="-0.035022147" calcext:value-type="float">
            <text:p>-0.035022147</text:p>
          </table:table-cell>
          <table:table-cell table:formula="of:=[.N76]-[.O76]" office:value-type="float" office:value="-0.112624447" calcext:value-type="float">
            <text:p>-0.112624447</text:p>
          </table:table-cell>
          <table:table-cell/>
          <table:table-cell table:formula="of:=[.L76]-[.N76]" office:value-type="float" office:value="-0.0002736" calcext:value-type="float">
            <text:p>-0.0002736</text:p>
          </table:table-cell>
          <table:table-cell table:number-columns-repeated="11"/>
          <table:table-cell table:formula="of:=[.M76]-[.O76]" office:value-type="float" office:value="-0.0778759" calcext:value-type="float">
            <text:p>-0.0778759</text:p>
          </table:table-cell>
          <table:table-cell table:number-columns-repeated="13"/>
          <table:table-cell table:formula="of:=[.L76]-[.O76]" office:value-type="float" office:value="-0.112898047" calcext:value-type="float">
            <text:p>-0.112898047</text:p>
          </table:table-cell>
          <table:table-cell table:number-columns-repeated="3"/>
          <table:table-cell table:formula="of:=[.M76]-[.N76]" office:value-type="float" office:value="0.034748547" calcext:value-type="float">
            <text:p>0.03474854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2.48614" calcext:value-type="float">
            <text:p>2.48614</text:p>
          </table:table-cell>
          <table:table-cell/>
          <table:table-cell table:formula="of:=[.L77]-[.M77]" office:value-type="float" office:value="-0.85597534" calcext:value-type="float">
            <text:p>-0.85597534</text:p>
          </table:table-cell>
          <table:table-cell table:formula="of:=[.N77]-[.O77]" office:value-type="float" office:value="-2.4820984" calcext:value-type="float">
            <text:p>-2.4820984</text:p>
          </table:table-cell>
          <table:table-cell/>
          <table:table-cell table:formula="of:=[.L77]-[.N77]" office:value-type="float" office:value="-0.00266394" calcext:value-type="float">
            <text:p>-0.00266394</text:p>
          </table:table-cell>
          <table:table-cell table:number-columns-repeated="11"/>
          <table:table-cell table:formula="of:=[.M77]-[.O77]" office:value-type="float" office:value="-1.628787" calcext:value-type="float">
            <text:p>-1.628787</text:p>
          </table:table-cell>
          <table:table-cell table:number-columns-repeated="13"/>
          <table:table-cell table:formula="of:=[.L77]-[.O77]" office:value-type="float" office:value="-2.48476234" calcext:value-type="float">
            <text:p>-2.48476234</text:p>
          </table:table-cell>
          <table:table-cell table:number-columns-repeated="3"/>
          <table:table-cell table:formula="of:=[.M77]-[.N77]" office:value-type="float" office:value="0.8533114" calcext:value-type="float">
            <text:p>0.85331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7.70218" calcext:value-type="float">
            <text:p>7.70218</text:p>
          </table:table-cell>
          <table:table-cell/>
          <table:table-cell table:formula="of:=[.L78]-[.M78]" office:value-type="float" office:value="-2.70118358" calcext:value-type="float">
            <text:p>-2.70118358</text:p>
          </table:table-cell>
          <table:table-cell table:formula="of:=[.N78]-[.O78]" office:value-type="float" office:value="-7.69301662" calcext:value-type="float">
            <text:p>-7.69301662</text:p>
          </table:table-cell>
          <table:table-cell/>
          <table:table-cell table:formula="of:=[.L78]-[.N78]" office:value-type="float" office:value="-0.00641696" calcext:value-type="float">
            <text:p>-0.00641696</text:p>
          </table:table-cell>
          <table:table-cell table:number-columns-repeated="11"/>
          <table:table-cell table:formula="of:=[.M78]-[.O78]" office:value-type="float" office:value="-4.99825" calcext:value-type="float">
            <text:p>-4.99825</text:p>
          </table:table-cell>
          <table:table-cell table:number-columns-repeated="13"/>
          <table:table-cell table:formula="of:=[.L78]-[.O78]" office:value-type="float" office:value="-7.69943358" calcext:value-type="float">
            <text:p>-7.69943358</text:p>
          </table:table-cell>
          <table:table-cell table:number-columns-repeated="3"/>
          <table:table-cell table:formula="of:=[.M78]-[.N78]" office:value-type="float" office:value="2.69476662" calcext:value-type="float">
            <text:p>2.6947666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0.022591" calcext:value-type="float">
            <text:p>0.022591</text:p>
          </table:table-cell>
          <table:table-cell/>
          <table:table-cell table:formula="of:=[.L79]-[.M79]" office:value-type="float" office:value="-0.005050177" calcext:value-type="float">
            <text:p>-0.005050177</text:p>
          </table:table-cell>
          <table:table-cell table:formula="of:=[.N79]-[.O79]" office:value-type="float" office:value="-0.022352119" calcext:value-type="float">
            <text:p>-0.022352119</text:p>
          </table:table-cell>
          <table:table-cell/>
          <table:table-cell table:formula="of:=[.L79]-[.N79]" office:value-type="float" office:value="-0.000188918" calcext:value-type="float">
            <text:p>-0.000188918</text:p>
          </table:table-cell>
          <table:table-cell table:number-columns-repeated="11"/>
          <table:table-cell table:formula="of:=[.M79]-[.O79]" office:value-type="float" office:value="-0.01749086" calcext:value-type="float">
            <text:p>-0.01749086</text:p>
          </table:table-cell>
          <table:table-cell table:number-columns-repeated="13"/>
          <table:table-cell table:formula="of:=[.L79]-[.O79]" office:value-type="float" office:value="-0.022541037" calcext:value-type="float">
            <text:p>-0.022541037</text:p>
          </table:table-cell>
          <table:table-cell table:number-columns-repeated="3"/>
          <table:table-cell table:formula="of:=[.M79]-[.N79]" office:value-type="float" office:value="0.004861259" calcext:value-type="float">
            <text:p>0.00486125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0.0108239" calcext:value-type="float">
            <text:p>0.0108239</text:p>
          </table:table-cell>
          <table:table-cell/>
          <table:table-cell table:formula="of:=[.L80]-[.M80]" office:value-type="float" office:value="-0.002348975" calcext:value-type="float">
            <text:p>-0.002348975</text:p>
          </table:table-cell>
          <table:table-cell table:formula="of:=[.N80]-[.O80]" office:value-type="float" office:value="-0.010668507" calcext:value-type="float">
            <text:p>-0.010668507</text:p>
          </table:table-cell>
          <table:table-cell/>
          <table:table-cell table:formula="of:=[.L80]-[.N80]" office:value-type="float" office:value="-0.000084478" calcext:value-type="float">
            <text:p>-8.4478E-05</text:p>
          </table:table-cell>
          <table:table-cell table:number-columns-repeated="11"/>
          <table:table-cell table:formula="of:=[.M80]-[.O80]" office:value-type="float" office:value="-0.00840401" calcext:value-type="float">
            <text:p>-0.00840401</text:p>
          </table:table-cell>
          <table:table-cell table:number-columns-repeated="13"/>
          <table:table-cell table:formula="of:=[.L80]-[.O80]" office:value-type="float" office:value="-0.010752985" calcext:value-type="float">
            <text:p>-0.010752985</text:p>
          </table:table-cell>
          <table:table-cell table:number-columns-repeated="3"/>
          <table:table-cell table:formula="of:=[.M80]-[.N80]" office:value-type="float" office:value="0.002264497" calcext:value-type="float">
            <text:p>0.0022644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0.239691" calcext:value-type="float">
            <text:p>0.239691</text:p>
          </table:table-cell>
          <table:table-cell/>
          <table:table-cell table:formula="of:=[.L81]-[.M81]" office:value-type="float" office:value="-0.049401412" calcext:value-type="float">
            <text:p>-0.049401412</text:p>
          </table:table-cell>
          <table:table-cell table:formula="of:=[.N81]-[.O81]" office:value-type="float" office:value="-0.23830026" calcext:value-type="float">
            <text:p>-0.23830026</text:p>
          </table:table-cell>
          <table:table-cell/>
          <table:table-cell table:formula="of:=[.L81]-[.N81]" office:value-type="float" office:value="-0.001184152" calcext:value-type="float">
            <text:p>-0.001184152</text:p>
          </table:table-cell>
          <table:table-cell table:number-columns-repeated="11"/>
          <table:table-cell table:formula="of:=[.M81]-[.O81]" office:value-type="float" office:value="-0.190083" calcext:value-type="float">
            <text:p>-0.190083</text:p>
          </table:table-cell>
          <table:table-cell table:number-columns-repeated="13"/>
          <table:table-cell table:formula="of:=[.L81]-[.O81]" office:value-type="float" office:value="-0.239484412" calcext:value-type="float">
            <text:p>-0.239484412</text:p>
          </table:table-cell>
          <table:table-cell table:number-columns-repeated="3"/>
          <table:table-cell table:formula="of:=[.M81]-[.N81]" office:value-type="float" office:value="0.04821726" calcext:value-type="float">
            <text:p>0.0482172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float" office:value="39" calcext:value-type="float">
            <text:p>39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0.163452" calcext:value-type="float">
            <text:p>0.163452</text:p>
          </table:table-cell>
          <table:table-cell/>
          <table:table-cell table:formula="of:=[.L82]-[.M82]" office:value-type="float" office:value="-0.055731287" calcext:value-type="float">
            <text:p>-0.055731287</text:p>
          </table:table-cell>
          <table:table-cell table:formula="of:=[.N82]-[.O82]" office:value-type="float" office:value="-0.162783639" calcext:value-type="float">
            <text:p>-0.162783639</text:p>
          </table:table-cell>
          <table:table-cell/>
          <table:table-cell table:formula="of:=[.L82]-[.N82]" office:value-type="float" office:value="-0.000350148" calcext:value-type="float">
            <text:p>-0.000350148</text:p>
          </table:table-cell>
          <table:table-cell table:number-columns-repeated="11"/>
          <table:table-cell table:formula="of:=[.M82]-[.O82]" office:value-type="float" office:value="-0.1074025" calcext:value-type="float">
            <text:p>-0.1074025</text:p>
          </table:table-cell>
          <table:table-cell table:number-columns-repeated="13"/>
          <table:table-cell table:formula="of:=[.L82]-[.O82]" office:value-type="float" office:value="-0.163133787" calcext:value-type="float">
            <text:p>-0.163133787</text:p>
          </table:table-cell>
          <table:table-cell table:number-columns-repeated="3"/>
          <table:table-cell table:formula="of:=[.M82]-[.N82]" office:value-type="float" office:value="0.055381139" calcext:value-type="float">
            <text:p>0.055381139</text:p>
          </table:table-cell>
          <table:table-cell table:number-columns-repeated="5"/>
        </table:table-row>
      </table:table>
      <table:table table:name="01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r. Instancji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2846" calcext:value-type="float">
            <text:p>2846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/>
          <table:table-cell table:formula="of:=[.B2]-[.C2]" office:value-type="float" office:value="-29464" calcext:value-type="float">
            <text:p>-29464</text:p>
          </table:table-cell>
          <table:table-cell table:formula="of:=[.B2]-[.D2]" office:value-type="float" office:value="311" calcext:value-type="float">
            <text:p>311</text:p>
          </table:table-cell>
          <table:table-cell table:formula="of:=[.E2]-[.F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8385" calcext:value-type="float">
            <text:p>8385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/>
          <table:table-cell table:formula="of:=[.B3]-[.C3]" office:value-type="float" office:value="-21010" calcext:value-type="float">
            <text:p>-21010</text:p>
          </table:table-cell>
          <table:table-cell table:formula="of:=[.B3]-[.D3]" office:value-type="float" office:value="595" calcext:value-type="float">
            <text:p>595</text:p>
          </table:table-cell>
          <table:table-cell table:formula="of:=[.E3]-[.F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/>
          <table:table-cell table:formula="of:=[.B4]-[.C4]" office:value-type="float" office:value="-474515" calcext:value-type="float">
            <text:p>-474515</text:p>
          </table:table-cell>
          <table:table-cell table:formula="of:=[.B4]-[.D4]" office:value-type="float" office:value="8845" calcext:value-type="float">
            <text:p>8845</text:p>
          </table:table-cell>
          <table:table-cell table:formula="of:=[.E4]-[.F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7098" calcext:value-type="float">
            <text:p>7098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/>
          <table:table-cell table:formula="of:=[.B5]-[.C5]" office:value-type="float" office:value="-39615" calcext:value-type="float">
            <text:p>-39615</text:p>
          </table:table-cell>
          <table:table-cell table:formula="of:=[.B5]-[.D5]" office:value-type="float" office:value="481" calcext:value-type="float">
            <text:p>481</text:p>
          </table:table-cell>
          <table:table-cell table:formula="of:=[.E5]-[.F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7157" calcext:value-type="float">
            <text:p>7157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B6]-[.C6]" office:value-type="float" office:value="-45354" calcext:value-type="float">
            <text:p>-45354</text:p>
          </table:table-cell>
          <table:table-cell table:formula="of:=[.B6]-[.D6]" office:value-type="float" office:value="1034" calcext:value-type="float">
            <text:p>1034</text:p>
          </table:table-cell>
          <table:table-cell table:formula="of:=[.E6]-[.F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714" calcext:value-type="float">
            <text:p>714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/>
          <table:table-cell table:formula="of:=[.B7]-[.C7]" office:value-type="float" office:value="-2706" calcext:value-type="float">
            <text:p>-2706</text:p>
          </table:table-cell>
          <table:table-cell table:formula="of:=[.B7]-[.D7]" office:value-type="float" office:value="89" calcext:value-type="float">
            <text:p>89</text:p>
          </table:table-cell>
          <table:table-cell table:formula="of:=[.E7]-[.F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B8]-[.C8]" office:value-type="float" office:value="-1075" calcext:value-type="float">
            <text:p>-1075</text:p>
          </table:table-cell>
          <table:table-cell table:formula="of:=[.B8]-[.D8]" office:value-type="float" office:value="57" calcext:value-type="float">
            <text:p>57</text:p>
          </table:table-cell>
          <table:table-cell table:formula="of:=[.E8]-[.F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B9]-[.C9]" office:value-type="float" office:value="-1964" calcext:value-type="float">
            <text:p>-1964</text:p>
          </table:table-cell>
          <table:table-cell table:formula="of:=[.B9]-[.D9]" office:value-type="float" office:value="81" calcext:value-type="float">
            <text:p>81</text:p>
          </table:table-cell>
          <table:table-cell table:formula="of:=[.E9]-[.F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23737" calcext:value-type="float">
            <text:p>23737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/>
          <table:table-cell table:formula="of:=[.B10]-[.C10]" office:value-type="float" office:value="-140694" calcext:value-type="float">
            <text:p>-140694</text:p>
          </table:table-cell>
          <table:table-cell table:formula="of:=[.B10]-[.D10]" office:value-type="float" office:value="4070" calcext:value-type="float">
            <text:p>4070</text:p>
          </table:table-cell>
          <table:table-cell table:formula="of:=[.E10]-[.F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28612" calcext:value-type="float">
            <text:p>28612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/>
          <table:table-cell table:formula="of:=[.B11]-[.C11]" office:value-type="float" office:value="-236711" calcext:value-type="float">
            <text:p>-236711</text:p>
          </table:table-cell>
          <table:table-cell table:formula="of:=[.B11]-[.D11]" office:value-type="float" office:value="5021" calcext:value-type="float">
            <text:p>5021</text:p>
          </table:table-cell>
          <table:table-cell table:formula="of:=[.E11]-[.F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31749" calcext:value-type="float">
            <text:p>31749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/>
          <table:table-cell table:formula="of:=[.B12]-[.C12]" office:value-type="float" office:value="-296029" calcext:value-type="float">
            <text:p>-296029</text:p>
          </table:table-cell>
          <table:table-cell table:formula="of:=[.B12]-[.D12]" office:value-type="float" office:value="4110" calcext:value-type="float">
            <text:p>4110</text:p>
          </table:table-cell>
          <table:table-cell table:formula="of:=[.E12]-[.F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25393" calcext:value-type="float">
            <text:p>25393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/>
          <table:table-cell table:formula="of:=[.B13]-[.C13]" office:value-type="float" office:value="-124866" calcext:value-type="float">
            <text:p>-124866</text:p>
          </table:table-cell>
          <table:table-cell table:formula="of:=[.B13]-[.D13]" office:value-type="float" office:value="3765" calcext:value-type="float">
            <text:p>3765</text:p>
          </table:table-cell>
          <table:table-cell table:formula="of:=[.E13]-[.F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28435" calcext:value-type="float">
            <text:p>28435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/>
          <table:table-cell table:formula="of:=[.B14]-[.C14]" office:value-type="float" office:value="-221978" calcext:value-type="float">
            <text:p>-221978</text:p>
          </table:table-cell>
          <table:table-cell table:formula="of:=[.B14]-[.D14]" office:value-type="float" office:value="6064" calcext:value-type="float">
            <text:p>6064</text:p>
          </table:table-cell>
          <table:table-cell table:formula="of:=[.E14]-[.F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33375" calcext:value-type="float">
            <text:p>33375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/>
          <table:table-cell table:formula="of:=[.B15]-[.C15]" office:value-type="float" office:value="-301441" calcext:value-type="float">
            <text:p>-301441</text:p>
          </table:table-cell>
          <table:table-cell table:formula="of:=[.B15]-[.D15]" office:value-type="float" office:value="3605" calcext:value-type="float">
            <text:p>3605</text:p>
          </table:table-cell>
          <table:table-cell table:formula="of:=[.E15]-[.F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23107" calcext:value-type="float">
            <text:p>23107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/>
          <table:table-cell table:formula="of:=[.B16]-[.C16]" office:value-type="float" office:value="-148051" calcext:value-type="float">
            <text:p>-148051</text:p>
          </table:table-cell>
          <table:table-cell table:formula="of:=[.B16]-[.D16]" office:value-type="float" office:value="3120" calcext:value-type="float">
            <text:p>3120</text:p>
          </table:table-cell>
          <table:table-cell table:formula="of:=[.E16]-[.F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24721" calcext:value-type="float">
            <text:p>24721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/>
          <table:table-cell table:formula="of:=[.B17]-[.C17]" office:value-type="float" office:value="-146419" calcext:value-type="float">
            <text:p>-146419</text:p>
          </table:table-cell>
          <table:table-cell table:formula="of:=[.B17]-[.D17]" office:value-type="float" office:value="2226" calcext:value-type="float">
            <text:p>2226</text:p>
          </table:table-cell>
          <table:table-cell table:formula="of:=[.E17]-[.F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24459" calcext:value-type="float">
            <text:p>24459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/>
          <table:table-cell table:formula="of:=[.B18]-[.C18]" office:value-type="float" office:value="-143505" calcext:value-type="float">
            <text:p>-143505</text:p>
          </table:table-cell>
          <table:table-cell table:formula="of:=[.B18]-[.D18]" office:value-type="float" office:value="3001" calcext:value-type="float">
            <text:p>3001</text:p>
          </table:table-cell>
          <table:table-cell table:formula="of:=[.E18]-[.F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18281" calcext:value-type="float">
            <text:p>18281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/>
          <table:table-cell table:formula="of:=[.B19]-[.C19]" office:value-type="float" office:value="-106256" calcext:value-type="float">
            <text:p>-106256</text:p>
          </table:table-cell>
          <table:table-cell table:formula="of:=[.B19]-[.D19]" office:value-type="float" office:value="2075" calcext:value-type="float">
            <text:p>2075</text:p>
          </table:table-cell>
          <table:table-cell table:formula="of:=[.E19]-[.F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49141" calcext:value-type="float">
            <text:p>49141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/>
          <table:table-cell table:formula="of:=[.B20]-[.C20]" office:value-type="float" office:value="-539678" calcext:value-type="float">
            <text:p>-539678</text:p>
          </table:table-cell>
          <table:table-cell table:formula="of:=[.B20]-[.D20]" office:value-type="float" office:value="4878" calcext:value-type="float">
            <text:p>4878</text:p>
          </table:table-cell>
          <table:table-cell table:formula="of:=[.E20]-[.F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49141" calcext:value-type="float">
            <text:p>49141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/>
          <table:table-cell table:formula="of:=[.B21]-[.C21]" office:value-type="float" office:value="-528930" calcext:value-type="float">
            <text:p>-528930</text:p>
          </table:table-cell>
          <table:table-cell table:formula="of:=[.B21]-[.D21]" office:value-type="float" office:value="4878" calcext:value-type="float">
            <text:p>4878</text:p>
          </table:table-cell>
          <table:table-cell table:formula="of:=[.E21]-[.F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60930" calcext:value-type="float">
            <text:p>60930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/>
          <table:table-cell table:formula="of:=[.B22]-[.C22]" office:value-type="float" office:value="-1336341" calcext:value-type="float">
            <text:p>-1336341</text:p>
          </table:table-cell>
          <table:table-cell table:formula="of:=[.B22]-[.D22]" office:value-type="float" office:value="8034" calcext:value-type="float">
            <text:p>8034</text:p>
          </table:table-cell>
          <table:table-cell table:formula="of:=[.E22]-[.F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282758" calcext:value-type="float">
            <text:p>282758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/>
          <table:table-cell table:formula="of:=[.B23]-[.C23]" office:value-type="float" office:value="-6103278" calcext:value-type="float">
            <text:p>-6103278</text:p>
          </table:table-cell>
          <table:table-cell table:formula="of:=[.B23]-[.D23]" office:value-type="float" office:value="48345" calcext:value-type="float">
            <text:p>48345</text:p>
          </table:table-cell>
          <table:table-cell table:formula="of:=[.E23]-[.F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45340" calcext:value-type="float">
            <text:p>45340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/>
          <table:table-cell table:formula="of:=[.B24]-[.C24]" office:value-type="float" office:value="-550815" calcext:value-type="float">
            <text:p>-550815</text:p>
          </table:table-cell>
          <table:table-cell table:formula="of:=[.B24]-[.D24]" office:value-type="float" office:value="1340" calcext:value-type="float">
            <text:p>1340</text:p>
          </table:table-cell>
          <table:table-cell table:formula="of:=[.E24]-[.F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61910" calcext:value-type="float">
            <text:p>61910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/>
          <table:table-cell table:formula="of:=[.B25]-[.C25]" office:value-type="float" office:value="-666055" calcext:value-type="float">
            <text:p>-666055</text:p>
          </table:table-cell>
          <table:table-cell table:formula="of:=[.B25]-[.D25]" office:value-type="float" office:value="7387" calcext:value-type="float">
            <text:p>7387</text:p>
          </table:table-cell>
          <table:table-cell table:formula="of:=[.E25]-[.F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/>
          <table:table-cell table:formula="of:=[.B26]-[.C26]" office:value-type="float" office:value="-721881" calcext:value-type="float">
            <text:p>-721881</text:p>
          </table:table-cell>
          <table:table-cell table:formula="of:=[.B26]-[.D26]" office:value-type="float" office:value="10666" calcext:value-type="float">
            <text:p>10666</text:p>
          </table:table-cell>
          <table:table-cell table:formula="of:=[.E26]-[.F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61400" calcext:value-type="float">
            <text:p>61400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/>
          <table:table-cell table:formula="of:=[.B27]-[.C27]" office:value-type="float" office:value="-760208" calcext:value-type="float">
            <text:p>-760208</text:p>
          </table:table-cell>
          <table:table-cell table:formula="of:=[.B27]-[.D27]" office:value-type="float" office:value="252" calcext:value-type="float">
            <text:p>252</text:p>
          </table:table-cell>
          <table:table-cell table:formula="of:=[.E27]-[.F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79996" calcext:value-type="float">
            <text:p>79996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/>
          <table:table-cell table:formula="of:=[.B28]-[.C28]" office:value-type="float" office:value="-903187" calcext:value-type="float">
            <text:p>-903187</text:p>
          </table:table-cell>
          <table:table-cell table:formula="of:=[.B28]-[.D28]" office:value-type="float" office:value="5703" calcext:value-type="float">
            <text:p>5703</text:p>
          </table:table-cell>
          <table:table-cell table:formula="of:=[.E28]-[.F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87542" calcext:value-type="float">
            <text:p>87542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/>
          <table:table-cell table:formula="of:=[.B29]-[.C29]" office:value-type="float" office:value="-1544234" calcext:value-type="float">
            <text:p>-1544234</text:p>
          </table:table-cell>
          <table:table-cell table:formula="of:=[.B29]-[.D29]" office:value-type="float" office:value="7141" calcext:value-type="float">
            <text:p>7141</text:p>
          </table:table-cell>
          <table:table-cell table:formula="of:=[.E29]-[.F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56765" calcext:value-type="float">
            <text:p>56765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/>
          <table:table-cell table:formula="of:=[.B30]-[.C30]" office:value-type="float" office:value="-1079710" calcext:value-type="float">
            <text:p>-1079710</text:p>
          </table:table-cell>
          <table:table-cell table:formula="of:=[.B30]-[.D30]" office:value-type="float" office:value="1258" calcext:value-type="float">
            <text:p>1258</text:p>
          </table:table-cell>
          <table:table-cell table:formula="of:=[.E30]-[.F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52403" calcext:value-type="float">
            <text:p>52403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/>
          <table:table-cell table:formula="of:=[.B31]-[.C31]" office:value-type="float" office:value="-706246" calcext:value-type="float">
            <text:p>-706246</text:p>
          </table:table-cell>
          <table:table-cell table:formula="of:=[.B31]-[.D31]" office:value-type="float" office:value="7487" calcext:value-type="float">
            <text:p>7487</text:p>
          </table:table-cell>
          <table:table-cell table:formula="of:=[.E31]-[.F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/>
          <table:table-cell table:formula="of:=[.B32]-[.C32]" office:value-type="float" office:value="-1808772" calcext:value-type="float">
            <text:p>-1808772</text:p>
          </table:table-cell>
          <table:table-cell table:formula="of:=[.B32]-[.D32]" office:value-type="float" office:value="12813" calcext:value-type="float">
            <text:p>12813</text:p>
          </table:table-cell>
          <table:table-cell table:formula="of:=[.E32]-[.F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121315" calcext:value-type="float">
            <text:p>121315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/>
          <table:table-cell table:formula="of:=[.B33]-[.C33]" office:value-type="float" office:value="-432916" calcext:value-type="float">
            <text:p>-432916</text:p>
          </table:table-cell>
          <table:table-cell table:formula="of:=[.B33]-[.D33]" office:value-type="float" office:value="32147" calcext:value-type="float">
            <text:p>32147</text:p>
          </table:table-cell>
          <table:table-cell table:formula="of:=[.E33]-[.F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2497" calcext:value-type="float">
            <text:p>2497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/>
          <table:table-cell table:formula="of:=[.B34]-[.C34]" office:value-type="float" office:value="-19831" calcext:value-type="float">
            <text:p>-19831</text:p>
          </table:table-cell>
          <table:table-cell table:formula="of:=[.B34]-[.D34]" office:value-type="float" office:value="255" calcext:value-type="float">
            <text:p>255</text:p>
          </table:table-cell>
          <table:table-cell table:formula="of:=[.E34]-[.F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7566" calcext:value-type="float">
            <text:p>7566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/>
          <table:table-cell table:formula="of:=[.B35]-[.C35]" office:value-type="float" office:value="-101680" calcext:value-type="float">
            <text:p>-101680</text:p>
          </table:table-cell>
          <table:table-cell table:formula="of:=[.B35]-[.D35]" office:value-type="float" office:value="1039" calcext:value-type="float">
            <text:p>1039</text:p>
          </table:table-cell>
          <table:table-cell table:formula="of:=[.E35]-[.F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9415" calcext:value-type="float">
            <text:p>941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/>
          <table:table-cell table:formula="of:=[.B36]-[.C36]" office:value-type="float" office:value="-172150" calcext:value-type="float">
            <text:p>-172150</text:p>
          </table:table-cell>
          <table:table-cell table:formula="of:=[.B36]-[.D36]" office:value-type="float" office:value="1639" calcext:value-type="float">
            <text:p>1639</text:p>
          </table:table-cell>
          <table:table-cell table:formula="of:=[.E36]-[.F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1418" calcext:value-type="float">
            <text:p>1418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/>
          <table:table-cell table:formula="of:=[.B37]-[.C37]" office:value-type="float" office:value="-7201" calcext:value-type="float">
            <text:p>-7201</text:p>
          </table:table-cell>
          <table:table-cell table:formula="of:=[.B37]-[.D37]" office:value-type="float" office:value="136" calcext:value-type="float">
            <text:p>136</text:p>
          </table:table-cell>
          <table:table-cell table:formula="of:=[.E37]-[.F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/>
          <table:table-cell table:formula="of:=[.B38]-[.C38]" office:value-type="float" office:value="-2755" calcext:value-type="float">
            <text:p>-2755</text:p>
          </table:table-cell>
          <table:table-cell table:formula="of:=[.B38]-[.D38]" office:value-type="float" office:value="60" calcext:value-type="float">
            <text:p>60</text:p>
          </table:table-cell>
          <table:table-cell table:formula="of:=[.E38]-[.F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139697" calcext:value-type="float">
            <text:p>139697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/>
          <table:table-cell table:formula="of:=[.B39]-[.C39]" office:value-type="float" office:value="-1476580" calcext:value-type="float">
            <text:p>-1476580</text:p>
          </table:table-cell>
          <table:table-cell table:formula="of:=[.B39]-[.D39]" office:value-type="float" office:value="12796" calcext:value-type="float">
            <text:p>12796</text:p>
          </table:table-cell>
          <table:table-cell table:formula="of:=[.E39]-[.F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4418" calcext:value-type="float">
            <text:p>4418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/>
          <table:table-cell table:formula="of:=[.B40]-[.C40]" office:value-type="float" office:value="-36023" calcext:value-type="float">
            <text:p>-36023</text:p>
          </table:table-cell>
          <table:table-cell table:formula="of:=[.B40]-[.D40]" office:value-type="float" office:value="612" calcext:value-type="float">
            <text:p>612</text:p>
          </table:table-cell>
          <table:table-cell table:formula="of:=[.E40]-[.F40]" office:value-type="float" office:value="-38097" calcext:value-type="float">
            <text:p>-38097</text:p>
          </table:table-cell>
        </table:table-row>
      </table:table>
      <table:table table:name="23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r.Instancji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-Opt Road</text:p>
          </table:table-cell>
          <table:table-cell office:value-type="string" calcext:value-type="string">
            <text:p>2-Opt Time</text:p>
          </table:table-cell>
          <table:table-cell office:value-type="string" calcext:value-type="string">
            <text:p>3-Opt Road</text:p>
          </table:table-cell>
          <table:table-cell office:value-type="string" calcext:value-type="string">
            <text:p>3-Opt Time</text:p>
          </table:table-cell>
          <table:table-cell/>
          <table:table-cell office:value-type="string" calcext:value-type="string">
            <text:p>3Opt Road Adv</text:p>
          </table:table-cell>
          <table:table-cell office:value-type="string" calcext:value-type="string">
            <text:p>3Opt Time 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2741" calcext:value-type="float">
            <text:p>2741</text:p>
          </table:table-cell>
          <table:table-cell office:value-type="float" office:value="0.124986" calcext:value-type="float">
            <text:p>0.124986</text:p>
          </table:table-cell>
          <table:table-cell office:value-type="float" office:value="2622" calcext:value-type="float">
            <text:p>2622</text:p>
          </table:table-cell>
          <table:table-cell office:value-type="float" office:value="47.7313" calcext:value-type="float">
            <text:p>47.7313</text:p>
          </table:table-cell>
          <table:table-cell/>
          <table:table-cell table:formula="of:=([.C2]/[.B2])-([.E2]/[.B2])" office:value-type="float" office:value="0.04" calcext:value-type="float">
            <text:p>0.04</text:p>
          </table:table-cell>
          <table:table-cell table:formula="of:=[.F2]/[.D2]" office:value-type="float" office:value="381.893172035268" calcext:value-type="float">
            <text:p>381.893172035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181" calcext:value-type="float">
            <text:p>8181</text:p>
          </table:table-cell>
          <table:table-cell office:value-type="float" office:value="0.000171163" calcext:value-type="float">
            <text:p>0.000171163</text:p>
          </table:table-cell>
          <table:table-cell office:value-type="float" office:value="7542" calcext:value-type="float">
            <text:p>7542</text:p>
          </table:table-cell>
          <table:table-cell office:value-type="float" office:value="0.0598344" calcext:value-type="float">
            <text:p>0.0598344</text:p>
          </table:table-cell>
          <table:table-cell/>
          <table:table-cell table:formula="of:=([.C3]/[.B3])-([.E3]/[.B3])" office:value-type="float" office:value="0.0781078107810781" calcext:value-type="float">
            <text:p>0.078107810781078</text:p>
          </table:table-cell>
          <table:table-cell table:formula="of:=[.F3]/[.D3]" office:value-type="float" office:value="349.575550790767" calcext:value-type="float">
            <text:p>349.575550790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8126" calcext:value-type="float">
            <text:p>128126</text:p>
          </table:table-cell>
          <table:table-cell office:value-type="float" office:value="0.0182142" calcext:value-type="float">
            <text:p>0.0182142</text:p>
          </table:table-cell>
          <table:table-cell office:value-type="float" office:value="121549" calcext:value-type="float">
            <text:p>121549</text:p>
          </table:table-cell>
          <table:table-cell office:value-type="float" office:value="2.83359" calcext:value-type="float">
            <text:p>2.83359</text:p>
          </table:table-cell>
          <table:table-cell/>
          <table:table-cell table:formula="of:=([.C4]/[.B4])-([.E4]/[.B4])" office:value-type="float" office:value="0.049099310952349" calcext:value-type="float">
            <text:p>0.049099310952349</text:p>
          </table:table-cell>
          <table:table-cell table:formula="of:=[.F4]/[.D4]" office:value-type="float" office:value="155.570379154725" calcext:value-type="float">
            <text:p>155.570379154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29" calcext:value-type="float">
            <text:p>7129</text:p>
          </table:table-cell>
          <table:table-cell office:value-type="float" office:value="6678" calcext:value-type="float">
            <text:p>6678</text:p>
          </table:table-cell>
          <table:table-cell office:value-type="float" office:value="0.0146034" calcext:value-type="float">
            <text:p>0.0146034</text:p>
          </table:table-cell>
          <table:table-cell office:value-type="float" office:value="6203" calcext:value-type="float">
            <text:p>6203</text:p>
          </table:table-cell>
          <table:table-cell office:value-type="float" office:value="1.42473" calcext:value-type="float">
            <text:p>1.42473</text:p>
          </table:table-cell>
          <table:table-cell/>
          <table:table-cell table:formula="of:=([.C5]/[.B5])-([.E5]/[.B5])" office:value-type="float" office:value="0.0666292607658858" calcext:value-type="float">
            <text:p>0.066629260765886</text:p>
          </table:table-cell>
          <table:table-cell table:formula="of:=[.F5]/[.D5]" office:value-type="float" office:value="97.561526767739" calcext:value-type="float">
            <text:p>97.561526767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13" calcext:value-type="float">
            <text:p>7113</text:p>
          </table:table-cell>
          <table:table-cell office:value-type="float" office:value="6815" calcext:value-type="float">
            <text:p>6815</text:p>
          </table:table-cell>
          <table:table-cell office:value-type="float" office:value="0.0184333" calcext:value-type="float">
            <text:p>0.0184333</text:p>
          </table:table-cell>
          <table:table-cell office:value-type="float" office:value="6559" calcext:value-type="float">
            <text:p>6559</text:p>
          </table:table-cell>
          <table:table-cell office:value-type="float" office:value="5.19192" calcext:value-type="float">
            <text:p>5.19192</text:p>
          </table:table-cell>
          <table:table-cell/>
          <table:table-cell table:formula="of:=([.C6]/[.B6])-([.E6]/[.B6])" office:value-type="float" office:value="0.0359904400393646" calcext:value-type="float">
            <text:p>0.035990440039365</text:p>
          </table:table-cell>
          <table:table-cell table:formula="of:=[.F6]/[.D6]" office:value-type="float" office:value="281.65982216966" calcext:value-type="float">
            <text:p>281.65982216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" calcext:value-type="float">
            <text:p>746</text:p>
          </table:table-cell>
          <table:table-cell office:value-type="float" office:value="675" calcext:value-type="float">
            <text:p>675</text:p>
          </table:table-cell>
          <table:table-cell office:value-type="float" office:value="0.00796331" calcext:value-type="float">
            <text:p>0.00796331</text:p>
          </table:table-cell>
          <table:table-cell office:value-type="float" office:value="635" calcext:value-type="float">
            <text:p>635</text:p>
          </table:table-cell>
          <table:table-cell office:value-type="float" office:value="1.12242" calcext:value-type="float">
            <text:p>1.12242</text:p>
          </table:table-cell>
          <table:table-cell/>
          <table:table-cell table:formula="of:=([.C7]/[.B7])-([.E7]/[.B7])" office:value-type="float" office:value="0.0536193029490617" calcext:value-type="float">
            <text:p>0.053619302949062</text:p>
          </table:table-cell>
          <table:table-cell table:formula="of:=[.F7]/[.D7]" office:value-type="float" office:value="140.94892701653" calcext:value-type="float">
            <text:p>140.94892701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0.000239988" calcext:value-type="float">
            <text:p>0.000239988</text:p>
          </table:table-cell>
          <table:table-cell office:value-type="float" office:value="427" calcext:value-type="float">
            <text:p>427</text:p>
          </table:table-cell>
          <table:table-cell office:value-type="float" office:value="0.0454607" calcext:value-type="float">
            <text:p>0.0454607</text:p>
          </table:table-cell>
          <table:table-cell/>
          <table:table-cell table:formula="of:=([.C8]/[.B8])-([.E8]/[.B8])" office:value-type="float" office:value="0.0954356846473029" calcext:value-type="float">
            <text:p>0.095435684647303</text:p>
          </table:table-cell>
          <table:table-cell table:formula="of:=[.F8]/[.D8]" office:value-type="float" office:value="189.429054786073" calcext:value-type="float">
            <text:p>189.429054786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566" calcext:value-type="float">
            <text:p>566</text:p>
          </table:table-cell>
          <table:table-cell office:value-type="float" office:value="0.00213278" calcext:value-type="float">
            <text:p>0.00213278</text:p>
          </table:table-cell>
          <table:table-cell office:value-type="float" office:value="552" calcext:value-type="float">
            <text:p>552</text:p>
          </table:table-cell>
          <table:table-cell office:value-type="float" office:value="0.190506" calcext:value-type="float">
            <text:p>0.190506</text:p>
          </table:table-cell>
          <table:table-cell/>
          <table:table-cell table:formula="of:=([.C9]/[.B9])-([.E9]/[.B9])" office:value-type="float" office:value="0.0230263157894737" calcext:value-type="float">
            <text:p>0.023026315789474</text:p>
          </table:table-cell>
          <table:table-cell table:formula="of:=[.F9]/[.D9]" office:value-type="float" office:value="89.3228556156753" calcext:value-type="float">
            <text:p>89.3228556156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98" calcext:value-type="float">
            <text:p>24698</text:p>
          </table:table-cell>
          <table:table-cell office:value-type="float" office:value="21807" calcext:value-type="float">
            <text:p>21807</text:p>
          </table:table-cell>
          <table:table-cell office:value-type="float" office:value="0.00884338" calcext:value-type="float">
            <text:p>0.00884338</text:p>
          </table:table-cell>
          <table:table-cell office:value-type="float" office:value="21389" calcext:value-type="float">
            <text:p>21389</text:p>
          </table:table-cell>
          <table:table-cell office:value-type="float" office:value="0.600951" calcext:value-type="float">
            <text:p>0.600951</text:p>
          </table:table-cell>
          <table:table-cell/>
          <table:table-cell table:formula="of:=([.C10]/[.B10])-([.E10]/[.B10])" office:value-type="float" office:value="0.0169244473236699" calcext:value-type="float">
            <text:p>0.01692444732367</text:p>
          </table:table-cell>
          <table:table-cell table:formula="of:=[.F10]/[.D10]" office:value-type="float" office:value="67.9548995972128" calcext:value-type="float">
            <text:p>67.9548995972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79" calcext:value-type="float">
            <text:p>31479</text:p>
          </table:table-cell>
          <table:table-cell office:value-type="float" office:value="29147" calcext:value-type="float">
            <text:p>29147</text:p>
          </table:table-cell>
          <table:table-cell office:value-type="float" office:value="0.0397161" calcext:value-type="float">
            <text:p>0.0397161</text:p>
          </table:table-cell>
          <table:table-cell office:value-type="float" office:value="27315" calcext:value-type="float">
            <text:p>27315</text:p>
          </table:table-cell>
          <table:table-cell office:value-type="float" office:value="6.31122" calcext:value-type="float">
            <text:p>6.31122</text:p>
          </table:table-cell>
          <table:table-cell/>
          <table:table-cell table:formula="of:=([.C11]/[.B11])-([.E11]/[.B11])" office:value-type="float" office:value="0.0581975285110708" calcext:value-type="float">
            <text:p>0.058197528511071</text:p>
          </table:table-cell>
          <table:table-cell table:formula="of:=[.F11]/[.D11]" office:value-type="float" office:value="158.908352028522" calcext:value-type="float">
            <text:p>158.9083520285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543" calcext:value-type="float">
            <text:p>34543</text:p>
          </table:table-cell>
          <table:table-cell office:value-type="float" office:value="30682" calcext:value-type="float">
            <text:p>30682</text:p>
          </table:table-cell>
          <table:table-cell office:value-type="float" office:value="0.0889522" calcext:value-type="float">
            <text:p>0.0889522</text:p>
          </table:table-cell>
          <table:table-cell office:value-type="float" office:value="29600" calcext:value-type="float">
            <text:p>29600</text:p>
          </table:table-cell>
          <table:table-cell office:value-type="float" office:value="13.598" calcext:value-type="float">
            <text:p>13.598</text:p>
          </table:table-cell>
          <table:table-cell/>
          <table:table-cell table:formula="of:=([.C12]/[.B12])-([.E12]/[.B12])" office:value-type="float" office:value="0.0313232782329271" calcext:value-type="float">
            <text:p>0.031323278232927</text:p>
          </table:table-cell>
          <table:table-cell table:formula="of:=[.F12]/[.D12]" office:value-type="float" office:value="152.868619325885" calcext:value-type="float">
            <text:p>152.868619325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84" calcext:value-type="float">
            <text:p>25884</text:p>
          </table:table-cell>
          <table:table-cell office:value-type="float" office:value="23375" calcext:value-type="float">
            <text:p>23375</text:p>
          </table:table-cell>
          <table:table-cell office:value-type="float" office:value="0.00855502" calcext:value-type="float">
            <text:p>0.00855502</text:p>
          </table:table-cell>
          <table:table-cell office:value-type="float" office:value="22826" calcext:value-type="float">
            <text:p>22826</text:p>
          </table:table-cell>
          <table:table-cell office:value-type="float" office:value="0.58029" calcext:value-type="float">
            <text:p>0.58029</text:p>
          </table:table-cell>
          <table:table-cell/>
          <table:table-cell table:formula="of:=([.C13]/[.B13])-([.E13]/[.B13])" office:value-type="float" office:value="0.0212100139082058" calcext:value-type="float">
            <text:p>0.021210013908206</text:p>
          </table:table-cell>
          <table:table-cell table:formula="of:=[.F13]/[.D13]" office:value-type="float" office:value="67.8303498998249" calcext:value-type="float">
            <text:p>67.8303498998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611" calcext:value-type="float">
            <text:p>31611</text:p>
          </table:table-cell>
          <table:table-cell office:value-type="float" office:value="28079" calcext:value-type="float">
            <text:p>28079</text:p>
          </table:table-cell>
          <table:table-cell office:value-type="float" office:value="0.0442487" calcext:value-type="float">
            <text:p>0.0442487</text:p>
          </table:table-cell>
          <table:table-cell office:value-type="float" office:value="26916" calcext:value-type="float">
            <text:p>26916</text:p>
          </table:table-cell>
          <table:table-cell office:value-type="float" office:value="4.42155" calcext:value-type="float">
            <text:p>4.42155</text:p>
          </table:table-cell>
          <table:table-cell/>
          <table:table-cell table:formula="of:=([.C14]/[.B14])-([.E14]/[.B14])" office:value-type="float" office:value="0.0367909904779982" calcext:value-type="float">
            <text:p>0.036790990477998</text:p>
          </table:table-cell>
          <table:table-cell table:formula="of:=[.F14]/[.D14]" office:value-type="float" office:value="99.924969547128" calcext:value-type="float">
            <text:p>99.924969547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389" calcext:value-type="float">
            <text:p>35389</text:p>
          </table:table-cell>
          <table:table-cell office:value-type="float" office:value="31820" calcext:value-type="float">
            <text:p>31820</text:p>
          </table:table-cell>
          <table:table-cell office:value-type="float" office:value="0.0968744" calcext:value-type="float">
            <text:p>0.0968744</text:p>
          </table:table-cell>
          <table:table-cell office:value-type="float" office:value="29868" calcext:value-type="float">
            <text:p>29868</text:p>
          </table:table-cell>
          <table:table-cell office:value-type="float" office:value="8.89944" calcext:value-type="float">
            <text:p>8.89944</text:p>
          </table:table-cell>
          <table:table-cell/>
          <table:table-cell table:formula="of:=([.C15]/[.B15])-([.E15]/[.B15])" office:value-type="float" office:value="0.0551583825482495" calcext:value-type="float">
            <text:p>0.05515838254825</text:p>
          </table:table-cell>
          <table:table-cell table:formula="of:=[.F15]/[.D15]" office:value-type="float" office:value="91.8657560717795" calcext:value-type="float">
            <text:p>91.8657560717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60" calcext:value-type="float">
            <text:p>23660</text:p>
          </table:table-cell>
          <table:table-cell office:value-type="float" office:value="21622" calcext:value-type="float">
            <text:p>21622</text:p>
          </table:table-cell>
          <table:table-cell office:value-type="float" office:value="0.0130221" calcext:value-type="float">
            <text:p>0.0130221</text:p>
          </table:table-cell>
          <table:table-cell office:value-type="float" office:value="21341" calcext:value-type="float">
            <text:p>21341</text:p>
          </table:table-cell>
          <table:table-cell office:value-type="float" office:value="0.745022" calcext:value-type="float">
            <text:p>0.745022</text:p>
          </table:table-cell>
          <table:table-cell/>
          <table:table-cell table:formula="of:=([.C16]/[.B16])-([.E16]/[.B16])" office:value-type="float" office:value="0.0118765849535081" calcext:value-type="float">
            <text:p>0.011876584953508</text:p>
          </table:table-cell>
          <table:table-cell table:formula="of:=[.F16]/[.D16]" office:value-type="float" office:value="57.2121240045768" calcext:value-type="float">
            <text:p>57.212124004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52" calcext:value-type="float">
            <text:p>24852</text:p>
          </table:table-cell>
          <table:table-cell office:value-type="float" office:value="23538" calcext:value-type="float">
            <text:p>23538</text:p>
          </table:table-cell>
          <table:table-cell office:value-type="float" office:value="0.00716928" calcext:value-type="float">
            <text:p>0.00716928</text:p>
          </table:table-cell>
          <table:table-cell office:value-type="float" office:value="21404" calcext:value-type="float">
            <text:p>21404</text:p>
          </table:table-cell>
          <table:table-cell office:value-type="float" office:value="1.19654" calcext:value-type="float">
            <text:p>1.19654</text:p>
          </table:table-cell>
          <table:table-cell/>
          <table:table-cell table:formula="of:=([.C17]/[.B17])-([.E17]/[.B17])" office:value-type="float" office:value="0.0858683405762112" calcext:value-type="float">
            <text:p>0.085868340576211</text:p>
          </table:table-cell>
          <table:table-cell table:formula="of:=[.F17]/[.D17]" office:value-type="float" office:value="166.898210141046" calcext:value-type="float">
            <text:p>166.898210141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782" calcext:value-type="float">
            <text:p>24782</text:p>
          </table:table-cell>
          <table:table-cell office:value-type="float" office:value="23137" calcext:value-type="float">
            <text:p>23137</text:p>
          </table:table-cell>
          <table:table-cell office:value-type="float" office:value="0.0109679" calcext:value-type="float">
            <text:p>0.0109679</text:p>
          </table:table-cell>
          <table:table-cell office:value-type="float" office:value="22350" calcext:value-type="float">
            <text:p>22350</text:p>
          </table:table-cell>
          <table:table-cell office:value-type="float" office:value="0.606017" calcext:value-type="float">
            <text:p>0.606017</text:p>
          </table:table-cell>
          <table:table-cell/>
          <table:table-cell table:formula="of:=([.C18]/[.B18])-([.E18]/[.B18])" office:value-type="float" office:value="0.031756920345412" calcext:value-type="float">
            <text:p>0.031756920345412</text:p>
          </table:table-cell>
          <table:table-cell table:formula="of:=[.F18]/[.D18]" office:value-type="float" office:value="55.253694873221" calcext:value-type="float">
            <text:p>55.25369487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35" calcext:value-type="float">
            <text:p>16935</text:p>
          </table:table-cell>
          <table:table-cell office:value-type="float" office:value="15237" calcext:value-type="float">
            <text:p>15237</text:p>
          </table:table-cell>
          <table:table-cell office:value-type="float" office:value="0.0113048" calcext:value-type="float">
            <text:p>0.0113048</text:p>
          </table:table-cell>
          <table:table-cell office:value-type="float" office:value="14484" calcext:value-type="float">
            <text:p>14484</text:p>
          </table:table-cell>
          <table:table-cell office:value-type="float" office:value="0.67488" calcext:value-type="float">
            <text:p>0.67488</text:p>
          </table:table-cell>
          <table:table-cell/>
          <table:table-cell table:formula="of:=([.C19]/[.B19])-([.E19]/[.B19])" office:value-type="float" office:value="0.0444641275465013" calcext:value-type="float">
            <text:p>0.044464127546501</text:p>
          </table:table-cell>
          <table:table-cell table:formula="of:=[.F19]/[.D19]" office:value-type="float" office:value="59.6985351355177" calcext:value-type="float">
            <text:p>59.69853513551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201" calcext:value-type="float">
            <text:p>49201</text:p>
          </table:table-cell>
          <table:table-cell office:value-type="float" office:value="44826" calcext:value-type="float">
            <text:p>44826</text:p>
          </table:table-cell>
          <table:table-cell office:value-type="float" office:value="0.287924" calcext:value-type="float">
            <text:p>0.287924</text:p>
          </table:table-cell>
          <table:table-cell office:value-type="float" office:value="43209" calcext:value-type="float">
            <text:p>43209</text:p>
          </table:table-cell>
          <table:table-cell office:value-type="float" office:value="90.8267" calcext:value-type="float">
            <text:p>90.8267</text:p>
          </table:table-cell>
          <table:table-cell/>
          <table:table-cell table:formula="of:=([.C20]/[.B20])-([.E20]/[.B20])" office:value-type="float" office:value="0.032865185666958" calcext:value-type="float">
            <text:p>0.032865185666958</text:p>
          </table:table-cell>
          <table:table-cell table:formula="of:=[.F20]/[.D20]" office:value-type="float" office:value="315.45373084564" calcext:value-type="float">
            <text:p>315.45373084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201" calcext:value-type="float">
            <text:p>49201</text:p>
          </table:table-cell>
          <table:table-cell office:value-type="float" office:value="44826" calcext:value-type="float">
            <text:p>44826</text:p>
          </table:table-cell>
          <table:table-cell office:value-type="float" office:value="0.286022" calcext:value-type="float">
            <text:p>0.286022</text:p>
          </table:table-cell>
          <table:table-cell office:value-type="float" office:value="43209" calcext:value-type="float">
            <text:p>43209</text:p>
          </table:table-cell>
          <table:table-cell office:value-type="float" office:value="93.6429" calcext:value-type="float">
            <text:p>93.6429</text:p>
          </table:table-cell>
          <table:table-cell/>
          <table:table-cell table:formula="of:=([.C21]/[.B21])-([.E21]/[.B21])" office:value-type="float" office:value="0.032865185666958" calcext:value-type="float">
            <text:p>0.032865185666958</text:p>
          </table:table-cell>
          <table:table-cell table:formula="of:=[.F21]/[.D21]" office:value-type="float" office:value="327.397542846354" calcext:value-type="float">
            <text:p>327.3975428463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4229" calcext:value-type="float">
            <text:p>0.00654229</text:p>
          </table:table-cell>
          <table:table-cell office:value-type="float" office:value="44577" calcext:value-type="float">
            <text:p>44577</text:p>
          </table:table-cell>
          <table:table-cell office:value-type="float" office:value="0.305209" calcext:value-type="float">
            <text:p>0.305209</text:p>
          </table:table-cell>
          <table:table-cell/>
          <table:table-cell table:formula="of:=([.C22]/[.B22])-([.E22]/[.B22])" office:value-type="float" office:value="0.0163453299057412" calcext:value-type="float">
            <text:p>0.016345329905741</text:p>
          </table:table-cell>
          <table:table-cell table:formula="of:=[.F22]/[.D22]" office:value-type="float" office:value="46.6517075825132" calcext:value-type="float">
            <text:p>46.6517075825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055" calcext:value-type="float">
            <text:p>67055</text:p>
          </table:table-cell>
          <table:table-cell office:value-type="float" office:value="60663" calcext:value-type="float">
            <text:p>60663</text:p>
          </table:table-cell>
          <table:table-cell office:value-type="float" office:value="0.0138139" calcext:value-type="float">
            <text:p>0.0138139</text:p>
          </table:table-cell>
          <table:table-cell office:value-type="float" office:value="59246" calcext:value-type="float">
            <text:p>59246</text:p>
          </table:table-cell>
          <table:table-cell office:value-type="float" office:value="1.33616" calcext:value-type="float">
            <text:p>1.33616</text:p>
          </table:table-cell>
          <table:table-cell/>
          <table:table-cell table:formula="of:=([.C23]/[.B23])-([.E23]/[.B23])" office:value-type="float" office:value="0.0211319066437999" calcext:value-type="float">
            <text:p>0.0211319066438</text:p>
          </table:table-cell>
          <table:table-cell table:formula="of:=[.F23]/[.D23]" office:value-type="float" office:value="96.7257617327475" calcext:value-type="float">
            <text:p>96.7257617327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553" calcext:value-type="float">
            <text:p>114553</text:p>
          </table:table-cell>
          <table:table-cell office:value-type="float" office:value="105440" calcext:value-type="float">
            <text:p>105440</text:p>
          </table:table-cell>
          <table:table-cell office:value-type="float" office:value="0.020296" calcext:value-type="float">
            <text:p>0.020296</text:p>
          </table:table-cell>
          <table:table-cell office:value-type="float" office:value="103080" calcext:value-type="float">
            <text:p>103080</text:p>
          </table:table-cell>
          <table:table-cell office:value-type="float" office:value="3.94201" calcext:value-type="float">
            <text:p>3.94201</text:p>
          </table:table-cell>
          <table:table-cell/>
          <table:table-cell table:formula="of:=([.C24]/[.B24])-([.E24]/[.B24])" office:value-type="float" office:value="0.0206018174993234" calcext:value-type="float">
            <text:p>0.020601817499324</text:p>
          </table:table-cell>
          <table:table-cell table:formula="of:=[.F24]/[.D24]" office:value-type="float" office:value="194.22595585337" calcext:value-type="float">
            <text:p>194.22595585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964" calcext:value-type="float">
            <text:p>60964</text:p>
          </table:table-cell>
          <table:table-cell office:value-type="float" office:value="60754" calcext:value-type="float">
            <text:p>60754</text:p>
          </table:table-cell>
          <table:table-cell office:value-type="float" office:value="0.00672133" calcext:value-type="float">
            <text:p>0.00672133</text:p>
          </table:table-cell>
          <table:table-cell office:value-type="float" office:value="58763" calcext:value-type="float">
            <text:p>58763</text:p>
          </table:table-cell>
          <table:table-cell office:value-type="float" office:value="1.8088" calcext:value-type="float">
            <text:p>1.8088</text:p>
          </table:table-cell>
          <table:table-cell/>
          <table:table-cell table:formula="of:=([.C25]/[.B25])-([.E25]/[.B25])" office:value-type="float" office:value="0.0326586182009054" calcext:value-type="float">
            <text:p>0.032658618200906</text:p>
          </table:table-cell>
          <table:table-cell table:formula="of:=[.F25]/[.D25]" office:value-type="float" office:value="269.113404638665" calcext:value-type="float">
            <text:p>269.1134046386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564" calcext:value-type="float">
            <text:p>79564</text:p>
          </table:table-cell>
          <table:table-cell office:value-type="float" office:value="76104" calcext:value-type="float">
            <text:p>76104</text:p>
          </table:table-cell>
          <table:table-cell office:value-type="float" office:value="0.0316716" calcext:value-type="float">
            <text:p>0.0316716</text:p>
          </table:table-cell>
          <table:table-cell office:value-type="float" office:value="74149" calcext:value-type="float">
            <text:p>74149</text:p>
          </table:table-cell>
          <table:table-cell office:value-type="float" office:value="2.07173" calcext:value-type="float">
            <text:p>2.07173</text:p>
          </table:table-cell>
          <table:table-cell/>
          <table:table-cell table:formula="of:=([.C26]/[.B26])-([.E26]/[.B26])" office:value-type="float" office:value="0.0245714142074305" calcext:value-type="float">
            <text:p>0.024571414207431</text:p>
          </table:table-cell>
          <table:table-cell table:formula="of:=[.F26]/[.D26]" office:value-type="float" office:value="65.4128619962364" calcext:value-type="float">
            <text:p>65.4128619962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552" calcext:value-type="float">
            <text:p>92552</text:p>
          </table:table-cell>
          <table:table-cell office:value-type="float" office:value="83137" calcext:value-type="float">
            <text:p>83137</text:p>
          </table:table-cell>
          <table:table-cell office:value-type="float" office:value="0.111207" calcext:value-type="float">
            <text:p>0.111207</text:p>
          </table:table-cell>
          <table:table-cell office:value-type="float" office:value="80877" calcext:value-type="float">
            <text:p>80877</text:p>
          </table:table-cell>
          <table:table-cell office:value-type="float" office:value="17.5516" calcext:value-type="float">
            <text:p>17.5516</text:p>
          </table:table-cell>
          <table:table-cell/>
          <table:table-cell table:formula="of:=([.C27]/[.B27])-([.E27]/[.B27])" office:value-type="float" office:value="0.0244187051603423" calcext:value-type="float">
            <text:p>0.024418705160342</text:p>
          </table:table-cell>
          <table:table-cell table:formula="of:=[.F27]/[.D27]" office:value-type="float" office:value="157.828194268346" calcext:value-type="float">
            <text:p>157.8281942683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491" calcext:value-type="float">
            <text:p>54491</text:p>
          </table:table-cell>
          <table:table-cell office:value-type="float" office:value="53507" calcext:value-type="float">
            <text:p>53507</text:p>
          </table:table-cell>
          <table:table-cell office:value-type="float" office:value="0.0650241" calcext:value-type="float">
            <text:p>0.0650241</text:p>
          </table:table-cell>
          <table:table-cell office:value-type="float" office:value="50150" calcext:value-type="float">
            <text:p>50150</text:p>
          </table:table-cell>
          <table:table-cell office:value-type="float" office:value="39.9601" calcext:value-type="float">
            <text:p>39.9601</text:p>
          </table:table-cell>
          <table:table-cell/>
          <table:table-cell table:formula="of:=([.C28]/[.B28])-([.E28]/[.B28])" office:value-type="float" office:value="0.0616065038263199" calcext:value-type="float">
            <text:p>0.06160650382632</text:p>
          </table:table-cell>
          <table:table-cell table:formula="of:=[.F28]/[.D28]" office:value-type="float" office:value="614.542915626668" calcext:value-type="float">
            <text:p>614.5429156266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279" calcext:value-type="float">
            <text:p>58279</text:p>
          </table:table-cell>
          <table:table-cell office:value-type="float" office:value="51241" calcext:value-type="float">
            <text:p>51241</text:p>
          </table:table-cell>
          <table:table-cell office:value-type="float" office:value="0.376743" calcext:value-type="float">
            <text:p>0.376743</text:p>
          </table:table-cell>
          <table:table-cell office:value-type="float" office:value="49151" calcext:value-type="float">
            <text:p>49151</text:p>
          </table:table-cell>
          <table:table-cell office:value-type="float" office:value="66.0215" calcext:value-type="float">
            <text:p>66.0215</text:p>
          </table:table-cell>
          <table:table-cell/>
          <table:table-cell table:formula="of:=([.C29]/[.B29])-([.E29]/[.B29])" office:value-type="float" office:value="0.0358619742960585" calcext:value-type="float">
            <text:p>0.035861974296059</text:p>
          </table:table-cell>
          <table:table-cell table:formula="of:=[.F29]/[.D29]" office:value-type="float" office:value="175.242804776731" calcext:value-type="float">
            <text:p>175.2428047767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230" calcext:value-type="float">
            <text:p>127230</text:p>
          </table:table-cell>
          <table:table-cell office:value-type="float" office:value="115013" calcext:value-type="float">
            <text:p>115013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111189" calcext:value-type="float">
            <text:p>111189</text:p>
          </table:table-cell>
          <table:table-cell office:value-type="float" office:value="304.462" calcext:value-type="float">
            <text:p>304.462</text:p>
          </table:table-cell>
          <table:table-cell/>
          <table:table-cell table:formula="of:=([.C30]/[.B30])-([.E30]/[.B30])" office:value-type="float" office:value="0.0300558044486363" calcext:value-type="float">
            <text:p>0.030055804448636</text:p>
          </table:table-cell>
          <table:table-cell table:formula="of:=[.F30]/[.D30]" office:value-type="float" office:value="407.096803523532" calcext:value-type="float">
            <text:p>407.096803523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921" calcext:value-type="float">
            <text:p>130921</text:p>
          </table:table-cell>
          <table:table-cell office:value-type="float" office:value="117709" calcext:value-type="float">
            <text:p>117709</text:p>
          </table:table-cell>
          <table:table-cell office:value-type="float" office:value="0.0036771" calcext:value-type="float">
            <text:p>0.0036771</text:p>
          </table:table-cell>
          <table:table-cell office:value-type="float" office:value="109055" calcext:value-type="float">
            <text:p>109055</text:p>
          </table:table-cell>
          <table:table-cell office:value-type="float" office:value="0.535062" calcext:value-type="float">
            <text:p>0.535062</text:p>
          </table:table-cell>
          <table:table-cell/>
          <table:table-cell table:formula="of:=([.C31]/[.B31])-([.E31]/[.B31])" office:value-type="float" office:value="0.0661009310958517" calcext:value-type="float">
            <text:p>0.066100931095852</text:p>
          </table:table-cell>
          <table:table-cell table:formula="of:=[.F31]/[.D31]" office:value-type="float" office:value="145.511952353757" calcext:value-type="float">
            <text:p>145.5119523537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12" calcext:value-type="float">
            <text:p>2612</text:p>
          </table:table-cell>
          <table:table-cell office:value-type="float" office:value="2479" calcext:value-type="float">
            <text:p>2479</text:p>
          </table:table-cell>
          <table:table-cell office:value-type="float" office:value="0.0253908" calcext:value-type="float">
            <text:p>0.0253908</text:p>
          </table:table-cell>
          <table:table-cell office:value-type="float" office:value="2372" calcext:value-type="float">
            <text:p>2372</text:p>
          </table:table-cell>
          <table:table-cell office:value-type="float" office:value="12.0045" calcext:value-type="float">
            <text:p>12.0045</text:p>
          </table:table-cell>
          <table:table-cell/>
          <table:table-cell table:formula="of:=([.C32]/[.B32])-([.E32]/[.B32])" office:value-type="float" office:value="0.0409647779479326" calcext:value-type="float">
            <text:p>0.040964777947933</text:p>
          </table:table-cell>
          <table:table-cell table:formula="of:=[.F32]/[.D32]" office:value-type="float" office:value="472.789356774895" calcext:value-type="float">
            <text:p>472.789356774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7" calcext:value-type="float">
            <text:p>1437</text:p>
          </table:table-cell>
          <table:table-cell office:value-type="float" office:value="1269" calcext:value-type="float">
            <text:p>1269</text:p>
          </table:table-cell>
          <table:table-cell office:value-type="float" office:value="0.00769565" calcext:value-type="float">
            <text:p>0.00769565</text:p>
          </table:table-cell>
          <table:table-cell office:value-type="float" office:value="1261" calcext:value-type="float">
            <text:p>1261</text:p>
          </table:table-cell>
          <table:table-cell office:value-type="float" office:value="0.743045" calcext:value-type="float">
            <text:p>0.743045</text:p>
          </table:table-cell>
          <table:table-cell/>
          <table:table-cell table:formula="of:=([.C33]/[.B33])-([.E33]/[.B33])" office:value-type="float" office:value="0.00556715379262351" calcext:value-type="float">
            <text:p>0.005567153792624</text:p>
          </table:table-cell>
          <table:table-cell table:formula="of:=[.F33]/[.D33]" office:value-type="float" office:value="96.5538973316094" calcext:value-type="float">
            <text:p>96.55389733160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6" calcext:value-type="float">
            <text:p>796</text:p>
          </table:table-cell>
          <table:table-cell office:value-type="float" office:value="734" calcext:value-type="float">
            <text:p>734</text:p>
          </table:table-cell>
          <table:table-cell office:value-type="float" office:value="0.00401357" calcext:value-type="float">
            <text:p>0.00401357</text:p>
          </table:table-cell>
          <table:table-cell office:value-type="float" office:value="694" calcext:value-type="float">
            <text:p>694</text:p>
          </table:table-cell>
          <table:table-cell office:value-type="float" office:value="0.22891" calcext:value-type="float">
            <text:p>0.22891</text:p>
          </table:table-cell>
          <table:table-cell/>
          <table:table-cell table:formula="of:=([.C34]/[.B34])-([.E34]/[.B34])" office:value-type="float" office:value="0.0502512562814071" calcext:value-type="float">
            <text:p>0.050251256281407</text:p>
          </table:table-cell>
          <table:table-cell table:formula="of:=[.F34]/[.D34]" office:value-type="float" office:value="57.0340121139036" calcext:value-type="float">
            <text:p>57.0340121139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486" calcext:value-type="float">
            <text:p>140486</text:p>
          </table:table-cell>
          <table:table-cell office:value-type="float" office:value="130301" calcext:value-type="float">
            <text:p>130301</text:p>
          </table:table-cell>
          <table:table-cell office:value-type="float" office:value="0.0438273" calcext:value-type="float">
            <text:p>0.0438273</text:p>
          </table:table-cell>
          <table:table-cell office:value-type="float" office:value="127763" calcext:value-type="float">
            <text:p>127763</text:p>
          </table:table-cell>
          <table:table-cell office:value-type="float" office:value="14.3303" calcext:value-type="float">
            <text:p>14.3303</text:p>
          </table:table-cell>
          <table:table-cell/>
          <table:table-cell table:formula="of:=([.C35]/[.B35])-([.E35]/[.B35])" office:value-type="float" office:value="0.0180658570960808" calcext:value-type="float">
            <text:p>0.018065857096081</text:p>
          </table:table-cell>
          <table:table-cell table:formula="of:=[.F35]/[.D35]" office:value-type="float" office:value="326.972001469404" calcext:value-type="float">
            <text:p>326.9720014694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78" calcext:value-type="float">
            <text:p>4578</text:p>
          </table:table-cell>
          <table:table-cell office:value-type="float" office:value="4182" calcext:value-type="float">
            <text:p>4182</text:p>
          </table:table-cell>
          <table:table-cell office:value-type="float" office:value="0.0961123" calcext:value-type="float">
            <text:p>0.0961123</text:p>
          </table:table-cell>
          <table:table-cell office:value-type="float" office:value="3990" calcext:value-type="float">
            <text:p>3990</text:p>
          </table:table-cell>
          <table:table-cell office:value-type="float" office:value="33.3919" calcext:value-type="float">
            <text:p>33.3919</text:p>
          </table:table-cell>
          <table:table-cell/>
          <table:table-cell table:formula="of:=([.C36]/[.B36])-([.E36]/[.B36])" office:value-type="float" office:value="0.0419397116644823" calcext:value-type="float">
            <text:p>0.041939711664482</text:p>
          </table:table-cell>
          <table:table-cell table:formula="of:=[.F36]/[.D36]" office:value-type="float" office:value="347.425875772404" calcext:value-type="float">
            <text:p>347.4258757724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MIN([.H2:.H36])" office:value-type="float" office:value="0.00556715379262351" calcext:value-type="float">
            <text:p>0.005567153792624</text:p>
          </table:table-cell>
          <table:table-cell table:formula="of:=MIN([.I2:.I36])" office:value-type="float" office:value="46.6517075825132" calcext:value-type="float">
            <text:p>46.6517075825132</text:p>
          </table:table-cell>
        </table:table-row>
        <table:table-row table:style-name="ro1">
          <table:table-cell table:number-columns-repeated="7"/>
          <table:table-cell table:formula="of:=AVERAGE([.H2:.H36])" office:value-type="float" office:value="0.0397528821071177" calcext:value-type="float">
            <text:p>0.039752882107118</text:p>
          </table:table-cell>
          <table:table-cell table:formula="of:=AVERAGE([.I2:.I36])" office:value-type="float" office:value="193.724445099084" calcext:value-type="float">
            <text:p>193.724445099084</text:p>
          </table:table-cell>
        </table:table-row>
        <table:table-row table:style-name="ro1">
          <table:table-cell table:number-columns-repeated="7"/>
          <table:table-cell table:formula="of:=MAX([.H2:.H36])" office:value-type="float" office:value="0.0954356846473029" calcext:value-type="float">
            <text:p>0.095435684647303</text:p>
          </table:table-cell>
          <table:table-cell table:formula="of:=MAX([.I2:.I36])" office:value-type="float" office:value="614.542915626668" calcext:value-type="float">
            <text:p>614.542915626668</text:p>
          </table:table-cell>
        </table:table-row>
        <table:table-row table:style-name="ro1">
          <table:table-cell table:number-columns-repeated="7"/>
          <table:table-cell table:formula="of:=STDEV([.H2:.H36])" office:value-type="float" office:value="0.0212052367897448" calcext:value-type="float">
            <text:p>0.021205236789745</text:p>
          </table:table-cell>
          <table:table-cell table:formula="of:=STDEV([.I2:.I36])" office:value-type="float" office:value="139.524093828591" calcext:value-type="float">
            <text:p>139.524093828591</text:p>
          </table:table-cell>
        </table:table-row>
      </table:table>
      <table:table table:name="Breach Depth" table:style-name="ta1">
        <table:shapes>
          <draw:frame draw:z-index="0" draw:style-name="gr1" draw:text-style-name="P1" svg:width="8.8606in" svg:height="4.9839in" svg:x="21.3496in" svg:y="0.1929in">
            <draw:object draw:notify-on-update-of-ranges="'Breach Depth'.B1:'Breach Depth'.B1 'Breach Depth'.B2:'Breach Depth'.B72 'Breach Depth'.G2:'Breach Depth'.G26 'Breach Depth'.G27:'Breach Depth'.G47 'Breach Depth'.G48:'Breach Depth'.G72 'Breach Depth'.H2:'Breach Depth'.H26 'Breach Depth'.H27:'Breach Depth'.H47 'Breach Depth'.H48:'Breach Depth'.H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1.3122in" svg:y="5.598in">
            <draw:object draw:notify-on-update-of-ranges="'Breach Depth'.B1:'Breach Depth'.B1 'Breach Depth'.B2:'Breach Depth'.B26 'Breach Depth'.I1:'Breach Depth'.I1 'Breach Depth'.I2:'Breach Depth'.I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8.3646in" svg:y="5.5268in">
            <draw:object draw:notify-on-update-of-ranges="'Breach Depth'.B1:'Breach Depth'.B1 'Breach Depth'.B27:'Breach Depth'.B47 'Breach Depth'.I1:'Breach Depth'.I1 'Breach Depth'.I27:'Breach Depth'.I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5.5717in" svg:y="5.5386in">
            <draw:object draw:notify-on-update-of-ranges="'Breach Depth'.B1:'Breach Depth'.B1 'Breach Depth'.B48:'Breach Depth'.B72 'Breach Depth'.I1:'Breach Depth'.I1 'Breach Depth'.I48:'Breach Depth'.I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2.9528in" svg:y="0.7146in">
            <draw:object draw:notify-on-update-of-ranges="'Breach Depth'.B1:'Breach Depth'.B1 'Breach Depth'.B2:'Breach Depth'.B72 'Breach Depth'.J2:'Breach Depth'.J26 'Breach Depth'.J27:'Breach Depth'.J47 'Breach Depth'.J48:'Breach Depth'.J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Branch T</text:p>
          </table:table-cell>
          <table:table-cell office:value-type="string" calcext:value-type="string">
            <text:p>2-Opt T</text:p>
          </table:table-cell>
          <table:table-cell office:value-type="string" calcext:value-type="string">
            <text:p>Branch %</text:p>
          </table:table-cell>
          <table:table-cell office:value-type="string" calcext:value-type="string">
            <text:p>2-Opt %</text:p>
          </table:table-cell>
          <table:table-cell office:value-type="string" calcext:value-type="string">
            <text:p>Breach T %</text:p>
          </table:table-cell>
          <table:table-cell office:value-type="string" calcext:value-type="string">
            <text:p>2-Opt T 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734" calcext:value-type="float">
            <text:p>734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0730536" calcext:value-type="float">
            <text:p>0.00730536</text:p>
          </table:table-cell>
          <table:table-cell table:formula="of:=[.C2]/[.C2]" office:value-type="float" office:value="1" calcext:value-type="float">
            <text:p>1</text:p>
          </table:table-cell>
          <table:table-cell table:formula="of:=[.D2]/[.C2]" office:value-type="float" office:value="0.922110552763819" calcext:value-type="float">
            <text:p>0.922110552763819</text:p>
          </table:table-cell>
          <table:table-cell table:formula="of:=[.E2]/[.E2]" office:value-type="float" office:value="1" calcext:value-type="float">
            <text:p>1</text:p>
          </table:table-cell>
          <table:table-cell table:formula="of:=[.F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698" calcext:value-type="float">
            <text:p>698</text:p>
          </table:table-cell>
          <table:table-cell office:value-type="float" office:value="0.0100834" calcext:value-type="float">
            <text:p>0.0100834</text:p>
          </table:table-cell>
          <table:table-cell office:value-type="float" office:value="0.00349418" calcext:value-type="float">
            <text:p>0.00349418</text:p>
          </table:table-cell>
          <table:table-cell table:formula="of:=[.C3]/[.C2]" office:value-type="float" office:value="0.930904522613065" calcext:value-type="float">
            <text:p>0.930904522613065</text:p>
          </table:table-cell>
          <table:table-cell table:formula="of:=[.D3]/[.C2]" office:value-type="float" office:value="0.876884422110553" calcext:value-type="float">
            <text:p>0.876884422110553</text:p>
          </table:table-cell>
          <table:table-cell table:formula="of:=[.E3]/[.E2]" office:value-type="float" office:value="0.685185814369101" calcext:value-type="float">
            <text:p>0.685185814369101</text:p>
          </table:table-cell>
          <table:table-cell table:formula="of:=[.F3]/[.F2]" office:value-type="float" office:value="0.478303601738997" calcext:value-type="float">
            <text:p>0.478303601738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704" calcext:value-type="float">
            <text:p>704</text:p>
          </table:table-cell>
          <table:table-cell office:value-type="float" office:value="0.0120844" calcext:value-type="float">
            <text:p>0.0120844</text:p>
          </table:table-cell>
          <table:table-cell office:value-type="float" office:value="0.00271711" calcext:value-type="float">
            <text:p>0.00271711</text:p>
          </table:table-cell>
          <table:table-cell table:formula="of:=[.C4]/[.C2]" office:value-type="float" office:value="0.943467336683417" calcext:value-type="float">
            <text:p>0.943467336683417</text:p>
          </table:table-cell>
          <table:table-cell table:formula="of:=[.D4]/[.C2]" office:value-type="float" office:value="0.884422110552764" calcext:value-type="float">
            <text:p>0.884422110552764</text:p>
          </table:table-cell>
          <table:table-cell table:formula="of:=[.E4]/[.E2]" office:value-type="float" office:value="0.821157492032644" calcext:value-type="float">
            <text:p>0.821157492032644</text:p>
          </table:table-cell>
          <table:table-cell table:formula="of:=[.F4]/[.F2]" office:value-type="float" office:value="0.371933758226836" calcext:value-type="float">
            <text:p>0.371933758226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717" calcext:value-type="float">
            <text:p>717</text:p>
          </table:table-cell>
          <table:table-cell office:value-type="float" office:value="0.0191211" calcext:value-type="float">
            <text:p>0.0191211</text:p>
          </table:table-cell>
          <table:table-cell office:value-type="float" office:value="0.00480224" calcext:value-type="float">
            <text:p>0.00480224</text:p>
          </table:table-cell>
          <table:table-cell table:formula="of:=[.C5]/[.C2]" office:value-type="float" office:value="1.01005025125628" calcext:value-type="float">
            <text:p>1.01005025125628</text:p>
          </table:table-cell>
          <table:table-cell table:formula="of:=[.D5]/[.C2]" office:value-type="float" office:value="0.900753768844221" calcext:value-type="float">
            <text:p>0.900753768844221</text:p>
          </table:table-cell>
          <table:table-cell table:formula="of:=[.E5]/[.E2]" office:value-type="float" office:value="1.29931436570334" calcext:value-type="float">
            <text:p>1.29931436570334</text:p>
          </table:table-cell>
          <table:table-cell table:formula="of:=[.F5]/[.F2]" office:value-type="float" office:value="0.657358432712419" calcext:value-type="float">
            <text:p>0.6573584327124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office:value-type="float" office:value="0.025473" calcext:value-type="float">
            <text:p>0.025473</text:p>
          </table:table-cell>
          <table:table-cell office:value-type="float" office:value="0.0014399" calcext:value-type="float">
            <text:p>0.0014399</text:p>
          </table:table-cell>
          <table:table-cell table:formula="of:=[.C6]/[.C2]" office:value-type="float" office:value="0.930904522613065" calcext:value-type="float">
            <text:p>0.930904522613065</text:p>
          </table:table-cell>
          <table:table-cell table:formula="of:=[.D6]/[.C2]" office:value-type="float" office:value="0.899497487437186" calcext:value-type="float">
            <text:p>0.899497487437186</text:p>
          </table:table-cell>
          <table:table-cell table:formula="of:=[.E6]/[.E2]" office:value-type="float" office:value="1.73093780365989" calcext:value-type="float">
            <text:p>1.73093780365989</text:p>
          </table:table-cell>
          <table:table-cell table:formula="of:=[.F6]/[.F2]" office:value-type="float" office:value="0.197101853981186" calcext:value-type="float">
            <text:p>0.1971018539811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office:value-type="float" office:value="0.0300642" calcext:value-type="float">
            <text:p>0.0300642</text:p>
          </table:table-cell>
          <table:table-cell office:value-type="float" office:value="0.00141819" calcext:value-type="float">
            <text:p>0.00141819</text:p>
          </table:table-cell>
          <table:table-cell table:formula="of:=[.C7]/[.C2]" office:value-type="float" office:value="0.930904522613065" calcext:value-type="float">
            <text:p>0.930904522613065</text:p>
          </table:table-cell>
          <table:table-cell table:formula="of:=[.D7]/[.C2]" office:value-type="float" office:value="0.899497487437186" calcext:value-type="float">
            <text:p>0.899497487437186</text:p>
          </table:table-cell>
          <table:table-cell table:formula="of:=[.E7]/[.E2]" office:value-type="float" office:value="2.04291839660784" calcext:value-type="float">
            <text:p>2.04291839660784</text:p>
          </table:table-cell>
          <table:table-cell table:formula="of:=[.F7]/[.F2]" office:value-type="float" office:value="0.1941300634055" calcext:value-type="float">
            <text:p>0.19413006340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781" calcext:value-type="float">
            <text:p>781</text:p>
          </table:table-cell>
          <table:table-cell office:value-type="float" office:value="708" calcext:value-type="float">
            <text:p>708</text:p>
          </table:table-cell>
          <table:table-cell office:value-type="float" office:value="0.0383019" calcext:value-type="float">
            <text:p>0.0383019</text:p>
          </table:table-cell>
          <table:table-cell office:value-type="float" office:value="0.00324763" calcext:value-type="float">
            <text:p>0.00324763</text:p>
          </table:table-cell>
          <table:table-cell table:formula="of:=[.C8]/[.C2]" office:value-type="float" office:value="0.981155778894472" calcext:value-type="float">
            <text:p>0.981155778894472</text:p>
          </table:table-cell>
          <table:table-cell table:formula="of:=[.D8]/[.C2]" office:value-type="float" office:value="0.889447236180904" calcext:value-type="float">
            <text:p>0.889447236180904</text:p>
          </table:table-cell>
          <table:table-cell table:formula="of:=[.E8]/[.E2]" office:value-type="float" office:value="2.60268545762182" calcext:value-type="float">
            <text:p>2.60268545762182</text:p>
          </table:table-cell>
          <table:table-cell table:formula="of:=[.F8]/[.F2]" office:value-type="float" office:value="0.444554409365178" calcext:value-type="float">
            <text:p>0.444554409365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03" calcext:value-type="float">
            <text:p>803</text:p>
          </table:table-cell>
          <table:table-cell office:value-type="float" office:value="726" calcext:value-type="float">
            <text:p>726</text:p>
          </table:table-cell>
          <table:table-cell office:value-type="float" office:value="0.0489488" calcext:value-type="float">
            <text:p>0.0489488</text:p>
          </table:table-cell>
          <table:table-cell office:value-type="float" office:value="0.00731019" calcext:value-type="float">
            <text:p>0.00731019</text:p>
          </table:table-cell>
          <table:table-cell table:formula="of:=[.C9]/[.C2]" office:value-type="float" office:value="1.00879396984925" calcext:value-type="float">
            <text:p>1.00879396984925</text:p>
          </table:table-cell>
          <table:table-cell table:formula="of:=[.D9]/[.C2]" office:value-type="float" office:value="0.912060301507538" calcext:value-type="float">
            <text:p>0.912060301507538</text:p>
          </table:table-cell>
          <table:table-cell table:formula="of:=[.E9]/[.E2]" office:value-type="float" office:value="3.32616214673525" calcext:value-type="float">
            <text:p>3.32616214673525</text:p>
          </table:table-cell>
          <table:table-cell table:formula="of:=[.F9]/[.F2]" office:value-type="float" office:value="1.00066115838234" calcext:value-type="float">
            <text:p>1.000661158382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office:value-type="float" office:value="0.0581009" calcext:value-type="float">
            <text:p>0.0581009</text:p>
          </table:table-cell>
          <table:table-cell office:value-type="float" office:value="0.00130204" calcext:value-type="float">
            <text:p>0.00130204</text:p>
          </table:table-cell>
          <table:table-cell table:formula="of:=[.C10]/[.C2]" office:value-type="float" office:value="0.930904522613065" calcext:value-type="float">
            <text:p>0.930904522613065</text:p>
          </table:table-cell>
          <table:table-cell table:formula="of:=[.D10]/[.C2]" office:value-type="float" office:value="0.899497487437186" calcext:value-type="float">
            <text:p>0.899497487437186</text:p>
          </table:table-cell>
          <table:table-cell table:formula="of:=[.E10]/[.E2]" office:value-type="float" office:value="3.94806439118528" calcext:value-type="float">
            <text:p>3.94806439118528</text:p>
          </table:table-cell>
          <table:table-cell table:formula="of:=[.F10]/[.F2]" office:value-type="float" office:value="0.178230778496884" calcext:value-type="float">
            <text:p>0.1782307784968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52" calcext:value-type="float">
            <text:p>752</text:p>
          </table:table-cell>
          <table:table-cell office:value-type="float" office:value="711" calcext:value-type="float">
            <text:p>711</text:p>
          </table:table-cell>
          <table:table-cell office:value-type="float" office:value="0.067898" calcext:value-type="float">
            <text:p>0.067898</text:p>
          </table:table-cell>
          <table:table-cell office:value-type="float" office:value="0.00306071" calcext:value-type="float">
            <text:p>0.00306071</text:p>
          </table:table-cell>
          <table:table-cell table:formula="of:=[.C11]/[.C2]" office:value-type="float" office:value="0.944723618090452" calcext:value-type="float">
            <text:p>0.944723618090452</text:p>
          </table:table-cell>
          <table:table-cell table:formula="of:=[.D11]/[.C2]" office:value-type="float" office:value="0.89321608040201" calcext:value-type="float">
            <text:p>0.89321608040201</text:p>
          </table:table-cell>
          <table:table-cell table:formula="of:=[.E11]/[.E2]" office:value-type="float" office:value="4.61379558720602" calcext:value-type="float">
            <text:p>4.61379558720602</text:p>
          </table:table-cell>
          <table:table-cell table:formula="of:=[.F11]/[.F2]" office:value-type="float" office:value="0.418967716854474" calcext:value-type="float">
            <text:p>0.4189677168544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office:value-type="float" office:value="708" calcext:value-type="float">
            <text:p>708</text:p>
          </table:table-cell>
          <table:table-cell office:value-type="float" office:value="0.0830403" calcext:value-type="float">
            <text:p>0.0830403</text:p>
          </table:table-cell>
          <table:table-cell office:value-type="float" office:value="0.00332113" calcext:value-type="float">
            <text:p>0.00332113</text:p>
          </table:table-cell>
          <table:table-cell table:formula="of:=[.C12]/[.C2]" office:value-type="float" office:value="0.981155778894472" calcext:value-type="float">
            <text:p>0.981155778894472</text:p>
          </table:table-cell>
          <table:table-cell table:formula="of:=[.D12]/[.C2]" office:value-type="float" office:value="0.889447236180904" calcext:value-type="float">
            <text:p>0.889447236180904</text:p>
          </table:table-cell>
          <table:table-cell table:formula="of:=[.E12]/[.E2]" office:value-type="float" office:value="5.64274308080156" calcext:value-type="float">
            <text:p>5.64274308080156</text:p>
          </table:table-cell>
          <table:table-cell table:formula="of:=[.F12]/[.F2]" office:value-type="float" office:value="0.454615515183372" calcext:value-type="float">
            <text:p>0.4546155151833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759" calcext:value-type="float">
            <text:p>759</text:p>
          </table:table-cell>
          <table:table-cell office:value-type="float" office:value="0.0965554" calcext:value-type="float">
            <text:p>0.0965554</text:p>
          </table:table-cell>
          <table:table-cell office:value-type="float" office:value="0.00180832" calcext:value-type="float">
            <text:p>0.00180832</text:p>
          </table:table-cell>
          <table:table-cell table:formula="of:=[.C13]/[.C2]" office:value-type="float" office:value="1.00879396984925" calcext:value-type="float">
            <text:p>1.00879396984925</text:p>
          </table:table-cell>
          <table:table-cell table:formula="of:=[.D13]/[.C2]" office:value-type="float" office:value="0.953517587939698" calcext:value-type="float">
            <text:p>0.953517587939698</text:p>
          </table:table-cell>
          <table:table-cell table:formula="of:=[.E13]/[.E2]" office:value-type="float" office:value="6.56111930308569" calcext:value-type="float">
            <text:p>6.56111930308569</text:p>
          </table:table-cell>
          <table:table-cell table:formula="of:=[.F13]/[.F2]" office:value-type="float" office:value="0.247533318002124" calcext:value-type="float">
            <text:p>0.2475333180021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float" office:value="739" calcext:value-type="float">
            <text:p>739</text:p>
          </table:table-cell>
          <table:table-cell office:value-type="float" office:value="0.110595" calcext:value-type="float">
            <text:p>0.110595</text:p>
          </table:table-cell>
          <table:table-cell office:value-type="float" office:value="0.00396414" calcext:value-type="float">
            <text:p>0.00396414</text:p>
          </table:table-cell>
          <table:table-cell table:formula="of:=[.C14]/[.C2]" office:value-type="float" office:value="1.00628140703518" calcext:value-type="float">
            <text:p>1.00628140703518</text:p>
          </table:table-cell>
          <table:table-cell table:formula="of:=[.D14]/[.C2]" office:value-type="float" office:value="0.928391959798995" calcext:value-type="float">
            <text:p>0.928391959798995</text:p>
          </table:table-cell>
          <table:table-cell table:formula="of:=[.E14]/[.E2]" office:value-type="float" office:value="7.51513627746105" calcext:value-type="float">
            <text:p>7.51513627746105</text:p>
          </table:table-cell>
          <table:table-cell table:formula="of:=[.F14]/[.F2]" office:value-type="float" office:value="0.542634449226321" calcext:value-type="float">
            <text:p>0.542634449226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67" calcext:value-type="float">
            <text:p>767</text:p>
          </table:table-cell>
          <table:table-cell office:value-type="float" office:value="699" calcext:value-type="float">
            <text:p>699</text:p>
          </table:table-cell>
          <table:table-cell office:value-type="float" office:value="0.131455" calcext:value-type="float">
            <text:p>0.131455</text:p>
          </table:table-cell>
          <table:table-cell office:value-type="float" office:value="0.00387589" calcext:value-type="float">
            <text:p>0.00387589</text:p>
          </table:table-cell>
          <table:table-cell table:formula="of:=[.C15]/[.C2]" office:value-type="float" office:value="0.96356783919598" calcext:value-type="float">
            <text:p>0.96356783919598</text:p>
          </table:table-cell>
          <table:table-cell table:formula="of:=[.D15]/[.C2]" office:value-type="float" office:value="0.878140703517588" calcext:value-type="float">
            <text:p>0.878140703517588</text:p>
          </table:table-cell>
          <table:table-cell table:formula="of:=[.E15]/[.E2]" office:value-type="float" office:value="8.93261213756175" calcext:value-type="float">
            <text:p>8.93261213756175</text:p>
          </table:table-cell>
          <table:table-cell table:formula="of:=[.F15]/[.F2]" office:value-type="float" office:value="0.530554277954817" calcext:value-type="float">
            <text:p>0.530554277954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699" calcext:value-type="float">
            <text:p>699</text:p>
          </table:table-cell>
          <table:table-cell office:value-type="float" office:value="0.151309" calcext:value-type="float">
            <text:p>0.151309</text:p>
          </table:table-cell>
          <table:table-cell office:value-type="float" office:value="0.00368654" calcext:value-type="float">
            <text:p>0.00368654</text:p>
          </table:table-cell>
          <table:table-cell table:formula="of:=[.C16]/[.C2]" office:value-type="float" office:value="0.96356783919598" calcext:value-type="float">
            <text:p>0.96356783919598</text:p>
          </table:table-cell>
          <table:table-cell table:formula="of:=[.D16]/[.C2]" office:value-type="float" office:value="0.878140703517588" calcext:value-type="float">
            <text:p>0.878140703517588</text:p>
          </table:table-cell>
          <table:table-cell table:formula="of:=[.E16]/[.E2]" office:value-type="float" office:value="10.2817284235847" calcext:value-type="float">
            <text:p>10.2817284235847</text:p>
          </table:table-cell>
          <table:table-cell table:formula="of:=[.F16]/[.F2]" office:value-type="float" office:value="0.504634952966041" calcext:value-type="float">
            <text:p>0.504634952966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699" calcext:value-type="float">
            <text:p>699</text:p>
          </table:table-cell>
          <table:table-cell office:value-type="float" office:value="0.175874" calcext:value-type="float">
            <text:p>0.175874</text:p>
          </table:table-cell>
          <table:table-cell office:value-type="float" office:value="0.00385733" calcext:value-type="float">
            <text:p>0.00385733</text:p>
          </table:table-cell>
          <table:table-cell table:formula="of:=[.C17]/[.C2]" office:value-type="float" office:value="0.96356783919598" calcext:value-type="float">
            <text:p>0.96356783919598</text:p>
          </table:table-cell>
          <table:table-cell table:formula="of:=[.D17]/[.C2]" office:value-type="float" office:value="0.878140703517588" calcext:value-type="float">
            <text:p>0.878140703517588</text:p>
          </table:table-cell>
          <table:table-cell table:formula="of:=[.E17]/[.E2]" office:value-type="float" office:value="11.9509659357311" calcext:value-type="float">
            <text:p>11.9509659357311</text:p>
          </table:table-cell>
          <table:table-cell table:formula="of:=[.F17]/[.F2]" office:value-type="float" office:value="0.528013677628481" calcext:value-type="float">
            <text:p>0.5280136776284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float" office:value="699" calcext:value-type="float">
            <text:p>699</text:p>
          </table:table-cell>
          <table:table-cell office:value-type="float" office:value="0.200705" calcext:value-type="float">
            <text:p>0.200705</text:p>
          </table:table-cell>
          <table:table-cell office:value-type="float" office:value="0.00351203" calcext:value-type="float">
            <text:p>0.00351203</text:p>
          </table:table-cell>
          <table:table-cell table:formula="of:=[.C18]/[.C2]" office:value-type="float" office:value="0.96356783919598" calcext:value-type="float">
            <text:p>0.96356783919598</text:p>
          </table:table-cell>
          <table:table-cell table:formula="of:=[.D18]/[.C2]" office:value-type="float" office:value="0.878140703517588" calcext:value-type="float">
            <text:p>0.878140703517588</text:p>
          </table:table-cell>
          <table:table-cell table:formula="of:=[.E18]/[.E2]" office:value-type="float" office:value="13.638278643409" calcext:value-type="float">
            <text:p>13.638278643409</text:p>
          </table:table-cell>
          <table:table-cell table:formula="of:=[.F18]/[.F2]" office:value-type="float" office:value="0.480747013151987" calcext:value-type="float">
            <text:p>0.4807470131519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office:value-type="float" office:value="0.234088" calcext:value-type="float">
            <text:p>0.234088</text:p>
          </table:table-cell>
          <table:table-cell office:value-type="float" office:value="0.00126966" calcext:value-type="float">
            <text:p>0.00126966</text:p>
          </table:table-cell>
          <table:table-cell table:formula="of:=[.C19]/[.C2]" office:value-type="float" office:value="0.930904522613065" calcext:value-type="float">
            <text:p>0.930904522613065</text:p>
          </table:table-cell>
          <table:table-cell table:formula="of:=[.D19]/[.C2]" office:value-type="float" office:value="0.899497487437186" calcext:value-type="float">
            <text:p>0.899497487437186</text:p>
          </table:table-cell>
          <table:table-cell table:formula="of:=[.E19]/[.E2]" office:value-type="float" office:value="15.9067156826104" calcext:value-type="float">
            <text:p>15.9067156826104</text:p>
          </table:table-cell>
          <table:table-cell table:formula="of:=[.F19]/[.F2]" office:value-type="float" office:value="0.173798416505141" calcext:value-type="float">
            <text:p>0.1737984165051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70" calcext:value-type="float">
            <text:p>770</text:p>
          </table:table-cell>
          <table:table-cell office:value-type="float" office:value="743" calcext:value-type="float">
            <text:p>743</text:p>
          </table:table-cell>
          <table:table-cell office:value-type="float" office:value="0.260086" calcext:value-type="float">
            <text:p>0.260086</text:p>
          </table:table-cell>
          <table:table-cell office:value-type="float" office:value="0.0014121" calcext:value-type="float">
            <text:p>0.0014121</text:p>
          </table:table-cell>
          <table:table-cell table:formula="of:=[.C20]/[.C2]" office:value-type="float" office:value="0.967336683417086" calcext:value-type="float">
            <text:p>0.967336683417086</text:p>
          </table:table-cell>
          <table:table-cell table:formula="of:=[.D20]/[.C2]" office:value-type="float" office:value="0.933417085427136" calcext:value-type="float">
            <text:p>0.933417085427136</text:p>
          </table:table-cell>
          <table:table-cell table:formula="of:=[.E20]/[.E2]" office:value-type="float" office:value="17.673328214293" calcext:value-type="float">
            <text:p>17.673328214293</text:p>
          </table:table-cell>
          <table:table-cell table:formula="of:=[.F20]/[.F2]" office:value-type="float" office:value="0.193296428923421" calcext:value-type="float">
            <text:p>0.1932964289234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0.298308" calcext:value-type="float">
            <text:p>0.298308</text:p>
          </table:table-cell>
          <table:table-cell office:value-type="float" office:value="0.00372507" calcext:value-type="float">
            <text:p>0.00372507</text:p>
          </table:table-cell>
          <table:table-cell table:formula="of:=[.C21]/[.C2]" office:value-type="float" office:value="0.979899497487437" calcext:value-type="float">
            <text:p>0.979899497487437</text:p>
          </table:table-cell>
          <table:table-cell table:formula="of:=[.D21]/[.C2]" office:value-type="float" office:value="0.879396984924623" calcext:value-type="float">
            <text:p>0.879396984924623</text:p>
          </table:table-cell>
          <table:table-cell table:formula="of:=[.E21]/[.E2]" office:value-type="float" office:value="20.2705843180691" calcext:value-type="float">
            <text:p>20.2705843180691</text:p>
          </table:table-cell>
          <table:table-cell table:formula="of:=[.F21]/[.F2]" office:value-type="float" office:value="0.50990916258747" calcext:value-type="float">
            <text:p>0.509909162587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office:value-type="float" office:value="713" calcext:value-type="float">
            <text:p>713</text:p>
          </table:table-cell>
          <table:table-cell office:value-type="float" office:value="0.354175" calcext:value-type="float">
            <text:p>0.354175</text:p>
          </table:table-cell>
          <table:table-cell office:value-type="float" office:value="0.00209022" calcext:value-type="float">
            <text:p>0.00209022</text:p>
          </table:table-cell>
          <table:table-cell table:formula="of:=[.C22]/[.C2]" office:value-type="float" office:value="0.977386934673367" calcext:value-type="float">
            <text:p>0.977386934673367</text:p>
          </table:table-cell>
          <table:table-cell table:formula="of:=[.D22]/[.C2]" office:value-type="float" office:value="0.89572864321608" calcext:value-type="float">
            <text:p>0.89572864321608</text:p>
          </table:table-cell>
          <table:table-cell table:formula="of:=[.E22]/[.E2]" office:value-type="float" office:value="24.0668510427213" calcext:value-type="float">
            <text:p>24.0668510427213</text:p>
          </table:table-cell>
          <table:table-cell table:formula="of:=[.F22]/[.F2]" office:value-type="float" office:value="0.286121423174217" calcext:value-type="float">
            <text:p>0.2861214231742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0.376242" calcext:value-type="float">
            <text:p>0.376242</text:p>
          </table:table-cell>
          <table:table-cell office:value-type="float" office:value="0.00374832" calcext:value-type="float">
            <text:p>0.00374832</text:p>
          </table:table-cell>
          <table:table-cell table:formula="of:=[.C23]/[.C2]" office:value-type="float" office:value="0.979899497487437" calcext:value-type="float">
            <text:p>0.979899497487437</text:p>
          </table:table-cell>
          <table:table-cell table:formula="of:=[.D23]/[.C2]" office:value-type="float" office:value="0.879396984924623" calcext:value-type="float">
            <text:p>0.879396984924623</text:p>
          </table:table-cell>
          <table:table-cell table:formula="of:=[.E23]/[.E2]" office:value-type="float" office:value="25.5663448013427" calcext:value-type="float">
            <text:p>25.5663448013427</text:p>
          </table:table-cell>
          <table:table-cell table:formula="of:=[.F23]/[.F2]" office:value-type="float" office:value="0.513091757285062" calcext:value-type="float">
            <text:p>0.5130917572850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85" calcext:value-type="float">
            <text:p>785</text:p>
          </table:table-cell>
          <table:table-cell office:value-type="float" office:value="732" calcext:value-type="float">
            <text:p>732</text:p>
          </table:table-cell>
          <table:table-cell office:value-type="float" office:value="0.427802" calcext:value-type="float">
            <text:p>0.427802</text:p>
          </table:table-cell>
          <table:table-cell office:value-type="float" office:value="0.00192249" calcext:value-type="float">
            <text:p>0.00192249</text:p>
          </table:table-cell>
          <table:table-cell table:formula="of:=[.C24]/[.C2]" office:value-type="float" office:value="0.986180904522613" calcext:value-type="float">
            <text:p>0.986180904522613</text:p>
          </table:table-cell>
          <table:table-cell table:formula="of:=[.D24]/[.C2]" office:value-type="float" office:value="0.919597989949749" calcext:value-type="float">
            <text:p>0.919597989949749</text:p>
          </table:table-cell>
          <table:table-cell table:formula="of:=[.E24]/[.E2]" office:value-type="float" office:value="29.0699428524833" calcext:value-type="float">
            <text:p>29.0699428524833</text:p>
          </table:table-cell>
          <table:table-cell table:formula="of:=[.F24]/[.F2]" office:value-type="float" office:value="0.263161569039719" calcext:value-type="float">
            <text:p>0.2631615690397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85" calcext:value-type="float">
            <text:p>785</text:p>
          </table:table-cell>
          <table:table-cell office:value-type="float" office:value="732" calcext:value-type="float">
            <text:p>732</text:p>
          </table:table-cell>
          <table:table-cell office:value-type="float" office:value="0.490147" calcext:value-type="float">
            <text:p>0.490147</text:p>
          </table:table-cell>
          <table:table-cell office:value-type="float" office:value="0.0021435" calcext:value-type="float">
            <text:p>0.0021435</text:p>
          </table:table-cell>
          <table:table-cell table:formula="of:=[.C25]/[.C2]" office:value-type="float" office:value="0.986180904522613" calcext:value-type="float">
            <text:p>0.986180904522613</text:p>
          </table:table-cell>
          <table:table-cell table:formula="of:=[.D25]/[.C2]" office:value-type="float" office:value="0.919597989949749" calcext:value-type="float">
            <text:p>0.919597989949749</text:p>
          </table:table-cell>
          <table:table-cell table:formula="of:=[.E25]/[.E2]" office:value-type="float" office:value="33.3064017450038" calcext:value-type="float">
            <text:p>33.3064017450038</text:p>
          </table:table-cell>
          <table:table-cell table:formula="of:=[.F25]/[.F2]" office:value-type="float" office:value="0.293414698248957" calcext:value-type="float">
            <text:p>0.2934146982489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0.557362" calcext:value-type="float">
            <text:p>0.557362</text:p>
          </table:table-cell>
          <table:table-cell office:value-type="float" office:value="0.00366754" calcext:value-type="float">
            <text:p>0.00366754</text:p>
          </table:table-cell>
          <table:table-cell table:formula="of:=[.C26]/[.C2]" office:value-type="float" office:value="0.979899497487437" calcext:value-type="float">
            <text:p>0.979899497487437</text:p>
          </table:table-cell>
          <table:table-cell table:formula="of:=[.D26]/[.C2]" office:value-type="float" office:value="0.879396984924623" calcext:value-type="float">
            <text:p>0.879396984924623</text:p>
          </table:table-cell>
          <table:table-cell table:formula="of:=[.E26]/[.E2]" office:value-type="float" office:value="37.8737862098489" calcext:value-type="float">
            <text:p>37.8737862098489</text:p>
          </table:table-cell>
          <table:table-cell table:formula="of:=[.F26]/[.F2]" office:value-type="float" office:value="0.50203412289059" calcext:value-type="float">
            <text:p>0.502034122890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2741" calcext:value-type="float">
            <text:p>2741</text:p>
          </table:table-cell>
          <table:table-cell office:value-type="float" office:value="0.21888" calcext:value-type="float">
            <text:p>0.21888</text:p>
          </table:table-cell>
          <table:table-cell office:value-type="float" office:value="0.151162" calcext:value-type="float">
            <text:p>0.151162</text:p>
          </table:table-cell>
          <table:table-cell table:formula="of:=[.C27]/[.C27]" office:value-type="float" office:value="1" calcext:value-type="float">
            <text:p>1</text:p>
          </table:table-cell>
          <table:table-cell table:formula="of:=[.D27]/[.C27]" office:value-type="float" office:value="0.921344537815126" calcext:value-type="float">
            <text:p>0.921344537815126</text:p>
          </table:table-cell>
          <table:table-cell table:formula="of:=[.E27]/[.E27]" office:value-type="float" office:value="1" calcext:value-type="float">
            <text:p>1</text:p>
          </table:table-cell>
          <table:table-cell table:formula="of:=[.F27]/[.F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101" calcext:value-type="float">
            <text:p>3101</text:p>
          </table:table-cell>
          <table:table-cell office:value-type="float" office:value="2822" calcext:value-type="float">
            <text:p>2822</text:p>
          </table:table-cell>
          <table:table-cell office:value-type="float" office:value="0.60456" calcext:value-type="float">
            <text:p>0.60456</text:p>
          </table:table-cell>
          <table:table-cell office:value-type="float" office:value="0.127451" calcext:value-type="float">
            <text:p>0.127451</text:p>
          </table:table-cell>
          <table:table-cell table:formula="of:=[.C28]/[.C27]" office:value-type="float" office:value="1.04235294117647" calcext:value-type="float">
            <text:p>1.04235294117647</text:p>
          </table:table-cell>
          <table:table-cell table:formula="of:=[.D28]/[.C27]" office:value-type="float" office:value="0.948571428571429" calcext:value-type="float">
            <text:p>0.948571428571429</text:p>
          </table:table-cell>
          <table:table-cell table:formula="of:=[.E28]/[.E27]" office:value-type="float" office:value="2.76206140350877" calcext:value-type="float">
            <text:p>2.76206140350877</text:p>
          </table:table-cell>
          <table:table-cell table:formula="of:=[.F28]/[.F27]" office:value-type="float" office:value="0.843141794895542" calcext:value-type="float">
            <text:p>0.8431417948955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2998" calcext:value-type="float">
            <text:p>2998</text:p>
          </table:table-cell>
          <table:table-cell office:value-type="float" office:value="2761" calcext:value-type="float">
            <text:p>2761</text:p>
          </table:table-cell>
          <table:table-cell office:value-type="float" office:value="1.18" calcext:value-type="float">
            <text:p>1.18</text:p>
          </table:table-cell>
          <table:table-cell office:value-type="float" office:value="0.131457" calcext:value-type="float">
            <text:p>0.131457</text:p>
          </table:table-cell>
          <table:table-cell table:formula="of:=[.C29]/[.C27]" office:value-type="float" office:value="1.00773109243698" calcext:value-type="float">
            <text:p>1.00773109243698</text:p>
          </table:table-cell>
          <table:table-cell table:formula="of:=[.D29]/[.C27]" office:value-type="float" office:value="0.928067226890756" calcext:value-type="float">
            <text:p>0.928067226890756</text:p>
          </table:table-cell>
          <table:table-cell table:formula="of:=[.E29]/[.E27]" office:value-type="float" office:value="5.39108187134503" calcext:value-type="float">
            <text:p>5.39108187134503</text:p>
          </table:table-cell>
          <table:table-cell table:formula="of:=[.F29]/[.F27]" office:value-type="float" office:value="0.869643164287321" calcext:value-type="float">
            <text:p>0.8696431642873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2994" calcext:value-type="float">
            <text:p>2994</text:p>
          </table:table-cell>
          <table:table-cell office:value-type="float" office:value="2739" calcext:value-type="float">
            <text:p>2739</text:p>
          </table:table-cell>
          <table:table-cell office:value-type="float" office:value="2.0838" calcext:value-type="float">
            <text:p>2.0838</text:p>
          </table:table-cell>
          <table:table-cell office:value-type="float" office:value="0.151177" calcext:value-type="float">
            <text:p>0.151177</text:p>
          </table:table-cell>
          <table:table-cell table:formula="of:=[.C30]/[.C27]" office:value-type="float" office:value="1.00638655462185" calcext:value-type="float">
            <text:p>1.00638655462185</text:p>
          </table:table-cell>
          <table:table-cell table:formula="of:=[.D30]/[.C27]" office:value-type="float" office:value="0.920672268907563" calcext:value-type="float">
            <text:p>0.920672268907563</text:p>
          </table:table-cell>
          <table:table-cell table:formula="of:=[.E30]/[.E27]" office:value-type="float" office:value="9.5202850877193" calcext:value-type="float">
            <text:p>9.5202850877193</text:p>
          </table:table-cell>
          <table:table-cell table:formula="of:=[.F30]/[.F27]" office:value-type="float" office:value="1.00009923128829" calcext:value-type="float">
            <text:p>1.000099231288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987" calcext:value-type="float">
            <text:p>2987</text:p>
          </table:table-cell>
          <table:table-cell office:value-type="float" office:value="2756" calcext:value-type="float">
            <text:p>2756</text:p>
          </table:table-cell>
          <table:table-cell office:value-type="float" office:value="3.32563" calcext:value-type="float">
            <text:p>3.32563</text:p>
          </table:table-cell>
          <table:table-cell office:value-type="float" office:value="0.144917" calcext:value-type="float">
            <text:p>0.144917</text:p>
          </table:table-cell>
          <table:table-cell table:formula="of:=[.C31]/[.C27]" office:value-type="float" office:value="1.00403361344538" calcext:value-type="float">
            <text:p>1.00403361344538</text:p>
          </table:table-cell>
          <table:table-cell table:formula="of:=[.D31]/[.C27]" office:value-type="float" office:value="0.926386554621849" calcext:value-type="float">
            <text:p>0.926386554621849</text:p>
          </table:table-cell>
          <table:table-cell table:formula="of:=[.E31]/[.E27]" office:value-type="float" office:value="15.1938505116959" calcext:value-type="float">
            <text:p>15.1938505116959</text:p>
          </table:table-cell>
          <table:table-cell table:formula="of:=[.F31]/[.F27]" office:value-type="float" office:value="0.958686706976621" calcext:value-type="float">
            <text:p>0.9586867069766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3034" calcext:value-type="float">
            <text:p>3034</text:p>
          </table:table-cell>
          <table:table-cell office:value-type="float" office:value="2727" calcext:value-type="float">
            <text:p>2727</text:p>
          </table:table-cell>
          <table:table-cell office:value-type="float" office:value="5.2812" calcext:value-type="float">
            <text:p>5.2812</text:p>
          </table:table-cell>
          <table:table-cell office:value-type="float" office:value="0.143764" calcext:value-type="float">
            <text:p>0.143764</text:p>
          </table:table-cell>
          <table:table-cell table:formula="of:=[.C32]/[.C27]" office:value-type="float" office:value="1.01983193277311" calcext:value-type="float">
            <text:p>1.01983193277311</text:p>
          </table:table-cell>
          <table:table-cell table:formula="of:=[.D32]/[.C27]" office:value-type="float" office:value="0.916638655462185" calcext:value-type="float">
            <text:p>0.916638655462185</text:p>
          </table:table-cell>
          <table:table-cell table:formula="of:=[.E32]/[.E27]" office:value-type="float" office:value="24.1282894736842" calcext:value-type="float">
            <text:p>24.1282894736842</text:p>
          </table:table-cell>
          <table:table-cell table:formula="of:=[.F32]/[.F27]" office:value-type="float" office:value="0.95105912861698" calcext:value-type="float">
            <text:p>0.951059128616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float" office:value="2712" calcext:value-type="float">
            <text:p>2712</text:p>
          </table:table-cell>
          <table:table-cell office:value-type="float" office:value="7.95265" calcext:value-type="float">
            <text:p>7.95265</text:p>
          </table:table-cell>
          <table:table-cell office:value-type="float" office:value="0.169593" calcext:value-type="float">
            <text:p>0.169593</text:p>
          </table:table-cell>
          <table:table-cell table:formula="of:=[.C33]/[.C27]" office:value-type="float" office:value="0.998991596638655" calcext:value-type="float">
            <text:p>0.998991596638655</text:p>
          </table:table-cell>
          <table:table-cell table:formula="of:=[.D33]/[.C27]" office:value-type="float" office:value="0.911596638655462" calcext:value-type="float">
            <text:p>0.911596638655462</text:p>
          </table:table-cell>
          <table:table-cell table:formula="of:=[.E33]/[.E27]" office:value-type="float" office:value="36.3333790204678" calcext:value-type="float">
            <text:p>36.3333790204678</text:p>
          </table:table-cell>
          <table:table-cell table:formula="of:=[.F33]/[.F27]" office:value-type="float" office:value="1.12192879162753" calcext:value-type="float">
            <text:p>1.121928791627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3007" calcext:value-type="float">
            <text:p>3007</text:p>
          </table:table-cell>
          <table:table-cell office:value-type="float" office:value="2706" calcext:value-type="float">
            <text:p>2706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152909" calcext:value-type="float">
            <text:p>0.152909</text:p>
          </table:table-cell>
          <table:table-cell table:formula="of:=[.C34]/[.C27]" office:value-type="float" office:value="1.01075630252101" calcext:value-type="float">
            <text:p>1.01075630252101</text:p>
          </table:table-cell>
          <table:table-cell table:formula="of:=[.D34]/[.C27]" office:value-type="float" office:value="0.909579831932773" calcext:value-type="float">
            <text:p>0.909579831932773</text:p>
          </table:table-cell>
          <table:table-cell table:formula="of:=[.E34]/[.E27]" office:value-type="float" office:value="53.8834064327485" calcext:value-type="float">
            <text:p>53.8834064327485</text:p>
          </table:table-cell>
          <table:table-cell table:formula="of:=[.F34]/[.F27]" office:value-type="float" office:value="1.0115571373758" calcext:value-type="float">
            <text:p>1.01155713737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3009" calcext:value-type="float">
            <text:p>3009</text:p>
          </table:table-cell>
          <table:table-cell office:value-type="float" office:value="2796" calcext:value-type="float">
            <text:p>2796</text:p>
          </table:table-cell>
          <table:table-cell office:value-type="float" office:value="17.6157" calcext:value-type="float">
            <text:p>17.6157</text:p>
          </table:table-cell>
          <table:table-cell office:value-type="float" office:value="0.100531" calcext:value-type="float">
            <text:p>0.100531</text:p>
          </table:table-cell>
          <table:table-cell table:formula="of:=[.C35]/[.C27]" office:value-type="float" office:value="1.01142857142857" calcext:value-type="float">
            <text:p>1.01142857142857</text:p>
          </table:table-cell>
          <table:table-cell table:formula="of:=[.D35]/[.C27]" office:value-type="float" office:value="0.939831932773109" calcext:value-type="float">
            <text:p>0.939831932773109</text:p>
          </table:table-cell>
          <table:table-cell table:formula="of:=[.E35]/[.E27]" office:value-type="float" office:value="80.4810855263158" calcext:value-type="float">
            <text:p>80.4810855263158</text:p>
          </table:table-cell>
          <table:table-cell table:formula="of:=[.F35]/[.F27]" office:value-type="float" office:value="0.665054709516942" calcext:value-type="float">
            <text:p>0.6650547095169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3009" calcext:value-type="float">
            <text:p>3009</text:p>
          </table:table-cell>
          <table:table-cell office:value-type="float" office:value="2805" calcext:value-type="float">
            <text:p>2805</text:p>
          </table:table-cell>
          <table:table-cell office:value-type="float" office:value="25.8362" calcext:value-type="float">
            <text:p>25.8362</text:p>
          </table:table-cell>
          <table:table-cell office:value-type="float" office:value="0.100372" calcext:value-type="float">
            <text:p>0.100372</text:p>
          </table:table-cell>
          <table:table-cell table:formula="of:=[.C36]/[.C27]" office:value-type="float" office:value="1.01142857142857" calcext:value-type="float">
            <text:p>1.01142857142857</text:p>
          </table:table-cell>
          <table:table-cell table:formula="of:=[.D36]/[.C27]" office:value-type="float" office:value="0.942857142857143" calcext:value-type="float">
            <text:p>0.942857142857143</text:p>
          </table:table-cell>
          <table:table-cell table:formula="of:=[.E36]/[.E27]" office:value-type="float" office:value="118.038194444444" calcext:value-type="float">
            <text:p>118.038194444444</text:p>
          </table:table-cell>
          <table:table-cell table:formula="of:=[.F36]/[.F27]" office:value-type="float" office:value="0.664002857861103" calcext:value-type="float">
            <text:p>0.6640028578611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3038" calcext:value-type="float">
            <text:p>3038</text:p>
          </table:table-cell>
          <table:table-cell office:value-type="float" office:value="2772" calcext:value-type="float">
            <text:p>2772</text:p>
          </table:table-cell>
          <table:table-cell office:value-type="float" office:value="37.4451" calcext:value-type="float">
            <text:p>37.4451</text:p>
          </table:table-cell>
          <table:table-cell office:value-type="float" office:value="0.229682" calcext:value-type="float">
            <text:p>0.229682</text:p>
          </table:table-cell>
          <table:table-cell table:formula="of:=[.C37]/[.C27]" office:value-type="float" office:value="1.02117647058824" calcext:value-type="float">
            <text:p>1.02117647058824</text:p>
          </table:table-cell>
          <table:table-cell table:formula="of:=[.D37]/[.C27]" office:value-type="float" office:value="0.931764705882353" calcext:value-type="float">
            <text:p>0.931764705882353</text:p>
          </table:table-cell>
          <table:table-cell table:formula="of:=[.E37]/[.E27]" office:value-type="float" office:value="171.075932017544" calcext:value-type="float">
            <text:p>171.075932017544</text:p>
          </table:table-cell>
          <table:table-cell table:formula="of:=[.F37]/[.F27]" office:value-type="float" office:value="1.51944271708498" calcext:value-type="float">
            <text:p>1.519442717084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3074" calcext:value-type="float">
            <text:p>3074</text:p>
          </table:table-cell>
          <table:table-cell office:value-type="float" office:value="2712" calcext:value-type="float">
            <text:p>2712</text:p>
          </table:table-cell>
          <table:table-cell office:value-type="float" office:value="53.4811" calcext:value-type="float">
            <text:p>53.4811</text:p>
          </table:table-cell>
          <table:table-cell office:value-type="float" office:value="0.143059" calcext:value-type="float">
            <text:p>0.143059</text:p>
          </table:table-cell>
          <table:table-cell table:formula="of:=[.C38]/[.C27]" office:value-type="float" office:value="1.03327731092437" calcext:value-type="float">
            <text:p>1.03327731092437</text:p>
          </table:table-cell>
          <table:table-cell table:formula="of:=[.D38]/[.C27]" office:value-type="float" office:value="0.911596638655462" calcext:value-type="float">
            <text:p>0.911596638655462</text:p>
          </table:table-cell>
          <table:table-cell table:formula="of:=[.E38]/[.E27]" office:value-type="float" office:value="244.339820906433" calcext:value-type="float">
            <text:p>244.339820906433</text:p>
          </table:table-cell>
          <table:table-cell table:formula="of:=[.F38]/[.F27]" office:value-type="float" office:value="0.946395258067504" calcext:value-type="float">
            <text:p>0.9463952580675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2925" calcext:value-type="float">
            <text:p>2925</text:p>
          </table:table-cell>
          <table:table-cell office:value-type="float" office:value="2739" calcext:value-type="float">
            <text:p>2739</text:p>
          </table:table-cell>
          <table:table-cell office:value-type="float" office:value="77.1334" calcext:value-type="float">
            <text:p>77.1334</text:p>
          </table:table-cell>
          <table:table-cell office:value-type="float" office:value="0.1227" calcext:value-type="float">
            <text:p>0.1227</text:p>
          </table:table-cell>
          <table:table-cell table:formula="of:=[.C39]/[.C27]" office:value-type="float" office:value="0.983193277310924" calcext:value-type="float">
            <text:p>0.983193277310924</text:p>
          </table:table-cell>
          <table:table-cell table:formula="of:=[.D39]/[.C27]" office:value-type="float" office:value="0.920672268907563" calcext:value-type="float">
            <text:p>0.920672268907563</text:p>
          </table:table-cell>
          <table:table-cell table:formula="of:=[.E39]/[.E27]" office:value-type="float" office:value="352.400402046784" calcext:value-type="float">
            <text:p>352.400402046784</text:p>
          </table:table-cell>
          <table:table-cell table:formula="of:=[.F39]/[.F27]" office:value-type="float" office:value="0.811711938185523" calcext:value-type="float">
            <text:p>0.8117119381855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900" calcext:value-type="float">
            <text:p>2900</text:p>
          </table:table-cell>
          <table:table-cell office:value-type="float" office:value="2735" calcext:value-type="float">
            <text:p>2735</text:p>
          </table:table-cell>
          <table:table-cell office:value-type="float" office:value="114.037" calcext:value-type="float">
            <text:p>114.037</text:p>
          </table:table-cell>
          <table:table-cell office:value-type="float" office:value="0.104842" calcext:value-type="float">
            <text:p>0.104842</text:p>
          </table:table-cell>
          <table:table-cell table:formula="of:=[.C40]/[.C27]" office:value-type="float" office:value="0.974789915966386" calcext:value-type="float">
            <text:p>0.974789915966386</text:p>
          </table:table-cell>
          <table:table-cell table:formula="of:=[.D40]/[.C27]" office:value-type="float" office:value="0.919327731092437" calcext:value-type="float">
            <text:p>0.919327731092437</text:p>
          </table:table-cell>
          <table:table-cell table:formula="of:=[.E40]/[.E27]" office:value-type="float" office:value="521.002375730994" calcext:value-type="float">
            <text:p>521.002375730994</text:p>
          </table:table-cell>
          <table:table-cell table:formula="of:=[.F40]/[.F27]" office:value-type="float" office:value="0.693573781770551" calcext:value-type="float">
            <text:p>0.6935737817705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909" calcext:value-type="float">
            <text:p>2909</text:p>
          </table:table-cell>
          <table:table-cell office:value-type="float" office:value="2749" calcext:value-type="float">
            <text:p>2749</text:p>
          </table:table-cell>
          <table:table-cell office:value-type="float" office:value="163.153" calcext:value-type="float">
            <text:p>163.153</text:p>
          </table:table-cell>
          <table:table-cell office:value-type="float" office:value="0.157863" calcext:value-type="float">
            <text:p>0.157863</text:p>
          </table:table-cell>
          <table:table-cell table:formula="of:=[.C41]/[.C27]" office:value-type="float" office:value="0.97781512605042" calcext:value-type="float">
            <text:p>0.97781512605042</text:p>
          </table:table-cell>
          <table:table-cell table:formula="of:=[.D41]/[.C27]" office:value-type="float" office:value="0.924033613445378" calcext:value-type="float">
            <text:p>0.924033613445378</text:p>
          </table:table-cell>
          <table:table-cell table:formula="of:=[.E41]/[.E27]" office:value-type="float" office:value="745.399305555555" calcext:value-type="float">
            <text:p>745.399305555555</text:p>
          </table:table-cell>
          <table:table-cell table:formula="of:=[.F41]/[.F27]" office:value-type="float" office:value="1.0443299241873" calcext:value-type="float">
            <text:p>1.04432992418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2969" calcext:value-type="float">
            <text:p>2969</text:p>
          </table:table-cell>
          <table:table-cell office:value-type="float" office:value="2775" calcext:value-type="float">
            <text:p>2775</text:p>
          </table:table-cell>
          <table:table-cell office:value-type="float" office:value="213.074" calcext:value-type="float">
            <text:p>213.074</text:p>
          </table:table-cell>
          <table:table-cell office:value-type="float" office:value="0.077434" calcext:value-type="float">
            <text:p>0.077434</text:p>
          </table:table-cell>
          <table:table-cell table:formula="of:=[.C42]/[.C27]" office:value-type="float" office:value="0.997983193277311" calcext:value-type="float">
            <text:p>0.997983193277311</text:p>
          </table:table-cell>
          <table:table-cell table:formula="of:=[.D42]/[.C27]" office:value-type="float" office:value="0.932773109243697" calcext:value-type="float">
            <text:p>0.932773109243697</text:p>
          </table:table-cell>
          <table:table-cell table:formula="of:=[.E42]/[.E27]" office:value-type="float" office:value="973.474049707602" calcext:value-type="float">
            <text:p>973.474049707602</text:p>
          </table:table-cell>
          <table:table-cell table:formula="of:=[.F42]/[.F27]" office:value-type="float" office:value="0.512258371813022" calcext:value-type="float">
            <text:p>0.5122583718130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2945" calcext:value-type="float">
            <text:p>2945</text:p>
          </table:table-cell>
          <table:table-cell office:value-type="float" office:value="2740" calcext:value-type="float">
            <text:p>2740</text:p>
          </table:table-cell>
          <table:table-cell office:value-type="float" office:value="303.67" calcext:value-type="float">
            <text:p>303.67</text:p>
          </table:table-cell>
          <table:table-cell office:value-type="float" office:value="0.0872015" calcext:value-type="float">
            <text:p>0.0872015</text:p>
          </table:table-cell>
          <table:table-cell table:formula="of:=[.C43]/[.C27]" office:value-type="float" office:value="0.989915966386555" calcext:value-type="float">
            <text:p>0.989915966386555</text:p>
          </table:table-cell>
          <table:table-cell table:formula="of:=[.D43]/[.C27]" office:value-type="float" office:value="0.921008403361344" calcext:value-type="float">
            <text:p>0.921008403361344</text:p>
          </table:table-cell>
          <table:table-cell table:formula="of:=[.E43]/[.E27]" office:value-type="float" office:value="1387.38121345029" calcext:value-type="float">
            <text:p>1387.38121345029</text:p>
          </table:table-cell>
          <table:table-cell table:formula="of:=[.F43]/[.F27]" office:value-type="float" office:value="0.576874479035737" calcext:value-type="float">
            <text:p>0.5768744790357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2972" calcext:value-type="float">
            <text:p>2972</text:p>
          </table:table-cell>
          <table:table-cell office:value-type="float" office:value="2759" calcext:value-type="float">
            <text:p>2759</text:p>
          </table:table-cell>
          <table:table-cell office:value-type="float" office:value="447.984" calcext:value-type="float">
            <text:p>447.984</text:p>
          </table:table-cell>
          <table:table-cell office:value-type="float" office:value="0.142178" calcext:value-type="float">
            <text:p>0.142178</text:p>
          </table:table-cell>
          <table:table-cell table:formula="of:=[.C44]/[.C27]" office:value-type="float" office:value="0.998991596638655" calcext:value-type="float">
            <text:p>0.998991596638655</text:p>
          </table:table-cell>
          <table:table-cell table:formula="of:=[.D44]/[.C27]" office:value-type="float" office:value="0.927394957983193" calcext:value-type="float">
            <text:p>0.927394957983193</text:p>
          </table:table-cell>
          <table:table-cell table:formula="of:=[.E44]/[.E27]" office:value-type="float" office:value="2046.71052631579" calcext:value-type="float">
            <text:p>2046.71052631579</text:p>
          </table:table-cell>
          <table:table-cell table:formula="of:=[.F44]/[.F27]" office:value-type="float" office:value="0.940567073735463" calcext:value-type="float">
            <text:p>0.9405670737354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2925" calcext:value-type="float">
            <text:p>2925</text:p>
          </table:table-cell>
          <table:table-cell office:value-type="float" office:value="2702" calcext:value-type="float">
            <text:p>2702</text:p>
          </table:table-cell>
          <table:table-cell office:value-type="float" office:value="638.965" calcext:value-type="float">
            <text:p>638.965</text:p>
          </table:table-cell>
          <table:table-cell office:value-type="float" office:value="0.0894256" calcext:value-type="float">
            <text:p>0.0894256</text:p>
          </table:table-cell>
          <table:table-cell table:formula="of:=[.C45]/[.C27]" office:value-type="float" office:value="0.983193277310924" calcext:value-type="float">
            <text:p>0.983193277310924</text:p>
          </table:table-cell>
          <table:table-cell table:formula="of:=[.D45]/[.C27]" office:value-type="float" office:value="0.908235294117647" calcext:value-type="float">
            <text:p>0.908235294117647</text:p>
          </table:table-cell>
          <table:table-cell table:formula="of:=[.E45]/[.E27]" office:value-type="float" office:value="2919.24798976608" calcext:value-type="float">
            <text:p>2919.24798976608</text:p>
          </table:table-cell>
          <table:table-cell table:formula="of:=[.F45]/[.F27]" office:value-type="float" office:value="0.591587832920972" calcext:value-type="float">
            <text:p>0.5915878329209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2980" calcext:value-type="float">
            <text:p>2980</text:p>
          </table:table-cell>
          <table:table-cell office:value-type="float" office:value="2685" calcext:value-type="float">
            <text:p>2685</text:p>
          </table:table-cell>
          <table:table-cell office:value-type="float" office:value="859.862" calcext:value-type="float">
            <text:p>859.862</text:p>
          </table:table-cell>
          <table:table-cell office:value-type="float" office:value="0.143809" calcext:value-type="float">
            <text:p>0.143809</text:p>
          </table:table-cell>
          <table:table-cell table:formula="of:=[.C46]/[.C27]" office:value-type="float" office:value="1.00168067226891" calcext:value-type="float">
            <text:p>1.00168067226891</text:p>
          </table:table-cell>
          <table:table-cell table:formula="of:=[.D46]/[.C27]" office:value-type="float" office:value="0.902521008403361" calcext:value-type="float">
            <text:p>0.902521008403361</text:p>
          </table:table-cell>
          <table:table-cell table:formula="of:=[.E46]/[.E27]" office:value-type="float" office:value="3928.46308479532" calcext:value-type="float">
            <text:p>3928.46308479532</text:p>
          </table:table-cell>
          <table:table-cell table:formula="of:=[.F46]/[.F27]" office:value-type="float" office:value="0.951356822481841" calcext:value-type="float">
            <text:p>0.95135682248184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2997" calcext:value-type="float">
            <text:p>2997</text:p>
          </table:table-cell>
          <table:table-cell office:value-type="float" office:value="2685" calcext:value-type="float">
            <text:p>2685</text:p>
          </table:table-cell>
          <table:table-cell office:value-type="float" office:value="1220.37" calcext:value-type="float">
            <text:p>1220.37</text:p>
          </table:table-cell>
          <table:table-cell office:value-type="float" office:value="0.156188" calcext:value-type="float">
            <text:p>0.156188</text:p>
          </table:table-cell>
          <table:table-cell table:formula="of:=[.C47]/[.C27]" office:value-type="float" office:value="1.00739495798319" calcext:value-type="float">
            <text:p>1.00739495798319</text:p>
          </table:table-cell>
          <table:table-cell table:formula="of:=[.D47]/[.C27]" office:value-type="float" office:value="0.902521008403361" calcext:value-type="float">
            <text:p>0.902521008403361</text:p>
          </table:table-cell>
          <table:table-cell table:formula="of:=[.E47]/[.E27]" office:value-type="float" office:value="5575.52083333333" calcext:value-type="float">
            <text:p>5575.52083333333</text:p>
          </table:table-cell>
          <table:table-cell table:formula="of:=[.F47]/[.F27]" office:value-type="float" office:value="1.03324909699528" calcext:value-type="float">
            <text:p>1.033249096995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13745" calcext:value-type="float">
            <text:p>313745</text:p>
          </table:table-cell>
          <table:table-cell office:value-type="float" office:value="277766" calcext:value-type="float">
            <text:p>277766</text:p>
          </table:table-cell>
          <table:table-cell office:value-type="float" office:value="8.22342" calcext:value-type="float">
            <text:p>8.22342</text:p>
          </table:table-cell>
          <table:table-cell office:value-type="float" office:value="12.3924" calcext:value-type="float">
            <text:p>12.3924</text:p>
          </table:table-cell>
          <table:table-cell table:formula="of:=[.C48]/[.C48]" office:value-type="float" office:value="1" calcext:value-type="float">
            <text:p>1</text:p>
          </table:table-cell>
          <table:table-cell table:formula="of:=[.D48]/[.C48]" office:value-type="float" office:value="0.885324068909465" calcext:value-type="float">
            <text:p>0.885324068909465</text:p>
          </table:table-cell>
          <table:table-cell table:formula="of:=[.E48]/[.E48]" office:value-type="float" office:value="1" calcext:value-type="float">
            <text:p>1</text:p>
          </table:table-cell>
          <table:table-cell table:formula="of:=[.F48]/[.F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315794" calcext:value-type="float">
            <text:p>315794</text:p>
          </table:table-cell>
          <table:table-cell office:value-type="float" office:value="279707" calcext:value-type="float">
            <text:p>27970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3.7884" calcext:value-type="float">
            <text:p>13.7884</text:p>
          </table:table-cell>
          <table:table-cell table:formula="of:=[.C49]/[.C48]" office:value-type="float" office:value="1.00653078136703" calcext:value-type="float">
            <text:p>1.00653078136703</text:p>
          </table:table-cell>
          <table:table-cell table:formula="of:=[.D49]/[.C48]" office:value-type="float" office:value="0.891510621683214" calcext:value-type="float">
            <text:p>0.891510621683214</text:p>
          </table:table-cell>
          <table:table-cell table:formula="of:=[.E49]/[.E48]" office:value-type="float" office:value="1.30811754720056" calcext:value-type="float">
            <text:p>1.30811754720056</text:p>
          </table:table-cell>
          <table:table-cell table:formula="of:=[.F49]/[.F48]" office:value-type="float" office:value="1.11264968851877" calcext:value-type="float">
            <text:p>1.1126496885187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310967" calcext:value-type="float">
            <text:p>310967</text:p>
          </table:table-cell>
          <table:table-cell office:value-type="float" office:value="280501" calcext:value-type="float">
            <text:p>280501</text:p>
          </table:table-cell>
          <table:table-cell office:value-type="float" office:value="14.6982" calcext:value-type="float">
            <text:p>14.6982</text:p>
          </table:table-cell>
          <table:table-cell office:value-type="float" office:value="13.0041" calcext:value-type="float">
            <text:p>13.0041</text:p>
          </table:table-cell>
          <table:table-cell table:formula="of:=[.C50]/[.C48]" office:value-type="float" office:value="0.991145675628297" calcext:value-type="float">
            <text:p>0.991145675628297</text:p>
          </table:table-cell>
          <table:table-cell table:formula="of:=[.D50]/[.C48]" office:value-type="float" office:value="0.894041339304212" calcext:value-type="float">
            <text:p>0.894041339304212</text:p>
          </table:table-cell>
          <table:table-cell table:formula="of:=[.E50]/[.E48]" office:value-type="float" office:value="1.78735854425531" calcext:value-type="float">
            <text:p>1.78735854425531</text:p>
          </table:table-cell>
          <table:table-cell table:formula="of:=[.F50]/[.F48]" office:value-type="float" office:value="1.04936089861528" calcext:value-type="float">
            <text:p>1.049360898615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312701" calcext:value-type="float">
            <text:p>312701</text:p>
          </table:table-cell>
          <table:table-cell office:value-type="float" office:value="278788" calcext:value-type="float">
            <text:p>278788</text:p>
          </table:table-cell>
          <table:table-cell office:value-type="float" office:value="16.6789" calcext:value-type="float">
            <text:p>16.6789</text:p>
          </table:table-cell>
          <table:table-cell office:value-type="float" office:value="12.8702" calcext:value-type="float">
            <text:p>12.8702</text:p>
          </table:table-cell>
          <table:table-cell table:formula="of:=[.C51]/[.C48]" office:value-type="float" office:value="0.996672456931585" calcext:value-type="float">
            <text:p>0.996672456931585</text:p>
          </table:table-cell>
          <table:table-cell table:formula="of:=[.D51]/[.C48]" office:value-type="float" office:value="0.888581491338507" calcext:value-type="float">
            <text:p>0.888581491338507</text:p>
          </table:table-cell>
          <table:table-cell table:formula="of:=[.E51]/[.E48]" office:value-type="float" office:value="2.02821940263297" calcext:value-type="float">
            <text:p>2.02821940263297</text:p>
          </table:table-cell>
          <table:table-cell table:formula="of:=[.F51]/[.F48]" office:value-type="float" office:value="1.03855588909332" calcext:value-type="float">
            <text:p>1.0385558890933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office:value-type="float" office:value="312913" calcext:value-type="float">
            <text:p>312913</text:p>
          </table:table-cell>
          <table:table-cell office:value-type="float" office:value="283388" calcext:value-type="float">
            <text:p>283388</text:p>
          </table:table-cell>
          <table:table-cell office:value-type="float" office:value="19.6858" calcext:value-type="float">
            <text:p>19.6858</text:p>
          </table:table-cell>
          <table:table-cell office:value-type="float" office:value="9.88753" calcext:value-type="float">
            <text:p>9.88753</text:p>
          </table:table-cell>
          <table:table-cell table:formula="of:=[.C52]/[.C48]" office:value-type="float" office:value="0.997348164910995" calcext:value-type="float">
            <text:p>0.997348164910995</text:p>
          </table:table-cell>
          <table:table-cell table:formula="of:=[.D52]/[.C48]" office:value-type="float" office:value="0.903243079570989" calcext:value-type="float">
            <text:p>0.903243079570989</text:p>
          </table:table-cell>
          <table:table-cell table:formula="of:=[.E52]/[.E48]" office:value-type="float" office:value="2.39387019026147" calcext:value-type="float">
            <text:p>2.39387019026147</text:p>
          </table:table-cell>
          <table:table-cell table:formula="of:=[.F52]/[.F48]" office:value-type="float" office:value="0.797870468997127" calcext:value-type="float">
            <text:p>0.79787046899712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office:value-type="float" office:value="312796" calcext:value-type="float">
            <text:p>312796</text:p>
          </table:table-cell>
          <table:table-cell office:value-type="float" office:value="278649" calcext:value-type="float">
            <text:p>278649</text:p>
          </table:table-cell>
          <table:table-cell office:value-type="float" office:value="22.498" calcext:value-type="float">
            <text:p>22.498</text:p>
          </table:table-cell>
          <table:table-cell office:value-type="float" office:value="13.1949" calcext:value-type="float">
            <text:p>13.1949</text:p>
          </table:table-cell>
          <table:table-cell table:formula="of:=[.C53]/[.C48]" office:value-type="float" office:value="0.996975250601603" calcext:value-type="float">
            <text:p>0.996975250601603</text:p>
          </table:table-cell>
          <table:table-cell table:formula="of:=[.D53]/[.C48]" office:value-type="float" office:value="0.888138456389743" calcext:value-type="float">
            <text:p>0.888138456389743</text:p>
          </table:table-cell>
          <table:table-cell table:formula="of:=[.E53]/[.E48]" office:value-type="float" office:value="2.73584469721843" calcext:value-type="float">
            <text:p>2.73584469721843</text:p>
          </table:table-cell>
          <table:table-cell table:formula="of:=[.F53]/[.F48]" office:value-type="float" office:value="1.06475743197444" calcext:value-type="float">
            <text:p>1.0647574319744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" calcext:value-type="float">
            <text:p>6</text:p>
          </table:table-cell>
          <table:table-cell office:value-type="float" office:value="313898" calcext:value-type="float">
            <text:p>313898</text:p>
          </table:table-cell>
          <table:table-cell office:value-type="float" office:value="278707" calcext:value-type="float">
            <text:p>278707</text:p>
          </table:table-cell>
          <table:table-cell office:value-type="float" office:value="25.8732" calcext:value-type="float">
            <text:p>25.8732</text:p>
          </table:table-cell>
          <table:table-cell office:value-type="float" office:value="12.99" calcext:value-type="float">
            <text:p>12.99</text:p>
          </table:table-cell>
          <table:table-cell table:formula="of:=[.C54]/[.C48]" office:value-type="float" office:value="1.00048765717382" calcext:value-type="float">
            <text:p>1.00048765717382</text:p>
          </table:table-cell>
          <table:table-cell table:formula="of:=[.D54]/[.C48]" office:value-type="float" office:value="0.888323319893544" calcext:value-type="float">
            <text:p>0.888323319893544</text:p>
          </table:table-cell>
          <table:table-cell table:formula="of:=[.E54]/[.E48]" office:value-type="float" office:value="3.14628220375464" calcext:value-type="float">
            <text:p>3.14628220375464</text:p>
          </table:table-cell>
          <table:table-cell table:formula="of:=[.F54]/[.F48]" office:value-type="float" office:value="1.04822310448339" calcext:value-type="float">
            <text:p>1.0482231044833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" calcext:value-type="float">
            <text:p>7</text:p>
          </table:table-cell>
          <table:table-cell office:value-type="float" office:value="310403" calcext:value-type="float">
            <text:p>310403</text:p>
          </table:table-cell>
          <table:table-cell office:value-type="float" office:value="282845" calcext:value-type="float">
            <text:p>282845</text:p>
          </table:table-cell>
          <table:table-cell office:value-type="float" office:value="30.7136" calcext:value-type="float">
            <text:p>30.7136</text:p>
          </table:table-cell>
          <table:table-cell office:value-type="float" office:value="10.4705" calcext:value-type="float">
            <text:p>10.4705</text:p>
          </table:table-cell>
          <table:table-cell table:formula="of:=[.C55]/[.C48]" office:value-type="float" office:value="0.989348037418923" calcext:value-type="float">
            <text:p>0.989348037418923</text:p>
          </table:table-cell>
          <table:table-cell table:formula="of:=[.D55]/[.C48]" office:value-type="float" office:value="0.901512374699198" calcext:value-type="float">
            <text:p>0.901512374699198</text:p>
          </table:table-cell>
          <table:table-cell table:formula="of:=[.E55]/[.E48]" office:value-type="float" office:value="3.73489375466655" calcext:value-type="float">
            <text:p>3.73489375466655</text:p>
          </table:table-cell>
          <table:table-cell table:formula="of:=[.F55]/[.F48]" office:value-type="float" office:value="0.844913011200413" calcext:value-type="float">
            <text:p>0.8449130112004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306154" calcext:value-type="float">
            <text:p>306154</text:p>
          </table:table-cell>
          <table:table-cell office:value-type="float" office:value="276621" calcext:value-type="float">
            <text:p>276621</text:p>
          </table:table-cell>
          <table:table-cell office:value-type="float" office:value="29.3725" calcext:value-type="float">
            <text:p>29.3725</text:p>
          </table:table-cell>
          <table:table-cell office:value-type="float" office:value="11.57" calcext:value-type="float">
            <text:p>11.57</text:p>
          </table:table-cell>
          <table:table-cell table:formula="of:=[.C56]/[.C48]" office:value-type="float" office:value="0.975805192114615" calcext:value-type="float">
            <text:p>0.975805192114615</text:p>
          </table:table-cell>
          <table:table-cell table:formula="of:=[.D56]/[.C48]" office:value-type="float" office:value="0.881674608360293" calcext:value-type="float">
            <text:p>0.881674608360293</text:p>
          </table:table-cell>
          <table:table-cell table:formula="of:=[.E56]/[.E48]" office:value-type="float" office:value="3.57181075513594" calcext:value-type="float">
            <text:p>3.57181075513594</text:p>
          </table:table-cell>
          <table:table-cell table:formula="of:=[.F56]/[.F48]" office:value-type="float" office:value="0.933636745101837" calcext:value-type="float">
            <text:p>0.93363674510183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" calcext:value-type="float">
            <text:p>9</text:p>
          </table:table-cell>
          <table:table-cell office:value-type="float" office:value="314420" calcext:value-type="float">
            <text:p>314420</text:p>
          </table:table-cell>
          <table:table-cell office:value-type="float" office:value="280334" calcext:value-type="float">
            <text:p>280334</text:p>
          </table:table-cell>
          <table:table-cell office:value-type="float" office:value="36.6899" calcext:value-type="float">
            <text:p>36.6899</text:p>
          </table:table-cell>
          <table:table-cell office:value-type="float" office:value="11.4759" calcext:value-type="float">
            <text:p>11.4759</text:p>
          </table:table-cell>
          <table:table-cell table:formula="of:=[.C57]/[.C48]" office:value-type="float" office:value="1.00215142870803" calcext:value-type="float">
            <text:p>1.00215142870803</text:p>
          </table:table-cell>
          <table:table-cell table:formula="of:=[.D57]/[.C48]" office:value-type="float" office:value="0.893509059905337" calcext:value-type="float">
            <text:p>0.893509059905337</text:p>
          </table:table-cell>
          <table:table-cell table:formula="of:=[.E57]/[.E48]" office:value-type="float" office:value="4.46163518341517" calcext:value-type="float">
            <text:p>4.46163518341517</text:p>
          </table:table-cell>
          <table:table-cell table:formula="of:=[.F57]/[.F48]" office:value-type="float" office:value="0.926043381427326" calcext:value-type="float">
            <text:p>0.9260433814273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float" office:value="311991" calcext:value-type="float">
            <text:p>311991</text:p>
          </table:table-cell>
          <table:table-cell office:value-type="float" office:value="274871" calcext:value-type="float">
            <text:p>274871</text:p>
          </table:table-cell>
          <table:table-cell office:value-type="float" office:value="38.7029" calcext:value-type="float">
            <text:p>38.7029</text:p>
          </table:table-cell>
          <table:table-cell office:value-type="float" office:value="11.4977" calcext:value-type="float">
            <text:p>11.4977</text:p>
          </table:table-cell>
          <table:table-cell table:formula="of:=[.C58]/[.C48]" office:value-type="float" office:value="0.994409472660919" calcext:value-type="float">
            <text:p>0.994409472660919</text:p>
          </table:table-cell>
          <table:table-cell table:formula="of:=[.D58]/[.C48]" office:value-type="float" office:value="0.87609683022837" calcext:value-type="float">
            <text:p>0.87609683022837</text:p>
          </table:table-cell>
          <table:table-cell table:formula="of:=[.E58]/[.E48]" office:value-type="float" office:value="4.70642384798539" calcext:value-type="float">
            <text:p>4.70642384798539</text:p>
          </table:table-cell>
          <table:table-cell table:formula="of:=[.F58]/[.F48]" office:value-type="float" office:value="0.927802524127691" calcext:value-type="float">
            <text:p>0.92780252412769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312307" calcext:value-type="float">
            <text:p>312307</text:p>
          </table:table-cell>
          <table:table-cell office:value-type="float" office:value="280035" calcext:value-type="float">
            <text:p>280035</text:p>
          </table:table-cell>
          <table:table-cell office:value-type="float" office:value="45.539" calcext:value-type="float">
            <text:p>45.539</text:p>
          </table:table-cell>
          <table:table-cell office:value-type="float" office:value="10.6431" calcext:value-type="float">
            <text:p>10.6431</text:p>
          </table:table-cell>
          <table:table-cell table:formula="of:=[.C59]/[.C48]" office:value-type="float" office:value="0.995416660026454" calcext:value-type="float">
            <text:p>0.995416660026454</text:p>
          </table:table-cell>
          <table:table-cell table:formula="of:=[.D59]/[.C48]" office:value-type="float" office:value="0.892556056670226" calcext:value-type="float">
            <text:p>0.892556056670226</text:p>
          </table:table-cell>
          <table:table-cell table:formula="of:=[.E59]/[.E48]" office:value-type="float" office:value="5.53772031587831" calcext:value-type="float">
            <text:p>5.53772031587831</text:p>
          </table:table-cell>
          <table:table-cell table:formula="of:=[.F59]/[.F48]" office:value-type="float" office:value="0.858840902488622" calcext:value-type="float">
            <text:p>0.85884090248862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2" calcext:value-type="float">
            <text:p>12</text:p>
          </table:table-cell>
          <table:table-cell office:value-type="float" office:value="308493" calcext:value-type="float">
            <text:p>308493</text:p>
          </table:table-cell>
          <table:table-cell office:value-type="float" office:value="279653" calcext:value-type="float">
            <text:p>279653</text:p>
          </table:table-cell>
          <table:table-cell office:value-type="float" office:value="48.7591" calcext:value-type="float">
            <text:p>48.7591</text:p>
          </table:table-cell>
          <table:table-cell office:value-type="float" office:value="12.1761" calcext:value-type="float">
            <text:p>12.1761</text:p>
          </table:table-cell>
          <table:table-cell table:formula="of:=[.C60]/[.C48]" office:value-type="float" office:value="0.983260291000653" calcext:value-type="float">
            <text:p>0.983260291000653</text:p>
          </table:table-cell>
          <table:table-cell table:formula="of:=[.D60]/[.C48]" office:value-type="float" office:value="0.891338507386572" calcext:value-type="float">
            <text:p>0.891338507386572</text:p>
          </table:table-cell>
          <table:table-cell table:formula="of:=[.E60]/[.E48]" office:value-type="float" office:value="5.92929705645583" calcext:value-type="float">
            <text:p>5.92929705645583</text:p>
          </table:table-cell>
          <table:table-cell table:formula="of:=[.F60]/[.F48]" office:value-type="float" office:value="0.982545753849133" calcext:value-type="float">
            <text:p>0.98254575384913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" calcext:value-type="float">
            <text:p>13</text:p>
          </table:table-cell>
          <table:table-cell office:value-type="float" office:value="309675" calcext:value-type="float">
            <text:p>309675</text:p>
          </table:table-cell>
          <table:table-cell office:value-type="float" office:value="279228" calcext:value-type="float">
            <text:p>279228</text:p>
          </table:table-cell>
          <table:table-cell office:value-type="float" office:value="53.822" calcext:value-type="float">
            <text:p>53.822</text:p>
          </table:table-cell>
          <table:table-cell office:value-type="float" office:value="11.8026" calcext:value-type="float">
            <text:p>11.8026</text:p>
          </table:table-cell>
          <table:table-cell table:formula="of:=[.C61]/[.C48]" office:value-type="float" office:value="0.987027681716043" calcext:value-type="float">
            <text:p>0.987027681716043</text:p>
          </table:table-cell>
          <table:table-cell table:formula="of:=[.D61]/[.C48]" office:value-type="float" office:value="0.889983904125962" calcext:value-type="float">
            <text:p>0.889983904125962</text:p>
          </table:table-cell>
          <table:table-cell table:formula="of:=[.E61]/[.E48]" office:value-type="float" office:value="6.54496547665083" calcext:value-type="float">
            <text:p>6.54496547665083</text:p>
          </table:table-cell>
          <table:table-cell table:formula="of:=[.F61]/[.F48]" office:value-type="float" office:value="0.952406313547013" calcext:value-type="float">
            <text:p>0.9524063135470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" calcext:value-type="float">
            <text:p>14</text:p>
          </table:table-cell>
          <table:table-cell office:value-type="float" office:value="310190" calcext:value-type="float">
            <text:p>310190</text:p>
          </table:table-cell>
          <table:table-cell office:value-type="float" office:value="280928" calcext:value-type="float">
            <text:p>280928</text:p>
          </table:table-cell>
          <table:table-cell office:value-type="float" office:value="60.1978" calcext:value-type="float">
            <text:p>60.1978</text:p>
          </table:table-cell>
          <table:table-cell office:value-type="float" office:value="11.0593" calcext:value-type="float">
            <text:p>11.0593</text:p>
          </table:table-cell>
          <table:table-cell table:formula="of:=[.C62]/[.C48]" office:value-type="float" office:value="0.988669142137723" calcext:value-type="float">
            <text:p>0.988669142137723</text:p>
          </table:table-cell>
          <table:table-cell table:formula="of:=[.D62]/[.C48]" office:value-type="float" office:value="0.895402317168401" calcext:value-type="float">
            <text:p>0.895402317168401</text:p>
          </table:table-cell>
          <table:table-cell table:formula="of:=[.E62]/[.E48]" office:value-type="float" office:value="7.32028766620214" calcext:value-type="float">
            <text:p>7.32028766620214</text:p>
          </table:table-cell>
          <table:table-cell table:formula="of:=[.F62]/[.F48]" office:value-type="float" office:value="0.892426003034118" calcext:value-type="float">
            <text:p>0.89242600303411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" calcext:value-type="float">
            <text:p>15</text:p>
          </table:table-cell>
          <table:table-cell office:value-type="float" office:value="309061" calcext:value-type="float">
            <text:p>309061</text:p>
          </table:table-cell>
          <table:table-cell office:value-type="float" office:value="275571" calcext:value-type="float">
            <text:p>275571</text:p>
          </table:table-cell>
          <table:table-cell office:value-type="float" office:value="63.159" calcext:value-type="float">
            <text:p>63.159</text:p>
          </table:table-cell>
          <table:table-cell office:value-type="float" office:value="11.6792" calcext:value-type="float">
            <text:p>11.6792</text:p>
          </table:table-cell>
          <table:table-cell table:formula="of:=[.C63]/[.C48]" office:value-type="float" office:value="0.985070678417186" calcext:value-type="float">
            <text:p>0.985070678417186</text:p>
          </table:table-cell>
          <table:table-cell table:formula="of:=[.D63]/[.C48]" office:value-type="float" office:value="0.878327941481139" calcext:value-type="float">
            <text:p>0.878327941481139</text:p>
          </table:table-cell>
          <table:table-cell table:formula="of:=[.E63]/[.E48]" office:value-type="float" office:value="7.68038115528576" calcext:value-type="float">
            <text:p>7.68038115528576</text:p>
          </table:table-cell>
          <table:table-cell table:formula="of:=[.F63]/[.F48]" office:value-type="float" office:value="0.942448597527517" calcext:value-type="float">
            <text:p>0.94244859752751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313274" calcext:value-type="float">
            <text:p>313274</text:p>
          </table:table-cell>
          <table:table-cell office:value-type="float" office:value="278019" calcext:value-type="float">
            <text:p>278019</text:p>
          </table:table-cell>
          <table:table-cell office:value-type="float" office:value="74.0071" calcext:value-type="float">
            <text:p>74.0071</text:p>
          </table:table-cell>
          <table:table-cell office:value-type="float" office:value="12.564" calcext:value-type="float">
            <text:p>12.564</text:p>
          </table:table-cell>
          <table:table-cell table:formula="of:=[.C64]/[.C48]" office:value-type="float" office:value="0.998498780857065" calcext:value-type="float">
            <text:p>0.998498780857065</text:p>
          </table:table-cell>
          <table:table-cell table:formula="of:=[.D64]/[.C48]" office:value-type="float" office:value="0.886130456262251" calcext:value-type="float">
            <text:p>0.886130456262251</text:p>
          </table:table-cell>
          <table:table-cell table:formula="of:=[.E64]/[.E48]" office:value-type="float" office:value="8.99955249762264" calcext:value-type="float">
            <text:p>8.99955249762264</text:p>
          </table:table-cell>
          <table:table-cell table:formula="of:=[.F64]/[.F48]" office:value-type="float" office:value="1.01384719666893" calcext:value-type="float">
            <text:p>1.0138471966689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" calcext:value-type="float">
            <text:p>17</text:p>
          </table:table-cell>
          <table:table-cell office:value-type="float" office:value="319784" calcext:value-type="float">
            <text:p>319784</text:p>
          </table:table-cell>
          <table:table-cell office:value-type="float" office:value="282630" calcext:value-type="float">
            <text:p>282630</text:p>
          </table:table-cell>
          <table:table-cell office:value-type="float" office:value="67.104" calcext:value-type="float">
            <text:p>67.104</text:p>
          </table:table-cell>
          <table:table-cell office:value-type="float" office:value="11.0553" calcext:value-type="float">
            <text:p>11.0553</text:p>
          </table:table-cell>
          <table:table-cell table:formula="of:=[.C65]/[.C48]" office:value-type="float" office:value="1.01924811550782" calcext:value-type="float">
            <text:p>1.01924811550782</text:p>
          </table:table-cell>
          <table:table-cell table:formula="of:=[.D65]/[.C48]" office:value-type="float" office:value="0.900827104814419" calcext:value-type="float">
            <text:p>0.900827104814419</text:p>
          </table:table-cell>
          <table:table-cell table:formula="of:=[.E65]/[.E48]" office:value-type="float" office:value="8.16010856796807" calcext:value-type="float">
            <text:p>8.16010856796807</text:p>
          </table:table-cell>
          <table:table-cell table:formula="of:=[.F65]/[.F48]" office:value-type="float" office:value="0.892103224556987" calcext:value-type="float">
            <text:p>0.89210322455698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8" calcext:value-type="float">
            <text:p>18</text:p>
          </table:table-cell>
          <table:table-cell office:value-type="float" office:value="321577" calcext:value-type="float">
            <text:p>321577</text:p>
          </table:table-cell>
          <table:table-cell office:value-type="float" office:value="279604" calcext:value-type="float">
            <text:p>279604</text:p>
          </table:table-cell>
          <table:table-cell office:value-type="float" office:value="70.3722" calcext:value-type="float">
            <text:p>70.3722</text:p>
          </table:table-cell>
          <table:table-cell office:value-type="float" office:value="13.5189" calcext:value-type="float">
            <text:p>13.5189</text:p>
          </table:table-cell>
          <table:table-cell table:formula="of:=[.C66]/[.C48]" office:value-type="float" office:value="1.0249629476167" calcext:value-type="float">
            <text:p>1.0249629476167</text:p>
          </table:table-cell>
          <table:table-cell table:formula="of:=[.D66]/[.C48]" office:value-type="float" office:value="0.891182329598878" calcext:value-type="float">
            <text:p>0.891182329598878</text:p>
          </table:table-cell>
          <table:table-cell table:formula="of:=[.E66]/[.E48]" office:value-type="float" office:value="8.55753445646702" calcext:value-type="float">
            <text:p>8.55753445646702</text:p>
          </table:table-cell>
          <table:table-cell table:formula="of:=[.F66]/[.F48]" office:value-type="float" office:value="1.09090248862206" calcext:value-type="float">
            <text:p>1.0909024886220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312801" calcext:value-type="float">
            <text:p>312801</text:p>
          </table:table-cell>
          <table:table-cell office:value-type="float" office:value="273743" calcext:value-type="float">
            <text:p>273743</text:p>
          </table:table-cell>
          <table:table-cell office:value-type="float" office:value="71.3506" calcext:value-type="float">
            <text:p>71.3506</text:p>
          </table:table-cell>
          <table:table-cell office:value-type="float" office:value="11.9001" calcext:value-type="float">
            <text:p>11.9001</text:p>
          </table:table-cell>
          <table:table-cell table:formula="of:=[.C67]/[.C48]" office:value-type="float" office:value="0.996991187110551" calcext:value-type="float">
            <text:p>0.996991187110551</text:p>
          </table:table-cell>
          <table:table-cell table:formula="of:=[.D67]/[.C48]" office:value-type="float" office:value="0.872501553809622" calcext:value-type="float">
            <text:p>0.872501553809622</text:p>
          </table:table-cell>
          <table:table-cell table:formula="of:=[.E67]/[.E48]" office:value-type="float" office:value="8.67651171896851" calcext:value-type="float">
            <text:p>8.67651171896851</text:p>
          </table:table-cell>
          <table:table-cell table:formula="of:=[.F67]/[.F48]" office:value-type="float" office:value="0.960274038927084" calcext:value-type="float">
            <text:p>0.96027403892708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312825" calcext:value-type="float">
            <text:p>312825</text:p>
          </table:table-cell>
          <table:table-cell office:value-type="float" office:value="273659" calcext:value-type="float">
            <text:p>273659</text:p>
          </table:table-cell>
          <table:table-cell office:value-type="float" office:value="78.4125" calcext:value-type="float">
            <text:p>78.4125</text:p>
          </table:table-cell>
          <table:table-cell office:value-type="float" office:value="12.5899" calcext:value-type="float">
            <text:p>12.5899</text:p>
          </table:table-cell>
          <table:table-cell table:formula="of:=[.C68]/[.C48]" office:value-type="float" office:value="0.997067682353504" calcext:value-type="float">
            <text:p>0.997067682353504</text:p>
          </table:table-cell>
          <table:table-cell table:formula="of:=[.D68]/[.C48]" office:value-type="float" office:value="0.87223382045929" calcext:value-type="float">
            <text:p>0.87223382045929</text:p>
          </table:table-cell>
          <table:table-cell table:formula="of:=[.E68]/[.E48]" office:value-type="float" office:value="9.53526634903726" calcext:value-type="float">
            <text:p>9.53526634903726</text:p>
          </table:table-cell>
          <table:table-cell table:formula="of:=[.F68]/[.F48]" office:value-type="float" office:value="1.01593718730835" calcext:value-type="float">
            <text:p>1.0159371873083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" calcext:value-type="float">
            <text:p>21</text:p>
          </table:table-cell>
          <table:table-cell office:value-type="float" office:value="313563" calcext:value-type="float">
            <text:p>313563</text:p>
          </table:table-cell>
          <table:table-cell office:value-type="float" office:value="278670" calcext:value-type="float">
            <text:p>278670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4.0611" calcext:value-type="float">
            <text:p>14.0611</text:p>
          </table:table-cell>
          <table:table-cell table:formula="of:=[.C69]/[.C48]" office:value-type="float" office:value="0.99941991107428" calcext:value-type="float">
            <text:p>0.99941991107428</text:p>
          </table:table-cell>
          <table:table-cell table:formula="of:=[.D69]/[.C48]" office:value-type="float" office:value="0.888205389727326" calcext:value-type="float">
            <text:p>0.888205389727326</text:p>
          </table:table-cell>
          <table:table-cell table:formula="of:=[.E69]/[.E48]" office:value-type="float" office:value="12.1609987085665" calcext:value-type="float">
            <text:p>12.1609987085665</text:p>
          </table:table-cell>
          <table:table-cell table:formula="of:=[.F69]/[.F48]" office:value-type="float" office:value="1.13465511119719" calcext:value-type="float">
            <text:p>1.1346551111971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" calcext:value-type="float">
            <text:p>22</text:p>
          </table:table-cell>
          <table:table-cell office:value-type="float" office:value="318932" calcext:value-type="float">
            <text:p>318932</text:p>
          </table:table-cell>
          <table:table-cell office:value-type="float" office:value="281076" calcext:value-type="float">
            <text:p>281076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2.896" calcext:value-type="float">
            <text:p>12.896</text:p>
          </table:table-cell>
          <table:table-cell table:formula="of:=[.C70]/[.C48]" office:value-type="float" office:value="1.01653253438302" calcext:value-type="float">
            <text:p>1.01653253438302</text:p>
          </table:table-cell>
          <table:table-cell table:formula="of:=[.D70]/[.C48]" office:value-type="float" office:value="0.895874037833272" calcext:value-type="float">
            <text:p>0.895874037833272</text:p>
          </table:table-cell>
          <table:table-cell table:formula="of:=[.E70]/[.E48]" office:value-type="float" office:value="12.6038801374611" calcext:value-type="float">
            <text:p>12.6038801374611</text:p>
          </table:table-cell>
          <table:table-cell table:formula="of:=[.F70]/[.F48]" office:value-type="float" office:value="1.04063781027081" calcext:value-type="float">
            <text:p>1.0406378102708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3" calcext:value-type="float">
            <text:p>23</text:p>
          </table:table-cell>
          <table:table-cell office:value-type="float" office:value="318792" calcext:value-type="float">
            <text:p>318792</text:p>
          </table:table-cell>
          <table:table-cell office:value-type="float" office:value="281111" calcext:value-type="float">
            <text:p>281111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2.5261" calcext:value-type="float">
            <text:p>12.5261</text:p>
          </table:table-cell>
          <table:table-cell table:formula="of:=[.C71]/[.C48]" office:value-type="float" office:value="1.01608631213246" calcext:value-type="float">
            <text:p>1.01608631213246</text:p>
          </table:table-cell>
          <table:table-cell table:formula="of:=[.D71]/[.C48]" office:value-type="float" office:value="0.895985593395911" calcext:value-type="float">
            <text:p>0.895985593395911</text:p>
          </table:table-cell>
          <table:table-cell table:formula="of:=[.E71]/[.E48]" office:value-type="float" office:value="13.3986832728962" calcext:value-type="float">
            <text:p>13.3986832728962</text:p>
          </table:table-cell>
          <table:table-cell table:formula="of:=[.F71]/[.F48]" office:value-type="float" office:value="1.01078887059811" calcext:value-type="float">
            <text:p>1.0107888705981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4" calcext:value-type="float">
            <text:p>24</text:p>
          </table:table-cell>
          <table:table-cell office:value-type="float" office:value="305969" calcext:value-type="float">
            <text:p>305969</text:p>
          </table:table-cell>
          <table:table-cell office:value-type="float" office:value="276866" calcext:value-type="float">
            <text:p>276866</text:p>
          </table:table-cell>
          <table:table-cell office:value-type="float" office:value="123.561" calcext:value-type="float">
            <text:p>123.561</text:p>
          </table:table-cell>
          <table:table-cell office:value-type="float" office:value="12.1301" calcext:value-type="float">
            <text:p>12.1301</text:p>
          </table:table-cell>
          <table:table-cell table:formula="of:=[.C72]/[.C48]" office:value-type="float" office:value="0.975215541283526" calcext:value-type="float">
            <text:p>0.975215541283526</text:p>
          </table:table-cell>
          <table:table-cell table:formula="of:=[.D72]/[.C48]" office:value-type="float" office:value="0.882455497298762" calcext:value-type="float">
            <text:p>0.882455497298762</text:p>
          </table:table-cell>
          <table:table-cell table:formula="of:=[.E72]/[.E48]" office:value-type="float" office:value="15.0255003392749" calcext:value-type="float">
            <text:p>15.0255003392749</text:p>
          </table:table-cell>
          <table:table-cell table:formula="of:=[.F72]/[.F48]" office:value-type="float" office:value="0.978833801362125" calcext:value-type="float">
            <text:p>0.978833801362125</text:p>
          </table:table-cell>
        </table:table-row>
      </table:table>
      <table:named-expressions/>
      <table:database-ranges>
        <table:database-range table:name="__Anonymous_Sheet_DB__0" table:target-range-address="'01 (Neigh-Krand)'.H2:'01 (Neigh-Krand)'.H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Opt Starts'.I2:'2Opt Starts'.N4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NNs.BA2:NNs.BC4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25:16.428780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59:48.727836705</meta:creation-date>
    <dc:date>2022-04-07T10:13:28.392026110</dc:date>
    <meta:editing-duration>PT39M12S</meta:editing-duration>
    <meta:editing-cycles>7</meta:editing-cycles>
    <meta:generator>LibreOffice/6.4.7.2$Linux_X86_64 LibreOffice_project/40$Build-2</meta:generator>
    <meta:document-statistic meta:table-count="8" meta:cell-count="536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07cm" svg:height="12.66cm" xlink:href=".." xlink:type="simple" chart:class="chart:line" chart:style-name="ch1">
        <chart:title svg:x="7.108cm" svg:y="0.389cm" chart:style-name="ch2">
          <text:p>Branching Neighbor by MaxDepth (Road)</text:p>
        </chart:title>
        <chart:legend chart:legend-position="end" svg:x="19.02cm" svg:y="4.786cm" style:legend-expansion="high" chart:style-name="ch3"/>
        <chart:plot-area chart:style-name="ch4" table:cell-range-address="'Breach Depth'.B1:'Breach Depth'.B72 'Breach Depth'.G2:'Breach Depth'.H72" chart:data-source-has-labels="both" svg:x="0.45cm" svg:y="1.421cm" svg:width="18.12cm" svg:height="10.986cm">
          <chartooo:coordinate-region svg:x="1.362cm" svg:y="1.621cm" svg:width="17.021cm" svg:height="10.14cm"/>
          <chart:axis chart:dimension="x" chart:name="primary-x" chart:style-name="ch5" chartooo:axis-type="auto">
            <chartooo:date-scale/>
            <chart:categories table:cell-range-address="'Breach Depth'.B2:'Breach Depth'.B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each Depth'.G2:'Breach Depth'.G26" loext:label-string="n70_branch" chart:class="chart:line">
            <chart:data-point chart:repeated="25"/>
          </chart:series>
          <chart:series chart:style-name="ch8" chart:values-cell-range-address="'Breach Depth'.G27:'Breach Depth'.G47" loext:label-string="n280_branch" chart:class="chart:line">
            <chart:data-point chart:repeated="21"/>
          </chart:series>
          <chart:series chart:style-name="ch9" chart:values-cell-range-address="'Breach Depth'.G48:'Breach Depth'.G72" loext:label-string="n1002_branch" chart:class="chart:line">
            <chart:data-point chart:repeated="25"/>
          </chart:series>
          <chart:series chart:style-name="ch10" chart:values-cell-range-address="'Breach Depth'.H2:'Breach Depth'.H26" loext:label-string="n70_2opt" chart:class="chart:line">
            <chart:data-point chart:repeated="25"/>
          </chart:series>
          <chart:series chart:style-name="ch11" chart:values-cell-range-address="'Breach Depth'.H27:'Breach Depth'.H47" loext:label-string="n280_2opt" chart:class="chart:line">
            <chart:data-point chart:repeated="21"/>
          </chart:series>
          <chart:series chart:style-name="ch12" chart:values-cell-range-address="'Breach Depth'.H48:'Breach Depth'.H72" loext:label-string="n1002_2opt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70_branch</text:p>
              </table:table-cell>
              <table:table-cell office:value-type="string">
                <text:p>n280_branch</text:p>
              </table:table-cell>
              <table:table-cell office:value-type="string">
                <text:p>n1002_branch</text:p>
              </table:table-cell>
              <table:table-cell office:value-type="string">
                <text:p>n70_2opt</text:p>
              </table:table-cell>
              <table:table-cell office:value-type="string">
                <text:p>n280_2opt</text:p>
              </table:table-cell>
              <table:table-cell office:value-type="string">
                <text:p>n1002_2op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ch Depth'.B2:'Breach Depth'.B72</svg:desc>
                </draw:g>
              </table:table-cell>
              <table:table-cell office:value-type="float" office:value="1">
                <text:p>1</text:p>
                <draw:g>
                  <svg:desc>'Breach Depth'.G2:'Breach Depth'.G26</svg:desc>
                </draw:g>
              </table:table-cell>
              <table:table-cell office:value-type="float" office:value="1">
                <text:p>1</text:p>
                <draw:g>
                  <svg:desc>'Breach Depth'.G27:'Breach Depth'.G47</svg:desc>
                </draw:g>
              </table:table-cell>
              <table:table-cell office:value-type="float" office:value="1">
                <text:p>1</text:p>
                <draw:g>
                  <svg:desc>'Breach Depth'.G48:'Breach Depth'.G72</svg:desc>
                </draw:g>
              </table:table-cell>
              <table:table-cell office:value-type="float" office:value="0.922110552763819">
                <text:p>0.922110552763819</text:p>
                <draw:g>
                  <svg:desc>'Breach Depth'.H2:'Breach Depth'.H26</svg:desc>
                </draw:g>
              </table:table-cell>
              <table:table-cell office:value-type="float" office:value="0.921344537815126">
                <text:p>0.921344537815126</text:p>
                <draw:g>
                  <svg:desc>'Breach Depth'.H27:'Breach Depth'.H47</svg:desc>
                </draw:g>
              </table:table-cell>
              <table:table-cell office:value-type="float" office:value="0.885324068909465">
                <text:p>0.885324068909465</text:p>
                <draw:g>
                  <svg:desc>'Breach Depth'.H48:'Breach Depth'.H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30904522613065">
                <text:p>0.930904522613065</text:p>
              </table:table-cell>
              <table:table-cell office:value-type="float" office:value="1.04235294117647">
                <text:p>1.04235294117647</text:p>
              </table:table-cell>
              <table:table-cell office:value-type="float" office:value="1.00653078136703">
                <text:p>1.00653078136703</text:p>
              </table:table-cell>
              <table:table-cell office:value-type="float" office:value="0.876884422110553">
                <text:p>0.876884422110553</text:p>
              </table:table-cell>
              <table:table-cell office:value-type="float" office:value="0.948571428571429">
                <text:p>0.948571428571429</text:p>
              </table:table-cell>
              <table:table-cell office:value-type="float" office:value="0.891510621683214">
                <text:p>0.8915106216832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3467336683417">
                <text:p>0.943467336683417</text:p>
              </table:table-cell>
              <table:table-cell office:value-type="float" office:value="1.00773109243698">
                <text:p>1.00773109243698</text:p>
              </table:table-cell>
              <table:table-cell office:value-type="float" office:value="0.991145675628297">
                <text:p>0.991145675628297</text:p>
              </table:table-cell>
              <table:table-cell office:value-type="float" office:value="0.884422110552764">
                <text:p>0.884422110552764</text:p>
              </table:table-cell>
              <table:table-cell office:value-type="float" office:value="0.928067226890756">
                <text:p>0.928067226890756</text:p>
              </table:table-cell>
              <table:table-cell office:value-type="float" office:value="0.894041339304212">
                <text:p>0.8940413393042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1005025125628">
                <text:p>1.01005025125628</text:p>
              </table:table-cell>
              <table:table-cell office:value-type="float" office:value="1.00638655462185">
                <text:p>1.00638655462185</text:p>
              </table:table-cell>
              <table:table-cell office:value-type="float" office:value="0.996672456931585">
                <text:p>0.996672456931585</text:p>
              </table:table-cell>
              <table:table-cell office:value-type="float" office:value="0.900753768844221">
                <text:p>0.900753768844221</text:p>
              </table:table-cell>
              <table:table-cell office:value-type="float" office:value="0.920672268907563">
                <text:p>0.920672268907563</text:p>
              </table:table-cell>
              <table:table-cell office:value-type="float" office:value="0.888581491338507">
                <text:p>0.8885814913385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30904522613065">
                <text:p>0.930904522613065</text:p>
              </table:table-cell>
              <table:table-cell office:value-type="float" office:value="1.00403361344538">
                <text:p>1.00403361344538</text:p>
              </table:table-cell>
              <table:table-cell office:value-type="float" office:value="0.997348164910995">
                <text:p>0.997348164910995</text:p>
              </table:table-cell>
              <table:table-cell office:value-type="float" office:value="0.899497487437186">
                <text:p>0.899497487437186</text:p>
              </table:table-cell>
              <table:table-cell office:value-type="float" office:value="0.926386554621849">
                <text:p>0.926386554621849</text:p>
              </table:table-cell>
              <table:table-cell office:value-type="float" office:value="0.903243079570989">
                <text:p>0.9032430795709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0904522613065">
                <text:p>0.930904522613065</text:p>
              </table:table-cell>
              <table:table-cell office:value-type="float" office:value="1.01983193277311">
                <text:p>1.01983193277311</text:p>
              </table:table-cell>
              <table:table-cell office:value-type="float" office:value="0.996975250601603">
                <text:p>0.996975250601603</text:p>
              </table:table-cell>
              <table:table-cell office:value-type="float" office:value="0.899497487437186">
                <text:p>0.899497487437186</text:p>
              </table:table-cell>
              <table:table-cell office:value-type="float" office:value="0.916638655462185">
                <text:p>0.916638655462185</text:p>
              </table:table-cell>
              <table:table-cell office:value-type="float" office:value="0.888138456389743">
                <text:p>0.8881384563897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1155778894472">
                <text:p>0.981155778894472</text:p>
              </table:table-cell>
              <table:table-cell office:value-type="float" office:value="0.998991596638655">
                <text:p>0.998991596638655</text:p>
              </table:table-cell>
              <table:table-cell office:value-type="float" office:value="1.00048765717382">
                <text:p>1.00048765717382</text:p>
              </table:table-cell>
              <table:table-cell office:value-type="float" office:value="0.889447236180904">
                <text:p>0.889447236180904</text:p>
              </table:table-cell>
              <table:table-cell office:value-type="float" office:value="0.911596638655462">
                <text:p>0.911596638655462</text:p>
              </table:table-cell>
              <table:table-cell office:value-type="float" office:value="0.888323319893544">
                <text:p>0.8883233198935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0879396984925">
                <text:p>1.00879396984925</text:p>
              </table:table-cell>
              <table:table-cell office:value-type="float" office:value="1.01075630252101">
                <text:p>1.01075630252101</text:p>
              </table:table-cell>
              <table:table-cell office:value-type="float" office:value="0.989348037418923">
                <text:p>0.989348037418923</text:p>
              </table:table-cell>
              <table:table-cell office:value-type="float" office:value="0.912060301507538">
                <text:p>0.912060301507538</text:p>
              </table:table-cell>
              <table:table-cell office:value-type="float" office:value="0.909579831932773">
                <text:p>0.909579831932773</text:p>
              </table:table-cell>
              <table:table-cell office:value-type="float" office:value="0.901512374699198">
                <text:p>0.901512374699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0904522613065">
                <text:p>0.930904522613065</text:p>
              </table:table-cell>
              <table:table-cell office:value-type="float" office:value="1.01142857142857">
                <text:p>1.01142857142857</text:p>
              </table:table-cell>
              <table:table-cell office:value-type="float" office:value="0.975805192114615">
                <text:p>0.975805192114615</text:p>
              </table:table-cell>
              <table:table-cell office:value-type="float" office:value="0.899497487437186">
                <text:p>0.899497487437186</text:p>
              </table:table-cell>
              <table:table-cell office:value-type="float" office:value="0.939831932773109">
                <text:p>0.939831932773109</text:p>
              </table:table-cell>
              <table:table-cell office:value-type="float" office:value="0.881674608360293">
                <text:p>0.8816746083602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4723618090452">
                <text:p>0.944723618090452</text:p>
              </table:table-cell>
              <table:table-cell office:value-type="float" office:value="1.01142857142857">
                <text:p>1.01142857142857</text:p>
              </table:table-cell>
              <table:table-cell office:value-type="float" office:value="1.00215142870803">
                <text:p>1.00215142870803</text:p>
              </table:table-cell>
              <table:table-cell office:value-type="float" office:value="0.89321608040201">
                <text:p>0.8932160804020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893509059905337">
                <text:p>0.8935090599053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1155778894472">
                <text:p>0.981155778894472</text:p>
              </table:table-cell>
              <table:table-cell office:value-type="float" office:value="1.02117647058824">
                <text:p>1.02117647058824</text:p>
              </table:table-cell>
              <table:table-cell office:value-type="float" office:value="0.994409472660919">
                <text:p>0.994409472660919</text:p>
              </table:table-cell>
              <table:table-cell office:value-type="float" office:value="0.889447236180904">
                <text:p>0.889447236180904</text:p>
              </table:table-cell>
              <table:table-cell office:value-type="float" office:value="0.931764705882353">
                <text:p>0.931764705882353</text:p>
              </table:table-cell>
              <table:table-cell office:value-type="float" office:value="0.87609683022837">
                <text:p>0.876096830228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0879396984925">
                <text:p>1.00879396984925</text:p>
              </table:table-cell>
              <table:table-cell office:value-type="float" office:value="1.03327731092437">
                <text:p>1.03327731092437</text:p>
              </table:table-cell>
              <table:table-cell office:value-type="float" office:value="0.995416660026454">
                <text:p>0.995416660026454</text:p>
              </table:table-cell>
              <table:table-cell office:value-type="float" office:value="0.953517587939698">
                <text:p>0.953517587939698</text:p>
              </table:table-cell>
              <table:table-cell office:value-type="float" office:value="0.911596638655462">
                <text:p>0.911596638655462</text:p>
              </table:table-cell>
              <table:table-cell office:value-type="float" office:value="0.892556056670226">
                <text:p>0.8925560566702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0628140703518">
                <text:p>1.00628140703518</text:p>
              </table:table-cell>
              <table:table-cell office:value-type="float" office:value="0.983193277310924">
                <text:p>0.983193277310924</text:p>
              </table:table-cell>
              <table:table-cell office:value-type="float" office:value="0.983260291000653">
                <text:p>0.983260291000653</text:p>
              </table:table-cell>
              <table:table-cell office:value-type="float" office:value="0.928391959798995">
                <text:p>0.928391959798995</text:p>
              </table:table-cell>
              <table:table-cell office:value-type="float" office:value="0.920672268907563">
                <text:p>0.920672268907563</text:p>
              </table:table-cell>
              <table:table-cell office:value-type="float" office:value="0.891338507386572">
                <text:p>0.8913385073865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356783919598">
                <text:p>0.96356783919598</text:p>
              </table:table-cell>
              <table:table-cell office:value-type="float" office:value="0.974789915966386">
                <text:p>0.974789915966386</text:p>
              </table:table-cell>
              <table:table-cell office:value-type="float" office:value="0.987027681716043">
                <text:p>0.987027681716043</text:p>
              </table:table-cell>
              <table:table-cell office:value-type="float" office:value="0.878140703517588">
                <text:p>0.878140703517588</text:p>
              </table:table-cell>
              <table:table-cell office:value-type="float" office:value="0.919327731092437">
                <text:p>0.919327731092437</text:p>
              </table:table-cell>
              <table:table-cell office:value-type="float" office:value="0.889983904125962">
                <text:p>0.8899839041259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356783919598">
                <text:p>0.96356783919598</text:p>
              </table:table-cell>
              <table:table-cell office:value-type="float" office:value="0.97781512605042">
                <text:p>0.97781512605042</text:p>
              </table:table-cell>
              <table:table-cell office:value-type="float" office:value="0.988669142137723">
                <text:p>0.988669142137723</text:p>
              </table:table-cell>
              <table:table-cell office:value-type="float" office:value="0.878140703517588">
                <text:p>0.878140703517588</text:p>
              </table:table-cell>
              <table:table-cell office:value-type="float" office:value="0.924033613445378">
                <text:p>0.924033613445378</text:p>
              </table:table-cell>
              <table:table-cell office:value-type="float" office:value="0.895402317168401">
                <text:p>0.8954023171684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356783919598">
                <text:p>0.96356783919598</text:p>
              </table:table-cell>
              <table:table-cell office:value-type="float" office:value="0.997983193277311">
                <text:p>0.997983193277311</text:p>
              </table:table-cell>
              <table:table-cell office:value-type="float" office:value="0.985070678417186">
                <text:p>0.985070678417186</text:p>
              </table:table-cell>
              <table:table-cell office:value-type="float" office:value="0.878140703517588">
                <text:p>0.878140703517588</text:p>
              </table:table-cell>
              <table:table-cell office:value-type="float" office:value="0.932773109243697">
                <text:p>0.932773109243697</text:p>
              </table:table-cell>
              <table:table-cell office:value-type="float" office:value="0.878327941481139">
                <text:p>0.8783279414811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356783919598">
                <text:p>0.96356783919598</text:p>
              </table:table-cell>
              <table:table-cell office:value-type="float" office:value="0.989915966386555">
                <text:p>0.989915966386555</text:p>
              </table:table-cell>
              <table:table-cell office:value-type="float" office:value="0.998498780857065">
                <text:p>0.998498780857065</text:p>
              </table:table-cell>
              <table:table-cell office:value-type="float" office:value="0.878140703517588">
                <text:p>0.878140703517588</text:p>
              </table:table-cell>
              <table:table-cell office:value-type="float" office:value="0.921008403361344">
                <text:p>0.921008403361344</text:p>
              </table:table-cell>
              <table:table-cell office:value-type="float" office:value="0.886130456262251">
                <text:p>0.8861304562622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0904522613065">
                <text:p>0.930904522613065</text:p>
              </table:table-cell>
              <table:table-cell office:value-type="float" office:value="0.998991596638655">
                <text:p>0.998991596638655</text:p>
              </table:table-cell>
              <table:table-cell office:value-type="float" office:value="1.01924811550782">
                <text:p>1.01924811550782</text:p>
              </table:table-cell>
              <table:table-cell office:value-type="float" office:value="0.899497487437186">
                <text:p>0.899497487437186</text:p>
              </table:table-cell>
              <table:table-cell office:value-type="float" office:value="0.927394957983193">
                <text:p>0.927394957983193</text:p>
              </table:table-cell>
              <table:table-cell office:value-type="float" office:value="0.900827104814419">
                <text:p>0.9008271048144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7336683417086">
                <text:p>0.967336683417086</text:p>
              </table:table-cell>
              <table:table-cell office:value-type="float" office:value="0.983193277310924">
                <text:p>0.983193277310924</text:p>
              </table:table-cell>
              <table:table-cell office:value-type="float" office:value="1.0249629476167">
                <text:p>1.0249629476167</text:p>
              </table:table-cell>
              <table:table-cell office:value-type="float" office:value="0.933417085427136">
                <text:p>0.933417085427136</text:p>
              </table:table-cell>
              <table:table-cell office:value-type="float" office:value="0.908235294117647">
                <text:p>0.908235294117647</text:p>
              </table:table-cell>
              <table:table-cell office:value-type="float" office:value="0.891182329598878">
                <text:p>0.8911823295988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9899497487437">
                <text:p>0.979899497487437</text:p>
              </table:table-cell>
              <table:table-cell office:value-type="float" office:value="1.00168067226891">
                <text:p>1.00168067226891</text:p>
              </table:table-cell>
              <table:table-cell office:value-type="float" office:value="0.996991187110551">
                <text:p>0.996991187110551</text:p>
              </table:table-cell>
              <table:table-cell office:value-type="float" office:value="0.879396984924623">
                <text:p>0.879396984924623</text:p>
              </table:table-cell>
              <table:table-cell office:value-type="float" office:value="0.902521008403361">
                <text:p>0.902521008403361</text:p>
              </table:table-cell>
              <table:table-cell office:value-type="float" office:value="0.872501553809622">
                <text:p>0.872501553809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7386934673367">
                <text:p>0.977386934673367</text:p>
              </table:table-cell>
              <table:table-cell office:value-type="float" office:value="1.00739495798319">
                <text:p>1.00739495798319</text:p>
              </table:table-cell>
              <table:table-cell office:value-type="float" office:value="0.997067682353504">
                <text:p>0.997067682353504</text:p>
              </table:table-cell>
              <table:table-cell office:value-type="float" office:value="0.89572864321608">
                <text:p>0.89572864321608</text:p>
              </table:table-cell>
              <table:table-cell office:value-type="float" office:value="0.902521008403361">
                <text:p>0.902521008403361</text:p>
              </table:table-cell>
              <table:table-cell office:value-type="float" office:value="0.87223382045929">
                <text:p>0.872233820459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9899497487437">
                <text:p>0.979899497487437</text:p>
              </table:table-cell>
              <table:table-cell office:value-type="float" office:value="NaN">
                <text:p>NaN</text:p>
              </table:table-cell>
              <table:table-cell office:value-type="float" office:value="0.99941991107428">
                <text:p>0.99941991107428</text:p>
              </table:table-cell>
              <table:table-cell office:value-type="float" office:value="0.879396984924623">
                <text:p>0.879396984924623</text:p>
              </table:table-cell>
              <table:table-cell office:value-type="float" office:value="NaN">
                <text:p>NaN</text:p>
              </table:table-cell>
              <table:table-cell office:value-type="float" office:value="0.888205389727326">
                <text:p>0.8882053897273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86180904522613">
                <text:p>0.986180904522613</text:p>
              </table:table-cell>
              <table:table-cell office:value-type="float" office:value="NaN">
                <text:p>NaN</text:p>
              </table:table-cell>
              <table:table-cell office:value-type="float" office:value="1.01653253438302">
                <text:p>1.01653253438302</text:p>
              </table:table-cell>
              <table:table-cell office:value-type="float" office:value="0.919597989949749">
                <text:p>0.919597989949749</text:p>
              </table:table-cell>
              <table:table-cell office:value-type="float" office:value="NaN">
                <text:p>NaN</text:p>
              </table:table-cell>
              <table:table-cell office:value-type="float" office:value="0.895874037833272">
                <text:p>0.8958740378332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86180904522613">
                <text:p>0.986180904522613</text:p>
              </table:table-cell>
              <table:table-cell office:value-type="float" office:value="NaN">
                <text:p>NaN</text:p>
              </table:table-cell>
              <table:table-cell office:value-type="float" office:value="1.01608631213246">
                <text:p>1.01608631213246</text:p>
              </table:table-cell>
              <table:table-cell office:value-type="float" office:value="0.919597989949749">
                <text:p>0.919597989949749</text:p>
              </table:table-cell>
              <table:table-cell office:value-type="float" office:value="NaN">
                <text:p>NaN</text:p>
              </table:table-cell>
              <table:table-cell office:value-type="float" office:value="0.895985593395911">
                <text:p>0.8959855933959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79899497487437">
                <text:p>0.979899497487437</text:p>
              </table:table-cell>
              <table:table-cell office:value-type="float" office:value="NaN">
                <text:p>NaN</text:p>
              </table:table-cell>
              <table:table-cell office:value-type="float" office:value="0.975215541283526">
                <text:p>0.975215541283526</text:p>
              </table:table-cell>
              <table:table-cell office:value-type="float" office:value="0.879396984924623">
                <text:p>0.879396984924623</text:p>
              </table:table-cell>
              <table:table-cell office:value-type="float" office:value="NaN">
                <text:p>NaN</text:p>
              </table:table-cell>
              <table:table-cell office:value-type="float" office:value="0.882455497298762">
                <text:p>0.882455497298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Breaching Neighbor Work Time</text:p>
        </chart:title>
        <chart:subtitle svg:x="7.387cm" svg:y="1.275cm" chart:style-name="ch3">
          <text:p>n = 70</text:p>
        </chart:subtitle>
        <chart:legend chart:legend-position="end" svg:x="12.83cm" svg:y="4.201cm" style:legend-expansion="high" chart:style-name="ch4"/>
        <chart:plot-area chart:style-name="ch5" table:cell-range-address="'Breach Depth'.B1:'Breach Depth'.B26 'Breach Depth'.I1:'Breach Depth'.I26" chart:data-source-has-labels="both" svg:x="1.331cm" svg:y="2.138cm" svg:width="11.179cm" svg:height="6.682cm">
          <chartooo:coordinate-region svg:x="1.952cm" svg:y="2.337cm" svg:width="10.371cm" svg:height="5.836cm"/>
          <chart:axis chart:dimension="x" chart:name="primary-x" chart:style-name="ch6" chartooo:axis-type="auto">
            <chartooo:date-scale/>
            <chart:categories table:cell-range-address="'Breach Depth'.B2:'Breach Depth'.B26"/>
          </chart:axis>
          <chart:axis chart:dimension="y" chart:name="primary-y" chart:style-name="ch6">
            <chart:title svg:x="0.451cm" svg:y="5.616cm" chart:style-name="ch7">
              <text:p>s</text:p>
            </chart:title>
            <chart:grid chart:style-name="ch8" chart:class="major"/>
          </chart:axis>
          <chart:series chart:style-name="ch9" chart:values-cell-range-address="'Breach Depth'.I2:'Breach Depth'.I26" chart:label-cell-address="'Breach Depth'.I1:'Breach Depth'.I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 T %</text:p>
                <draw:g>
                  <svg:desc>'Breach Depth'.I1:'Breach Depth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ch Depth'.B2:'Breach Depth'.B26</svg:desc>
                </draw:g>
              </table:table-cell>
              <table:table-cell office:value-type="float" office:value="1">
                <text:p>1</text:p>
                <draw:g>
                  <svg:desc>'Breach Depth'.I2:'Breach Depth'.I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85185814369101">
                <text:p>0.685185814369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21157492032644">
                <text:p>0.8211574920326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9931436570334">
                <text:p>1.29931436570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3093780365989">
                <text:p>1.730937803659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4291839660784">
                <text:p>2.042918396607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268545762182">
                <text:p>2.602685457621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32616214673525">
                <text:p>3.326162146735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94806439118528">
                <text:p>3.948064391185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61379558720602">
                <text:p>4.613795587206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64274308080156">
                <text:p>5.642743080801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56111930308569">
                <text:p>6.561119303085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51513627746105">
                <text:p>7.515136277461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93261213756175">
                <text:p>8.932612137561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.2817284235847">
                <text:p>10.28172842358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509659357311">
                <text:p>11.95096593573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638278643409">
                <text:p>13.6382786434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.9067156826104">
                <text:p>15.90671568261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673328214293">
                <text:p>17.6733282142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2705843180691">
                <text:p>20.2705843180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0668510427213">
                <text:p>24.066851042721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5.5663448013427">
                <text:p>25.56634480134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.0699428524833">
                <text:p>29.06994285248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.3064017450038">
                <text:p>33.30640174500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.8737862098489">
                <text:p>37.8737862098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Breaching Neighbor Work Time</text:p>
        </chart:title>
        <chart:subtitle svg:x="7.282cm" svg:y="1.275cm" chart:style-name="ch3">
          <text:p>n = 280</text:p>
        </chart:subtitle>
        <chart:legend chart:legend-position="end" svg:x="12.83cm" svg:y="4.201cm" style:legend-expansion="high" chart:style-name="ch4"/>
        <chart:plot-area chart:style-name="ch5" table:cell-range-address="'Breach Depth'.B1:'Breach Depth'.B1 'Breach Depth'.B27:'Breach Depth'.B47 'Breach Depth'.I1:'Breach Depth'.I1 'Breach Depth'.I27:'Breach Depth'.I47" chart:data-source-has-labels="both" svg:x="0.32cm" svg:y="2.138cm" svg:width="12.19cm" svg:height="6.682cm">
          <chartooo:coordinate-region svg:x="1.312cm" svg:y="2.337cm" svg:width="11.011cm" svg:height="5.836cm"/>
          <chart:axis chart:dimension="x" chart:name="primary-x" chart:style-name="ch6" chartooo:axis-type="auto">
            <chartooo:date-scale/>
            <chart:categories table:cell-range-address="'Breach Depth'.B27:'Breach Depth'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reach Depth'.I27:'Breach Depth'.I47" chart:label-cell-address="'Breach Depth'.I1:'Breach Depth'.I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 T %</text:p>
                <draw:g>
                  <svg:desc>'Breach Depth'.I1:'Breach Depth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ch Depth'.B27:'Breach Depth'.B47</svg:desc>
                </draw:g>
              </table:table-cell>
              <table:table-cell office:value-type="float" office:value="1">
                <text:p>1</text:p>
                <draw:g>
                  <svg:desc>'Breach Depth'.I27:'Breach Depth'.I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76206140350877">
                <text:p>2.762061403508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9108187134503">
                <text:p>5.391081871345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5202850877193">
                <text:p>9.52028508771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1938505116959">
                <text:p>15.19385051169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.1282894736842">
                <text:p>24.12828947368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.3333790204678">
                <text:p>36.33337902046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8834064327485">
                <text:p>53.8834064327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.4810855263158">
                <text:p>80.48108552631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8.038194444444">
                <text:p>118.03819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1.075932017544">
                <text:p>171.0759320175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4.339820906433">
                <text:p>244.3398209064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2.400402046784">
                <text:p>352.4004020467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21.002375730994">
                <text:p>521.0023757309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45.399305555555">
                <text:p>745.3993055555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3.474049707602">
                <text:p>973.4740497076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87.38121345029">
                <text:p>1387.381213450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46.71052631579">
                <text:p>2046.710526315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19.24798976608">
                <text:p>2919.247989766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28.46308479532">
                <text:p>3928.463084795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75.52083333333">
                <text:p>5575.5208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Breaching Neighbor Work Time</text:p>
        </chart:title>
        <chart:subtitle svg:x="7.176cm" svg:y="1.275cm" chart:style-name="ch3">
          <text:p>n = 1002</text:p>
        </chart:subtitle>
        <chart:legend chart:legend-position="end" svg:x="12.83cm" svg:y="4.201cm" style:legend-expansion="high" chart:style-name="ch4"/>
        <chart:plot-area chart:style-name="ch5" table:cell-range-address="'Breach Depth'.B1:'Breach Depth'.B1 'Breach Depth'.B48:'Breach Depth'.B72 'Breach Depth'.I1:'Breach Depth'.I1 'Breach Depth'.I48:'Breach Depth'.I72" chart:data-source-has-labels="both" svg:x="0.32cm" svg:y="2.138cm" svg:width="12.19cm" svg:height="6.682cm">
          <chartooo:coordinate-region svg:x="0.756cm" svg:y="2.337cm" svg:width="11.382cm" svg:height="5.836cm"/>
          <chart:axis chart:dimension="x" chart:name="primary-x" chart:style-name="ch6" chartooo:axis-type="auto">
            <chartooo:date-scale/>
            <chart:categories table:cell-range-address="'Breach Depth'.B48:'Breach Depth'.B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reach Depth'.I48:'Breach Depth'.I72" chart:label-cell-address="'Breach Depth'.I1:'Breach Depth'.I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 T %</text:p>
                <draw:g>
                  <svg:desc>'Breach Depth'.I1:'Breach Depth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ch Depth'.B48:'Breach Depth'.B72</svg:desc>
                </draw:g>
              </table:table-cell>
              <table:table-cell office:value-type="float" office:value="1">
                <text:p>1</text:p>
                <draw:g>
                  <svg:desc>'Breach Depth'.I48:'Breach Depth'.I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0811754720056">
                <text:p>1.308117547200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735854425531">
                <text:p>1.787358544255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2821940263297">
                <text:p>2.028219402632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9387019026147">
                <text:p>2.39387019026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73584469721843">
                <text:p>2.735844697218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628220375464">
                <text:p>3.146282203754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3489375466655">
                <text:p>3.734893754666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7181075513594">
                <text:p>3.571810755135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46163518341517">
                <text:p>4.461635183415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0642384798539">
                <text:p>4.70642384798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53772031587831">
                <text:p>5.537720315878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92929705645583">
                <text:p>5.929297056455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54496547665083">
                <text:p>6.544965476650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32028766620214">
                <text:p>7.32028766620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68038115528576">
                <text:p>7.680381155285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99955249762264">
                <text:p>8.999552497622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16010856796807">
                <text:p>8.160108567968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55753445646702">
                <text:p>8.557534456467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67651171896851">
                <text:p>8.676511718968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53526634903726">
                <text:p>9.535266349037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.1609987085665">
                <text:p>12.16099870856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.6038801374611">
                <text:p>12.60388013746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.3986832728962">
                <text:p>13.39868327289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0255003392749">
                <text:p>15.02550033927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74cm" svg:y="0.316cm" chart:style-name="ch2">
          <text:p>2-Opt Time form Breach Depth</text:p>
        </chart:title>
        <chart:legend chart:legend-position="end" svg:x="12.883cm" svg:y="3.703cm" style:legend-expansion="high" chart:style-name="ch3"/>
        <chart:plot-area chart:style-name="ch4" table:cell-range-address="'Breach Depth'.B1:'Breach Depth'.B72 'Breach Depth'.J2:'Breach Depth'.J72" chart:data-source-has-labels="both" svg:x="0.32cm" svg:y="1.275cm" svg:width="12.243cm" svg:height="7.545cm">
          <chartooo:coordinate-region svg:x="1.047cm" svg:y="1.474cm" svg:width="11.33cm" svg:height="6.699cm"/>
          <chart:axis chart:dimension="x" chart:name="primary-x" chart:style-name="ch5" chartooo:axis-type="auto">
            <chartooo:date-scale/>
            <chart:categories table:cell-range-address="'Breach Depth'.B2:'Breach Depth'.B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reach Depth'.J2:'Breach Depth'.J26" loext:label-string="2opt_n70" chart:class="chart:line">
            <chart:data-point chart:repeated="25"/>
          </chart:series>
          <chart:series chart:style-name="ch8" chart:values-cell-range-address="'Breach Depth'.J27:'Breach Depth'.J47" loext:label-string="2opt_n280" chart:class="chart:line">
            <chart:data-point chart:repeated="21"/>
          </chart:series>
          <chart:series chart:style-name="ch9" chart:values-cell-range-address="'Breach Depth'.J48:'Breach Depth'.J72" loext:label-string="2opt_n100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opt_n70</text:p>
              </table:table-cell>
              <table:table-cell office:value-type="string">
                <text:p>2opt_n280</text:p>
              </table:table-cell>
              <table:table-cell office:value-type="string">
                <text:p>2opt_n100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ch Depth'.B2:'Breach Depth'.B72</svg:desc>
                </draw:g>
              </table:table-cell>
              <table:table-cell office:value-type="float" office:value="1">
                <text:p>1</text:p>
                <draw:g>
                  <svg:desc>'Breach Depth'.J2:'Breach Depth'.J26</svg:desc>
                </draw:g>
              </table:table-cell>
              <table:table-cell office:value-type="float" office:value="1">
                <text:p>1</text:p>
                <draw:g>
                  <svg:desc>'Breach Depth'.J27:'Breach Depth'.J47</svg:desc>
                </draw:g>
              </table:table-cell>
              <table:table-cell office:value-type="float" office:value="1">
                <text:p>1</text:p>
                <draw:g>
                  <svg:desc>'Breach Depth'.J48:'Breach Depth'.J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8303601738997">
                <text:p>0.478303601738997</text:p>
              </table:table-cell>
              <table:table-cell office:value-type="float" office:value="0.843141794895542">
                <text:p>0.843141794895542</text:p>
              </table:table-cell>
              <table:table-cell office:value-type="float" office:value="1.11264968851877">
                <text:p>1.112649688518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1933758226836">
                <text:p>0.371933758226836</text:p>
              </table:table-cell>
              <table:table-cell office:value-type="float" office:value="0.869643164287321">
                <text:p>0.869643164287321</text:p>
              </table:table-cell>
              <table:table-cell office:value-type="float" office:value="1.04936089861528">
                <text:p>1.04936089861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7358432712419">
                <text:p>0.657358432712419</text:p>
              </table:table-cell>
              <table:table-cell office:value-type="float" office:value="1.00009923128829">
                <text:p>1.00009923128829</text:p>
              </table:table-cell>
              <table:table-cell office:value-type="float" office:value="1.03855588909332">
                <text:p>1.03855588909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7101853981186">
                <text:p>0.197101853981186</text:p>
              </table:table-cell>
              <table:table-cell office:value-type="float" office:value="0.958686706976621">
                <text:p>0.958686706976621</text:p>
              </table:table-cell>
              <table:table-cell office:value-type="float" office:value="0.797870468997127">
                <text:p>0.797870468997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941300634055">
                <text:p>0.1941300634055</text:p>
              </table:table-cell>
              <table:table-cell office:value-type="float" office:value="0.95105912861698">
                <text:p>0.95105912861698</text:p>
              </table:table-cell>
              <table:table-cell office:value-type="float" office:value="1.06475743197444">
                <text:p>1.064757431974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4554409365178">
                <text:p>0.444554409365178</text:p>
              </table:table-cell>
              <table:table-cell office:value-type="float" office:value="1.12192879162753">
                <text:p>1.12192879162753</text:p>
              </table:table-cell>
              <table:table-cell office:value-type="float" office:value="1.04822310448339">
                <text:p>1.048223104483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0066115838234">
                <text:p>1.00066115838234</text:p>
              </table:table-cell>
              <table:table-cell office:value-type="float" office:value="1.0115571373758">
                <text:p>1.0115571373758</text:p>
              </table:table-cell>
              <table:table-cell office:value-type="float" office:value="0.844913011200413">
                <text:p>0.8449130112004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8230778496884">
                <text:p>0.178230778496884</text:p>
              </table:table-cell>
              <table:table-cell office:value-type="float" office:value="0.665054709516942">
                <text:p>0.665054709516942</text:p>
              </table:table-cell>
              <table:table-cell office:value-type="float" office:value="0.933636745101837">
                <text:p>0.933636745101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8967716854474">
                <text:p>0.418967716854474</text:p>
              </table:table-cell>
              <table:table-cell office:value-type="float" office:value="0.664002857861103">
                <text:p>0.664002857861103</text:p>
              </table:table-cell>
              <table:table-cell office:value-type="float" office:value="0.926043381427326">
                <text:p>0.926043381427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4615515183372">
                <text:p>0.454615515183372</text:p>
              </table:table-cell>
              <table:table-cell office:value-type="float" office:value="1.51944271708498">
                <text:p>1.51944271708498</text:p>
              </table:table-cell>
              <table:table-cell office:value-type="float" office:value="0.927802524127691">
                <text:p>0.9278025241276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7533318002124">
                <text:p>0.247533318002124</text:p>
              </table:table-cell>
              <table:table-cell office:value-type="float" office:value="0.946395258067504">
                <text:p>0.946395258067504</text:p>
              </table:table-cell>
              <table:table-cell office:value-type="float" office:value="0.858840902488622">
                <text:p>0.8588409024886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2634449226321">
                <text:p>0.542634449226321</text:p>
              </table:table-cell>
              <table:table-cell office:value-type="float" office:value="0.811711938185523">
                <text:p>0.811711938185523</text:p>
              </table:table-cell>
              <table:table-cell office:value-type="float" office:value="0.982545753849133">
                <text:p>0.982545753849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30554277954817">
                <text:p>0.530554277954817</text:p>
              </table:table-cell>
              <table:table-cell office:value-type="float" office:value="0.693573781770551">
                <text:p>0.693573781770551</text:p>
              </table:table-cell>
              <table:table-cell office:value-type="float" office:value="0.952406313547013">
                <text:p>0.9524063135470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04634952966041">
                <text:p>0.504634952966041</text:p>
              </table:table-cell>
              <table:table-cell office:value-type="float" office:value="1.0443299241873">
                <text:p>1.0443299241873</text:p>
              </table:table-cell>
              <table:table-cell office:value-type="float" office:value="0.892426003034118">
                <text:p>0.8924260030341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8013677628481">
                <text:p>0.528013677628481</text:p>
              </table:table-cell>
              <table:table-cell office:value-type="float" office:value="0.512258371813022">
                <text:p>0.512258371813022</text:p>
              </table:table-cell>
              <table:table-cell office:value-type="float" office:value="0.942448597527517">
                <text:p>0.9424485975275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747013151987">
                <text:p>0.480747013151987</text:p>
              </table:table-cell>
              <table:table-cell office:value-type="float" office:value="0.576874479035737">
                <text:p>0.576874479035737</text:p>
              </table:table-cell>
              <table:table-cell office:value-type="float" office:value="1.01384719666893">
                <text:p>1.013847196668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73798416505141">
                <text:p>0.173798416505141</text:p>
              </table:table-cell>
              <table:table-cell office:value-type="float" office:value="0.940567073735463">
                <text:p>0.940567073735463</text:p>
              </table:table-cell>
              <table:table-cell office:value-type="float" office:value="0.892103224556987">
                <text:p>0.8921032245569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93296428923421">
                <text:p>0.193296428923421</text:p>
              </table:table-cell>
              <table:table-cell office:value-type="float" office:value="0.591587832920972">
                <text:p>0.591587832920972</text:p>
              </table:table-cell>
              <table:table-cell office:value-type="float" office:value="1.09090248862206">
                <text:p>1.090902488622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0990916258747">
                <text:p>0.50990916258747</text:p>
              </table:table-cell>
              <table:table-cell office:value-type="float" office:value="0.951356822481841">
                <text:p>0.951356822481841</text:p>
              </table:table-cell>
              <table:table-cell office:value-type="float" office:value="0.960274038927084">
                <text:p>0.9602740389270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6121423174217">
                <text:p>0.286121423174217</text:p>
              </table:table-cell>
              <table:table-cell office:value-type="float" office:value="1.03324909699528">
                <text:p>1.03324909699528</text:p>
              </table:table-cell>
              <table:table-cell office:value-type="float" office:value="1.01593718730835">
                <text:p>1.015937187308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13091757285062">
                <text:p>0.513091757285062</text:p>
              </table:table-cell>
              <table:table-cell office:value-type="float" office:value="NaN">
                <text:p>NaN</text:p>
              </table:table-cell>
              <table:table-cell office:value-type="float" office:value="1.13465511119719">
                <text:p>1.13465511119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63161569039719">
                <text:p>0.263161569039719</text:p>
              </table:table-cell>
              <table:table-cell office:value-type="float" office:value="NaN">
                <text:p>NaN</text:p>
              </table:table-cell>
              <table:table-cell office:value-type="float" office:value="1.04063781027081">
                <text:p>1.040637810270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3414698248957">
                <text:p>0.293414698248957</text:p>
              </table:table-cell>
              <table:table-cell office:value-type="float" office:value="NaN">
                <text:p>NaN</text:p>
              </table:table-cell>
              <table:table-cell office:value-type="float" office:value="1.01078887059811">
                <text:p>1.010788870598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0203412289059">
                <text:p>0.50203412289059</text:p>
              </table:table-cell>
              <table:table-cell office:value-type="float" office:value="NaN">
                <text:p>NaN</text:p>
              </table:table-cell>
              <table:table-cell office:value-type="float" office:value="0.978833801362125">
                <text:p>0.978833801362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